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28cm"/>
    </style:style>
    <style:style style:name="co2" style:family="table-column">
      <style:table-column-properties fo:break-before="auto" style:column-width="9.015cm"/>
    </style:style>
    <style:style style:name="co3" style:family="table-column">
      <style:table-column-properties fo:break-before="auto" style:column-width="38.264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3.447cm"/>
    </style:style>
    <style:style style:name="co6" style:family="table-column">
      <style:table-column-properties fo:break-before="auto" style:column-width="4.233cm"/>
    </style:style>
    <style:style style:name="co7" style:family="table-column">
      <style:table-column-properties fo:break-before="auto" style:column-width="1.064cm"/>
    </style:style>
    <style:style style:name="co8" style:family="table-column">
      <style:table-column-properties fo:break-before="auto" style:column-width="1.399cm"/>
    </style:style>
    <style:style style:name="co9" style:family="table-column">
      <style:table-column-properties fo:break-before="auto" style:column-width="2.73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2.856cm"/>
    </style:style>
    <style:style style:name="co13" style:family="table-column">
      <style:table-column-properties fo:break-before="auto" style:column-width="1.459cm"/>
    </style:style>
    <style:style style:name="co14" style:family="table-column">
      <style:table-column-properties fo:break-before="auto" style:column-width="0.887cm"/>
    </style:style>
    <style:style style:name="co15" style:family="table-column">
      <style:table-column-properties fo:break-before="auto" style:column-width="1.871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0.769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0.474cm"/>
    </style:style>
    <style:style style:name="co21" style:family="table-column">
      <style:table-column-properties fo:break-before="auto" style:column-width="0.967cm"/>
    </style:style>
    <style:style style:name="co22" style:family="table-column">
      <style:table-column-properties fo:break-before="auto" style:column-width="1.147cm"/>
    </style:style>
    <style:style style:name="co23" style:family="table-column">
      <style:table-column-properties fo:break-before="auto" style:column-width="0.98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ro3" style:family="table-row">
      <style:table-row-properties style:row-height="0.4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>
      <style:map style:condition="cell-content()&gt;0" style:apply-style-name="Untitled1" style:base-cell-address="Sheet1.D1"/>
    </style:style>
    <style:style style:name="ce10" style:family="table-cell" style:parent-style-name="Default" style:data-style-name="N121">
      <style:table-cell-properties fo:background-color="#ffffcc"/>
      <style:map style:condition="cell-content()&gt;0" style:apply-style-name="Untitled1" style:base-cell-address="Sheet1.D1"/>
    </style:style>
    <style:style style:name="ce13" style:family="table-cell" style:parent-style-name="Default" style:data-style-name="N121">
      <style:map style:condition="cell-content()&gt;0" style:apply-style-name="Untitled1" style:base-cell-address="Sheet1.D1"/>
    </style:style>
    <style:style style:name="ce14" style:family="table-cell" style:parent-style-name="Default" style:data-style-name="N121">
      <style:table-cell-properties fo:background-color="#ccff99"/>
      <style:map style:condition="cell-content()&gt;0" style:apply-style-name="Untitled1" style:base-cell-address="Sheet1.D1"/>
    </style:style>
    <style:style style:name="ce16" style:family="table-cell" style:parent-style-name="Default" style:data-style-name="N121">
      <style:table-cell-properties fo:background-color="#ffff99"/>
      <style:map style:condition="cell-content()&gt;0" style:apply-style-name="Untitled1" style:base-cell-address="Sheet1.D1"/>
    </style:style>
    <style:style style:name="ce19" style:family="table-cell" style:parent-style-name="Default" style:data-style-name="N121">
      <style:table-cell-properties fo:background-color="transparent"/>
      <style:map style:condition="cell-content()&gt;0" style:apply-style-name="Untitled1" style:base-cell-address="Sheet1.D1"/>
    </style:style>
    <style:style style:name="ce21" style:family="table-cell" style:parent-style-name="Default" style:data-style-name="N121">
      <style:map style:condition="cell-content()&gt;0" style:apply-style-name="Untitled1" style:base-cell-address="Sheet1.D1"/>
    </style:style>
    <style:style style:name="ce30" style:family="table-cell" style:parent-style-name="Default" style:data-style-name="N121"/>
    <style:style style:name="ce11" style:family="table-cell" style:parent-style-name="Default" style:data-style-name="N1">
      <style:table-cell-properties fo:background-color="#ccff99"/>
    </style:style>
    <style:style style:name="ce12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27" style:family="table-cell" style:parent-style-name="Default" style:data-style-name="N2">
      <style:table-cell-properties fo:background-color="#ffffcc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28" style:family="table-cell" style:parent-style-name="Default" style:data-style-name="N2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29" style:family="table-cell" style:parent-style-name="Default" style:data-style-name="N2">
      <style:table-cell-properties fo:background-color="#ccff99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32" style:family="table-cell" style:parent-style-name="Default" style:data-style-name="N122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36" style:family="table-cell" style:parent-style-name="Default" style:data-style-name="N2">
      <style:table-cell-properties fo:background-color="#ffff99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40" style:family="table-cell" style:parent-style-name="Default" style:data-style-name="N2">
      <style:table-cell-properties fo:background-color="transparent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42" style:family="table-cell" style:parent-style-name="Default" style:data-style-name="N2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41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5" table:number-columns-repeated="2" table:default-cell-style-name="ce30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4" table:number-columns-repeated="985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ame</text:p>
          </table:table-cell>
          <table:table-cell table:style-name="ce9" office:value-type="string" calcext:value-type="string">
            <text:p>Rewards</text:p>
          </table:table-cell>
          <table:table-cell table:style-name="ce9" office:value-type="string" calcext:value-type="string">
            <text:p>$</text:p>
          </table:table-cell>
          <table:table-cell table:style-name="ce9" office:value-type="string" calcext:value-type="string">
            <text:p>%</text:p>
          </table:table-cell>
          <table:table-cell table:style-name="ce9" office:value-type="string" calcext:value-type="string">
            <text:p>Trade$</text:p>
          </table:table-cell>
          <table:table-cell table:style-name="ce9" office:value-type="string" calcext:value-type="string">
            <text:p>CompoundTrade$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es</text:p>
          </table:table-cell>
          <table:table-cell table:style-name="ce26" office:value-type="string" calcext:value-type="string">
            <text:p>Win%</text:p>
          </table:table-cell>
          <table:table-cell office:value-type="string" calcext:value-type="string">
            <text:p>Avg$Win</text:p>
          </table:table-cell>
          <table:table-cell office:value-type="string" calcext:value-type="string">
            <text:p>Max$Win</text:p>
          </table:table-cell>
          <table:table-cell office:value-type="string" calcext:value-type="string">
            <text:p>Min$Win</text:p>
          </table:table-cell>
          <table:table-cell office:value-type="string" calcext:value-type="string">
            <text:p>Avg$Loss</text:p>
          </table:table-cell>
          <table:table-cell office:value-type="string" calcext:value-type="string">
            <text:p>Max$Loss</text:p>
          </table:table-cell>
          <table:table-cell office:value-type="string" calcext:value-type="string">
            <text:p>Min$Loss</text:p>
          </table:table-cell>
          <table:table-cell office:value-type="string" calcext:value-type="string">
            <text:p>Avg$Trade</text:p>
          </table:table-cell>
          <table:table-cell office:value-type="string" calcext:value-type="string">
            <text:p>Fees$</text:p>
          </table:table-cell>
          <table:table-cell office:value-type="string" calcext:value-type="string">
            <text:p>Volume$</text:p>
          </table:table-cell>
          <table:table-cell office:value-type="string" calcext:value-type="string">
            <text:p>#trades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SL$</text:p>
          </table:table-cell>
          <table:table-cell office:value-type="string" calcext:value-type="string">
            <text:p>Multipliers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a_2017_to_2023vs2024_1h_1d_only_price_percent_day_of_week_none_1h_1h|1d_32_1_1_0.004_10</text:p>
          </table:table-cell>
          <table:table-cell table:style-name="ce1" office:value-type="string" calcext:value-type="string">
            <text:p>trade_all_1.0_3_-0.1%_0_0.02</text:p>
          </table:table-cell>
          <table:table-cell table:style-name="ce1" office:value-type="string" calcext:value-type="string">
            <text:p>hodl</text:p>
          </table:table-cell>
          <table:table-cell table:style-name="ce10" office:value-type="float" office:value="904.810362561604" calcext:value-type="float">
            <text:p>904.8</text:p>
          </table:table-cell>
          <table:table-cell table:style-name="ce10" office:value-type="float" office:value="40354.0960988039" calcext:value-type="float">
            <text:p>40354.1</text:p>
          </table:table-cell>
          <table:table-cell table:style-name="ce10" office:value-type="float" office:value="0.403540960988039" calcext:value-type="float">
            <text:p>0.4</text:p>
          </table:table-cell>
          <table:table-cell table:number-columns-repeated="2" table:style-name="ce10" office:value-type="float" office:value="40354.0960988039" calcext:value-type="float">
            <text:p>4035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.00</text:p>
          </table:table-cell>
          <table:table-cell table:number-columns-repeated="3" table:style-name="ce1" office:value-type="float" office:value="40354.0960988039" calcext:value-type="float">
            <text:p>40354.09609880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0354.0960988039" calcext:value-type="float">
            <text:p>40354.0960988039</text:p>
          </table:table-cell>
          <table:table-cell table:style-name="ce1" office:value-type="float" office:value="-240.494590689493" calcext:value-type="float">
            <text:p>-240.494590689493</text:p>
          </table:table-cell>
          <table:table-cell table:style-name="ce1" office:value-type="float" office:value="240494.590689493" calcext:value-type="float">
            <text:p>240494.59068949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78209.493978</text:p>
          </table:table-cell>
          <table:table-cell table:style-name="ce13" office:value-type="float" office:value="-362.915064288234" calcext:value-type="float">
            <text:p>-362.9</text:p>
          </table:table-cell>
          <table:table-cell table:style-name="ce13" office:value-type="float" office:value="-35890.8432949302" calcext:value-type="float">
            <text:p>-35890.8</text:p>
          </table:table-cell>
          <table:table-cell table:style-name="ce13" office:value-type="float" office:value="-0.358908432949302" calcext:value-type="float">
            <text:p>-0.4</text:p>
          </table:table-cell>
          <table:table-cell table:style-name="ce13" office:value-type="float" office:value="-35890.8432949303" calcext:value-type="float">
            <text:p>-35890.8</text:p>
          </table:table-cell>
          <table:table-cell table:style-name="ce13" office:value-type="float" office:value="-32236.4735692954" calcext:value-type="float">
            <text:p>-32236.5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table:style-name="ce28" office:value-type="float" office:value="60.2996254681648" calcext:value-type="float">
            <text:p>60.30</text:p>
          </table:table-cell>
          <table:table-cell office:value-type="float" office:value="773.69997949932" calcext:value-type="float">
            <text:p>773.69997949932</text:p>
          </table:table-cell>
          <table:table-cell office:value-type="float" office:value="4536.52049031839" calcext:value-type="float">
            <text:p>4536.52049031839</text:p>
          </table:table-cell>
          <table:table-cell office:value-type="float" office:value="3.13280015661439" calcext:value-type="float">
            <text:p>3.13280015661439</text:p>
          </table:table-cell>
          <table:table-cell office:value-type="float" office:value="-1513.74094334265" calcext:value-type="float">
            <text:p>-1513.74094334265</text:p>
          </table:table-cell>
          <table:table-cell office:value-type="float" office:value="-10.3065456516924" calcext:value-type="float">
            <text:p>-10.306545651692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34.422634063409" calcext:value-type="float">
            <text:p>-134.422634063409</text:p>
          </table:table-cell>
          <table:table-cell office:value-type="float" office:value="-53490.7999566617" calcext:value-type="float">
            <text:p>-53490.7999566617</text:p>
          </table:table-cell>
          <table:table-cell office:value-type="float" office:value="53490799.9566617" calcext:value-type="float">
            <text:p>53490799.9566617</text:p>
          </table:table-cell>
          <table:table-cell office:value-type="float" office:value="267.5" calcext:value-type="float">
            <text:p>267.5</text:p>
          </table:table-cell>
          <table:table-cell office:value-type="float" office:value="51" calcext:value-type="float">
            <text:p>51</text:p>
          </table:table-cell>
          <table:table-cell office:value-type="float" office:value="-139563.567295185" calcext:value-type="float">
            <text:p>-139563.56729518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80852.35829</text:p>
          </table:table-cell>
          <table:table-cell table:style-name="ce13" office:value-type="float" office:value="-358.582909439945" calcext:value-type="float">
            <text:p>-358.6</text:p>
          </table:table-cell>
          <table:table-cell table:style-name="ce13" office:value-type="float" office:value="-35449.3366085307" calcext:value-type="float">
            <text:p>-35449.3</text:p>
          </table:table-cell>
          <table:table-cell table:style-name="ce13" office:value-type="float" office:value="-0.354493366085307" calcext:value-type="float">
            <text:p>-0.4</text:p>
          </table:table-cell>
          <table:table-cell table:style-name="ce13" office:value-type="float" office:value="-35449.3366085307" calcext:value-type="float">
            <text:p>-35449.3</text:p>
          </table:table-cell>
          <table:table-cell table:style-name="ce13" office:value-type="float" office:value="-31689.7333801573" calcext:value-type="float">
            <text:p>-31689.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8" office:value-type="float" office:value="56.6666666666667" calcext:value-type="float">
            <text:p>56.67</text:p>
          </table:table-cell>
          <table:table-cell office:value-type="float" office:value="684.552315595351" calcext:value-type="float">
            <text:p>684.552315595351</text:p>
          </table:table-cell>
          <table:table-cell office:value-type="float" office:value="3470.37620094845" calcext:value-type="float">
            <text:p>3470.37620094845</text:p>
          </table:table-cell>
          <table:table-cell office:value-type="float" office:value="3.13280015661439" calcext:value-type="float">
            <text:p>3.13280015661439</text:p>
          </table:table-cell>
          <table:table-cell office:value-type="float" office:value="-1167.871001998" calcext:value-type="float">
            <text:p>-1167.871001998</text:p>
          </table:table-cell>
          <table:table-cell office:value-type="float" office:value="-6.81781571822648" calcext:value-type="float">
            <text:p>-6.81781571822648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-118.164455361769" calcext:value-type="float">
            <text:p>-118.164455361769</text:p>
          </table:table-cell>
          <table:table-cell office:value-type="float" office:value="-60094.5452086001" calcext:value-type="float">
            <text:p>-60094.5452086001</text:p>
          </table:table-cell>
          <table:table-cell office:value-type="float" office:value="60094545.2086001" calcext:value-type="float">
            <text:p>60094545.2086001</text:p>
          </table:table-cell>
          <table:table-cell office:value-type="float" office:value="300.5" calcext:value-type="float">
            <text:p>300.5</text:p>
          </table:table-cell>
          <table:table-cell office:value-type="float" office:value="43" calcext:value-type="float">
            <text:p>43</text:p>
          </table:table-cell>
          <table:table-cell office:value-type="float" office:value="-120353.21218883" calcext:value-type="float">
            <text:p>-120353.2121888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83397.909683</text:p>
          </table:table-cell>
          <table:table-cell table:style-name="ce13" office:value-type="float" office:value="-172.450128800467" calcext:value-type="float">
            <text:p>-172.5</text:p>
          </table:table-cell>
          <table:table-cell table:style-name="ce13" office:value-type="float" office:value="-17016.5495685372" calcext:value-type="float">
            <text:p>-17016.5</text:p>
          </table:table-cell>
          <table:table-cell table:style-name="ce13" office:value-type="float" office:value="-0.170165495685372" calcext:value-type="float">
            <text:p>-0.2</text:p>
          </table:table-cell>
          <table:table-cell table:style-name="ce13" office:value-type="float" office:value="-17016.5495685372" calcext:value-type="float">
            <text:p>-17016.5</text:p>
          </table:table-cell>
          <table:table-cell table:style-name="ce13" office:value-type="float" office:value="-18225.6318116333" calcext:value-type="float">
            <text:p>-18225.6</text:p>
          </table:table-cell>
          <table:table-cell office:value-type="float" office:value="170" calcext:value-type="float">
            <text:p>170</text:p>
          </table:table-cell>
          <table:table-cell office:value-type="float" office:value="84" calcext:value-type="float">
            <text:p>84</text:p>
          </table:table-cell>
          <table:table-cell table:style-name="ce28" office:value-type="float" office:value="66.9291338582677" calcext:value-type="float">
            <text:p>66.93</text:p>
          </table:table-cell>
          <table:table-cell office:value-type="float" office:value="793.305196830507" calcext:value-type="float">
            <text:p>793.305196830507</text:p>
          </table:table-cell>
          <table:table-cell office:value-type="float" office:value="3901.52088442745" calcext:value-type="float">
            <text:p>3901.52088442745</text:p>
          </table:table-cell>
          <table:table-cell office:value-type="float" office:value="2.19966850195487" calcext:value-type="float">
            <text:p>2.19966850195487</text:p>
          </table:table-cell>
          <table:table-cell office:value-type="float" office:value="-1808.07658368718" calcext:value-type="float">
            <text:p>-1808.07658368718</text:p>
          </table:table-cell>
          <table:table-cell office:value-type="float" office:value="-29.6652878464811" calcext:value-type="float">
            <text:p>-29.665287846481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66.9942896399104" calcext:value-type="float">
            <text:p>-66.9942896399104</text:p>
          </table:table-cell>
          <table:table-cell office:value-type="float" office:value="-50808.3918422737" calcext:value-type="float">
            <text:p>-50808.3918422737</text:p>
          </table:table-cell>
          <table:table-cell office:value-type="float" office:value="50808391.8422737" calcext:value-type="float">
            <text:p>50808391.8422737</text:p>
          </table:table-cell>
          <table:table-cell office:value-type="float" office:value="254" calcext:value-type="float">
            <text:p>254</text:p>
          </table:table-cell>
          <table:table-cell office:value-type="float" office:value="49" calcext:value-type="float">
            <text:p>49</text:p>
          </table:table-cell>
          <table:table-cell office:value-type="float" office:value="-135873.11347492" calcext:value-type="float">
            <text:p>-135873.113474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86075.03031</text:p>
          </table:table-cell>
          <table:table-cell table:style-name="ce13" office:value-type="float" office:value="95.320128192596" calcext:value-type="float">
            <text:p>95.3</text:p>
          </table:table-cell>
          <table:table-cell table:style-name="ce13" office:value-type="float" office:value="9592.93313213758" calcext:value-type="float">
            <text:p>9592.9</text:p>
          </table:table-cell>
          <table:table-cell table:style-name="ce13" office:value-type="float" office:value="0.0959293313213758" calcext:value-type="float">
            <text:p>0.1</text:p>
          </table:table-cell>
          <table:table-cell table:style-name="ce13" office:value-type="float" office:value="9592.93313213762" calcext:value-type="float">
            <text:p>9592.9</text:p>
          </table:table-cell>
          <table:table-cell table:style-name="ce13" office:value-type="float" office:value="6867.40965418549" calcext:value-type="float">
            <text:p>6867.4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table:style-name="ce28" office:value-type="float" office:value="66.4893617021277" calcext:value-type="float">
            <text:p>66.49</text:p>
          </table:table-cell>
          <table:table-cell office:value-type="float" office:value="1125.29116108618" calcext:value-type="float">
            <text:p>1125.29116108618</text:p>
          </table:table-cell>
          <table:table-cell office:value-type="float" office:value="3901.52088442745" calcext:value-type="float">
            <text:p>3901.52088442745</text:p>
          </table:table-cell>
          <table:table-cell office:value-type="float" office:value="7.98737278289627" calcext:value-type="float">
            <text:p>7.98737278289627</text:p>
          </table:table-cell>
          <table:table-cell office:value-type="float" office:value="-2080.45177783548" calcext:value-type="float">
            <text:p>-2080.45177783548</text:p>
          </table:table-cell>
          <table:table-cell office:value-type="float" office:value="-53.8264896544133" calcext:value-type="float">
            <text:p>-53.8264896544133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51.0262400645618" calcext:value-type="float">
            <text:p>51.0262400645618</text:p>
          </table:table-cell>
          <table:table-cell office:value-type="float" office:value="-37728.4213544866" calcext:value-type="float">
            <text:p>-37728.4213544866</text:p>
          </table:table-cell>
          <table:table-cell office:value-type="float" office:value="37728421.3544866" calcext:value-type="float">
            <text:p>37728421.3544866</text:p>
          </table:table-cell>
          <table:table-cell office:value-type="float" office:value="188.5" calcext:value-type="float">
            <text:p>188.5</text:p>
          </table:table-cell>
          <table:table-cell office:value-type="float" office:value="45" calcext:value-type="float">
            <text:p>45</text:p>
          </table:table-cell>
          <table:table-cell office:value-type="float" office:value="-122091.849104153" calcext:value-type="float">
            <text:p>-122091.84910415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88735.060759</text:p>
          </table:table-cell>
          <table:table-cell table:style-name="ce13" office:value-type="float" office:value="-73.1407920199429" calcext:value-type="float">
            <text:p>-73.1</text:p>
          </table:table-cell>
          <table:table-cell table:style-name="ce13" office:value-type="float" office:value="-7166.11115884947" calcext:value-type="float">
            <text:p>-7166.1</text:p>
          </table:table-cell>
          <table:table-cell table:style-name="ce13" office:value-type="float" office:value="-0.0716611115884947" calcext:value-type="float">
            <text:p>-0.1</text:p>
          </table:table-cell>
          <table:table-cell table:style-name="ce13" office:value-type="float" office:value="-7166.11115884947" calcext:value-type="float">
            <text:p>-7166.1</text:p>
          </table:table-cell>
          <table:table-cell table:style-name="ce13" office:value-type="float" office:value="-9501.42124194552" calcext:value-type="float">
            <text:p>-9501.4</text:p>
          </table:table-cell>
          <table:table-cell office:value-type="float" office:value="170" calcext:value-type="float">
            <text:p>170</text:p>
          </table:table-cell>
          <table:table-cell office:value-type="float" office:value="81" calcext:value-type="float">
            <text:p>81</text:p>
          </table:table-cell>
          <table:table-cell table:style-name="ce28" office:value-type="float" office:value="67.7290836653386" calcext:value-type="float">
            <text:p>67.73</text:p>
          </table:table-cell>
          <table:table-cell office:value-type="float" office:value="778.509343317361" calcext:value-type="float">
            <text:p>778.509343317361</text:p>
          </table:table-cell>
          <table:table-cell office:value-type="float" office:value="3901.52088442745" calcext:value-type="float">
            <text:p>3901.52088442745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1722.37900645433" calcext:value-type="float">
            <text:p>-1722.37900645433</text:p>
          </table:table-cell>
          <table:table-cell office:value-type="float" office:value="-13.9185769722826" calcext:value-type="float">
            <text:p>-13.9185769722826</text:p>
          </table:table-cell>
          <table:table-cell office:value-type="float" office:value="-4149.88840783724" calcext:value-type="float">
            <text:p>-4149.88840783724</text:p>
          </table:table-cell>
          <table:table-cell office:value-type="float" office:value="-28.5502436607549" calcext:value-type="float">
            <text:p>-28.5502436607549</text:p>
          </table:table-cell>
          <table:table-cell office:value-type="float" office:value="-50317.9518406818" calcext:value-type="float">
            <text:p>-50317.9518406818</text:p>
          </table:table-cell>
          <table:table-cell office:value-type="float" office:value="50317951.8406818" calcext:value-type="float">
            <text:p>50317951.8406818</text:p>
          </table:table-cell>
          <table:table-cell office:value-type="float" office:value="251.5" calcext:value-type="float">
            <text:p>251.5</text:p>
          </table:table-cell>
          <table:table-cell office:value-type="float" office:value="45" calcext:value-type="float">
            <text:p>45</text:p>
          </table:table-cell>
          <table:table-cell office:value-type="float" office:value="-123785.346658526" calcext:value-type="float">
            <text:p>-123785.34665852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91272.18918</text:p>
          </table:table-cell>
          <table:table-cell table:style-name="ce13" office:value-type="float" office:value="64.8108799975702" calcext:value-type="float">
            <text:p>64.8</text:p>
          </table:table-cell>
          <table:table-cell table:style-name="ce13" office:value-type="float" office:value="6412.24186309327" calcext:value-type="float">
            <text:p>6412.2</text:p>
          </table:table-cell>
          <table:table-cell table:style-name="ce13" office:value-type="float" office:value="0.0641224186309327" calcext:value-type="float">
            <text:p>0.1</text:p>
          </table:table-cell>
          <table:table-cell table:style-name="ce13" office:value-type="float" office:value="6412.24186309331" calcext:value-type="float">
            <text:p>6412.2</text:p>
          </table:table-cell>
          <table:table-cell table:style-name="ce13" office:value-type="float" office:value="3020.09731549793" calcext:value-type="float">
            <text:p>3020.1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table:style-name="ce28" office:value-type="float" office:value="65.8682634730539" calcext:value-type="float">
            <text:p>65.87</text:p>
          </table:table-cell>
          <table:table-cell office:value-type="float" office:value="1280.67270241739" calcext:value-type="float">
            <text:p>1280.67270241739</text:p>
          </table:table-cell>
          <table:table-cell office:value-type="float" office:value="5270.10574932503" calcext:value-type="float">
            <text:p>5270.10574932503</text:p>
          </table:table-cell>
          <table:table-cell office:value-type="float" office:value="11.9870055525535" calcext:value-type="float">
            <text:p>11.9870055525535</text:p>
          </table:table-cell>
          <table:table-cell office:value-type="float" office:value="-2358.97816496176" calcext:value-type="float">
            <text:p>-2358.97816496176</text:p>
          </table:table-cell>
          <table:table-cell office:value-type="float" office:value="-124.622844548256" calcext:value-type="float">
            <text:p>-124.62284454825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38.3966578628342" calcext:value-type="float">
            <text:p>38.3966578628342</text:p>
          </table:table-cell>
          <table:table-cell office:value-type="float" office:value="-33523.1353772403" calcext:value-type="float">
            <text:p>-33523.1353772403</text:p>
          </table:table-cell>
          <table:table-cell office:value-type="float" office:value="33523135.3772403" calcext:value-type="float">
            <text:p>33523135.3772403</text:p>
          </table:table-cell>
          <table:table-cell office:value-type="float" office:value="167.5" calcext:value-type="float">
            <text:p>167.5</text:p>
          </table:table-cell>
          <table:table-cell office:value-type="float" office:value="49" calcext:value-type="float">
            <text:p>49</text:p>
          </table:table-cell>
          <table:table-cell office:value-type="float" office:value="-132547.15676558" calcext:value-type="float">
            <text:p>-132547.1567655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93887.165239</text:p>
          </table:table-cell>
          <table:table-cell table:style-name="ce13" office:value-type="float" office:value="97.0611097584004" calcext:value-type="float">
            <text:p>97.1</text:p>
          </table:table-cell>
          <table:table-cell table:style-name="ce13" office:value-type="float" office:value="9728.11766012188" calcext:value-type="float">
            <text:p>9728.1</text:p>
          </table:table-cell>
          <table:table-cell table:style-name="ce13" office:value-type="float" office:value="0.0972811766012188" calcext:value-type="float">
            <text:p>0.1</text:p>
          </table:table-cell>
          <table:table-cell table:style-name="ce13" office:value-type="float" office:value="9728.11766012186" calcext:value-type="float">
            <text:p>9728.1</text:p>
          </table:table-cell>
          <table:table-cell table:style-name="ce13" office:value-type="float" office:value="6785.41401539672" calcext:value-type="float">
            <text:p>6785.4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table:style-name="ce28" office:value-type="float" office:value="66.8604651162791" calcext:value-type="float">
            <text:p>66.86</text:p>
          </table:table-cell>
          <table:table-cell office:value-type="float" office:value="1214.74321600255" calcext:value-type="float">
            <text:p>1214.74321600255</text:p>
          </table:table-cell>
          <table:table-cell office:value-type="float" office:value="5120.90074192056" calcext:value-type="float">
            <text:p>5120.90074192056</text:p>
          </table:table-cell>
          <table:table-cell office:value-type="float" office:value="7.12573236849858" calcext:value-type="float">
            <text:p>7.12573236849858</text:p>
          </table:table-cell>
          <table:table-cell office:value-type="float" office:value="-2280.12898561704" calcext:value-type="float">
            <text:p>-2280.12898561704</text:p>
          </table:table-cell>
          <table:table-cell office:value-type="float" office:value="-31.1886959854019" calcext:value-type="float">
            <text:p>-31.1886959854019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56.5588236053597" calcext:value-type="float">
            <text:p>56.5588236053597</text:p>
          </table:table-cell>
          <table:table-cell office:value-type="float" office:value="-34526.9550727328" calcext:value-type="float">
            <text:p>-34526.9550727328</text:p>
          </table:table-cell>
          <table:table-cell office:value-type="float" office:value="34526955.0727328" calcext:value-type="float">
            <text:p>34526955.0727328</text:p>
          </table:table-cell>
          <table:table-cell office:value-type="float" office:value="172.5" calcext:value-type="float">
            <text:p>172.5</text:p>
          </table:table-cell>
          <table:table-cell office:value-type="float" office:value="46" calcext:value-type="float">
            <text:p>46</text:p>
          </table:table-cell>
          <table:table-cell office:value-type="float" office:value="-122390.581450374" calcext:value-type="float">
            <text:p>-122390.5814503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96587.378263</text:p>
          </table:table-cell>
          <table:table-cell table:style-name="ce13" office:value-type="float" office:value="11.1879770481187" calcext:value-type="float">
            <text:p>11.2</text:p>
          </table:table-cell>
          <table:table-cell table:style-name="ce13" office:value-type="float" office:value="1413.16366471488" calcext:value-type="float">
            <text:p>1413.2</text:p>
          </table:table-cell>
          <table:table-cell table:style-name="ce13" office:value-type="float" office:value="0.0141316366471488" calcext:value-type="float">
            <text:p>0.0</text:p>
          </table:table-cell>
          <table:table-cell table:style-name="ce13" office:value-type="float" office:value="1413.16366471488" calcext:value-type="float">
            <text:p>1413.2</text:p>
          </table:table-cell>
          <table:table-cell table:style-name="ce13" office:value-type="float" office:value="-1105.0705304166" calcext:value-type="float">
            <text:p>-1105.1</text:p>
          </table:table-cell>
          <table:table-cell office:value-type="float" office:value="168" calcext:value-type="float">
            <text:p>168</text:p>
          </table:table-cell>
          <table:table-cell office:value-type="float" office:value="93" calcext:value-type="float">
            <text:p>93</text:p>
          </table:table-cell>
          <table:table-cell table:style-name="ce28" office:value-type="float" office:value="64.367816091954" calcext:value-type="float">
            <text:p>64.37</text:p>
          </table:table-cell>
          <table:table-cell office:value-type="float" office:value="760.170051941419" calcext:value-type="float">
            <text:p>760.170051941419</text:p>
          </table:table-cell>
          <table:table-cell office:value-type="float" office:value="3901.52088442745" calcext:value-type="float">
            <text:p>3901.52088442745</text:p>
          </table:table-cell>
          <table:table-cell office:value-type="float" office:value="2.12127362035972" calcext:value-type="float">
            <text:p>2.12127362035972</text:p>
          </table:table-cell>
          <table:table-cell office:value-type="float" office:value="-1358.01510818756" calcext:value-type="float">
            <text:p>-1358.01510818756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294.07952329765" calcext:value-type="float">
            <text:p>-4294.07952329765</text:p>
          </table:table-cell>
          <table:table-cell office:value-type="float" office:value="5.4144201713214" calcext:value-type="float">
            <text:p>5.4144201713214</text:p>
          </table:table-cell>
          <table:table-cell office:value-type="float" office:value="-52327.5407043691" calcext:value-type="float">
            <text:p>-52327.5407043691</text:p>
          </table:table-cell>
          <table:table-cell office:value-type="float" office:value="52327540.7043691" calcext:value-type="float">
            <text:p>52327540.7043691</text:p>
          </table:table-cell>
          <table:table-cell office:value-type="float" office:value="261.5" calcext:value-type="float">
            <text:p>261.5</text:p>
          </table:table-cell>
          <table:table-cell office:value-type="float" office:value="41" calcext:value-type="float">
            <text:p>41</text:p>
          </table:table-cell>
          <table:table-cell office:value-type="float" office:value="-110738.044629975" calcext:value-type="float">
            <text:p>-110738.04462997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799214.6132858</text:p>
          </table:table-cell>
          <table:table-cell table:style-name="ce13" office:value-type="float" office:value="335.196919931573" calcext:value-type="float">
            <text:p>335.2</text:p>
          </table:table-cell>
          <table:table-cell table:style-name="ce13" office:value-type="float" office:value="33107.3066974085" calcext:value-type="float">
            <text:p>33107.3</text:p>
          </table:table-cell>
          <table:table-cell table:style-name="ce13" office:value-type="float" office:value="0.331073066974085" calcext:value-type="float">
            <text:p>0.3</text:p>
          </table:table-cell>
          <table:table-cell table:style-name="ce13" office:value-type="float" office:value="33107.3066974085" calcext:value-type="float">
            <text:p>33107.3</text:p>
          </table:table-cell>
          <table:table-cell table:style-name="ce13" office:value-type="float" office:value="34271.095140961" calcext:value-type="float">
            <text:p>34271.1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style-name="ce28" office:value-type="float" office:value="65.3543307086614" calcext:value-type="float">
            <text:p>65.35</text:p>
          </table:table-cell>
          <table:table-cell office:value-type="float" office:value="1738.14414712111" calcext:value-type="float">
            <text:p>1738.14414712111</text:p>
          </table:table-cell>
          <table:table-cell office:value-type="float" office:value="7089.90638335525" calcext:value-type="float">
            <text:p>7089.90638335525</text:p>
          </table:table-cell>
          <table:table-cell office:value-type="float" office:value="49.5064184008807" calcext:value-type="float">
            <text:p>49.5064184008807</text:p>
          </table:table-cell>
          <table:table-cell office:value-type="float" office:value="-2526.33312531007" calcext:value-type="float">
            <text:p>-2526.33312531007</text:p>
          </table:table-cell>
          <table:table-cell office:value-type="float" office:value="-66.4040102161816" calcext:value-type="float">
            <text:p>-66.4040102161816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260.687454310303" calcext:value-type="float">
            <text:p>260.687454310303</text:p>
          </table:table-cell>
          <table:table-cell office:value-type="float" office:value="-25545.8531598573" calcext:value-type="float">
            <text:p>-25545.8531598573</text:p>
          </table:table-cell>
          <table:table-cell office:value-type="float" office:value="25545853.1598573" calcext:value-type="float">
            <text:p>25545853.1598573</text:p>
          </table:table-cell>
          <table:table-cell office:value-type="float" office:value="127.5" calcext:value-type="float">
            <text:p>127.5</text:p>
          </table:table-cell>
          <table:table-cell office:value-type="float" office:value="38" calcext:value-type="float">
            <text:p>38</text:p>
          </table:table-cell>
          <table:table-cell office:value-type="float" office:value="-107032.282627918" calcext:value-type="float">
            <text:p>-107032.2826279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1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_combo_all_0.0001_20000_256_1000000_0.9_RMSprop_CELU_2048|512|64__1_1721801863.590677</text:p>
          </table:table-cell>
          <table:table-cell table:style-name="ce13" office:value-type="float" office:value="134.647462423564" calcext:value-type="float">
            <text:p>134.6</text:p>
          </table:table-cell>
          <table:table-cell table:style-name="ce13" office:value-type="float" office:value="13398.9490918596" calcext:value-type="float">
            <text:p>13398.9</text:p>
          </table:table-cell>
          <table:table-cell table:style-name="ce13" office:value-type="float" office:value="0.133989490918596" calcext:value-type="float">
            <text:p>0.1</text:p>
          </table:table-cell>
          <table:table-cell table:style-name="ce13" office:value-type="float" office:value="13398.9490918595" calcext:value-type="float">
            <text:p>13398.9</text:p>
          </table:table-cell>
          <table:table-cell table:style-name="ce13" office:value-type="float" office:value="10892.3141360344" calcext:value-type="float">
            <text:p>10892.3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table:style-name="ce28" office:value-type="float" office:value="69.3548387096774" calcext:value-type="float">
            <text:p>69.35</text:p>
          </table:table-cell>
          <table:table-cell office:value-type="float" office:value="1103.92207277204" calcext:value-type="float">
            <text:p>1103.92207277204</text:p>
          </table:table-cell>
          <table:table-cell office:value-type="float" office:value="4130.22847982662" calcext:value-type="float">
            <text:p>4130.22847982662</text:p>
          </table:table-cell>
          <table:table-cell office:value-type="float" office:value="11.9870055525535" calcext:value-type="float">
            <text:p>11.9870055525535</text:p>
          </table:table-cell>
          <table:table-cell office:value-type="float" office:value="-2263.28067185498" calcext:value-type="float">
            <text:p>-2263.28067185498</text:p>
          </table:table-cell>
          <table:table-cell office:value-type="float" office:value="-34.3229426252074" calcext:value-type="float">
            <text:p>-34.322942625207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72.0373607089223" calcext:value-type="float">
            <text:p>72.0373607089223</text:p>
          </table:table-cell>
          <table:table-cell office:value-type="float" office:value="-37332.0309800719" calcext:value-type="float">
            <text:p>-37332.0309800719</text:p>
          </table:table-cell>
          <table:table-cell office:value-type="float" office:value="37332030.9800719" calcext:value-type="float">
            <text:p>37332030.9800719</text:p>
          </table:table-cell>
          <table:table-cell office:value-type="float" office:value="186.5" calcext:value-type="float">
            <text:p>186.5</text:p>
          </table:table-cell>
          <table:table-cell office:value-type="float" office:value="43" calcext:value-type="float">
            <text:p>43</text:p>
          </table:table-cell>
          <table:table-cell office:value-type="float" office:value="-116429.752160228" calcext:value-type="float">
            <text:p>-116429.75216022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:.D12])/COUNT([.D3:.D12])" office:value-type="float" office:value="-22.8864417196767" calcext:value-type="float">
            <text:p>-22.9</text:p>
          </table:table-cell>
          <table:table-cell table:style-name="ce14" table:formula="of:=SUM([.E3:.E12])/COUNT([.E3:.E12])" office:value-type="float" office:value="-2187.01285215119" calcext:value-type="float">
            <text:p>-2187.0</text:p>
          </table:table-cell>
          <table:table-cell table:style-name="ce14" table:formula="of:=SUM([.F3:.F12])/COUNT([.F3:.F12])" office:value-type="float" office:value="-0.0218701285215119" calcext:value-type="float">
            <text:p>0.0</text:p>
          </table:table-cell>
          <table:table-cell table:style-name="ce14" table:formula="of:=SUM([.G3:.G12])/COUNT([.G3:.G12])" office:value-type="float" office:value="-2187.0128521512" calcext:value-type="float">
            <text:p>-2187.0</text:p>
          </table:table-cell>
          <table:table-cell table:style-name="ce14" table:formula="of:=SUM([.H3:.H12])/COUNT([.H3:.H12])" office:value-type="float" office:value="-3092.20002713726" calcext:value-type="float">
            <text:p>-3092.2</text:p>
          </table:table-cell>
          <table:table-cell table:style-name="ce11" table:formula="of:=SUM([.I3:.I12])/COUNT([.I3:.I12])" office:value-type="float" office:value="140.1" calcext:value-type="float">
            <text:p>140</text:p>
          </table:table-cell>
          <table:table-cell table:style-name="ce11" table:formula="of:=SUM([.J3:.J12])/COUNT([.J3:.J12])" office:value-type="float" office:value="77.2" calcext:value-type="float">
            <text:p>77</text:p>
          </table:table-cell>
          <table:table-cell table:style-name="ce29" table:formula="of:=SUM([.K3:.K12])/COUNT([.K3:.K12])" office:value-type="float" office:value="64.9919585460191" calcext:value-type="float">
            <text:p>64.99</text:p>
          </table:table-cell>
          <table:table-cell table:style-name="ce2" table:number-columns-repeated="1013"/>
        </table:table-row>
        <table:table-row table:style-name="ro1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52515.9521222</text:p>
          </table:table-cell>
          <table:table-cell table:style-name="ce13" office:value-type="float" office:value="-58.1364062618691" calcext:value-type="float">
            <text:p>-58.1</text:p>
          </table:table-cell>
          <table:table-cell table:style-name="ce13" office:value-type="float" office:value="-5339.12433395571" calcext:value-type="float">
            <text:p>-5339.1</text:p>
          </table:table-cell>
          <table:table-cell table:style-name="ce13" office:value-type="float" office:value="-0.0533912433395571" calcext:value-type="float">
            <text:p>-0.1</text:p>
          </table:table-cell>
          <table:table-cell table:style-name="ce13" office:value-type="float" office:value="-5339.12433395573" calcext:value-type="float">
            <text:p>-5339.1</text:p>
          </table:table-cell>
          <table:table-cell table:style-name="ce13" office:value-type="float" office:value="-7810.5474698496" calcext:value-type="float">
            <text:p>-7810.5</text:p>
          </table:table-cell>
          <table:table-cell office:value-type="float" office:value="192" calcext:value-type="float">
            <text:p>192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78.0487804878049" calcext:value-type="float">
            <text:p>78.05</text:p>
          </table:table-cell>
          <table:table-cell office:value-type="float" office:value="704.460624580907" calcext:value-type="float">
            <text:p>704.46062458090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9320137977775" calcext:value-type="float">
            <text:p>15.9320137977775</text:p>
          </table:table-cell>
          <table:table-cell office:value-type="float" office:value="-2603.62156024981" calcext:value-type="float">
            <text:p>-2603.62156024981</text:p>
          </table:table-cell>
          <table:table-cell office:value-type="float" office:value="-35.5651625856117" calcext:value-type="float">
            <text:p>-35.5651625856117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21.7037574551046" calcext:value-type="float">
            <text:p>-21.7037574551046</text:p>
          </table:table-cell>
          <table:table-cell office:value-type="float" office:value="-49319.2801558219" calcext:value-type="float">
            <text:p>-49319.2801558219</text:p>
          </table:table-cell>
          <table:table-cell office:value-type="float" office:value="49319280.1558219" calcext:value-type="float">
            <text:p>49319280.1558219</text:p>
          </table:table-cell>
          <table:table-cell office:value-type="float" office:value="246.5" calcext:value-type="float">
            <text:p>246.5</text:p>
          </table:table-cell>
          <table:table-cell office:value-type="float" office:value="51" calcext:value-type="float">
            <text:p>51</text:p>
          </table:table-cell>
          <table:table-cell office:value-type="float" office:value="-136817.449660867" calcext:value-type="float">
            <text:p>-136817.44966086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54702.3377411</text:p>
          </table:table-cell>
          <table:table-cell table:style-name="ce13" office:value-type="float" office:value="-167.835809299955" calcext:value-type="float">
            <text:p>-167.8</text:p>
          </table:table-cell>
          <table:table-cell table:style-name="ce13" office:value-type="float" office:value="-16170.4269413689" calcext:value-type="float">
            <text:p>-16170.4</text:p>
          </table:table-cell>
          <table:table-cell table:style-name="ce13" office:value-type="float" office:value="-0.161704269413689" calcext:value-type="float">
            <text:p>-0.2</text:p>
          </table:table-cell>
          <table:table-cell table:style-name="ce13" office:value-type="float" office:value="-16170.4269413689" calcext:value-type="float">
            <text:p>-16170.4</text:p>
          </table:table-cell>
          <table:table-cell table:style-name="ce13" office:value-type="float" office:value="-17227.0305871127" calcext:value-type="float">
            <text:p>-17227.0</text:p>
          </table:table-cell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table:style-name="ce28" office:value-type="float" office:value="77.34375" calcext:value-type="float">
            <text:p>77.34</text:p>
          </table:table-cell>
          <table:table-cell office:value-type="float" office:value="639.166996992751" calcext:value-type="float">
            <text:p>639.166996992751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460.78435079196" calcext:value-type="float">
            <text:p>-2460.78435079196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63.1657302397224" calcext:value-type="float">
            <text:p>-63.1657302397224</text:p>
          </table:table-cell>
          <table:table-cell office:value-type="float" office:value="-51309.4390120707" calcext:value-type="float">
            <text:p>-51309.4390120707</text:p>
          </table:table-cell>
          <table:table-cell office:value-type="float" office:value="51309439.0120707" calcext:value-type="float">
            <text:p>51309439.0120707</text:p>
          </table:table-cell>
          <table:table-cell office:value-type="float" office:value="256.5" calcext:value-type="float">
            <text:p>256.5</text:p>
          </table:table-cell>
          <table:table-cell office:value-type="float" office:value="51" calcext:value-type="float">
            <text:p>51</text:p>
          </table:table-cell>
          <table:table-cell office:value-type="float" office:value="-136828.738089918" calcext:value-type="float">
            <text:p>-136828.7380899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56675.7807639</text:p>
          </table:table-cell>
          <table:table-cell table:style-name="ce13" office:value-type="float" office:value="-34.7997254508467" calcext:value-type="float">
            <text:p>-34.8</text:p>
          </table:table-cell>
          <table:table-cell table:style-name="ce13" office:value-type="float" office:value="-3051.78565906396" calcext:value-type="float">
            <text:p>-3051.8</text:p>
          </table:table-cell>
          <table:table-cell table:style-name="ce13" office:value-type="float" office:value="-0.0305178565906396" calcext:value-type="float">
            <text:p>0.0</text:p>
          </table:table-cell>
          <table:table-cell table:style-name="ce13" office:value-type="float" office:value="-3051.78565906393" calcext:value-type="float">
            <text:p>-3051.8</text:p>
          </table:table-cell>
          <table:table-cell table:style-name="ce13" office:value-type="float" office:value="-5746.11424483862" calcext:value-type="float">
            <text:p>-5746.1</text:p>
          </table:table-cell>
          <table:table-cell office:value-type="float" office:value="184" calcext:value-type="float">
            <text:p>184</text:p>
          </table:table-cell>
          <table:table-cell office:value-type="float" office:value="53" calcext:value-type="float">
            <text:p>53</text:p>
          </table:table-cell>
          <table:table-cell table:style-name="ce28" office:value-type="float" office:value="77.6371308016878" calcext:value-type="float">
            <text:p>77.64</text:p>
          </table:table-cell>
          <table:table-cell office:value-type="float" office:value="752.404107005276" calcext:value-type="float">
            <text:p>752.404107005276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41.7747012512264" calcext:value-type="float">
            <text:p>41.7747012512264</text:p>
          </table:table-cell>
          <table:table-cell office:value-type="float" office:value="-2669.7007801516" calcext:value-type="float">
            <text:p>-2669.7007801516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2.8767327386664" calcext:value-type="float">
            <text:p>-12.8767327386664</text:p>
          </table:table-cell>
          <table:table-cell office:value-type="float" office:value="-47520.6688832241" calcext:value-type="float">
            <text:p>-47520.6688832241</text:p>
          </table:table-cell>
          <table:table-cell office:value-type="float" office:value="47520668.8832242" calcext:value-type="float">
            <text:p>47520668.8832242</text:p>
          </table:table-cell>
          <table:table-cell office:value-type="float" office:value="237.5" calcext:value-type="float">
            <text:p>237.5</text:p>
          </table:table-cell>
          <table:table-cell office:value-type="float" office:value="44" calcext:value-type="float">
            <text:p>44</text:p>
          </table:table-cell>
          <table:table-cell office:value-type="float" office:value="-114378.915362594" calcext:value-type="float">
            <text:p>-114378.91536259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58564.8824608</text:p>
          </table:table-cell>
          <table:table-cell table:style-name="ce13" office:value-type="float" office:value="-104.180122487837" calcext:value-type="float">
            <text:p>-104.2</text:p>
          </table:table-cell>
          <table:table-cell table:style-name="ce13" office:value-type="float" office:value="-9849.68660502204" calcext:value-type="float">
            <text:p>-9849.7</text:p>
          </table:table-cell>
          <table:table-cell table:style-name="ce13" office:value-type="float" office:value="-0.0984968660502204" calcext:value-type="float">
            <text:p>-0.1</text:p>
          </table:table-cell>
          <table:table-cell table:style-name="ce13" office:value-type="float" office:value="-9849.68660502206" calcext:value-type="float">
            <text:p>-9849.7</text:p>
          </table:table-cell>
          <table:table-cell table:style-name="ce13" office:value-type="float" office:value="-11816.2585769902" calcext:value-type="float">
            <text:p>-11816.3</text:p>
          </table:table-cell>
          <table:table-cell office:value-type="float" office:value="204" calcext:value-type="float">
            <text:p>204</text:p>
          </table:table-cell>
          <table:table-cell office:value-type="float" office:value="55" calcext:value-type="float">
            <text:p>55</text:p>
          </table:table-cell>
          <table:table-cell table:style-name="ce28" office:value-type="float" office:value="78.7644787644788" calcext:value-type="float">
            <text:p>78.76</text:p>
          </table:table-cell>
          <table:table-cell office:value-type="float" office:value="642.661896116847" calcext:value-type="float">
            <text:p>642.66189611684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562.77660750653" calcext:value-type="float">
            <text:p>-2562.77660750653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38.0296780116682" calcext:value-type="float">
            <text:p>-38.0296780116682</text:p>
          </table:table-cell>
          <table:table-cell office:value-type="float" office:value="-51916.0663797747" calcext:value-type="float">
            <text:p>-51916.0663797747</text:p>
          </table:table-cell>
          <table:table-cell office:value-type="float" office:value="51916066.3797748" calcext:value-type="float">
            <text:p>51916066.3797748</text:p>
          </table:table-cell>
          <table:table-cell office:value-type="float" office:value="259.5" calcext:value-type="float">
            <text:p>259.5</text:p>
          </table:table-cell>
          <table:table-cell office:value-type="float" office:value="50" calcext:value-type="float">
            <text:p>50</text:p>
          </table:table-cell>
          <table:table-cell office:value-type="float" office:value="-135322.038871842" calcext:value-type="float">
            <text:p>-135322.03887184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0455.828369</text:p>
          </table:table-cell>
          <table:table-cell table:style-name="ce13" office:value-type="float" office:value="-232.257027677641" calcext:value-type="float">
            <text:p>-232.3</text:p>
          </table:table-cell>
          <table:table-cell table:style-name="ce13" office:value-type="float" office:value="-22583.0646790725" calcext:value-type="float">
            <text:p>-22583.1</text:p>
          </table:table-cell>
          <table:table-cell table:style-name="ce13" office:value-type="float" office:value="-0.225830646790725" calcext:value-type="float">
            <text:p>-0.2</text:p>
          </table:table-cell>
          <table:table-cell table:style-name="ce13" office:value-type="float" office:value="-22583.0646790725" calcext:value-type="float">
            <text:p>-22583.1</text:p>
          </table:table-cell>
          <table:table-cell table:style-name="ce13" office:value-type="float" office:value="-22285.4235686039" calcext:value-type="float">
            <text:p>-22285.4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table:style-name="ce28" office:value-type="float" office:value="78.8321167883212" calcext:value-type="float">
            <text:p>78.83</text:p>
          </table:table-cell>
          <table:table-cell office:value-type="float" office:value="548.513599711366" calcext:value-type="float">
            <text:p>548.513599711366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4.19475952492212" calcext:value-type="float">
            <text:p>4.19475952492212</text:p>
          </table:table-cell>
          <table:table-cell office:value-type="float" office:value="-2432.1034864953" calcext:value-type="float">
            <text:p>-2432.1034864953</text:p>
          </table:table-cell>
          <table:table-cell office:value-type="float" office:value="-6.97826526417339" calcext:value-type="float">
            <text:p>-6.97826526417339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82.4199440842062" calcext:value-type="float">
            <text:p>-82.4199440842062</text:p>
          </table:table-cell>
          <table:table-cell office:value-type="float" office:value="-54904.821757078" calcext:value-type="float">
            <text:p>-54904.821757078</text:p>
          </table:table-cell>
          <table:table-cell office:value-type="float" office:value="54904821.757078" calcext:value-type="float">
            <text:p>54904821.757078</text:p>
          </table:table-cell>
          <table:table-cell office:value-type="float" office:value="274.5" calcext:value-type="float">
            <text:p>274.5</text:p>
          </table:table-cell>
          <table:table-cell office:value-type="float" office:value="52" calcext:value-type="float">
            <text:p>52</text:p>
          </table:table-cell>
          <table:table-cell office:value-type="float" office:value="-140599.843723685" calcext:value-type="float">
            <text:p>-140599.84372368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2366.880634</text:p>
          </table:table-cell>
          <table:table-cell table:style-name="ce13" office:value-type="float" office:value="-225.135448870937" calcext:value-type="float">
            <text:p>-225.1</text:p>
          </table:table-cell>
          <table:table-cell table:style-name="ce13" office:value-type="float" office:value="-21916.0770290891" calcext:value-type="float">
            <text:p>-21916.1</text:p>
          </table:table-cell>
          <table:table-cell table:style-name="ce13" office:value-type="float" office:value="-0.219160770290891" calcext:value-type="float">
            <text:p>-0.2</text:p>
          </table:table-cell>
          <table:table-cell table:style-name="ce13" office:value-type="float" office:value="-21916.0770290891" calcext:value-type="float">
            <text:p>-21916.1</text:p>
          </table:table-cell>
          <table:table-cell table:style-name="ce13" office:value-type="float" office:value="-21853.2084371213" calcext:value-type="float">
            <text:p>-21853.2</text:p>
          </table:table-cell>
          <table:table-cell office:value-type="float" office:value="194" calcext:value-type="float">
            <text:p>194</text:p>
          </table:table-cell>
          <table:table-cell office:value-type="float" office:value="58" calcext:value-type="float">
            <text:p>58</text:p>
          </table:table-cell>
          <table:table-cell table:style-name="ce28" office:value-type="float" office:value="76.984126984127" calcext:value-type="float">
            <text:p>76.98</text:p>
          </table:table-cell>
          <table:table-cell office:value-type="float" office:value="633.024540810019" calcext:value-type="float">
            <text:p>633.02454081001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495.22134390057" calcext:value-type="float">
            <text:p>-2495.22134390057</text:p>
          </table:table-cell>
          <table:table-cell office:value-type="float" office:value="-85.5256429658475" calcext:value-type="float">
            <text:p>-85.5256429658475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86.9685596392426" calcext:value-type="float">
            <text:p>-86.9685596392426</text:p>
          </table:table-cell>
          <table:table-cell office:value-type="float" office:value="-50503.2872101811" calcext:value-type="float">
            <text:p>-50503.2872101811</text:p>
          </table:table-cell>
          <table:table-cell office:value-type="float" office:value="50503287.2101811" calcext:value-type="float">
            <text:p>50503287.2101811</text:p>
          </table:table-cell>
          <table:table-cell office:value-type="float" office:value="252.5" calcext:value-type="float">
            <text:p>252.5</text:p>
          </table:table-cell>
          <table:table-cell office:value-type="float" office:value="54" calcext:value-type="float">
            <text:p>54</text:p>
          </table:table-cell>
          <table:table-cell office:value-type="float" office:value="-143902.235845407" calcext:value-type="float">
            <text:p>-143902.23584540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4340.093229</text:p>
          </table:table-cell>
          <table:table-cell table:style-name="ce13" office:value-type="float" office:value="-29.5005233044695" calcext:value-type="float">
            <text:p>-29.5</text:p>
          </table:table-cell>
          <table:table-cell table:style-name="ce13" office:value-type="float" office:value="-2499.05631010889" calcext:value-type="float">
            <text:p>-2499.1</text:p>
          </table:table-cell>
          <table:table-cell table:style-name="ce13" office:value-type="float" office:value="-0.0249905631010889" calcext:value-type="float">
            <text:p>0.0</text:p>
          </table:table-cell>
          <table:table-cell table:style-name="ce13" office:value-type="float" office:value="-2499.05631010886" calcext:value-type="float">
            <text:p>-2499.1</text:p>
          </table:table-cell>
          <table:table-cell table:style-name="ce13" office:value-type="float" office:value="-5096.83639104904" calcext:value-type="float">
            <text:p>-5096.8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76.6233766233766" calcext:value-type="float">
            <text:p>76.62</text:p>
          </table:table-cell>
          <table:table-cell office:value-type="float" office:value="753.581664855095" calcext:value-type="float">
            <text:p>753.581664855095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16.35205536038" calcext:value-type="float">
            <text:p>-2516.35205536038</text:p>
          </table:table-cell>
          <table:table-cell office:value-type="float" office:value="-3.39653200811881" calcext:value-type="float">
            <text:p>-3.3965320081188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0.8184255848869" calcext:value-type="float">
            <text:p>-10.8184255848869</text:p>
          </table:table-cell>
          <table:table-cell office:value-type="float" office:value="-46320.6215652551" calcext:value-type="float">
            <text:p>-46320.6215652551</text:p>
          </table:table-cell>
          <table:table-cell office:value-type="float" office:value="46320621.5652552" calcext:value-type="float">
            <text:p>46320621.5652552</text:p>
          </table:table-cell>
          <table:table-cell office:value-type="float" office:value="231.5" calcext:value-type="float">
            <text:p>231.5</text:p>
          </table:table-cell>
          <table:table-cell office:value-type="float" office:value="50" calcext:value-type="float">
            <text:p>50</text:p>
          </table:table-cell>
          <table:table-cell office:value-type="float" office:value="-134773.24385499" calcext:value-type="float">
            <text:p>-134773.2438549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6300.975468</text:p>
          </table:table-cell>
          <table:table-cell table:style-name="ce13" office:value-type="float" office:value="-152.13307719006" calcext:value-type="float">
            <text:p>-152.1</text:p>
          </table:table-cell>
          <table:table-cell table:style-name="ce13" office:value-type="float" office:value="-14621.1978851693" calcext:value-type="float">
            <text:p>-14621.2</text:p>
          </table:table-cell>
          <table:table-cell table:style-name="ce13" office:value-type="float" office:value="-0.146211978851693" calcext:value-type="float">
            <text:p>-0.1</text:p>
          </table:table-cell>
          <table:table-cell table:style-name="ce13" office:value-type="float" office:value="-14621.1978851693" calcext:value-type="float">
            <text:p>-14621.2</text:p>
          </table:table-cell>
          <table:table-cell table:style-name="ce13" office:value-type="float" office:value="-15944.825148624" calcext:value-type="float">
            <text:p>-15944.8</text:p>
          </table:table-cell>
          <table:table-cell office:value-type="float" office:value="206" calcext:value-type="float">
            <text:p>206</text:p>
          </table:table-cell>
          <table:table-cell office:value-type="float" office:value="61" calcext:value-type="float">
            <text:p>61</text:p>
          </table:table-cell>
          <table:table-cell table:style-name="ce28" office:value-type="float" office:value="77.1535580524345" calcext:value-type="float">
            <text:p>77.15</text:p>
          </table:table-cell>
          <table:table-cell office:value-type="float" office:value="634.033762553307" calcext:value-type="float">
            <text:p>634.03376255330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380.85496674017" calcext:value-type="float">
            <text:p>-2380.85496674017</text:p>
          </table:table-cell>
          <table:table-cell office:value-type="float" office:value="-15.2724548736296" calcext:value-type="float">
            <text:p>-15.272454873629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54.7610407684243" calcext:value-type="float">
            <text:p>-54.7610407684243</text:p>
          </table:table-cell>
          <table:table-cell office:value-type="float" office:value="-53512.0908930079" calcext:value-type="float">
            <text:p>-53512.0908930079</text:p>
          </table:table-cell>
          <table:table-cell office:value-type="float" office:value="53512090.8930078" calcext:value-type="float">
            <text:p>53512090.8930078</text:p>
          </table:table-cell>
          <table:table-cell office:value-type="float" office:value="267.5" calcext:value-type="float">
            <text:p>267.5</text:p>
          </table:table-cell>
          <table:table-cell office:value-type="float" office:value="53" calcext:value-type="float">
            <text:p>53</text:p>
          </table:table-cell>
          <table:table-cell office:value-type="float" office:value="-140156.254755777" calcext:value-type="float">
            <text:p>-140156.2547557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68272.733675</text:p>
          </table:table-cell>
          <table:table-cell table:style-name="ce13" office:value-type="float" office:value="-46.0572028463695" calcext:value-type="float">
            <text:p>-46.1</text:p>
          </table:table-cell>
          <table:table-cell table:style-name="ce13" office:value-type="float" office:value="-4240.46307619904" calcext:value-type="float">
            <text:p>-4240.5</text:p>
          </table:table-cell>
          <table:table-cell table:style-name="ce13" office:value-type="float" office:value="-0.0424046307619904" calcext:value-type="float">
            <text:p>0.0</text:p>
          </table:table-cell>
          <table:table-cell table:style-name="ce13" office:value-type="float" office:value="-4240.46307619906" calcext:value-type="float">
            <text:p>-4240.5</text:p>
          </table:table-cell>
          <table:table-cell table:style-name="ce13" office:value-type="float" office:value="-6774.96093652581" calcext:value-type="float">
            <text:p>-6775.0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table:style-name="ce28" office:value-type="float" office:value="76.4423076923077" calcext:value-type="float">
            <text:p>76.44</text:p>
          </table:table-cell>
          <table:table-cell office:value-type="float" office:value="819.949559901498" calcext:value-type="float">
            <text:p>819.94955990149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5.4309631947836" calcext:value-type="float">
            <text:p>85.4309631947836</text:p>
          </table:table-cell>
          <table:table-cell office:value-type="float" office:value="-2747.19271633749" calcext:value-type="float">
            <text:p>-2747.19271633749</text:p>
          </table:table-cell>
          <table:table-cell office:value-type="float" office:value="-2105.9696549871" calcext:value-type="float">
            <text:p>-2105.969654987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20.3868417124955" calcext:value-type="float">
            <text:p>-20.3868417124955</text:p>
          </table:table-cell>
          <table:table-cell office:value-type="float" office:value="-41716.5761130368" calcext:value-type="float">
            <text:p>-41716.5761130368</text:p>
          </table:table-cell>
          <table:table-cell office:value-type="float" office:value="41716576.1130368" calcext:value-type="float">
            <text:p>41716576.1130368</text:p>
          </table:table-cell>
          <table:table-cell office:value-type="float" office:value="208.5" calcext:value-type="float">
            <text:p>208.5</text:p>
          </table:table-cell>
          <table:table-cell office:value-type="float" office:value="46" calcext:value-type="float">
            <text:p>46</text:p>
          </table:table-cell>
          <table:table-cell office:value-type="float" office:value="-125153.64489346" calcext:value-type="float">
            <text:p>-125153.6448934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2-actin-Dropt-weig2-actin-weig2-actin-weig2-Dropt-actin-weig2_1_1724970275.612747</text:p>
          </table:table-cell>
          <table:table-cell table:style-name="ce13" office:value-type="float" office:value="-231.241617872564" calcext:value-type="float">
            <text:p>-231.2</text:p>
          </table:table-cell>
          <table:table-cell table:style-name="ce13" office:value-type="float" office:value="-22579.5437764976" calcext:value-type="float">
            <text:p>-22579.5</text:p>
          </table:table-cell>
          <table:table-cell table:style-name="ce13" office:value-type="float" office:value="-0.225795437764976" calcext:value-type="float">
            <text:p>-0.2</text:p>
          </table:table-cell>
          <table:table-cell table:style-name="ce13" office:value-type="float" office:value="-22579.5437764976" calcext:value-type="float">
            <text:p>-22579.5</text:p>
          </table:table-cell>
          <table:table-cell table:style-name="ce13" office:value-type="float" office:value="-22423.1886943551" calcext:value-type="float">
            <text:p>-22423.2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table:style-name="ce28" office:value-type="float" office:value="75.7446808510638" calcext:value-type="float">
            <text:p>75.74</text:p>
          </table:table-cell>
          <table:table-cell office:value-type="float" office:value="702.966826827696" calcext:value-type="float">
            <text:p>702.966826827696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9320137977775" calcext:value-type="float">
            <text:p>15.9320137977775</text:p>
          </table:table-cell>
          <table:table-cell office:value-type="float" office:value="-2591.36208687416" calcext:value-type="float">
            <text:p>-2591.36208687416</text:p>
          </table:table-cell>
          <table:table-cell office:value-type="float" office:value="-25.9630528045673" calcext:value-type="float">
            <text:p>-25.9630528045673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96.0831650063727" calcext:value-type="float">
            <text:p>-96.0831650063727</text:p>
          </table:table-cell>
          <table:table-cell office:value-type="float" office:value="-47100.9213776011" calcext:value-type="float">
            <text:p>-47100.9213776011</text:p>
          </table:table-cell>
          <table:table-cell office:value-type="float" office:value="47100921.3776011" calcext:value-type="float">
            <text:p>47100921.3776011</text:p>
          </table:table-cell>
          <table:table-cell office:value-type="float" office:value="235.5" calcext:value-type="float">
            <text:p>235.5</text:p>
          </table:table-cell>
          <table:table-cell office:value-type="float" office:value="55" calcext:value-type="float">
            <text:p>55</text:p>
          </table:table-cell>
          <table:table-cell office:value-type="float" office:value="-147345.7024494" calcext:value-type="float">
            <text:p>-147345.702449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6:.D25])/COUNT([.D16:.D25])" office:value-type="float" office:value="-128.127696126255" calcext:value-type="float">
            <text:p>-128.1</text:p>
          </table:table-cell>
          <table:table-cell table:style-name="ce14" table:formula="of:=SUM([.E16:.E25])/COUNT([.E16:.E25])" office:value-type="float" office:value="-12285.0426295547" calcext:value-type="float">
            <text:p>-12285.0</text:p>
          </table:table-cell>
          <table:table-cell table:style-name="ce14" table:formula="of:=SUM([.F16:.F25])/COUNT([.F16:.F25])" office:value-type="float" office:value="-0.122850426295547" calcext:value-type="float">
            <text:p>-0.1</text:p>
          </table:table-cell>
          <table:table-cell table:style-name="ce14" table:formula="of:=SUM([.G16:.G25])/COUNT([.G16:.G25])" office:value-type="float" office:value="-12285.0426295547" calcext:value-type="float">
            <text:p>-12285.0</text:p>
          </table:table-cell>
          <table:table-cell table:style-name="ce14" table:formula="of:=SUM([.H16:.H25])/COUNT([.H16:.H25])" office:value-type="float" office:value="-13697.839405507" calcext:value-type="float">
            <text:p>-13697.8</text:p>
          </table:table-cell>
          <table:table-cell table:style-name="ce11" table:formula="of:=SUM([.I16:.I25])/COUNT([.I16:.I25])" office:value-type="float" office:value="190.8" calcext:value-type="float">
            <text:p>191</text:p>
          </table:table-cell>
          <table:table-cell table:style-name="ce11" table:formula="of:=SUM([.J16:.J25])/COUNT([.J16:.J25])" office:value-type="float" office:value="55.7" calcext:value-type="float">
            <text:p>56</text:p>
          </table:table-cell>
          <table:table-cell table:style-name="ce29" table:formula="of:=SUM([.K16:.K25])/COUNT([.K16:.K25])" office:value-type="float" office:value="77.3574307045602" calcext:value-type="float">
            <text:p>77.36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4297.3492968</text:p>
          </table:table-cell>
          <table:table-cell table:style-name="ce13" office:value-type="float" office:value="-227.306773000256" calcext:value-type="float">
            <text:p>-227.3</text:p>
          </table:table-cell>
          <table:table-cell table:style-name="ce13" office:value-type="float" office:value="-22061.6698448962" calcext:value-type="float">
            <text:p>-22061.7</text:p>
          </table:table-cell>
          <table:table-cell table:style-name="ce13" office:value-type="float" office:value="-0.220616698448962" calcext:value-type="float">
            <text:p>-0.2</text:p>
          </table:table-cell>
          <table:table-cell table:style-name="ce13" office:value-type="float" office:value="-22061.6698448962" calcext:value-type="float">
            <text:p>-22061.7</text:p>
          </table:table-cell>
          <table:table-cell table:style-name="ce13" office:value-type="float" office:value="-21909.617908985" calcext:value-type="float">
            <text:p>-21909.6</text:p>
          </table:table-cell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 table:style-name="ce28" office:value-type="float" office:value="78.3505154639175" calcext:value-type="float">
            <text:p>78.35</text:p>
          </table:table-cell>
          <table:table-cell office:value-type="float" office:value="544.298217073978" calcext:value-type="float">
            <text:p>544.29821707397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00081952101027" calcext:value-type="float">
            <text:p>8.00081952101027</text:p>
          </table:table-cell>
          <table:table-cell office:value-type="float" office:value="-2320.02640218672" calcext:value-type="float">
            <text:p>-2320.02640218672</text:p>
          </table:table-cell>
          <table:table-cell office:value-type="float" office:value="-3.39653200811881" calcext:value-type="float">
            <text:p>-3.3965320081188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5.8132984360694" calcext:value-type="float">
            <text:p>-75.8132984360694</text:p>
          </table:table-cell>
          <table:table-cell office:value-type="float" office:value="-58307.0453755306" calcext:value-type="float">
            <text:p>-58307.0453755306</text:p>
          </table:table-cell>
          <table:table-cell office:value-type="float" office:value="58307045.3755307" calcext:value-type="float">
            <text:p>58307045.3755307</text:p>
          </table:table-cell>
          <table:table-cell office:value-type="float" office:value="291.5" calcext:value-type="float">
            <text:p>291.5</text:p>
          </table:table-cell>
          <table:table-cell office:value-type="float" office:value="43" calcext:value-type="float">
            <text:p>43</text:p>
          </table:table-cell>
          <table:table-cell office:value-type="float" office:value="-111839.103162392" calcext:value-type="float">
            <text:p>-111839.1031623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5997.313138</text:p>
          </table:table-cell>
          <table:table-cell table:style-name="ce13" office:value-type="float" office:value="-149.334076132881" calcext:value-type="float">
            <text:p>-149.3</text:p>
          </table:table-cell>
          <table:table-cell table:style-name="ce13" office:value-type="float" office:value="-14391.899796863" calcext:value-type="float">
            <text:p>-14391.9</text:p>
          </table:table-cell>
          <table:table-cell table:style-name="ce13" office:value-type="float" office:value="-0.14391899796863" calcext:value-type="float">
            <text:p>-0.1</text:p>
          </table:table-cell>
          <table:table-cell table:style-name="ce13" office:value-type="float" office:value="-14391.899796863" calcext:value-type="float">
            <text:p>-14391.9</text:p>
          </table:table-cell>
          <table:table-cell table:style-name="ce13" office:value-type="float" office:value="-15742.3818395101" calcext:value-type="float">
            <text:p>-15742.4</text:p>
          </table:table-cell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table:style-name="ce28" office:value-type="float" office:value="77.2" calcext:value-type="float">
            <text:p>77.20</text:p>
          </table:table-cell>
          <table:table-cell office:value-type="float" office:value="649.091621808858" calcext:value-type="float">
            <text:p>649.09162180885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2450.29092642057" calcext:value-type="float">
            <text:p>-2450.29092642057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57.5675991874521" calcext:value-type="float">
            <text:p>-57.5675991874521</text:p>
          </table:table-cell>
          <table:table-cell office:value-type="float" office:value="-50110.618718922" calcext:value-type="float">
            <text:p>-50110.618718922</text:p>
          </table:table-cell>
          <table:table-cell office:value-type="float" office:value="50110618.7189221" calcext:value-type="float">
            <text:p>50110618.7189221</text:p>
          </table:table-cell>
          <table:table-cell office:value-type="float" office:value="250.5" calcext:value-type="float">
            <text:p>250.5</text:p>
          </table:table-cell>
          <table:table-cell office:value-type="float" office:value="50" calcext:value-type="float">
            <text:p>50</text:p>
          </table:table-cell>
          <table:table-cell office:value-type="float" office:value="-135160.352804831" calcext:value-type="float">
            <text:p>-135160.3528048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7696.7184</text:p>
          </table:table-cell>
          <table:table-cell table:style-name="ce13" office:value-type="float" office:value="-333.25173484359" calcext:value-type="float">
            <text:p>-333.3</text:p>
          </table:table-cell>
          <table:table-cell table:style-name="ce13" office:value-type="float" office:value="-32547.8279375303" calcext:value-type="float">
            <text:p>-32547.8</text:p>
          </table:table-cell>
          <table:table-cell table:style-name="ce13" office:value-type="float" office:value="-0.325478279375303" calcext:value-type="float">
            <text:p>-0.3</text:p>
          </table:table-cell>
          <table:table-cell table:style-name="ce13" office:value-type="float" office:value="-32547.8279375303" calcext:value-type="float">
            <text:p>-32547.8</text:p>
          </table:table-cell>
          <table:table-cell table:style-name="ce13" office:value-type="float" office:value="-29734.2163250552" calcext:value-type="float">
            <text:p>-29734.2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style-name="ce28" office:value-type="float" office:value="75" calcext:value-type="float">
            <text:p>75.00</text:p>
          </table:table-cell>
          <table:table-cell office:value-type="float" office:value="505.417590505839" calcext:value-type="float">
            <text:p>505.41759050583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3.23391228741093" calcext:value-type="float">
            <text:p>3.23391228741093</text:p>
          </table:table-cell>
          <table:table-cell office:value-type="float" office:value="-1928.25059351157" calcext:value-type="float">
            <text:p>-1928.25059351157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02.999455498514" calcext:value-type="float">
            <text:p>-102.999455498514</text:p>
          </table:table-cell>
          <table:table-cell office:value-type="float" office:value="-63299.0512232858" calcext:value-type="float">
            <text:p>-63299.0512232858</text:p>
          </table:table-cell>
          <table:table-cell office:value-type="float" office:value="63299051.2232858" calcext:value-type="float">
            <text:p>63299051.2232858</text:p>
          </table:table-cell>
          <table:table-cell office:value-type="float" office:value="316.5" calcext:value-type="float">
            <text:p>316.5</text:p>
          </table:table-cell>
          <table:table-cell office:value-type="float" office:value="54" calcext:value-type="float">
            <text:p>54</text:p>
          </table:table-cell>
          <table:table-cell office:value-type="float" office:value="-145513.214175834" calcext:value-type="float">
            <text:p>-145513.2141758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9391.739297</text:p>
          </table:table-cell>
          <table:table-cell table:style-name="ce13" office:value-type="float" office:value="16.978637327309" calcext:value-type="float">
            <text:p>17.0</text:p>
          </table:table-cell>
          <table:table-cell table:style-name="ce13" office:value-type="float" office:value="2076.48597015139" calcext:value-type="float">
            <text:p>2076.5</text:p>
          </table:table-cell>
          <table:table-cell table:style-name="ce13" office:value-type="float" office:value="0.0207648597015139" calcext:value-type="float">
            <text:p>0.0</text:p>
          </table:table-cell>
          <table:table-cell table:style-name="ce13" office:value-type="float" office:value="2076.48597015141" calcext:value-type="float">
            <text:p>2076.5</text:p>
          </table:table-cell>
          <table:table-cell table:style-name="ce13" office:value-type="float" office:value="-825.251470097899" calcext:value-type="float">
            <text:p>-825.3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78.5714285714286" calcext:value-type="float">
            <text:p>78.57</text:p>
          </table:table-cell>
          <table:table-cell office:value-type="float" office:value="693.218169259218" calcext:value-type="float">
            <text:p>693.218169259218</text:p>
          </table:table-cell>
          <table:table-cell office:value-type="float" office:value="3931.7135189229" calcext:value-type="float">
            <text:p>3931.7135189229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03.34651005877" calcext:value-type="float">
            <text:p>-2503.34651005877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8.24002369107701" calcext:value-type="float">
            <text:p>8.24002369107701</text:p>
          </table:table-cell>
          <table:table-cell office:value-type="float" office:value="-50527.3037897599" calcext:value-type="float">
            <text:p>-50527.3037897599</text:p>
          </table:table-cell>
          <table:table-cell office:value-type="float" office:value="50527303.7897599" calcext:value-type="float">
            <text:p>50527303.7897599</text:p>
          </table:table-cell>
          <table:table-cell office:value-type="float" office:value="252.5" calcext:value-type="float">
            <text:p>252.5</text:p>
          </table:table-cell>
          <table:table-cell office:value-type="float" office:value="44" calcext:value-type="float">
            <text:p>44</text:p>
          </table:table-cell>
          <table:table-cell office:value-type="float" office:value="-116414.371822675" calcext:value-type="float">
            <text:p>-116414.37182267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1158.0844018</text:p>
          </table:table-cell>
          <table:table-cell table:style-name="ce13" office:value-type="float" office:value="-88.7996940146048" calcext:value-type="float">
            <text:p>-88.8</text:p>
          </table:table-cell>
          <table:table-cell table:style-name="ce13" office:value-type="float" office:value="-8405.29822259431" calcext:value-type="float">
            <text:p>-8405.3</text:p>
          </table:table-cell>
          <table:table-cell table:style-name="ce13" office:value-type="float" office:value="-0.0840529822259431" calcext:value-type="float">
            <text:p>-0.1</text:p>
          </table:table-cell>
          <table:table-cell table:style-name="ce13" office:value-type="float" office:value="-8405.29822259431" calcext:value-type="float">
            <text:p>-8405.3</text:p>
          </table:table-cell>
          <table:table-cell table:style-name="ce13" office:value-type="float" office:value="-10522.6499724412" calcext:value-type="float">
            <text:p>-10522.6</text:p>
          </table:table-cell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78.2258064516129" calcext:value-type="float">
            <text:p>78.23</text:p>
          </table:table-cell>
          <table:table-cell office:value-type="float" office:value="673.076524116983" calcext:value-type="float">
            <text:p>673.076524116983</text:p>
          </table:table-cell>
          <table:table-cell office:value-type="float" office:value="3931.7135189229" calcext:value-type="float">
            <text:p>3931.7135189229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573.74340557942" calcext:value-type="float">
            <text:p>-2573.74340557942</text:p>
          </table:table-cell>
          <table:table-cell office:value-type="float" office:value="-6.97826526417339" calcext:value-type="float">
            <text:p>-6.9782652641733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33.892331542719" calcext:value-type="float">
            <text:p>-33.892331542719</text:p>
          </table:table-cell>
          <table:table-cell office:value-type="float" office:value="-49716.4111128903" calcext:value-type="float">
            <text:p>-49716.4111128903</text:p>
          </table:table-cell>
          <table:table-cell office:value-type="float" office:value="49716411.1128903" calcext:value-type="float">
            <text:p>49716411.1128903</text:p>
          </table:table-cell>
          <table:table-cell office:value-type="float" office:value="248.5" calcext:value-type="float">
            <text:p>248.5</text:p>
          </table:table-cell>
          <table:table-cell office:value-type="float" office:value="48" calcext:value-type="float">
            <text:p>48</text:p>
          </table:table-cell>
          <table:table-cell office:value-type="float" office:value="-126723.917922751" calcext:value-type="float">
            <text:p>-126723.91792275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3002.567904</text:p>
          </table:table-cell>
          <table:table-cell table:style-name="ce13" office:value-type="float" office:value="-68.5989926038254" calcext:value-type="float">
            <text:p>-68.6</text:p>
          </table:table-cell>
          <table:table-cell table:style-name="ce13" office:value-type="float" office:value="-6548.33892028757" calcext:value-type="float">
            <text:p>-6548.3</text:p>
          </table:table-cell>
          <table:table-cell table:style-name="ce13" office:value-type="float" office:value="-0.0654833892028757" calcext:value-type="float">
            <text:p>-0.1</text:p>
          </table:table-cell>
          <table:table-cell table:style-name="ce13" office:value-type="float" office:value="-6548.33892028758" calcext:value-type="float">
            <text:p>-6548.3</text:p>
          </table:table-cell>
          <table:table-cell table:style-name="ce13" office:value-type="float" office:value="-8937.78600808881" calcext:value-type="float">
            <text:p>-8937.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table:style-name="ce28" office:value-type="float" office:value="73.9130434782609" calcext:value-type="float">
            <text:p>73.91</text:p>
          </table:table-cell>
          <table:table-cell office:value-type="float" office:value="712.057198677672" calcext:value-type="float">
            <text:p>712.057198677672</text:p>
          </table:table-cell>
          <table:table-cell office:value-type="float" office:value="4145.65575172259" calcext:value-type="float">
            <text:p>4145.65575172259</text:p>
          </table:table-cell>
          <table:table-cell office:value-type="float" office:value="3.53660085788579" calcext:value-type="float">
            <text:p>3.53660085788579</text:p>
          </table:table-cell>
          <table:table-cell office:value-type="float" office:value="-2116.7126526214" calcext:value-type="float">
            <text:p>-2116.7126526214</text:p>
          </table:table-cell>
          <table:table-cell office:value-type="float" office:value="-5.99743384940666" calcext:value-type="float">
            <text:p>-5.99743384940666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25.882762530781" calcext:value-type="float">
            <text:p>-25.882762530781</text:p>
          </table:table-cell>
          <table:table-cell office:value-type="float" office:value="-50718.7704315112" calcext:value-type="float">
            <text:p>-50718.7704315112</text:p>
          </table:table-cell>
          <table:table-cell office:value-type="float" office:value="50718770.4315112" calcext:value-type="float">
            <text:p>50718770.4315112</text:p>
          </table:table-cell>
          <table:table-cell office:value-type="float" office:value="253.5" calcext:value-type="float">
            <text:p>253.5</text:p>
          </table:table-cell>
          <table:table-cell office:value-type="float" office:value="46" calcext:value-type="float">
            <text:p>46</text:p>
          </table:table-cell>
          <table:table-cell office:value-type="float" office:value="-120181.289175777" calcext:value-type="float">
            <text:p>-120181.2891757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4873.522551</text:p>
          </table:table-cell>
          <table:table-cell table:style-name="ce13" office:value-type="float" office:value="-231.893817444665" calcext:value-type="float">
            <text:p>-231.9</text:p>
          </table:table-cell>
          <table:table-cell table:style-name="ce13" office:value-type="float" office:value="-22459.1948083653" calcext:value-type="float">
            <text:p>-22459.2</text:p>
          </table:table-cell>
          <table:table-cell table:style-name="ce13" office:value-type="float" office:value="-0.224591948083653" calcext:value-type="float">
            <text:p>-0.2</text:p>
          </table:table-cell>
          <table:table-cell table:style-name="ce13" office:value-type="float" office:value="-22459.1948083653" calcext:value-type="float">
            <text:p>-22459.2</text:p>
          </table:table-cell>
          <table:table-cell table:style-name="ce13" office:value-type="float" office:value="-22269.0133488288" calcext:value-type="float">
            <text:p>-22269.0</text:p>
          </table:table-cell>
          <table:table-cell office:value-type="float" office:value="234" calcext:value-type="float">
            <text:p>234</text:p>
          </table:table-cell>
          <table:table-cell office:value-type="float" office:value="69" calcext:value-type="float">
            <text:p>69</text:p>
          </table:table-cell>
          <table:table-cell table:style-name="ce28" office:value-type="float" office:value="77.2277227722772" calcext:value-type="float">
            <text:p>77.23</text:p>
          </table:table-cell>
          <table:table-cell office:value-type="float" office:value="536.896360945725" calcext:value-type="float">
            <text:p>536.896360945725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5.33398785439204" calcext:value-type="float">
            <text:p>5.33398785439204</text:p>
          </table:table-cell>
          <table:table-cell office:value-type="float" office:value="-2146.27454014007" calcext:value-type="float">
            <text:p>-2146.27454014007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4.1227551431198" calcext:value-type="float">
            <text:p>-74.1227551431198</text:p>
          </table:table-cell>
          <table:table-cell office:value-type="float" office:value="-60707.8486538455" calcext:value-type="float">
            <text:p>-60707.8486538455</text:p>
          </table:table-cell>
          <table:table-cell office:value-type="float" office:value="60707848.6538455" calcext:value-type="float">
            <text:p>60707848.6538455</text:p>
          </table:table-cell>
          <table:table-cell office:value-type="float" office:value="303.5" calcext:value-type="float">
            <text:p>303.5</text:p>
          </table:table-cell>
          <table:table-cell office:value-type="float" office:value="47" calcext:value-type="float">
            <text:p>47</text:p>
          </table:table-cell>
          <table:table-cell office:value-type="float" office:value="-126192.157705974" calcext:value-type="float">
            <text:p>-126192.1577059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6671.701634</text:p>
          </table:table-cell>
          <table:table-cell table:style-name="ce13" office:value-type="float" office:value="-279.689713548626" calcext:value-type="float">
            <text:p>-279.7</text:p>
          </table:table-cell>
          <table:table-cell table:style-name="ce13" office:value-type="float" office:value="-27352.6618639474" calcext:value-type="float">
            <text:p>-27352.7</text:p>
          </table:table-cell>
          <table:table-cell table:style-name="ce13" office:value-type="float" office:value="-0.273526618639474" calcext:value-type="float">
            <text:p>-0.3</text:p>
          </table:table-cell>
          <table:table-cell table:style-name="ce13" office:value-type="float" office:value="-27352.6618639474" calcext:value-type="float">
            <text:p>-27352.7</text:p>
          </table:table-cell>
          <table:table-cell table:style-name="ce13" office:value-type="float" office:value="-25984.2422533827" calcext:value-type="float">
            <text:p>-25984.2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table:style-name="ce28" office:value-type="float" office:value="79.136690647482" calcext:value-type="float">
            <text:p>79.14</text:p>
          </table:table-cell>
          <table:table-cell office:value-type="float" office:value="544.898594319868" calcext:value-type="float">
            <text:p>544.898594319868</text:p>
          </table:table-cell>
          <table:table-cell office:value-type="float" office:value="3168.92432526276" calcext:value-type="float">
            <text:p>3168.92432526276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38.45435541928" calcext:value-type="float">
            <text:p>-2538.45435541928</text:p>
          </table:table-cell>
          <table:table-cell office:value-type="float" office:value="-12.474599592344" calcext:value-type="float">
            <text:p>-12.47459959234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98.3908700141991" calcext:value-type="float">
            <text:p>-98.3908700141991</text:p>
          </table:table-cell>
          <table:table-cell office:value-type="float" office:value="-55700.447785922" calcext:value-type="float">
            <text:p>-55700.447785922</text:p>
          </table:table-cell>
          <table:table-cell office:value-type="float" office:value="55700447.785922" calcext:value-type="float">
            <text:p>55700447.785922</text:p>
          </table:table-cell>
          <table:table-cell office:value-type="float" office:value="278.5" calcext:value-type="float">
            <text:p>278.5</text:p>
          </table:table-cell>
          <table:table-cell office:value-type="float" office:value="44" calcext:value-type="float">
            <text:p>44</text:p>
          </table:table-cell>
          <table:table-cell office:value-type="float" office:value="-113047.423872665" calcext:value-type="float">
            <text:p>-113047.4238726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8454.6908338</text:p>
          </table:table-cell>
          <table:table-cell table:style-name="ce13" office:value-type="float" office:value="-202.751835402466" calcext:value-type="float">
            <text:p>-202.8</text:p>
          </table:table-cell>
          <table:table-cell table:style-name="ce13" office:value-type="float" office:value="-19625.305805473" calcext:value-type="float">
            <text:p>-19625.3</text:p>
          </table:table-cell>
          <table:table-cell table:style-name="ce13" office:value-type="float" office:value="-0.19625305805473" calcext:value-type="float">
            <text:p>-0.2</text:p>
          </table:table-cell>
          <table:table-cell table:style-name="ce13" office:value-type="float" office:value="-19625.3058054729" calcext:value-type="float">
            <text:p>-19625.3</text:p>
          </table:table-cell>
          <table:table-cell table:style-name="ce13" office:value-type="float" office:value="-20043.7581934366" calcext:value-type="float">
            <text:p>-20043.8</text:p>
          </table:table-cell>
          <table:table-cell office:value-type="float" office:value="217" calcext:value-type="float">
            <text:p>217</text:p>
          </table:table-cell>
          <table:table-cell office:value-type="float" office:value="62" calcext:value-type="float">
            <text:p>62</text:p>
          </table:table-cell>
          <table:table-cell table:style-name="ce28" office:value-type="float" office:value="77.7777777777778" calcext:value-type="float">
            <text:p>77.78</text:p>
          </table:table-cell>
          <table:table-cell office:value-type="float" office:value="582.677817028748" calcext:value-type="float">
            <text:p>582.67781702874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355.90955001147" calcext:value-type="float">
            <text:p>-2355.90955001147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0.3415978690786" calcext:value-type="float">
            <text:p>-70.3415978690786</text:p>
          </table:table-cell>
          <table:table-cell office:value-type="float" office:value="-55908.2829771717" calcext:value-type="float">
            <text:p>-55908.2829771717</text:p>
          </table:table-cell>
          <table:table-cell office:value-type="float" office:value="55908282.9771717" calcext:value-type="float">
            <text:p>55908282.9771717</text:p>
          </table:table-cell>
          <table:table-cell office:value-type="float" office:value="279.5" calcext:value-type="float">
            <text:p>279.5</text:p>
          </table:table-cell>
          <table:table-cell office:value-type="float" office:value="47" calcext:value-type="float">
            <text:p>47</text:p>
          </table:table-cell>
          <table:table-cell office:value-type="float" office:value="-120139.919479744" calcext:value-type="float">
            <text:p>-120139.9194797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20288.184374</text:p>
          </table:table-cell>
          <table:table-cell table:style-name="ce13" office:value-type="float" office:value="-210.255063596106" calcext:value-type="float">
            <text:p>-210.3</text:p>
          </table:table-cell>
          <table:table-cell table:style-name="ce13" office:value-type="float" office:value="-20398.9290263733" calcext:value-type="float">
            <text:p>-20398.9</text:p>
          </table:table-cell>
          <table:table-cell table:style-name="ce13" office:value-type="float" office:value="-0.203989290263733" calcext:value-type="float">
            <text:p>-0.2</text:p>
          </table:table-cell>
          <table:table-cell table:style-name="ce13" office:value-type="float" office:value="-20398.9290263733" calcext:value-type="float">
            <text:p>-20398.9</text:p>
          </table:table-cell>
          <table:table-cell table:style-name="ce13" office:value-type="float" office:value="-20663.4552703565" calcext:value-type="float">
            <text:p>-20663.5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78.3393501805054" calcext:value-type="float">
            <text:p>78.34</text:p>
          </table:table-cell>
          <table:table-cell office:value-type="float" office:value="566.764466458312" calcext:value-type="float">
            <text:p>566.764466458312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389.78030413045" calcext:value-type="float">
            <text:p>-2389.78030413045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3.6423430554992" calcext:value-type="float">
            <text:p>-73.6423430554992</text:p>
          </table:table-cell>
          <table:table-cell office:value-type="float" office:value="-55507.308379353" calcext:value-type="float">
            <text:p>-55507.308379353</text:p>
          </table:table-cell>
          <table:table-cell office:value-type="float" office:value="55507308.379353" calcext:value-type="float">
            <text:p>55507308.379353</text:p>
          </table:table-cell>
          <table:table-cell office:value-type="float" office:value="277.5" calcext:value-type="float">
            <text:p>277.5</text:p>
          </table:table-cell>
          <table:table-cell office:value-type="float" office:value="52" calcext:value-type="float">
            <text:p>52</text:p>
          </table:table-cell>
          <table:table-cell office:value-type="float" office:value="-142582.805525689" calcext:value-type="float">
            <text:p>-142582.80552568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7:.D36])/COUNT([.D27:.D36])" office:value-type="float" office:value="-177.490306325971" calcext:value-type="float">
            <text:p>-177.5</text:p>
          </table:table-cell>
          <table:table-cell table:style-name="ce14" table:formula="of:=SUM([.E27:.E36])/COUNT([.E27:.E36])" office:value-type="float" office:value="-17171.4640256179" calcext:value-type="float">
            <text:p>-17171.5</text:p>
          </table:table-cell>
          <table:table-cell table:style-name="ce14" table:formula="of:=SUM([.F27:.F36])/COUNT([.F27:.F36])" office:value-type="float" office:value="-0.171714640256179" calcext:value-type="float">
            <text:p>-0.2</text:p>
          </table:table-cell>
          <table:table-cell table:style-name="ce14" table:formula="of:=SUM([.G27:.G36])/COUNT([.G27:.G36])" office:value-type="float" office:value="-17171.4640256179" calcext:value-type="float">
            <text:p>-17171.5</text:p>
          </table:table-cell>
          <table:table-cell table:style-name="ce14" table:formula="of:=SUM([.H27:.H36])/COUNT([.H27:.H36])" office:value-type="float" office:value="-17663.2372590183" calcext:value-type="float">
            <text:p>-17663.2</text:p>
          </table:table-cell>
          <table:table-cell table:style-name="ce11" table:formula="of:=SUM([.I27:.I36])/COUNT([.I27:.I36])" office:value-type="float" office:value="212.5" calcext:value-type="float">
            <text:p>213</text:p>
          </table:table-cell>
          <table:table-cell table:style-name="ce11" table:formula="of:=SUM([.J27:.J36])/COUNT([.J27:.J36])" office:value-type="float" office:value="62.2" calcext:value-type="float">
            <text:p>62</text:p>
          </table:table-cell>
          <table:table-cell table:style-name="ce29" table:formula="of:=SUM([.K27:.K36])/COUNT([.K27:.K36])" office:value-type="float" office:value="77.3742335343262" calcext:value-type="float">
            <text:p>77.3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099878.851994</text:p>
          </table:table-cell>
          <table:table-cell table:style-name="ce13" office:value-type="float" office:value="243.063827676624" calcext:value-type="float">
            <text:p>243.1</text:p>
          </table:table-cell>
          <table:table-cell table:style-name="ce13" office:value-type="float" office:value="23324.313405216" calcext:value-type="float">
            <text:p>23324.3</text:p>
          </table:table-cell>
          <table:table-cell table:style-name="ce13" office:value-type="float" office:value="0.23324313405216" calcext:value-type="float">
            <text:p>0.2</text:p>
          </table:table-cell>
          <table:table-cell table:style-name="ce13" office:value-type="float" office:value="23324.313405216" calcext:value-type="float">
            <text:p>23324.3</text:p>
          </table:table-cell>
          <table:table-cell table:style-name="ce13" office:value-type="float" office:value="21096.8572587802" calcext:value-type="float">
            <text:p>21096.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style-name="ce28" office:value-type="float" office:value="44.6601941747573" calcext:value-type="float">
            <text:p>44.66</text:p>
          </table:table-cell>
          <table:table-cell office:value-type="float" office:value="2586.35253737392" calcext:value-type="float">
            <text:p>2586.35253737392</text:p>
          </table:table-cell>
          <table:table-cell office:value-type="float" office:value="9456.50216092439" calcext:value-type="float">
            <text:p>9456.50216092439</text:p>
          </table:table-cell>
          <table:table-cell office:value-type="float" office:value="40.3414555611962" calcext:value-type="float">
            <text:p>40.3414555611962</text:p>
          </table:table-cell>
          <table:table-cell office:value-type="float" office:value="-1678.03339147341" calcext:value-type="float">
            <text:p>-1678.03339147341</text:p>
          </table:table-cell>
          <table:table-cell office:value-type="float" office:value="-3.81223746215983" calcext:value-type="float">
            <text:p>-3.81223746215983</text:p>
          </table:table-cell>
          <table:table-cell office:value-type="float" office:value="-4094.0535936137" calcext:value-type="float">
            <text:p>-4094.0535936137</text:p>
          </table:table-cell>
          <table:table-cell office:value-type="float" office:value="226.449644710835" calcext:value-type="float">
            <text:p>226.449644710835</text:p>
          </table:table-cell>
          <table:table-cell office:value-type="float" office:value="-20733.6579713766" calcext:value-type="float">
            <text:p>-20733.6579713766</text:p>
          </table:table-cell>
          <table:table-cell office:value-type="float" office:value="20733657.9713766" calcext:value-type="float">
            <text:p>20733657.9713766</text:p>
          </table:table-cell>
          <table:table-cell office:value-type="float" office:value="103.5" calcext:value-type="float">
            <text:p>103.5</text:p>
          </table:table-cell>
          <table:table-cell office:value-type="float" office:value="18" calcext:value-type="float">
            <text:p>18</text:p>
          </table:table-cell>
          <table:table-cell office:value-type="float" office:value="-47216.7533033234" calcext:value-type="float">
            <text:p>-47216.75330332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1885.177226</text:p>
          </table:table-cell>
          <table:table-cell table:style-name="ce13" office:value-type="float" office:value="347.952220564121" calcext:value-type="float">
            <text:p>348.0</text:p>
          </table:table-cell>
          <table:table-cell table:style-name="ce13" office:value-type="float" office:value="34323.0278061619" calcext:value-type="float">
            <text:p>34323.0</text:p>
          </table:table-cell>
          <table:table-cell table:style-name="ce13" office:value-type="float" office:value="0.343230278061619" calcext:value-type="float">
            <text:p>0.3</text:p>
          </table:table-cell>
          <table:table-cell table:style-name="ce13" office:value-type="float" office:value="34323.0278061619" calcext:value-type="float">
            <text:p>34323.0</text:p>
          </table:table-cell>
          <table:table-cell table:style-name="ce13" office:value-type="float" office:value="30995.1789564761" calcext:value-type="float">
            <text:p>30995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6.6666666666667" calcext:value-type="float">
            <text:p>16.67</text:p>
          </table:table-cell>
          <table:table-cell office:value-type="float" office:value="23785.4487482633" calcext:value-type="float">
            <text:p>23785.4487482633</text:p>
          </table:table-cell>
          <table:table-cell office:value-type="float" office:value="42483.8770343428" calcext:value-type="float">
            <text:p>42483.8770343428</text:p>
          </table:table-cell>
          <table:table-cell office:value-type="float" office:value="5087.02046218375" calcext:value-type="float">
            <text:p>5087.02046218375</text:p>
          </table:table-cell>
          <table:table-cell office:value-type="float" office:value="-1324.78696903647" calcext:value-type="float">
            <text:p>-1324.78696903647</text:p>
          </table:table-cell>
          <table:table-cell office:value-type="float" office:value="-59.9855456939695" calcext:value-type="float">
            <text:p>-59.9855456939695</text:p>
          </table:table-cell>
          <table:table-cell office:value-type="float" office:value="-2406.3153691078" calcext:value-type="float">
            <text:p>-2406.3153691078</text:p>
          </table:table-cell>
          <table:table-cell office:value-type="float" office:value="2860.25231718016" calcext:value-type="float">
            <text:p>2860.25231718016</text:p>
          </table:table-cell>
          <table:table-cell office:value-type="float" office:value="-2535.55858639255" calcext:value-type="float">
            <text:p>-2535.55858639255</text:p>
          </table:table-cell>
          <table:table-cell office:value-type="float" office:value="2535558.58639255" calcext:value-type="float">
            <text:p>2535558.58639255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-7049.9792565464" calcext:value-type="float">
            <text:p>-7049.979256546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3890.323542</text:p>
          </table:table-cell>
          <table:table-cell table:style-name="ce13" office:value-type="float" office:value="287.958915102932" calcext:value-type="float">
            <text:p>288.0</text:p>
          </table:table-cell>
          <table:table-cell table:style-name="ce13" office:value-type="float" office:value="27541.4835530393" calcext:value-type="float">
            <text:p>27541.5</text:p>
          </table:table-cell>
          <table:table-cell table:style-name="ce13" office:value-type="float" office:value="0.275414835530393" calcext:value-type="float">
            <text:p>0.3</text:p>
          </table:table-cell>
          <table:table-cell table:style-name="ce13" office:value-type="float" office:value="27541.4835530393" calcext:value-type="float">
            <text:p>27541.5</text:p>
          </table:table-cell>
          <table:table-cell table:style-name="ce13" office:value-type="float" office:value="26058.6671985362" calcext:value-type="float">
            <text:p>26058.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28" office:value-type="float" office:value="38.8888888888889" calcext:value-type="float">
            <text:p>38.89</text:p>
          </table:table-cell>
          <table:table-cell office:value-type="float" office:value="3087.54772420962" calcext:value-type="float">
            <text:p>3087.54772420962</text:p>
          </table:table-cell>
          <table:table-cell office:value-type="float" office:value="18078.0391526112" calcext:value-type="float">
            <text:p>18078.0391526112</text:p>
          </table:table-cell>
          <table:table-cell office:value-type="float" office:value="86.7598176331521" calcext:value-type="float">
            <text:p>86.7598176331521</text:p>
          </table:table-cell>
          <table:table-cell office:value-type="float" office:value="-1464.04885080541" calcext:value-type="float">
            <text:p>-1464.04885080541</text:p>
          </table:table-cell>
          <table:table-cell office:value-type="float" office:value="-92.915559184883" calcext:value-type="float">
            <text:p>-92.915559184883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306.016483922659" calcext:value-type="float">
            <text:p>306.016483922659</text:p>
          </table:table-cell>
          <table:table-cell office:value-type="float" office:value="-18136.5780616147" calcext:value-type="float">
            <text:p>-18136.5780616147</text:p>
          </table:table-cell>
          <table:table-cell office:value-type="float" office:value="18136578.0616147" calcext:value-type="float">
            <text:p>18136578.0616147</text:p>
          </table:table-cell>
          <table:table-cell office:value-type="float" office:value="90.5" calcext:value-type="float">
            <text:p>90.5</text:p>
          </table:table-cell>
          <table:table-cell office:value-type="float" office:value="8" calcext:value-type="float">
            <text:p>8</text:p>
          </table:table-cell>
          <table:table-cell office:value-type="float" office:value="-19513.7510822518" calcext:value-type="float">
            <text:p>-19513.75108225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5902.373151</text:p>
          </table:table-cell>
          <table:table-cell table:style-name="ce13" office:value-type="float" office:value="220.031823637066" calcext:value-type="float">
            <text:p>220.0</text:p>
          </table:table-cell>
          <table:table-cell table:style-name="ce13" office:value-type="float" office:value="20726.1303032813" calcext:value-type="float">
            <text:p>20726.1</text:p>
          </table:table-cell>
          <table:table-cell table:style-name="ce13" office:value-type="float" office:value="0.207261303032813" calcext:value-type="float">
            <text:p>0.2</text:p>
          </table:table-cell>
          <table:table-cell table:style-name="ce13" office:value-type="float" office:value="20726.1303032813" calcext:value-type="float">
            <text:p>20726.1</text:p>
          </table:table-cell>
          <table:table-cell table:style-name="ce13" office:value-type="float" office:value="17544.1157522511" calcext:value-type="float">
            <text:p>17544.1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style-name="ce28" office:value-type="float" office:value="38.2978723404255" calcext:value-type="float">
            <text:p>38.30</text:p>
          </table:table-cell>
          <table:table-cell office:value-type="float" office:value="3065.3773996014" calcext:value-type="float">
            <text:p>3065.3773996014</text:p>
          </table:table-cell>
          <table:table-cell office:value-type="float" office:value="18874.2876712417" calcext:value-type="float">
            <text:p>18874.2876712417</text:p>
          </table:table-cell>
          <table:table-cell office:value-type="float" office:value="139.193666888314" calcext:value-type="float">
            <text:p>139.193666888314</text:p>
          </table:table-cell>
          <table:table-cell office:value-type="float" office:value="-1545.3009669374" calcext:value-type="float">
            <text:p>-1545.3009669374</text:p>
          </table:table-cell>
          <table:table-cell office:value-type="float" office:value="-42.3609987662785" calcext:value-type="float">
            <text:p>-42.3609987662785</text:p>
          </table:table-cell>
          <table:table-cell office:value-type="float" office:value="-3493.66002331364" calcext:value-type="float">
            <text:p>-3493.66002331364</text:p>
          </table:table-cell>
          <table:table-cell office:value-type="float" office:value="220.490747907248" calcext:value-type="float">
            <text:p>220.490747907248</text:p>
          </table:table-cell>
          <table:table-cell office:value-type="float" office:value="-18930.1562865899" calcext:value-type="float">
            <text:p>-18930.1562865899</text:p>
          </table:table-cell>
          <table:table-cell office:value-type="float" office:value="18930156.2865899" calcext:value-type="float">
            <text:p>18930156.2865899</text:p>
          </table:table-cell>
          <table:table-cell office:value-type="float" office:value="94.5" calcext:value-type="float">
            <text:p>94.5</text:p>
          </table:table-cell>
          <table:table-cell office:value-type="float" office:value="6" calcext:value-type="float">
            <text:p>6</text:p>
          </table:table-cell>
          <table:table-cell office:value-type="float" office:value="-14453.207959621" calcext:value-type="float">
            <text:p>-14453.20795962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7916.241417</text:p>
          </table:table-cell>
          <table:table-cell table:style-name="ce13" office:value-type="float" office:value="303.571083246485" calcext:value-type="float">
            <text:p>303.6</text:p>
          </table:table-cell>
          <table:table-cell table:style-name="ce13" office:value-type="float" office:value="29241.107081474" calcext:value-type="float">
            <text:p>29241.1</text:p>
          </table:table-cell>
          <table:table-cell table:style-name="ce13" office:value-type="float" office:value="0.29241107081474" calcext:value-type="float">
            <text:p>0.3</text:p>
          </table:table-cell>
          <table:table-cell table:style-name="ce13" office:value-type="float" office:value="29241.107081474" calcext:value-type="float">
            <text:p>29241.1</text:p>
          </table:table-cell>
          <table:table-cell table:style-name="ce13" office:value-type="float" office:value="26953.3895349596" calcext:value-type="float">
            <text:p>26953.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36.6666666666667" calcext:value-type="float">
            <text:p>36.67</text:p>
          </table:table-cell>
          <table:table-cell office:value-type="float" office:value="4693.81627781934" calcext:value-type="float">
            <text:p>4693.81627781934</text:p>
          </table:table-cell>
          <table:table-cell office:value-type="float" office:value="18841.7547034561" calcext:value-type="float">
            <text:p>18841.7547034561</text:p>
          </table:table-cell>
          <table:table-cell office:value-type="float" office:value="28.6887899191352" calcext:value-type="float">
            <text:p>28.6887899191352</text:p>
          </table:table-cell>
          <table:table-cell office:value-type="float" office:value="-1947.96976396188" calcext:value-type="float">
            <text:p>-1947.96976396188</text:p>
          </table:table-cell>
          <table:table-cell office:value-type="float" office:value="-92.2917825227632" calcext:value-type="float">
            <text:p>-92.2917825227632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487.351784691233" calcext:value-type="float">
            <text:p>487.351784691233</text:p>
          </table:table-cell>
          <table:table-cell office:value-type="float" office:value="-12135.2763834649" calcext:value-type="float">
            <text:p>-12135.2763834649</text:p>
          </table:table-cell>
          <table:table-cell office:value-type="float" office:value="12135276.3834649" calcext:value-type="float">
            <text:p>12135276.3834649</text:p>
          </table:table-cell>
          <table:table-cell office:value-type="float" office:value="60.5" calcext:value-type="float">
            <text:p>60.5</text:p>
          </table:table-cell>
          <table:table-cell office:value-type="float" office:value="12" calcext:value-type="float">
            <text:p>12</text:p>
          </table:table-cell>
          <table:table-cell office:value-type="float" office:value="-28828.5431796772" calcext:value-type="float">
            <text:p>-28828.543179677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09928.799086</text:p>
          </table:table-cell>
          <table:table-cell table:style-name="ce13" office:value-type="float" office:value="-5.82271123642161" calcext:value-type="float">
            <text:p>-5.8</text:p>
          </table:table-cell>
          <table:table-cell table:style-name="ce13" office:value-type="float" office:value="-982.495710674906" calcext:value-type="float">
            <text:p>-982.5</text:p>
          </table:table-cell>
          <table:table-cell table:style-name="ce13" office:value-type="float" office:value="-0.00982495710674906" calcext:value-type="float">
            <text:p>0.0</text:p>
          </table:table-cell>
          <table:table-cell table:style-name="ce13" office:value-type="float" office:value="-982.495710674906" calcext:value-type="float">
            <text:p>-982.5</text:p>
          </table:table-cell>
          <table:table-cell table:style-name="ce13" office:value-type="float" office:value="-981.942337918362" calcext:value-type="float">
            <text:p>-981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1.247855337453" calcext:value-type="float">
            <text:p>-491.247855337453</text:p>
          </table:table-cell>
          <table:table-cell office:value-type="float" office:value="-59.9855456939695" calcext:value-type="float">
            <text:p>-59.9855456939695</text:p>
          </table:table-cell>
          <table:table-cell office:value-type="float" office:value="-922.510164980937" calcext:value-type="float">
            <text:p>-922.510164980937</text:p>
          </table:table-cell>
          <table:table-cell office:value-type="float" office:value="-491.247855337453" calcext:value-type="float">
            <text:p>-491.247855337453</text:p>
          </table:table-cell>
          <table:table-cell office:value-type="float" office:value="-499.216721010335" calcext:value-type="float">
            <text:p>-499.216721010335</text:p>
          </table:table-cell>
          <table:table-cell office:value-type="float" office:value="499216.721010335" calcext:value-type="float">
            <text:p>499216.72101033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11948.790842</text:p>
          </table:table-cell>
          <table:table-cell table:style-name="ce13" office:value-type="float" office:value="4.0596713803654" calcext:value-type="float">
            <text:p>4.1</text:p>
          </table:table-cell>
          <table:table-cell table:number-columns-repeated="4" table:style-name="ce13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13962.390599</text:p>
          </table:table-cell>
          <table:table-cell table:style-name="ce13" office:value-type="float" office:value="251.799262625821" calcext:value-type="float">
            <text:p>251.8</text:p>
          </table:table-cell>
          <table:table-cell table:style-name="ce13" office:value-type="float" office:value="24104.0929195401" calcext:value-type="float">
            <text:p>24104.1</text:p>
          </table:table-cell>
          <table:table-cell table:style-name="ce13" office:value-type="float" office:value="0.241040929195401" calcext:value-type="float">
            <text:p>0.2</text:p>
          </table:table-cell>
          <table:table-cell table:style-name="ce13" office:value-type="float" office:value="24104.0929195401" calcext:value-type="float">
            <text:p>24104.1</text:p>
          </table:table-cell>
          <table:table-cell table:style-name="ce13" office:value-type="float" office:value="20598.510858313" calcext:value-type="float">
            <text:p>20598.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style-name="ce28" office:value-type="float" office:value="31.7460317460317" calcext:value-type="float">
            <text:p>31.75</text:p>
          </table:table-cell>
          <table:table-cell office:value-type="float" office:value="4687.59474007358" calcext:value-type="float">
            <text:p>4687.59474007358</text:p>
          </table:table-cell>
          <table:table-cell office:value-type="float" office:value="19884.2425548138" calcext:value-type="float">
            <text:p>19884.2425548138</text:p>
          </table:table-cell>
          <table:table-cell office:value-type="float" office:value="434.814394322937" calcext:value-type="float">
            <text:p>434.814394322937</text:p>
          </table:table-cell>
          <table:table-cell office:value-type="float" office:value="-1619.71632283562" calcext:value-type="float">
            <text:p>-1619.71632283562</text:p>
          </table:table-cell>
          <table:table-cell office:value-type="float" office:value="-75.9230214256968" calcext:value-type="float">
            <text:p>-75.9230214256968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382.604649516509" calcext:value-type="float">
            <text:p>382.604649516509</text:p>
          </table:table-cell>
          <table:table-cell office:value-type="float" office:value="-12730.434527447" calcext:value-type="float">
            <text:p>-12730.434527447</text:p>
          </table:table-cell>
          <table:table-cell office:value-type="float" office:value="12730434.527447" calcext:value-type="float">
            <text:p>12730434.527447</text:p>
          </table:table-cell>
          <table:table-cell office:value-type="float" office:value="63.5" calcext:value-type="float">
            <text:p>63.5</text:p>
          </table:table-cell>
          <table:table-cell office:value-type="float" office:value="12" calcext:value-type="float">
            <text:p>12</text:p>
          </table:table-cell>
          <table:table-cell office:value-type="float" office:value="-29842.8330390098" calcext:value-type="float">
            <text:p>-29842.83303900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15874.008205</text:p>
          </table:table-cell>
          <table:table-cell table:style-name="ce13" office:value-type="float" office:value="31.7845437544291" calcext:value-type="float">
            <text:p>31.8</text:p>
          </table:table-cell>
          <table:table-cell table:style-name="ce13" office:value-type="float" office:value="2768.65591502644" calcext:value-type="float">
            <text:p>2768.7</text:p>
          </table:table-cell>
          <table:table-cell table:style-name="ce13" office:value-type="float" office:value="0.0276865591502644" calcext:value-type="float">
            <text:p>0.0</text:p>
          </table:table-cell>
          <table:table-cell table:style-name="ce13" office:value-type="float" office:value="2768.65591502644" calcext:value-type="float">
            <text:p>2768.7</text:p>
          </table:table-cell>
          <table:table-cell table:style-name="ce13" office:value-type="float" office:value="2743.97234570007" calcext:value-type="float">
            <text:p>2744.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" office:value-type="float" office:value="50" calcext:value-type="float">
            <text:p>50.00</text:p>
          </table:table-cell>
          <table:table-cell office:value-type="float" office:value="1277.03410053342" calcext:value-type="float">
            <text:p>1277.03410053342</text:p>
          </table:table-cell>
          <table:table-cell office:value-type="float" office:value="3483.51248431427" calcext:value-type="float">
            <text:p>3483.51248431427</text:p>
          </table:table-cell>
          <table:table-cell office:value-type="float" office:value="60.3316191513441" calcext:value-type="float">
            <text:p>60.3316191513441</text:p>
          </table:table-cell>
          <table:table-cell office:value-type="float" office:value="-354.148795524612" calcext:value-type="float">
            <text:p>-354.148795524612</text:p>
          </table:table-cell>
          <table:table-cell office:value-type="float" office:value="-287.519662007297" calcext:value-type="float">
            <text:p>-287.519662007297</text:p>
          </table:table-cell>
          <table:table-cell office:value-type="float" office:value="-410.483097458637" calcext:value-type="float">
            <text:p>-410.483097458637</text:p>
          </table:table-cell>
          <table:table-cell office:value-type="float" office:value="461.442652504406" calcext:value-type="float">
            <text:p>461.442652504406</text:p>
          </table:table-cell>
          <table:table-cell office:value-type="float" office:value="-1303.37202794297" calcext:value-type="float">
            <text:p>-1303.37202794297</text:p>
          </table:table-cell>
          <table:table-cell office:value-type="float" office:value="1303372.02794297" calcext:value-type="float">
            <text:p>1303372.0279429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Liner-actin-Dropt-specm-actin-specm-actin-specm-Dropt-actin-Liner_1_1725117798.6344802</text:p>
          </table:table-cell>
          <table:table-cell table:style-name="ce13" office:value-type="float" office:value="368.416878332048" calcext:value-type="float">
            <text:p>368.4</text:p>
          </table:table-cell>
          <table:table-cell table:style-name="ce13" office:value-type="float" office:value="35784.5458228959" calcext:value-type="float">
            <text:p>35784.5</text:p>
          </table:table-cell>
          <table:table-cell table:style-name="ce13" office:value-type="float" office:value="0.357845458228959" calcext:value-type="float">
            <text:p>0.4</text:p>
          </table:table-cell>
          <table:table-cell table:style-name="ce13" office:value-type="float" office:value="35784.5458228959" calcext:value-type="float">
            <text:p>35784.5</text:p>
          </table:table-cell>
          <table:table-cell table:style-name="ce13" office:value-type="float" office:value="34277.2497486929" calcext:value-type="float">
            <text:p>34277.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28" office:value-type="float" office:value="33.8709677419355" calcext:value-type="float">
            <text:p>33.87</text:p>
          </table:table-cell>
          <table:table-cell office:value-type="float" office:value="4495.9841129005" calcext:value-type="float">
            <text:p>4495.9841129005</text:p>
          </table:table-cell>
          <table:table-cell office:value-type="float" office:value="28205.5852516527" calcext:value-type="float">
            <text:p>28205.5852516527</text:p>
          </table:table-cell>
          <table:table-cell office:value-type="float" office:value="126.914774332719" calcext:value-type="float">
            <text:p>126.914774332719</text:p>
          </table:table-cell>
          <table:table-cell office:value-type="float" office:value="-1430.02733043938" calcext:value-type="float">
            <text:p>-1430.02733043938</text:p>
          </table:table-cell>
          <table:table-cell office:value-type="float" office:value="-37.2673465452244" calcext:value-type="float">
            <text:p>-37.2673465452244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577.170093917676" calcext:value-type="float">
            <text:p>577.170093917676</text:p>
          </table:table-cell>
          <table:table-cell office:value-type="float" office:value="-12542.0265723953" calcext:value-type="float">
            <text:p>-12542.0265723953</text:p>
          </table:table-cell>
          <table:table-cell office:value-type="float" office:value="12542026.5723953" calcext:value-type="float">
            <text:p>12542026.5723953</text:p>
          </table:table-cell>
          <table:table-cell office:value-type="float" office:value="62.5" calcext:value-type="float">
            <text:p>62.5</text:p>
          </table:table-cell>
          <table:table-cell office:value-type="float" office:value="14" calcext:value-type="float">
            <text:p>14</text:p>
          </table:table-cell>
          <table:table-cell office:value-type="float" office:value="-34650.5279232206" calcext:value-type="float">
            <text:p>-34650.527923220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8:.D47])/COUNT([.D38:.D47])" office:value-type="float" office:value="205.281551508347" calcext:value-type="float">
            <text:p>205.3</text:p>
          </table:table-cell>
          <table:table-cell table:style-name="ce14" table:formula="of:=SUM([.E38:.E47])/COUNT([.E38:.E47])" office:value-type="float" office:value="19683.086109596" calcext:value-type="float">
            <text:p>19683.1</text:p>
          </table:table-cell>
          <table:table-cell table:style-name="ce14" table:formula="of:=SUM([.F38:.F47])/COUNT([.F38:.F47])" office:value-type="float" office:value="0.19683086109596" calcext:value-type="float">
            <text:p>0.2</text:p>
          </table:table-cell>
          <table:table-cell table:style-name="ce14" table:formula="of:=SUM([.G38:.G47])/COUNT([.G38:.G47])" office:value-type="float" office:value="19683.086109596" calcext:value-type="float">
            <text:p>19683.1</text:p>
          </table:table-cell>
          <table:table-cell table:style-name="ce14" table:formula="of:=SUM([.H38:.H47])/COUNT([.H38:.H47])" office:value-type="float" office:value="17928.5999315791" calcext:value-type="float">
            <text:p>17928.6</text:p>
          </table:table-cell>
          <table:table-cell table:style-name="ce11" table:formula="of:=SUM([.I38:.I47])/COUNT([.I38:.I47])" office:value-type="float" office:value="18.5" calcext:value-type="float">
            <text:p>19</text:p>
          </table:table-cell>
          <table:table-cell table:style-name="ce11" table:formula="of:=SUM([.J38:.J47])/COUNT([.J38:.J47])" office:value-type="float" office:value="30.7" calcext:value-type="float">
            <text:p>31</text:p>
          </table:table-cell>
          <table:table-cell table:style-name="ce29" table:formula="of:=SUM([.K38:.K47])/COUNT([.K38:.K47])" office:value-type="float" office:value="29.0797288225372" calcext:value-type="float">
            <text:p>29.0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74331.688202</text:p>
          </table:table-cell>
          <table:table-cell table:style-name="ce13" office:value-type="float" office:value="4.0596713803654" calcext:value-type="float">
            <text:p>4.1</text:p>
          </table:table-cell>
          <table:table-cell table:number-columns-repeated="4" table:style-name="ce13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76270.425545</text:p>
          </table:table-cell>
          <table:table-cell table:style-name="ce13" office:value-type="float" office:value="70.2846759972082" calcext:value-type="float">
            <text:p>70.3</text:p>
          </table:table-cell>
          <table:table-cell table:style-name="ce13" office:value-type="float" office:value="5989.91625649459" calcext:value-type="float">
            <text:p>5989.9</text:p>
          </table:table-cell>
          <table:table-cell table:style-name="ce13" office:value-type="float" office:value="0.0598991625649459" calcext:value-type="float">
            <text:p>0.1</text:p>
          </table:table-cell>
          <table:table-cell table:style-name="ce13" office:value-type="float" office:value="5989.91625649459" calcext:value-type="float">
            <text:p>5989.9</text:p>
          </table:table-cell>
          <table:table-cell table:style-name="ce13" office:value-type="float" office:value="2258.85463177991" calcext:value-type="float">
            <text:p>2258.9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style-name="ce28" office:value-type="float" office:value="38.8059701492537" calcext:value-type="float">
            <text:p>38.81</text:p>
          </table:table-cell>
          <table:table-cell office:value-type="float" office:value="2058.52565221521" calcext:value-type="float">
            <text:p>2058.52565221521</text:p>
          </table:table-cell>
          <table:table-cell office:value-type="float" office:value="11705.3568347716" calcext:value-type="float">
            <text:p>11705.3568347716</text:p>
          </table:table-cell>
          <table:table-cell office:value-type="float" office:value="4.59259721344279" calcext:value-type="float">
            <text:p>4.59259721344279</text:p>
          </table:table-cell>
          <table:table-cell office:value-type="float" office:value="-1232.35875193532" calcext:value-type="float">
            <text:p>-1232.35875193532</text:p>
          </table:table-cell>
          <table:table-cell office:value-type="float" office:value="-0.90034461702453" calcext:value-type="float">
            <text:p>-0.90034461702453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44.7008675857805" calcext:value-type="float">
            <text:p>44.7008675857805</text:p>
          </table:table-cell>
          <table:table-cell office:value-type="float" office:value="-26919.4093255821" calcext:value-type="float">
            <text:p>-26919.4093255821</text:p>
          </table:table-cell>
          <table:table-cell office:value-type="float" office:value="26919409.3255821" calcext:value-type="float">
            <text:p>26919409.3255821</text:p>
          </table:table-cell>
          <table:table-cell office:value-type="float" office:value="134.5" calcext:value-type="float">
            <text:p>134.5</text:p>
          </table:table-cell>
          <table:table-cell office:value-type="float" office:value="18" calcext:value-type="float">
            <text:p>18</text:p>
          </table:table-cell>
          <table:table-cell office:value-type="float" office:value="-44545.8831974055" calcext:value-type="float">
            <text:p>-44545.883197405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78143.177726</text:p>
          </table:table-cell>
          <table:table-cell table:style-name="ce13" office:value-type="float" office:value="-56.8579870998103" calcext:value-type="float">
            <text:p>-56.9</text:p>
          </table:table-cell>
          <table:table-cell table:style-name="ce13" office:value-type="float" office:value="-7261.04605432739" calcext:value-type="float">
            <text:p>-7261.0</text:p>
          </table:table-cell>
          <table:table-cell table:style-name="ce13" office:value-type="float" office:value="-0.0726104605432739" calcext:value-type="float">
            <text:p>-0.1</text:p>
          </table:table-cell>
          <table:table-cell table:style-name="ce13" office:value-type="float" office:value="-7261.04605432738" calcext:value-type="float">
            <text:p>-7261.0</text:p>
          </table:table-cell>
          <table:table-cell table:style-name="ce13" office:value-type="float" office:value="-10527.8394797133" calcext:value-type="float">
            <text:p>-10527.8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table:style-name="ce28" office:value-type="float" office:value="38.0434782608696" calcext:value-type="float">
            <text:p>38.04</text:p>
          </table:table-cell>
          <table:table-cell office:value-type="float" office:value="1860.07401191534" calcext:value-type="float">
            <text:p>1860.07401191534</text:p>
          </table:table-cell>
          <table:table-cell office:value-type="float" office:value="10443.020358763" calcext:value-type="float">
            <text:p>10443.020358763</text:p>
          </table:table-cell>
          <table:table-cell office:value-type="float" office:value="15.7537589428539" calcext:value-type="float">
            <text:p>15.7537589428539</text:p>
          </table:table-cell>
          <table:table-cell office:value-type="float" office:value="-1205.84409551229" calcext:value-type="float">
            <text:p>-1205.84409551229</text:p>
          </table:table-cell>
          <table:table-cell office:value-type="float" office:value="-30.6369093454414" calcext:value-type="float">
            <text:p>-30.6369093454414</text:p>
          </table:table-cell>
          <table:table-cell office:value-type="float" office:value="-4054.0885519072" calcext:value-type="float">
            <text:p>-4054.0885519072</text:p>
          </table:table-cell>
          <table:table-cell office:value-type="float" office:value="-39.4622068169966" calcext:value-type="float">
            <text:p>-39.4622068169966</text:p>
          </table:table-cell>
          <table:table-cell office:value-type="float" office:value="-36911.1501040497" calcext:value-type="float">
            <text:p>-36911.1501040497</text:p>
          </table:table-cell>
          <table:table-cell office:value-type="float" office:value="36911150.1040497" calcext:value-type="float">
            <text:p>36911150.1040497</text:p>
          </table:table-cell>
          <table:table-cell office:value-type="float" office:value="184.5" calcext:value-type="float">
            <text:p>184.5</text:p>
          </table:table-cell>
          <table:table-cell office:value-type="float" office:value="5" calcext:value-type="float">
            <text:p>5</text:p>
          </table:table-cell>
          <table:table-cell office:value-type="float" office:value="-11823.8511581921" calcext:value-type="float">
            <text:p>-11823.851158192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0016.954216</text:p>
          </table:table-cell>
          <table:table-cell table:style-name="ce13" office:value-type="float" office:value="155.431504799657" calcext:value-type="float">
            <text:p>155.4</text:p>
          </table:table-cell>
          <table:table-cell table:style-name="ce13" office:value-type="float" office:value="14233.6912056956" calcext:value-type="float">
            <text:p>14233.7</text:p>
          </table:table-cell>
          <table:table-cell table:style-name="ce13" office:value-type="float" office:value="0.142336912056956" calcext:value-type="float">
            <text:p>0.1</text:p>
          </table:table-cell>
          <table:table-cell table:style-name="ce13" office:value-type="float" office:value="14233.6912056956" calcext:value-type="float">
            <text:p>14233.7</text:p>
          </table:table-cell>
          <table:table-cell table:style-name="ce13" office:value-type="float" office:value="11576.5508505993" calcext:value-type="float">
            <text:p>11576.6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style-name="ce28" office:value-type="float" office:value="38.5714285714286" calcext:value-type="float">
            <text:p>38.57</text:p>
          </table:table-cell>
          <table:table-cell office:value-type="float" office:value="1908.52185957354" calcext:value-type="float">
            <text:p>1908.52185957354</text:p>
          </table:table-cell>
          <table:table-cell office:value-type="float" office:value="11374.7410410372" calcext:value-type="float">
            <text:p>11374.7410410372</text:p>
          </table:table-cell>
          <table:table-cell office:value-type="float" office:value="33.6634825635847" calcext:value-type="float">
            <text:p>33.6634825635847</text:p>
          </table:table-cell>
          <table:table-cell office:value-type="float" office:value="-1032.86615361948" calcext:value-type="float">
            <text:p>-1032.86615361948</text:p>
          </table:table-cell>
          <table:table-cell office:value-type="float" office:value="-3.29933777822589" calcext:value-type="float">
            <text:p>-3.29933777822589</text:p>
          </table:table-cell>
          <table:table-cell office:value-type="float" office:value="-2878.45539398567" calcext:value-type="float">
            <text:p>-2878.45539398567</text:p>
          </table:table-cell>
          <table:table-cell office:value-type="float" office:value="101.669222897826" calcext:value-type="float">
            <text:p>101.669222897826</text:p>
          </table:table-cell>
          <table:table-cell office:value-type="float" office:value="-28128.2619531589" calcext:value-type="float">
            <text:p>-28128.2619531589</text:p>
          </table:table-cell>
          <table:table-cell office:value-type="float" office:value="28128261.9531589" calcext:value-type="float">
            <text:p>28128261.9531589</text:p>
          </table:table-cell>
          <table:table-cell office:value-type="float" office:value="140.5" calcext:value-type="float">
            <text:p>140.5</text:p>
          </table:table-cell>
          <table:table-cell office:value-type="float" office:value="4" calcext:value-type="float">
            <text:p>4</text:p>
          </table:table-cell>
          <table:table-cell office:value-type="float" office:value="-9023.54458913732" calcext:value-type="float">
            <text:p>-9023.5445891373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1920.562767</text:p>
          </table:table-cell>
          <table:table-cell table:style-name="ce13" office:value-type="float" office:value="93.05007737735" calcext:value-type="float">
            <text:p>93.1</text:p>
          </table:table-cell>
          <table:table-cell table:style-name="ce13" office:value-type="float" office:value="8159.45454023637" calcext:value-type="float">
            <text:p>8159.5</text:p>
          </table:table-cell>
          <table:table-cell table:style-name="ce13" office:value-type="float" office:value="0.0815945454023637" calcext:value-type="float">
            <text:p>0.1</text:p>
          </table:table-cell>
          <table:table-cell table:style-name="ce13" office:value-type="float" office:value="8159.45454023637" calcext:value-type="float">
            <text:p>8159.5</text:p>
          </table:table-cell>
          <table:table-cell table:style-name="ce13" office:value-type="float" office:value="4537.49987248582" calcext:value-type="float">
            <text:p>4537.5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style-name="ce28" office:value-type="float" office:value="38.9705882352941" calcext:value-type="float">
            <text:p>38.97</text:p>
          </table:table-cell>
          <table:table-cell office:value-type="float" office:value="2233.14649370662" calcext:value-type="float">
            <text:p>2233.14649370662</text:p>
          </table:table-cell>
          <table:table-cell office:value-type="float" office:value="10058.2154590425" calcext:value-type="float">
            <text:p>10058.2154590425</text:p>
          </table:table-cell>
          <table:table-cell office:value-type="float" office:value="10.624618456699" calcext:value-type="float">
            <text:p>10.624618456699</text:p>
          </table:table-cell>
          <table:table-cell office:value-type="float" office:value="-1327.6784292315" calcext:value-type="float">
            <text:p>-1327.6784292315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59.9959892664439" calcext:value-type="float">
            <text:p>59.9959892664439</text:p>
          </table:table-cell>
          <table:table-cell office:value-type="float" office:value="-27321.781235776" calcext:value-type="float">
            <text:p>-27321.781235776</text:p>
          </table:table-cell>
          <table:table-cell office:value-type="float" office:value="27321781.235776" calcext:value-type="float">
            <text:p>27321781.235776</text:p>
          </table:table-cell>
          <table:table-cell office:value-type="float" office:value="136.5" calcext:value-type="float">
            <text:p>136.5</text:p>
          </table:table-cell>
          <table:table-cell office:value-type="float" office:value="19" calcext:value-type="float">
            <text:p>19</text:p>
          </table:table-cell>
          <table:table-cell office:value-type="float" office:value="-47238.2180197982" calcext:value-type="float">
            <text:p>-47238.218019798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3824.082614</text:p>
          </table:table-cell>
          <table:table-cell table:style-name="ce13" office:value-type="float" office:value="32.3591019519363" calcext:value-type="float">
            <text:p>32.4</text:p>
          </table:table-cell>
          <table:table-cell table:style-name="ce13" office:value-type="float" office:value="2865.11115947991" calcext:value-type="float">
            <text:p>2865.1</text:p>
          </table:table-cell>
          <table:table-cell table:style-name="ce13" office:value-type="float" office:value="0.0286511115947992" calcext:value-type="float">
            <text:p>0.0</text:p>
          </table:table-cell>
          <table:table-cell table:style-name="ce13" office:value-type="float" office:value="2865.11115947991" calcext:value-type="float">
            <text:p>2865.1</text:p>
          </table:table-cell>
          <table:table-cell table:style-name="ce13" office:value-type="float" office:value="2859.42580649767" calcext:value-type="float">
            <text:p>2859.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69.2307692307692" calcext:value-type="float">
            <text:p>69.23</text:p>
          </table:table-cell>
          <table:table-cell office:value-type="float" office:value="604.907290638226" calcext:value-type="float">
            <text:p>604.907290638226</text:p>
          </table:table-cell>
          <table:table-cell office:value-type="float" office:value="2095.0402802825" calcext:value-type="float">
            <text:p>2095.0402802825</text:p>
          </table:table-cell>
          <table:table-cell office:value-type="float" office:value="100.381263810559" calcext:value-type="float">
            <text:p>100.381263810559</text:p>
          </table:table-cell>
          <table:table-cell office:value-type="float" office:value="-644.763614066029" calcext:value-type="float">
            <text:p>-644.763614066029</text:p>
          </table:table-cell>
          <table:table-cell office:value-type="float" office:value="-43.4102373168716" calcext:value-type="float">
            <text:p>-43.4102373168716</text:p>
          </table:table-cell>
          <table:table-cell office:value-type="float" office:value="-1317.8257557632" calcext:value-type="float">
            <text:p>-1317.8257557632</text:p>
          </table:table-cell>
          <table:table-cell office:value-type="float" office:value="220.39316611384" calcext:value-type="float">
            <text:p>220.39316611384</text:p>
          </table:table-cell>
          <table:table-cell office:value-type="float" office:value="-2704.16928043992" calcext:value-type="float">
            <text:p>-2704.16928043992</text:p>
          </table:table-cell>
          <table:table-cell office:value-type="float" office:value="2704169.28043992" calcext:value-type="float">
            <text:p>2704169.28043992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duel-dqn-custom_combo_all_0.0001_20000_512_1000000_0.99_RMSprop_CELU_512|256|64|32_Batcd-specm-actin-Dropt-Liner-actin-Liner-actin-specm-Dropt-actin-Liner_1_1725385791.1795259</text:p>
          </table:table-cell>
          <table:table-cell table:style-name="ce16" office:value-type="float" office:value="560.851969671012" calcext:value-type="float">
            <text:p>560.9</text:p>
          </table:table-cell>
          <table:table-cell table:style-name="ce16" office:value-type="float" office:value="55111.0718613775" calcext:value-type="float">
            <text:p>55111.1</text:p>
          </table:table-cell>
          <table:table-cell table:style-name="ce16" office:value-type="float" office:value="0.551110718613775" calcext:value-type="float">
            <text:p>0.6</text:p>
          </table:table-cell>
          <table:table-cell table:style-name="ce16" office:value-type="float" office:value="55111.0718613775" calcext:value-type="float">
            <text:p>55111.1</text:p>
          </table:table-cell>
          <table:table-cell table:style-name="ce16" office:value-type="float" office:value="54441.1379787007" calcext:value-type="float">
            <text:p>54441.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36" office:value-type="float" office:value="34.1463414634146" calcext:value-type="float">
            <text:p>34.15</text:p>
          </table:table-cell>
          <table:table-cell table:style-name="ce3" office:value-type="float" office:value="6370.83475047521" calcext:value-type="float">
            <text:p>6370.83475047521</text:p>
          </table:table-cell>
          <table:table-cell table:style-name="ce3" office:value-type="float" office:value="53583.7095134949" calcext:value-type="float">
            <text:p>53583.7095134949</text:p>
          </table:table-cell>
          <table:table-cell table:style-name="ce3" office:value-type="float" office:value="170.704632581444" calcext:value-type="float">
            <text:p>170.704632581444</text:p>
          </table:table-cell>
          <table:table-cell table:style-name="ce3" office:value-type="float" office:value="-1262.24498686205" calcext:value-type="float">
            <text:p>-1262.24498686205</text:p>
          </table:table-cell>
          <table:table-cell table:style-name="ce3" office:value-type="float" office:value="-17.0137739411584" calcext:value-type="float">
            <text:p>-17.0137739411584</text:p>
          </table:table-cell>
          <table:table-cell table:style-name="ce3" office:value-type="float" office:value="-3379.37991424403" calcext:value-type="float">
            <text:p>-3379.37991424403</text:p>
          </table:table-cell>
          <table:table-cell table:style-name="ce3" office:value-type="float" office:value="1344.17248442384" calcext:value-type="float">
            <text:p>1344.17248442384</text:p>
          </table:table-cell>
          <table:table-cell table:style-name="ce3" office:value-type="float" office:value="-8359.27034220358" calcext:value-type="float">
            <text:p>-8359.27034220358</text:p>
          </table:table-cell>
          <table:table-cell table:style-name="ce3" office:value-type="float" office:value="8359270.34220358" calcext:value-type="float">
            <text:p>8359270.34220358</text:p>
          </table:table-cell>
          <table:table-cell table:style-name="ce3" office:value-type="float" office:value="41.5" calcext:value-type="float">
            <text:p>4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5568.30840040113" calcext:value-type="float">
            <text:p>-5568.3084004011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7553.80028</text:p>
          </table:table-cell>
          <table:table-cell table:style-name="ce13" office:value-type="float" office:value="117.906759669654" calcext:value-type="float">
            <text:p>117.9</text:p>
          </table:table-cell>
          <table:table-cell table:style-name="ce13" office:value-type="float" office:value="10889.8331548158" calcext:value-type="float">
            <text:p>10889.8</text:p>
          </table:table-cell>
          <table:table-cell table:style-name="ce13" office:value-type="float" office:value="0.108898331548158" calcext:value-type="float">
            <text:p>0.1</text:p>
          </table:table-cell>
          <table:table-cell table:style-name="ce13" office:value-type="float" office:value="10889.8331548158" calcext:value-type="float">
            <text:p>10889.8</text:p>
          </table:table-cell>
          <table:table-cell table:style-name="ce13" office:value-type="float" office:value="4737.71278497555" calcext:value-type="float">
            <text:p>4737.7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28" office:value-type="float" office:value="40.4494382022472" calcext:value-type="float">
            <text:p>40.45</text:p>
          </table:table-cell>
          <table:table-cell office:value-type="float" office:value="2816.32670106977" calcext:value-type="float">
            <text:p>2816.32670106977</text:p>
          </table:table-cell>
          <table:table-cell office:value-type="float" office:value="25709.5862585209" calcext:value-type="float">
            <text:p>25709.5862585209</text:p>
          </table:table-cell>
          <table:table-cell office:value-type="float" office:value="10.593886578572" calcext:value-type="float">
            <text:p>10.593886578572</text:p>
          </table:table-cell>
          <table:table-cell office:value-type="float" office:value="-1707.50807705087" calcext:value-type="float">
            <text:p>-1707.50807705087</text:p>
          </table:table-cell>
          <table:table-cell office:value-type="float" office:value="-61.891578134615" calcext:value-type="float">
            <text:p>-61.891578134615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122.357675896806" calcext:value-type="float">
            <text:p>122.357675896806</text:p>
          </table:table-cell>
          <table:table-cell office:value-type="float" office:value="-17919.8096427976" calcext:value-type="float">
            <text:p>-17919.8096427976</text:p>
          </table:table-cell>
          <table:table-cell office:value-type="float" office:value="17919809.6427976" calcext:value-type="float">
            <text:p>17919809.6427976</text:p>
          </table:table-cell>
          <table:table-cell office:value-type="float" office:value="89.5" calcext:value-type="float">
            <text:p>89.5</text:p>
          </table:table-cell>
          <table:table-cell office:value-type="float" office:value="20" calcext:value-type="float">
            <text:p>20</text:p>
          </table:table-cell>
          <table:table-cell office:value-type="float" office:value="-53299.7230119835" calcext:value-type="float">
            <text:p>-53299.723011983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89446.6785579</text:p>
          </table:table-cell>
          <table:table-cell table:style-name="ce13" office:value-type="float" office:value="247.129110502206" calcext:value-type="float">
            <text:p>247.1</text:p>
          </table:table-cell>
          <table:table-cell table:style-name="ce13" office:value-type="float" office:value="23727.1535274397" calcext:value-type="float">
            <text:p>23727.2</text:p>
          </table:table-cell>
          <table:table-cell table:style-name="ce13" office:value-type="float" office:value="0.237271535274397" calcext:value-type="float">
            <text:p>0.2</text:p>
          </table:table-cell>
          <table:table-cell table:style-name="ce13" office:value-type="float" office:value="23727.1535274397" calcext:value-type="float">
            <text:p>23727.2</text:p>
          </table:table-cell>
          <table:table-cell table:style-name="ce13" office:value-type="float" office:value="20046.0701499488" calcext:value-type="float">
            <text:p>20046.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8" office:value-type="float" office:value="38.0281690140845" calcext:value-type="float">
            <text:p>38.03</text:p>
          </table:table-cell>
          <table:table-cell office:value-type="float" office:value="3731.64778129956" calcext:value-type="float">
            <text:p>3731.64778129956</text:p>
          </table:table-cell>
          <table:table-cell office:value-type="float" office:value="21384.4002695399" calcext:value-type="float">
            <text:p>21384.4002695399</text:p>
          </table:table-cell>
          <table:table-cell office:value-type="float" office:value="101.34063867238" calcext:value-type="float">
            <text:p>101.34063867238</text:p>
          </table:table-cell>
          <table:table-cell office:value-type="float" office:value="-1750.62128562837" calcext:value-type="float">
            <text:p>-1750.62128562837</text:p>
          </table:table-cell>
          <table:table-cell office:value-type="float" office:value="-39.0901005775668" calcext:value-type="float">
            <text:p>-39.0901005775668</text:p>
          </table:table-cell>
          <table:table-cell office:value-type="float" office:value="-3853.83016667102" calcext:value-type="float">
            <text:p>-3853.83016667102</text:p>
          </table:table-cell>
          <table:table-cell office:value-type="float" office:value="334.185260949855" calcext:value-type="float">
            <text:p>334.185260949855</text:p>
          </table:table-cell>
          <table:table-cell office:value-type="float" office:value="-14330.858011539" calcext:value-type="float">
            <text:p>-14330.858011539</text:p>
          </table:table-cell>
          <table:table-cell office:value-type="float" office:value="14330858.011539" calcext:value-type="float">
            <text:p>14330858.011539</text:p>
          </table:table-cell>
          <table:table-cell office:value-type="float" office:value="71.5" calcext:value-type="float">
            <text:p>71.5</text:p>
          </table:table-cell>
          <table:table-cell office:value-type="float" office:value="16" calcext:value-type="float">
            <text:p>16</text:p>
          </table:table-cell>
          <table:table-cell office:value-type="float" office:value="-41170.8615612174" calcext:value-type="float">
            <text:p>-41170.86156121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specm-actin-Dropt-Liner-actin-Liner-actin-specm-Dropt-actin-Liner_1_1725391317.112632</text:p>
          </table:table-cell>
          <table:table-cell table:style-name="ce13" office:value-type="float" office:value="128.145602323659" calcext:value-type="float">
            <text:p>128.1</text:p>
          </table:table-cell>
          <table:table-cell table:style-name="ce13" office:value-type="float" office:value="12178.5643840398" calcext:value-type="float">
            <text:p>12178.6</text:p>
          </table:table-cell>
          <table:table-cell table:style-name="ce13" office:value-type="float" office:value="0.121785643840398" calcext:value-type="float">
            <text:p>0.1</text:p>
          </table:table-cell>
          <table:table-cell table:style-name="ce13" office:value-type="float" office:value="12178.5643840398" calcext:value-type="float">
            <text:p>12178.6</text:p>
          </table:table-cell>
          <table:table-cell table:style-name="ce13" office:value-type="float" office:value="11716.4575875599" calcext:value-type="float">
            <text:p>11716.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44.4444444444444" calcext:value-type="float">
            <text:p>44.44</text:p>
          </table:table-cell>
          <table:table-cell office:value-type="float" office:value="1645.4997596158" calcext:value-type="float">
            <text:p>1645.4997596158</text:p>
          </table:table-cell>
          <table:table-cell office:value-type="float" office:value="5268.97713421744" calcext:value-type="float">
            <text:p>5268.97713421744</text:p>
          </table:table-cell>
          <table:table-cell office:value-type="float" office:value="94.7751662515366" calcext:value-type="float">
            <text:p>94.7751662515366</text:p>
          </table:table-cell>
          <table:table-cell office:value-type="float" office:value="-1011.93569809164" calcext:value-type="float">
            <text:p>-1011.93569809164</text:p>
          </table:table-cell>
          <table:table-cell office:value-type="float" office:value="-41.5469783231238" calcext:value-type="float">
            <text:p>-41.5469783231238</text:p>
          </table:table-cell>
          <table:table-cell office:value-type="float" office:value="-3914.47274451758" calcext:value-type="float">
            <text:p>-3914.47274451758</text:p>
          </table:table-cell>
          <table:table-cell office:value-type="float" office:value="169.146727556109" calcext:value-type="float">
            <text:p>169.146727556109</text:p>
          </table:table-cell>
          <table:table-cell office:value-type="float" office:value="-14419.3979623464" calcext:value-type="float">
            <text:p>-14419.3979623464</text:p>
          </table:table-cell>
          <table:table-cell office:value-type="float" office:value="14419397.9623464" calcext:value-type="float">
            <text:p>14419397.962346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49:.D58])/COUNT([.D49:.D58])" office:value-type="float" office:value="135.236048657324" calcext:value-type="float">
            <text:p>135.2</text:p>
          </table:table-cell>
          <table:table-cell table:style-name="ce14" table:formula="of:=SUM([.E49:.E58])/COUNT([.E49:.E58])" office:value-type="float" office:value="12589.3750035252" calcext:value-type="float">
            <text:p>12589.4</text:p>
          </table:table-cell>
          <table:table-cell table:style-name="ce14" table:formula="of:=SUM([.F49:.F58])/COUNT([.F49:.F58])" office:value-type="float" office:value="0.125893750035252" calcext:value-type="float">
            <text:p>0.1</text:p>
          </table:table-cell>
          <table:table-cell table:style-name="ce14" table:formula="of:=SUM([.G49:.G58])/COUNT([.G49:.G58])" office:value-type="float" office:value="12589.3750035252" calcext:value-type="float">
            <text:p>12589.4</text:p>
          </table:table-cell>
          <table:table-cell table:style-name="ce14" table:formula="of:=SUM([.H49:.H58])/COUNT([.H49:.H58])" office:value-type="float" office:value="10164.5870182834" calcext:value-type="float">
            <text:p>10164.6</text:p>
          </table:table-cell>
          <table:table-cell table:style-name="ce11" table:formula="of:=SUM([.I49:.I58])/COUNT([.I49:.I58])" office:value-type="float" office:value="34.7" calcext:value-type="float">
            <text:p>35</text:p>
          </table:table-cell>
          <table:table-cell table:style-name="ce11" table:formula="of:=SUM([.J49:.J58])/COUNT([.J49:.J58])" office:value-type="float" office:value="53.3" calcext:value-type="float">
            <text:p>53</text:p>
          </table:table-cell>
          <table:table-cell table:style-name="ce29" table:formula="of:=SUM([.K49:.K58])/COUNT([.K49:.K58])" office:value-type="float" office:value="38.0690627571806" calcext:value-type="float">
            <text:p>38.0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21389.944997</text:p>
          </table:table-cell>
          <table:table-cell table:style-name="ce13" office:value-type="float" office:value="93.191790080954" calcext:value-type="float">
            <text:p>93.2</text:p>
          </table:table-cell>
          <table:table-cell table:style-name="ce13" office:value-type="float" office:value="8591.08164717174" calcext:value-type="float">
            <text:p>8591.1</text:p>
          </table:table-cell>
          <table:table-cell table:style-name="ce13" office:value-type="float" office:value="0.0859108164717174" calcext:value-type="float">
            <text:p>0.1</text:p>
          </table:table-cell>
          <table:table-cell table:style-name="ce13" office:value-type="float" office:value="8591.08164717174" calcext:value-type="float">
            <text:p>8591.1</text:p>
          </table:table-cell>
          <table:table-cell table:style-name="ce13" office:value-type="float" office:value="4756.61398707605" calcext:value-type="float">
            <text:p>4756.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style-name="ce28" office:value-type="float" office:value="45" calcext:value-type="float">
            <text:p>45.00</text:p>
          </table:table-cell>
          <table:table-cell office:value-type="float" office:value="2146.36078270724" calcext:value-type="float">
            <text:p>2146.36078270724</text:p>
          </table:table-cell>
          <table:table-cell office:value-type="float" office:value="9769.55562380048" calcext:value-type="float">
            <text:p>9769.55562380048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1625.94546392453" calcext:value-type="float">
            <text:p>-1625.94546392453</text:p>
          </table:table-cell>
          <table:table-cell office:value-type="float" office:value="-89.9084545984952" calcext:value-type="float">
            <text:p>-89.9084545984952</text:p>
          </table:table-cell>
          <table:table-cell office:value-type="float" office:value="-4312.93837601702" calcext:value-type="float">
            <text:p>-4312.93837601702</text:p>
          </table:table-cell>
          <table:table-cell office:value-type="float" office:value="71.5923470597645" calcext:value-type="float">
            <text:p>71.5923470597645</text:p>
          </table:table-cell>
          <table:table-cell office:value-type="float" office:value="-24120.6116933405" calcext:value-type="float">
            <text:p>-24120.6116933405</text:p>
          </table:table-cell>
          <table:table-cell office:value-type="float" office:value="24120611.6933405" calcext:value-type="float">
            <text:p>24120611.6933405</text:p>
          </table:table-cell>
          <table:table-cell office:value-type="float" office:value="120.5" calcext:value-type="float">
            <text:p>120.5</text:p>
          </table:table-cell>
          <table:table-cell office:value-type="float" office:value="30" calcext:value-type="float">
            <text:p>30</text:p>
          </table:table-cell>
          <table:table-cell office:value-type="float" office:value="-84388.8877713952" calcext:value-type="float">
            <text:p>-84388.887771395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25600.432982</text:p>
          </table:table-cell>
          <table:table-cell table:style-name="ce13" office:value-type="float" office:value="-36.1412533061401" calcext:value-type="float">
            <text:p>-36.1</text:p>
          </table:table-cell>
          <table:table-cell table:style-name="ce13" office:value-type="float" office:value="-4431.16861926217" calcext:value-type="float">
            <text:p>-4431.2</text:p>
          </table:table-cell>
          <table:table-cell table:style-name="ce13" office:value-type="float" office:value="-0.0443116861926217" calcext:value-type="float">
            <text:p>0.0</text:p>
          </table:table-cell>
          <table:table-cell table:style-name="ce13" office:value-type="float" office:value="-4431.16861926223" calcext:value-type="float">
            <text:p>-4431.2</text:p>
          </table:table-cell>
          <table:table-cell table:style-name="ce13" office:value-type="float" office:value="-7779.05602509262" calcext:value-type="float">
            <text:p>-7779.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style-name="ce28" office:value-type="float" office:value="48.3739837398374" calcext:value-type="float">
            <text:p>48.37</text:p>
          </table:table-cell>
          <table:table-cell office:value-type="float" office:value="1237.66568944686" calcext:value-type="float">
            <text:p>1237.66568944686</text:p>
          </table:table-cell>
          <table:table-cell office:value-type="float" office:value="7680.66905077911" calcext:value-type="float">
            <text:p>7680.66905077911</text:p>
          </table:table-cell>
          <table:table-cell office:value-type="float" office:value="2.37949681127793" calcext:value-type="float">
            <text:p>2.37949681127793</text:p>
          </table:table-cell>
          <table:table-cell office:value-type="float" office:value="-1194.59358790109" calcext:value-type="float">
            <text:p>-1194.59358790109</text:p>
          </table:table-cell>
          <table:table-cell office:value-type="float" office:value="-16.4363588871929" calcext:value-type="float">
            <text:p>-16.436358887192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18.0128805661066" calcext:value-type="float">
            <text:p>-18.0128805661066</text:p>
          </table:table-cell>
          <table:table-cell office:value-type="float" office:value="-49320.1890204011" calcext:value-type="float">
            <text:p>-49320.1890204011</text:p>
          </table:table-cell>
          <table:table-cell office:value-type="float" office:value="49320189.0204012" calcext:value-type="float">
            <text:p>49320189.0204012</text:p>
          </table:table-cell>
          <table:table-cell office:value-type="float" office:value="246.5" calcext:value-type="float">
            <text:p>246.5</text:p>
          </table:table-cell>
          <table:table-cell office:value-type="float" office:value="31" calcext:value-type="float">
            <text:p>31</text:p>
          </table:table-cell>
          <table:table-cell office:value-type="float" office:value="-83430.1897931015" calcext:value-type="float">
            <text:p>-83430.189793101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29584.4088352</text:p>
          </table:table-cell>
          <table:table-cell table:style-name="ce13" office:value-type="float" office:value="330.224454030474" calcext:value-type="float">
            <text:p>330.2</text:p>
          </table:table-cell>
          <table:table-cell table:style-name="ce13" office:value-type="float" office:value="32134.5894154706" calcext:value-type="float">
            <text:p>32134.6</text:p>
          </table:table-cell>
          <table:table-cell table:style-name="ce13" office:value-type="float" office:value="0.321345894154706" calcext:value-type="float">
            <text:p>0.3</text:p>
          </table:table-cell>
          <table:table-cell table:style-name="ce13" office:value-type="float" office:value="32134.5894154706" calcext:value-type="float">
            <text:p>32134.6</text:p>
          </table:table-cell>
          <table:table-cell table:style-name="ce13" office:value-type="float" office:value="32907.8845555089" calcext:value-type="float">
            <text:p>32907.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28" office:value-type="float" office:value="48.421052631579" calcext:value-type="float">
            <text:p>48.42</text:p>
          </table:table-cell>
          <table:table-cell office:value-type="float" office:value="2625.28342641451" calcext:value-type="float">
            <text:p>2625.28342641451</text:p>
          </table:table-cell>
          <table:table-cell office:value-type="float" office:value="9219.82269700548" calcext:value-type="float">
            <text:p>9219.82269700548</text:p>
          </table:table-cell>
          <table:table-cell office:value-type="float" office:value="13.0376612766704" calcext:value-type="float">
            <text:p>13.0376612766704</text:p>
          </table:table-cell>
          <table:table-cell office:value-type="float" office:value="-1808.7438408081" calcext:value-type="float">
            <text:p>-1808.7438408081</text:p>
          </table:table-cell>
          <table:table-cell office:value-type="float" office:value="-45.1814091978449" calcext:value-type="float">
            <text:p>-45.1814091978449</text:p>
          </table:table-cell>
          <table:table-cell office:value-type="float" office:value="-3503.42961640192" calcext:value-type="float">
            <text:p>-3503.42961640192</text:p>
          </table:table-cell>
          <table:table-cell office:value-type="float" office:value="338.258835952322" calcext:value-type="float">
            <text:p>338.258835952322</text:p>
          </table:table-cell>
          <table:table-cell office:value-type="float" office:value="-19141.6762656812" calcext:value-type="float">
            <text:p>-19141.6762656812</text:p>
          </table:table-cell>
          <table:table-cell office:value-type="float" office:value="19141676.2656812" calcext:value-type="float">
            <text:p>19141676.2656812</text:p>
          </table:table-cell>
          <table:table-cell office:value-type="float" office:value="95.5" calcext:value-type="float">
            <text:p>95.5</text:p>
          </table:table-cell>
          <table:table-cell office:value-type="float" office:value="27" calcext:value-type="float">
            <text:p>27</text:p>
          </table:table-cell>
          <table:table-cell office:value-type="float" office:value="-71063.9402674536" calcext:value-type="float">
            <text:p>-71063.940267453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duel-dqn-custom-lstm_combo_all_0.0001_20000_512_1000000_0.99_RMSprop_CELU_512|256|64|32_Batcd-Liner-actin-Dropt-Noisr-actin-Noisr-actin-Noisr-Dropt-actin-Liner_1_1725536222.1104991</text:p>
          </table:table-cell>
          <table:table-cell table:style-name="ce16" office:value-type="float" office:value="464.875737246641" calcext:value-type="float">
            <text:p>464.9</text:p>
          </table:table-cell>
          <table:table-cell table:style-name="ce16" office:value-type="float" office:value="45860.8606743122" calcext:value-type="float">
            <text:p>45860.9</text:p>
          </table:table-cell>
          <table:table-cell table:style-name="ce16" office:value-type="float" office:value="0.458608606743122" calcext:value-type="float">
            <text:p>0.5</text:p>
          </table:table-cell>
          <table:table-cell table:style-name="ce16" office:value-type="float" office:value="45860.8606743122" calcext:value-type="float">
            <text:p>45860.9</text:p>
          </table:table-cell>
          <table:table-cell table:style-name="ce16" office:value-type="float" office:value="51783.2233204712" calcext:value-type="float">
            <text:p>51783.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6" office:value-type="float" office:value="52.2727272727273" calcext:value-type="float">
            <text:p>52.27</text:p>
          </table:table-cell>
          <table:table-cell table:style-name="ce3" office:value-type="float" office:value="3582.905036321" calcext:value-type="float">
            <text:p>3582.905036321</text:p>
          </table:table-cell>
          <table:table-cell table:style-name="ce3" office:value-type="float" office:value="16932.4804329427" calcext:value-type="float">
            <text:p>16932.4804329427</text:p>
          </table:table-cell>
          <table:table-cell table:style-name="ce3" office:value-type="float" office:value="23.4204535833123" calcext:value-type="float">
            <text:p>23.4204535833123</text:p>
          </table:table-cell>
          <table:table-cell table:style-name="ce3" office:value-type="float" office:value="-1740.28357909862" calcext:value-type="float">
            <text:p>-1740.28357909862</text:p>
          </table:table-cell>
          <table:table-cell table:style-name="ce3" office:value-type="float" office:value="-107.794352466168" calcext:value-type="float">
            <text:p>-107.794352466168</text:p>
          </table:table-cell>
          <table:table-cell table:style-name="ce3" office:value-type="float" office:value="-3662.31925014885" calcext:value-type="float">
            <text:p>-3662.31925014885</text:p>
          </table:table-cell>
          <table:table-cell table:style-name="ce3" office:value-type="float" office:value="1042.29228805255" calcext:value-type="float">
            <text:p>1042.29228805255</text:p>
          </table:table-cell>
          <table:table-cell table:style-name="ce3" office:value-type="float" office:value="-8950.31117184616" calcext:value-type="float">
            <text:p>-8950.31117184616</text:p>
          </table:table-cell>
          <table:table-cell table:style-name="ce3" office:value-type="float" office:value="8950311.17184616" calcext:value-type="float">
            <text:p>8950311.17184616</text:p>
          </table:table-cell>
          <table:table-cell table:style-name="ce3" office:value-type="float" office:value="44.5" calcext:value-type="float">
            <text:p>44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32102.5957531925" calcext:value-type="float">
            <text:p>-32102.595753192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40329.5012631</text:p>
          </table:table-cell>
          <table:table-cell table:style-name="ce13" office:value-type="float" office:value="198.898710332859" calcext:value-type="float">
            <text:p>198.9</text:p>
          </table:table-cell>
          <table:table-cell table:style-name="ce13" office:value-type="float" office:value="18986.136421397" calcext:value-type="float">
            <text:p>18986.1</text:p>
          </table:table-cell>
          <table:table-cell table:style-name="ce13" office:value-type="float" office:value="0.18986136421397" calcext:value-type="float">
            <text:p>0.2</text:p>
          </table:table-cell>
          <table:table-cell table:style-name="ce13" office:value-type="float" office:value="18986.136421397" calcext:value-type="float">
            <text:p>18986.1</text:p>
          </table:table-cell>
          <table:table-cell table:style-name="ce13" office:value-type="float" office:value="16019.0145486755" calcext:value-type="float">
            <text:p>16019.0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style-name="ce28" office:value-type="float" office:value="45.0381679389313" calcext:value-type="float">
            <text:p>45.04</text:p>
          </table:table-cell>
          <table:table-cell office:value-type="float" office:value="2151.95503645483" calcext:value-type="float">
            <text:p>2151.95503645483</text:p>
          </table:table-cell>
          <table:table-cell office:value-type="float" office:value="9948.23048190557" calcext:value-type="float">
            <text:p>9948.23048190557</text:p>
          </table:table-cell>
          <table:table-cell office:value-type="float" office:value="24.2652980106504" calcext:value-type="float">
            <text:p>24.2652980106504</text:p>
          </table:table-cell>
          <table:table-cell office:value-type="float" office:value="-1499.71126013108" calcext:value-type="float">
            <text:p>-1499.71126013108</text:p>
          </table:table-cell>
          <table:table-cell office:value-type="float" office:value="-2.74498526322714" calcext:value-type="float">
            <text:p>-2.74498526322714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144.932339094634" calcext:value-type="float">
            <text:p>144.932339094634</text:p>
          </table:table-cell>
          <table:table-cell office:value-type="float" office:value="-26332.1182546761" calcext:value-type="float">
            <text:p>-26332.1182546761</text:p>
          </table:table-cell>
          <table:table-cell office:value-type="float" office:value="26332118.2546761" calcext:value-type="float">
            <text:p>26332118.2546761</text:p>
          </table:table-cell>
          <table:table-cell office:value-type="float" office:value="131.5" calcext:value-type="float">
            <text:p>131.5</text:p>
          </table:table-cell>
          <table:table-cell office:value-type="float" office:value="28" calcext:value-type="float">
            <text:p>28</text:p>
          </table:table-cell>
          <table:table-cell office:value-type="float" office:value="-75277.8778861463" calcext:value-type="float">
            <text:p>-75277.877886146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44463.292763</text:p>
          </table:table-cell>
          <table:table-cell table:style-name="ce13" office:value-type="float" office:value="-0.379189444942679" calcext:value-type="float">
            <text:p>-0.4</text:p>
          </table:table-cell>
          <table:table-cell table:number-columns-repeated="4" table:style-name="ce13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48431.4711502</text:p>
          </table:table-cell>
          <table:table-cell table:style-name="ce13" office:value-type="float" office:value="-151.1385673192" calcext:value-type="float">
            <text:p>-151.1</text:p>
          </table:table-cell>
          <table:table-cell table:style-name="ce13" office:value-type="float" office:value="-15972.7799085998" calcext:value-type="float">
            <text:p>-15972.8</text:p>
          </table:table-cell>
          <table:table-cell table:style-name="ce13" office:value-type="float" office:value="-0.159727799085998" calcext:value-type="float">
            <text:p>-0.2</text:p>
          </table:table-cell>
          <table:table-cell table:style-name="ce13" office:value-type="float" office:value="-15972.7799085998" calcext:value-type="float">
            <text:p>-15972.8</text:p>
          </table:table-cell>
          <table:table-cell table:style-name="ce13" office:value-type="float" office:value="-17989.277054488" calcext:value-type="float">
            <text:p>-17989.3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44.3478260869565" calcext:value-type="float">
            <text:p>44.35</text:p>
          </table:table-cell>
          <table:table-cell office:value-type="float" office:value="1372.19213056634" calcext:value-type="float">
            <text:p>1372.19213056634</text:p>
          </table:table-cell>
          <table:table-cell office:value-type="float" office:value="7951.8292269277" calcext:value-type="float">
            <text:p>7951.8292269277</text:p>
          </table:table-cell>
          <table:table-cell office:value-type="float" office:value="11.4836455286713" calcext:value-type="float">
            <text:p>11.4836455286713</text:p>
          </table:table-cell>
          <table:table-cell office:value-type="float" office:value="-1218.25294708099" calcext:value-type="float">
            <text:p>-1218.25294708099</text:p>
          </table:table-cell>
          <table:table-cell office:value-type="float" office:value="-11.8132766152703" calcext:value-type="float">
            <text:p>-11.8132766152703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-69.4468691678251" calcext:value-type="float">
            <text:p>-69.4468691678251</text:p>
          </table:table-cell>
          <table:table-cell office:value-type="float" office:value="-46107.0342543457" calcext:value-type="float">
            <text:p>-46107.0342543457</text:p>
          </table:table-cell>
          <table:table-cell office:value-type="float" office:value="46107034.2543458" calcext:value-type="float">
            <text:p>46107034.2543458</text:p>
          </table:table-cell>
          <table:table-cell office:value-type="float" office:value="230.5" calcext:value-type="float">
            <text:p>230.5</text:p>
          </table:table-cell>
          <table:table-cell office:value-type="float" office:value="30" calcext:value-type="float">
            <text:p>30</text:p>
          </table:table-cell>
          <table:table-cell office:value-type="float" office:value="-83588.00565447" calcext:value-type="float">
            <text:p>-83588.0056544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52450.3751512</text:p>
          </table:table-cell>
          <table:table-cell table:style-name="ce13" office:value-type="float" office:value="205.03680103716" calcext:value-type="float">
            <text:p>205.0</text:p>
          </table:table-cell>
          <table:table-cell table:style-name="ce13" office:value-type="float" office:value="19649.8451973355" calcext:value-type="float">
            <text:p>19649.8</text:p>
          </table:table-cell>
          <table:table-cell table:style-name="ce13" office:value-type="float" office:value="0.196498451973355" calcext:value-type="float">
            <text:p>0.2</text:p>
          </table:table-cell>
          <table:table-cell table:style-name="ce13" office:value-type="float" office:value="19649.8451973355" calcext:value-type="float">
            <text:p>19649.8</text:p>
          </table:table-cell>
          <table:table-cell table:style-name="ce13" office:value-type="float" office:value="15096.9383311108" calcext:value-type="float">
            <text:p>15096.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style-name="ce28" office:value-type="float" office:value="48.0314960629921" calcext:value-type="float">
            <text:p>48.03</text:p>
          </table:table-cell>
          <table:table-cell office:value-type="float" office:value="2163.70377436908" calcext:value-type="float">
            <text:p>2163.70377436908</text:p>
          </table:table-cell>
          <table:table-cell office:value-type="float" office:value="21789.9505742985" calcext:value-type="float">
            <text:p>21789.9505742985</text:p>
          </table:table-cell>
          <table:table-cell office:value-type="float" office:value="63.3990194945945" calcext:value-type="float">
            <text:p>63.3990194945945</text:p>
          </table:table-cell>
          <table:table-cell office:value-type="float" office:value="-1702.061894533" calcext:value-type="float">
            <text:p>-1702.061894533</text:p>
          </table:table-cell>
          <table:table-cell office:value-type="float" office:value="-38.3461982758454" calcext:value-type="float">
            <text:p>-38.3461982758454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154.723190530201" calcext:value-type="float">
            <text:p>154.723190530201</text:p>
          </table:table-cell>
          <table:table-cell office:value-type="float" office:value="-25532.3822274248" calcext:value-type="float">
            <text:p>-25532.3822274248</text:p>
          </table:table-cell>
          <table:table-cell office:value-type="float" office:value="25532382.2274248" calcext:value-type="float">
            <text:p>25532382.2274248</text:p>
          </table:table-cell>
          <table:table-cell office:value-type="float" office:value="127.5" calcext:value-type="float">
            <text:p>127.5</text:p>
          </table:table-cell>
          <table:table-cell office:value-type="float" office:value="30" calcext:value-type="float">
            <text:p>30</text:p>
          </table:table-cell>
          <table:table-cell office:value-type="float" office:value="-83004.3520338344" calcext:value-type="float">
            <text:p>-83004.35203383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56365.798836</text:p>
          </table:table-cell>
          <table:table-cell table:style-name="ce13" office:value-type="float" office:value="-363.035538303083" calcext:value-type="float">
            <text:p>-363.0</text:p>
          </table:table-cell>
          <table:table-cell table:style-name="ce13" office:value-type="float" office:value="-36771.0010203036" calcext:value-type="float">
            <text:p>-36771.0</text:p>
          </table:table-cell>
          <table:table-cell table:style-name="ce13" office:value-type="float" office:value="-0.367710010203036" calcext:value-type="float">
            <text:p>-0.4</text:p>
          </table:table-cell>
          <table:table-cell table:style-name="ce13" office:value-type="float" office:value="-36771.0010203035" calcext:value-type="float">
            <text:p>-36771.0</text:p>
          </table:table-cell>
          <table:table-cell table:style-name="ce13" office:value-type="float" office:value="-33073.531937888" calcext:value-type="float">
            <text:p>-33073.5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43.609022556391" calcext:value-type="float">
            <text:p>43.61</text:p>
          </table:table-cell>
          <table:table-cell office:value-type="float" office:value="1060.67139842781" calcext:value-type="float">
            <text:p>1060.67139842781</text:p>
          </table:table-cell>
          <table:table-cell office:value-type="float" office:value="8938.96663635415" calcext:value-type="float">
            <text:p>8938.96663635415</text:p>
          </table:table-cell>
          <table:table-cell office:value-type="float" office:value="4.24981331023446" calcext:value-type="float">
            <text:p>4.24981331023446</text:p>
          </table:table-cell>
          <table:table-cell office:value-type="float" office:value="-1065.39255491953" calcext:value-type="float">
            <text:p>-1065.39255491953</text:p>
          </table:table-cell>
          <table:table-cell office:value-type="float" office:value="-10.0521055313293" calcext:value-type="float">
            <text:p>-10.0521055313293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138.236845940991" calcext:value-type="float">
            <text:p>-138.236845940991</text:p>
          </table:table-cell>
          <table:table-cell office:value-type="float" office:value="-53289.8188177975" calcext:value-type="float">
            <text:p>-53289.8188177975</text:p>
          </table:table-cell>
          <table:table-cell office:value-type="float" office:value="53289818.8177975" calcext:value-type="float">
            <text:p>53289818.8177975</text:p>
          </table:table-cell>
          <table:table-cell office:value-type="float" office:value="266.5" calcext:value-type="float">
            <text:p>266.5</text:p>
          </table:table-cell>
          <table:table-cell office:value-type="float" office:value="26" calcext:value-type="float">
            <text:p>26</text:p>
          </table:table-cell>
          <table:table-cell office:value-type="float" office:value="-71123.7430345939" calcext:value-type="float">
            <text:p>-71123.743034593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-lstm_combo_all_0.0001_20000_512_1000000_0.99_RMSprop_CELU_512|256|64|32_Batcd-Liner-actin-Dropt-Noisr-actin-Noisr-actin-Noisr-Dropt-actin-Liner_1_1725560207.401464</text:p>
          </table:table-cell>
          <table:table-cell table:style-name="ce13" office:value-type="float" office:value="116.075371049637" calcext:value-type="float">
            <text:p>116.1</text:p>
          </table:table-cell>
          <table:table-cell table:style-name="ce13" office:value-type="float" office:value="10750.1289435567" calcext:value-type="float">
            <text:p>10750.1</text:p>
          </table:table-cell>
          <table:table-cell table:style-name="ce13" office:value-type="float" office:value="0.107501289435567" calcext:value-type="float">
            <text:p>0.1</text:p>
          </table:table-cell>
          <table:table-cell table:style-name="ce13" office:value-type="float" office:value="10750.1289435567" calcext:value-type="float">
            <text:p>10750.1</text:p>
          </table:table-cell>
          <table:table-cell table:style-name="ce13" office:value-type="float" office:value="6945.64497488936" calcext:value-type="float">
            <text:p>6945.6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style-name="ce28" office:value-type="float" office:value="47.2222222222222" calcext:value-type="float">
            <text:p>47.22</text:p>
          </table:table-cell>
          <table:table-cell office:value-type="float" office:value="1825.21159469824" calcext:value-type="float">
            <text:p>1825.21159469824</text:p>
          </table:table-cell>
          <table:table-cell office:value-type="float" office:value="9810.43440924853" calcext:value-type="float">
            <text:p>9810.43440924853</text:p>
          </table:table-cell>
          <table:table-cell office:value-type="float" office:value="48.1842554538744" calcext:value-type="float">
            <text:p>48.1842554538744</text:p>
          </table:table-cell>
          <table:table-cell office:value-type="float" office:value="-1491.63499336741" calcext:value-type="float">
            <text:p>-1491.63499336741</text:p>
          </table:table-cell>
          <table:table-cell office:value-type="float" office:value="-13.3374808712542" calcext:value-type="float">
            <text:p>-13.3374808712542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74.6536732191438" calcext:value-type="float">
            <text:p>74.6536732191438</text:p>
          </table:table-cell>
          <table:table-cell office:value-type="float" office:value="-28925.1753042478" calcext:value-type="float">
            <text:p>-28925.1753042478</text:p>
          </table:table-cell>
          <table:table-cell office:value-type="float" office:value="28925175.3042478" calcext:value-type="float">
            <text:p>28925175.3042478</text:p>
          </table:table-cell>
          <table:table-cell office:value-type="float" office:value="144.5" calcext:value-type="float">
            <text:p>144.5</text:p>
          </table:table-cell>
          <table:table-cell office:value-type="float" office:value="35" calcext:value-type="float">
            <text:p>35</text:p>
          </table:table-cell>
          <table:table-cell office:value-type="float" office:value="-92710.768117991" calcext:value-type="float">
            <text:p>-92710.7681179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60:.D69])/COUNT([.D60:.D69])" office:value-type="float" office:value="85.7608315404359" calcext:value-type="float">
            <text:p>85.8</text:p>
          </table:table-cell>
          <table:table-cell table:style-name="ce14" table:formula="of:=SUM([.E60:.E69])/COUNT([.E60:.E69])" office:value-type="float" office:value="7879.76927510782" calcext:value-type="float">
            <text:p>7879.8</text:p>
          </table:table-cell>
          <table:table-cell table:style-name="ce14" table:formula="of:=SUM([.F60:.F69])/COUNT([.F60:.F69])" office:value-type="float" office:value="0.0787976927510782" calcext:value-type="float">
            <text:p>0.1</text:p>
          </table:table-cell>
          <table:table-cell table:style-name="ce14" table:formula="of:=SUM([.G60:.G69])/COUNT([.G60:.G69])" office:value-type="float" office:value="7879.76927510782" calcext:value-type="float">
            <text:p>7879.8</text:p>
          </table:table-cell>
          <table:table-cell table:style-name="ce14" table:formula="of:=SUM([.H60:.H69])/COUNT([.H60:.H69])" office:value-type="float" office:value="6866.74547002632" calcext:value-type="float">
            <text:p>6866.7</text:p>
          </table:table-cell>
          <table:table-cell table:style-name="ce11" table:formula="of:=SUM([.I60:.I69])/COUNT([.I60:.I69])" office:value-type="float" office:value="64.8" calcext:value-type="float">
            <text:p>65</text:p>
          </table:table-cell>
          <table:table-cell table:style-name="ce11" table:formula="of:=SUM([.J60:.J69])/COUNT([.J60:.J69])" office:value-type="float" office:value="75.5" calcext:value-type="float">
            <text:p>76</text:p>
          </table:table-cell>
          <table:table-cell table:style-name="ce29" table:formula="of:=SUM([.K60:.K69])/COUNT([.K60:.K69])" office:value-type="float" office:value="42.2316498511637" calcext:value-type="float">
            <text:p>42.23</text:p>
          </table:table-cell>
          <table:table-cell table:style-name="ce2"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68709.2675111</text:p>
          </table:table-cell>
          <table:table-cell table:style-name="ce13" office:value-type="float" office:value="-63.533826903025" calcext:value-type="float">
            <text:p>-63.5</text:p>
          </table:table-cell>
          <table:table-cell table:style-name="ce13" office:value-type="float" office:value="-6233.97735907376" calcext:value-type="float">
            <text:p>-6234.0</text:p>
          </table:table-cell>
          <table:table-cell table:style-name="ce13" office:value-type="float" office:value="-0.0623397735907376" calcext:value-type="float">
            <text:p>-0.1</text:p>
          </table:table-cell>
          <table:table-cell table:style-name="ce13" office:value-type="float" office:value="-6233.97735907376" calcext:value-type="float">
            <text:p>-6234.0</text:p>
          </table:table-cell>
          <table:table-cell table:style-name="ce13" office:value-type="float" office:value="-6352.41970362662" calcext:value-type="float">
            <text:p>-6352.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78.5714285714286" calcext:value-type="float">
            <text:p>78.57</text:p>
          </table:table-cell>
          <table:table-cell office:value-type="float" office:value="484.859287988688" calcext:value-type="float">
            <text:p>484.859287988688</text:p>
          </table:table-cell>
          <table:table-cell office:value-type="float" office:value="957.773344851492" calcext:value-type="float">
            <text:p>957.773344851492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816.81361580415" calcext:value-type="float">
            <text:p>-2816.81361580415</text:p>
          </table:table-cell>
          <table:table-cell office:value-type="float" office:value="-1054.18572416229" calcext:value-type="float">
            <text:p>-1054.18572416229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-222.642048538349" calcext:value-type="float">
            <text:p>-222.642048538349</text:p>
          </table:table-cell>
          <table:table-cell office:value-type="float" office:value="-5596.56258522615" calcext:value-type="float">
            <text:p>-5596.56258522615</text:p>
          </table:table-cell>
          <table:table-cell office:value-type="float" office:value="5596562.58522615" calcext:value-type="float">
            <text:p>5596562.585226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15846.6959706626" calcext:value-type="float">
            <text:p>-15846.695970662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0591.336144</text:p>
          </table:table-cell>
          <table:table-cell table:style-name="ce13" office:value-type="float" office:value="-247.411823050915" calcext:value-type="float">
            <text:p>-247.4</text:p>
          </table:table-cell>
          <table:table-cell table:style-name="ce13" office:value-type="float" office:value="-24042.4128948804" calcext:value-type="float">
            <text:p>-24042.4</text:p>
          </table:table-cell>
          <table:table-cell table:style-name="ce13" office:value-type="float" office:value="-0.240424128948804" calcext:value-type="float">
            <text:p>-0.2</text:p>
          </table:table-cell>
          <table:table-cell table:style-name="ce13" office:value-type="float" office:value="-24042.4128948804" calcext:value-type="float">
            <text:p>-24042.4</text:p>
          </table:table-cell>
          <table:table-cell table:style-name="ce13" office:value-type="float" office:value="-23426.4522215343" calcext:value-type="float">
            <text:p>-23426.5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table:style-name="ce28" office:value-type="float" office:value="77.0764119601329" calcext:value-type="float">
            <text:p>77.08</text:p>
          </table:table-cell>
          <table:table-cell office:value-type="float" office:value="516.251036308592" calcext:value-type="float">
            <text:p>516.251036308592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4.19475952492212" calcext:value-type="float">
            <text:p>4.19475952492212</text:p>
          </table:table-cell>
          <table:table-cell office:value-type="float" office:value="-2084.24135244165" calcext:value-type="float">
            <text:p>-2084.24135244165</text:p>
          </table:table-cell>
          <table:table-cell office:value-type="float" office:value="-3.39653200811881" calcext:value-type="float">
            <text:p>-3.3965320081188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9.8751258966126" calcext:value-type="float">
            <text:p>-79.8751258966126</text:p>
          </table:table-cell>
          <table:table-cell office:value-type="float" office:value="-60306.0636507558" calcext:value-type="float">
            <text:p>-60306.0636507558</text:p>
          </table:table-cell>
          <table:table-cell office:value-type="float" office:value="60306063.6507559" calcext:value-type="float">
            <text:p>60306063.6507559</text:p>
          </table:table-cell>
          <table:table-cell office:value-type="float" office:value="301.5" calcext:value-type="float">
            <text:p>301.5</text:p>
          </table:table-cell>
          <table:table-cell office:value-type="float" office:value="48" calcext:value-type="float">
            <text:p>48</text:p>
          </table:table-cell>
          <table:table-cell office:value-type="float" office:value="-126306.819234473" calcext:value-type="float">
            <text:p>-126306.81923447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2455.395875</text:p>
          </table:table-cell>
          <table:table-cell table:style-name="ce13" office:value-type="float" office:value="280.294839081902" calcext:value-type="float">
            <text:p>280.3</text:p>
          </table:table-cell>
          <table:table-cell table:style-name="ce13" office:value-type="float" office:value="28042.8265223613" calcext:value-type="float">
            <text:p>28042.8</text:p>
          </table:table-cell>
          <table:table-cell table:style-name="ce13" office:value-type="float" office:value="0.280428265223613" calcext:value-type="float">
            <text:p>0.3</text:p>
          </table:table-cell>
          <table:table-cell table:style-name="ce13" office:value-type="float" office:value="28042.8265223613" calcext:value-type="float">
            <text:p>28042.8</text:p>
          </table:table-cell>
          <table:table-cell table:style-name="ce13" office:value-type="float" office:value="30210.8504633665" calcext:value-type="float">
            <text:p>30210.9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80.3921568627451" calcext:value-type="float">
            <text:p>80.39</text:p>
          </table:table-cell>
          <table:table-cell office:value-type="float" office:value="929.839875853927" calcext:value-type="float">
            <text:p>929.839875853927</text:p>
          </table:table-cell>
          <table:table-cell office:value-type="float" office:value="6947.23896356698" calcext:value-type="float">
            <text:p>6947.23896356698</text:p>
          </table:table-cell>
          <table:table-cell office:value-type="float" office:value="5.85884144068405" calcext:value-type="float">
            <text:p>5.85884144068405</text:p>
          </table:table-cell>
          <table:table-cell office:value-type="float" office:value="-2410.20216488304" calcext:value-type="float">
            <text:p>-2410.20216488304</text:p>
          </table:table-cell>
          <table:table-cell office:value-type="float" office:value="-31.7834819373529" calcext:value-type="float">
            <text:p>-31.7834819373529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274.929671787856" calcext:value-type="float">
            <text:p>274.929671787856</text:p>
          </table:table-cell>
          <table:table-cell office:value-type="float" office:value="-20438.28110763" calcext:value-type="float">
            <text:p>-20438.28110763</text:p>
          </table:table-cell>
          <table:table-cell office:value-type="float" office:value="20438281.10763" calcext:value-type="float">
            <text:p>20438281.10763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-47815.9876094579" calcext:value-type="float">
            <text:p>-47815.987609457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4322.2328231</text:p>
          </table:table-cell>
          <table:table-cell table:style-name="ce13" office:value-type="float" office:value="-305.163401725511" calcext:value-type="float">
            <text:p>-305.2</text:p>
          </table:table-cell>
          <table:table-cell table:style-name="ce13" office:value-type="float" office:value="-29885.2716858002" calcext:value-type="float">
            <text:p>-29885.3</text:p>
          </table:table-cell>
          <table:table-cell table:style-name="ce13" office:value-type="float" office:value="-0.298852716858002" calcext:value-type="float">
            <text:p>-0.3</text:p>
          </table:table-cell>
          <table:table-cell table:style-name="ce13" office:value-type="float" office:value="-29885.2716858002" calcext:value-type="float">
            <text:p>-29885.3</text:p>
          </table:table-cell>
          <table:table-cell table:style-name="ce13" office:value-type="float" office:value="-27368.552374256" calcext:value-type="float">
            <text:p>-27368.6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table:style-name="ce28" office:value-type="float" office:value="73.1404958677686" calcext:value-type="float">
            <text:p>73.14</text:p>
          </table:table-cell>
          <table:table-cell office:value-type="float" office:value="501.545795806079" calcext:value-type="float">
            <text:p>501.54579580607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4.19475952492212" calcext:value-type="float">
            <text:p>4.19475952492212</text:p>
          </table:table-cell>
          <table:table-cell office:value-type="float" office:value="-1825.52119297656" calcext:value-type="float">
            <text:p>-1825.52119297656</text:p>
          </table:table-cell>
          <table:table-cell office:value-type="float" office:value="-4.29004030882788" calcext:value-type="float">
            <text:p>-4.29004030882788</text:p>
          </table:table-cell>
          <table:table-cell office:value-type="float" office:value="-4458.74642707902" calcext:value-type="float">
            <text:p>-4458.74642707902</text:p>
          </table:table-cell>
          <table:table-cell office:value-type="float" office:value="-123.492858205786" calcext:value-type="float">
            <text:p>-123.492858205786</text:p>
          </table:table-cell>
          <table:table-cell office:value-type="float" office:value="-48394.3090373515" calcext:value-type="float">
            <text:p>-48394.3090373515</text:p>
          </table:table-cell>
          <table:table-cell office:value-type="float" office:value="48394309.0373515" calcext:value-type="float">
            <text:p>48394309.0373515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-90935.3080356302" calcext:value-type="float">
            <text:p>-90935.308035630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6369.064024</text:p>
          </table:table-cell>
          <table:table-cell table:style-name="ce13" office:value-type="float" office:value="-290.086694925644" calcext:value-type="float">
            <text:p>-290.1</text:p>
          </table:table-cell>
          <table:table-cell table:style-name="ce13" office:value-type="float" office:value="-28315.0998882905" calcext:value-type="float">
            <text:p>-28315.1</text:p>
          </table:table-cell>
          <table:table-cell table:style-name="ce13" office:value-type="float" office:value="-0.283150998882905" calcext:value-type="float">
            <text:p>-0.3</text:p>
          </table:table-cell>
          <table:table-cell table:style-name="ce13" office:value-type="float" office:value="-28315.0998882905" calcext:value-type="float">
            <text:p>-28315.1</text:p>
          </table:table-cell>
          <table:table-cell table:style-name="ce13" office:value-type="float" office:value="-26660.4616160773" calcext:value-type="float">
            <text:p>-26660.5</text:p>
          </table:table-cell>
          <table:table-cell office:value-type="float" office:value="217" calcext:value-type="float">
            <text:p>217</text:p>
          </table:table-cell>
          <table:table-cell office:value-type="float" office:value="72" calcext:value-type="float">
            <text:p>72</text:p>
          </table:table-cell>
          <table:table-cell table:style-name="ce28" office:value-type="float" office:value="75.0865051903114" calcext:value-type="float">
            <text:p>75.09</text:p>
          </table:table-cell>
          <table:table-cell office:value-type="float" office:value="539.94058246077" calcext:value-type="float">
            <text:p>539.9405824607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2020.58619836497" calcext:value-type="float">
            <text:p>-2020.58619836497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97.9761241809359" calcext:value-type="float">
            <text:p>-97.9761241809359</text:p>
          </table:table-cell>
          <table:table-cell office:value-type="float" office:value="-57900.5854855973" calcext:value-type="float">
            <text:p>-57900.5854855973</text:p>
          </table:table-cell>
          <table:table-cell office:value-type="float" office:value="57900585.4855973" calcext:value-type="float">
            <text:p>57900585.4855973</text:p>
          </table:table-cell>
          <table:table-cell office:value-type="float" office:value="289.5" calcext:value-type="float">
            <text:p>289.5</text:p>
          </table:table-cell>
          <table:table-cell office:value-type="float" office:value="53" calcext:value-type="float">
            <text:p>53</text:p>
          </table:table-cell>
          <table:table-cell office:value-type="float" office:value="-143263.717769244" calcext:value-type="float">
            <text:p>-143263.7177692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78360.03184</text:p>
          </table:table-cell>
          <table:table-cell table:style-name="ce13" office:value-type="float" office:value="-420.485172990021" calcext:value-type="float">
            <text:p>-420.5</text:p>
          </table:table-cell>
          <table:table-cell table:style-name="ce13" office:value-type="float" office:value="-41325.2479850117" calcext:value-type="float">
            <text:p>-41325.2</text:p>
          </table:table-cell>
          <table:table-cell table:style-name="ce13" office:value-type="float" office:value="-0.413252479850117" calcext:value-type="float">
            <text:p>-0.4</text:p>
          </table:table-cell>
          <table:table-cell table:style-name="ce13" office:value-type="float" office:value="-41325.2479850117" calcext:value-type="float">
            <text:p>-41325.2</text:p>
          </table:table-cell>
          <table:table-cell table:style-name="ce13" office:value-type="float" office:value="-35326.6163472243" calcext:value-type="float">
            <text:p>-35326.6</text:p>
          </table:table-cell>
          <table:table-cell office:value-type="float" office:value="196" calcext:value-type="float">
            <text:p>196</text:p>
          </table:table-cell>
          <table:table-cell office:value-type="float" office:value="67" calcext:value-type="float">
            <text:p>67</text:p>
          </table:table-cell>
          <table:table-cell table:style-name="ce28" office:value-type="float" office:value="74.5247148288973" calcext:value-type="float">
            <text:p>74.52</text:p>
          </table:table-cell>
          <table:table-cell office:value-type="float" office:value="446.741106211411" calcext:value-type="float">
            <text:p>446.741106211411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2.9585370084969" calcext:value-type="float">
            <text:p>12.9585370084969</text:p>
          </table:table-cell>
          <table:table-cell office:value-type="float" office:value="-1923.67917615594" calcext:value-type="float">
            <text:p>-1923.67917615594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-157.13022047533" calcext:value-type="float">
            <text:p>-157.13022047533</text:p>
          </table:table-cell>
          <table:table-cell office:value-type="float" office:value="-52684.9597117267" calcext:value-type="float">
            <text:p>-52684.9597117267</text:p>
          </table:table-cell>
          <table:table-cell office:value-type="float" office:value="52684959.7117267" calcext:value-type="float">
            <text:p>52684959.7117267</text:p>
          </table:table-cell>
          <table:table-cell office:value-type="float" office:value="263.5" calcext:value-type="float">
            <text:p>263.5</text:p>
          </table:table-cell>
          <table:table-cell office:value-type="float" office:value="44" calcext:value-type="float">
            <text:p>44</text:p>
          </table:table-cell>
          <table:table-cell office:value-type="float" office:value="-120489.206070433" calcext:value-type="float">
            <text:p>-120489.20607043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80186.481803</text:p>
          </table:table-cell>
          <table:table-cell table:style-name="ce13" office:value-type="float" office:value="-234.843841037254" calcext:value-type="float">
            <text:p>-234.8</text:p>
          </table:table-cell>
          <table:table-cell table:style-name="ce13" office:value-type="float" office:value="-22935.5707841225" calcext:value-type="float">
            <text:p>-22935.6</text:p>
          </table:table-cell>
          <table:table-cell table:style-name="ce13" office:value-type="float" office:value="-0.229355707841225" calcext:value-type="float">
            <text:p>-0.2</text:p>
          </table:table-cell>
          <table:table-cell table:style-name="ce13" office:value-type="float" office:value="-22935.5707841225" calcext:value-type="float">
            <text:p>-22935.6</text:p>
          </table:table-cell>
          <table:table-cell table:style-name="ce13" office:value-type="float" office:value="-22722.2183861883" calcext:value-type="float">
            <text:p>-22722.2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78.1021897810219" calcext:value-type="float">
            <text:p>78.10</text:p>
          </table:table-cell>
          <table:table-cell office:value-type="float" office:value="590.048308165459" calcext:value-type="float">
            <text:p>590.04830816545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8.3383054602891" calcext:value-type="float">
            <text:p>18.3383054602891</text:p>
          </table:table-cell>
          <table:table-cell office:value-type="float" office:value="-2486.76514552551" calcext:value-type="float">
            <text:p>-2486.76514552551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83.7064627157756" calcext:value-type="float">
            <text:p>-83.7064627157756</text:p>
          </table:table-cell>
          <table:table-cell office:value-type="float" office:value="-54904.468898114" calcext:value-type="float">
            <text:p>-54904.468898114</text:p>
          </table:table-cell>
          <table:table-cell office:value-type="float" office:value="54904468.898114" calcext:value-type="float">
            <text:p>54904468.898114</text:p>
          </table:table-cell>
          <table:table-cell office:value-type="float" office:value="274.5" calcext:value-type="float">
            <text:p>274.5</text:p>
          </table:table-cell>
          <table:table-cell office:value-type="float" office:value="54" calcext:value-type="float">
            <text:p>54</text:p>
          </table:table-cell>
          <table:table-cell office:value-type="float" office:value="-144820.772018691" calcext:value-type="float">
            <text:p>-144820.7720186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82052.412323</text:p>
          </table:table-cell>
          <table:table-cell table:style-name="ce13" office:value-type="float" office:value="-223.881812081631" calcext:value-type="float">
            <text:p>-223.9</text:p>
          </table:table-cell>
          <table:table-cell table:style-name="ce13" office:value-type="float" office:value="-21811.8291028398" calcext:value-type="float">
            <text:p>-21811.8</text:p>
          </table:table-cell>
          <table:table-cell table:style-name="ce13" office:value-type="float" office:value="-0.218118291028398" calcext:value-type="float">
            <text:p>-0.2</text:p>
          </table:table-cell>
          <table:table-cell table:style-name="ce13" office:value-type="float" office:value="-21811.8291028398" calcext:value-type="float">
            <text:p>-21811.8</text:p>
          </table:table-cell>
          <table:table-cell table:style-name="ce13" office:value-type="float" office:value="-21816.5982717515" calcext:value-type="float">
            <text:p>-21816.6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table:style-name="ce28" office:value-type="float" office:value="75" calcext:value-type="float">
            <text:p>75.00</text:p>
          </table:table-cell>
          <table:table-cell office:value-type="float" office:value="634.105458002037" calcext:value-type="float">
            <text:p>634.105458002037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232.79863314005" calcext:value-type="float">
            <text:p>-2232.79863314005</text:p>
          </table:table-cell>
          <table:table-cell office:value-type="float" office:value="-26.1268619213952" calcext:value-type="float">
            <text:p>-26.126861921395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82.620564783484" calcext:value-type="float">
            <text:p>-82.620564783484</text:p>
          </table:table-cell>
          <table:table-cell office:value-type="float" office:value="-52904.5927636608" calcext:value-type="float">
            <text:p>-52904.5927636608</text:p>
          </table:table-cell>
          <table:table-cell office:value-type="float" office:value="52904592.7636608" calcext:value-type="float">
            <text:p>52904592.7636608</text:p>
          </table:table-cell>
          <table:table-cell office:value-type="float" office:value="264.5" calcext:value-type="float">
            <text:p>264.5</text:p>
          </table:table-cell>
          <table:table-cell office:value-type="float" office:value="45" calcext:value-type="float">
            <text:p>45</text:p>
          </table:table-cell>
          <table:table-cell office:value-type="float" office:value="-115020.050607477" calcext:value-type="float">
            <text:p>-115020.0506074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83882.688077</text:p>
          </table:table-cell>
          <table:table-cell table:style-name="ce13" office:value-type="float" office:value="-473.041129436767" calcext:value-type="float">
            <text:p>-473.0</text:p>
          </table:table-cell>
          <table:table-cell table:style-name="ce13" office:value-type="float" office:value="-46604.4690506198" calcext:value-type="float">
            <text:p>-46604.5</text:p>
          </table:table-cell>
          <table:table-cell table:style-name="ce13" office:value-type="float" office:value="-0.466044690506198" calcext:value-type="float">
            <text:p>-0.5</text:p>
          </table:table-cell>
          <table:table-cell table:style-name="ce13" office:value-type="float" office:value="-46604.4690506198" calcext:value-type="float">
            <text:p>-46604.5</text:p>
          </table:table-cell>
          <table:table-cell table:style-name="ce13" office:value-type="float" office:value="-38911.597064393" calcext:value-type="float">
            <text:p>-38911.6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table:style-name="ce28" office:value-type="float" office:value="74.1666666666667" calcext:value-type="float">
            <text:p>74.17</text:p>
          </table:table-cell>
          <table:table-cell office:value-type="float" office:value="561.559894758855" calcext:value-type="float">
            <text:p>561.559894758855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2363.90532770478" calcext:value-type="float">
            <text:p>-2363.90532770478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94.185287710916" calcext:value-type="float">
            <text:p>-194.185287710916</text:p>
          </table:table-cell>
          <table:table-cell office:value-type="float" office:value="-48077.3729038532" calcext:value-type="float">
            <text:p>-48077.3729038532</text:p>
          </table:table-cell>
          <table:table-cell office:value-type="float" office:value="48077372.9038532" calcext:value-type="float">
            <text:p>48077372.9038532</text:p>
          </table:table-cell>
          <table:table-cell office:value-type="float" office:value="240.5" calcext:value-type="float">
            <text:p>240.5</text:p>
          </table:table-cell>
          <table:table-cell office:value-type="float" office:value="53" calcext:value-type="float">
            <text:p>53</text:p>
          </table:table-cell>
          <table:table-cell office:value-type="float" office:value="-145997.18952548" calcext:value-type="float">
            <text:p>-145997.1895254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128|32_Batcd-Liner-actin-Dropt-Liner-actin-Liner-Resik-Dropt-actin-Liner_1_1725685491.932603</text:p>
          </table:table-cell>
          <table:table-cell table:style-name="ce13" office:value-type="float" office:value="-166.050046848216" calcext:value-type="float">
            <text:p>-166.1</text:p>
          </table:table-cell>
          <table:table-cell table:style-name="ce13" office:value-type="float" office:value="-16004.2829144467" calcext:value-type="float">
            <text:p>-16004.3</text:p>
          </table:table-cell>
          <table:table-cell table:style-name="ce13" office:value-type="float" office:value="-0.160042829144467" calcext:value-type="float">
            <text:p>-0.2</text:p>
          </table:table-cell>
          <table:table-cell table:style-name="ce13" office:value-type="float" office:value="-16004.2829144467" calcext:value-type="float">
            <text:p>-16004.3</text:p>
          </table:table-cell>
          <table:table-cell table:style-name="ce13" office:value-type="float" office:value="-16677.1027191769" calcext:value-type="float">
            <text:p>-16677.1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table:style-name="ce28" office:value-type="float" office:value="73.2456140350877" calcext:value-type="float">
            <text:p>73.25</text:p>
          </table:table-cell>
          <table:table-cell office:value-type="float" office:value="618.123579671864" calcext:value-type="float">
            <text:p>618.123579671864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1954.60525769915" calcext:value-type="float">
            <text:p>-1954.60525769915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0.1942233089768" calcext:value-type="float">
            <text:p>-70.1942233089768</text:p>
          </table:table-cell>
          <table:table-cell office:value-type="float" office:value="-45606.8025196051" calcext:value-type="float">
            <text:p>-45606.8025196051</text:p>
          </table:table-cell>
          <table:table-cell office:value-type="float" office:value="45606802.5196051" calcext:value-type="float">
            <text:p>45606802.5196051</text:p>
          </table:table-cell>
          <table:table-cell office:value-type="float" office:value="228" calcext:value-type="float">
            <text:p>228</text:p>
          </table:table-cell>
          <table:table-cell office:value-type="float" office:value="42" calcext:value-type="float">
            <text:p>42</text:p>
          </table:table-cell>
          <table:table-cell office:value-type="float" office:value="-113501.042848125" calcext:value-type="float">
            <text:p>-113501.04284812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72:.D81])/COUNT([.D72:.D81])" office:value-type="float" office:value="-214.420290991708" calcext:value-type="float">
            <text:p>-214.4</text:p>
          </table:table-cell>
          <table:table-cell table:style-name="ce14" table:formula="of:=SUM([.E72:.E81])/COUNT([.E72:.E81])" office:value-type="float" office:value="-20911.5335142724" calcext:value-type="float">
            <text:p>-20911.5</text:p>
          </table:table-cell>
          <table:table-cell table:style-name="ce14" table:formula="of:=SUM([.F72:.F81])/COUNT([.F72:.F81])" office:value-type="float" office:value="-0.209115335142724" calcext:value-type="float">
            <text:p>-0.2</text:p>
          </table:table-cell>
          <table:table-cell table:style-name="ce14" table:formula="of:=SUM([.G72:.G81])/COUNT([.G72:.G81])" office:value-type="float" office:value="-20911.5335142724" calcext:value-type="float">
            <text:p>-20911.5</text:p>
          </table:table-cell>
          <table:table-cell table:style-name="ce14" table:formula="of:=SUM([.H72:.H81])/COUNT([.H72:.H81])" office:value-type="float" office:value="-18905.1168240862" calcext:value-type="float">
            <text:p>-18905.1</text:p>
          </table:table-cell>
          <table:table-cell table:style-name="ce11" table:formula="of:=SUM([.I72:.I81])/COUNT([.I72:.I81])" office:value-type="float" office:value="168.3" calcext:value-type="float">
            <text:p>168</text:p>
          </table:table-cell>
          <table:table-cell table:style-name="ce11" table:formula="of:=SUM([.J72:.J81])/COUNT([.J72:.J81])" office:value-type="float" office:value="54.8" calcext:value-type="float">
            <text:p>55</text:p>
          </table:table-cell>
          <table:table-cell table:style-name="ce29" table:formula="of:=SUM([.K72:.K81])/COUNT([.K72:.K81])" office:value-type="float" office:value="75.930618376406" calcext:value-type="float">
            <text:p>75.93</text:p>
          </table:table-cell>
          <table:table-cell table:style-name="ce2"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1344.5549178</text:p>
          </table:table-cell>
          <table:table-cell table:style-name="ce13" office:value-type="float" office:value="14.108153110607" calcext:value-type="float">
            <text:p>14.1</text:p>
          </table:table-cell>
          <table:table-cell table:style-name="ce13" office:value-type="float" office:value="1116.43164601589" calcext:value-type="float">
            <text:p>1116.4</text:p>
          </table:table-cell>
          <table:table-cell table:style-name="ce13" office:value-type="float" office:value="0.0111643164601589" calcext:value-type="float">
            <text:p>0.0</text:p>
          </table:table-cell>
          <table:table-cell table:style-name="ce13" office:value-type="float" office:value="1116.43164601589" calcext:value-type="float">
            <text:p>1116.4</text:p>
          </table:table-cell>
          <table:table-cell table:style-name="ce13" office:value-type="float" office:value="998.206803655188" calcext:value-type="float">
            <text:p>998.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8" office:value-type="float" office:value="18.75" calcext:value-type="float">
            <text:p>18.75</text:p>
          </table:table-cell>
          <table:table-cell office:value-type="float" office:value="1882.92327291271" calcext:value-type="float">
            <text:p>1882.92327291271</text:p>
          </table:table-cell>
          <table:table-cell office:value-type="float" office:value="4762.67713313345" calcext:value-type="float">
            <text:p>4762.67713313345</text:p>
          </table:table-cell>
          <table:table-cell office:value-type="float" office:value="357.592543907929" calcext:value-type="float">
            <text:p>357.592543907929</text:p>
          </table:table-cell>
          <table:table-cell office:value-type="float" office:value="-348.64139790171" calcext:value-type="float">
            <text:p>-348.64139790171</text:p>
          </table:table-cell>
          <table:table-cell office:value-type="float" office:value="-62.3018334062945" calcext:value-type="float">
            <text:p>-62.3018334062945</text:p>
          </table:table-cell>
          <table:table-cell office:value-type="float" office:value="-742.543769244556" calcext:value-type="float">
            <text:p>-742.543769244556</text:p>
          </table:table-cell>
          <table:table-cell office:value-type="float" office:value="69.776977875993" calcext:value-type="float">
            <text:p>69.776977875993</text:p>
          </table:table-cell>
          <table:table-cell office:value-type="float" office:value="-3302.71915079681" calcext:value-type="float">
            <text:p>-3302.71915079681</text:p>
          </table:table-cell>
          <table:table-cell office:value-type="float" office:value="3302719.15079681" calcext:value-type="float">
            <text:p>3302719.15079681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1511.398664</text:p>
          </table:table-cell>
          <table:table-cell table:style-name="ce13" office:value-type="float" office:value="85.5123800022625" calcext:value-type="float">
            <text:p>85.5</text:p>
          </table:table-cell>
          <table:table-cell table:style-name="ce13" office:value-type="float" office:value="8323.74429397548" calcext:value-type="float">
            <text:p>8323.7</text:p>
          </table:table-cell>
          <table:table-cell table:style-name="ce13" office:value-type="float" office:value="0.0832374429397549" calcext:value-type="float">
            <text:p>0.1</text:p>
          </table:table-cell>
          <table:table-cell table:style-name="ce13" office:value-type="float" office:value="8323.74429397548" calcext:value-type="float">
            <text:p>8323.7</text:p>
          </table:table-cell>
          <table:table-cell table:style-name="ce13" office:value-type="float" office:value="7160.70766411228" calcext:value-type="float">
            <text:p>7160.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28" office:value-type="float" office:value="46.6666666666667" calcext:value-type="float">
            <text:p>46.67</text:p>
          </table:table-cell>
          <table:table-cell office:value-type="float" office:value="1751.51902162799" calcext:value-type="float">
            <text:p>1751.51902162799</text:p>
          </table:table-cell>
          <table:table-cell office:value-type="float" office:value="8178.5128755413" calcext:value-type="float">
            <text:p>8178.5128755413</text:p>
          </table:table-cell>
          <table:table-cell office:value-type="float" office:value="90.6409896086261" calcext:value-type="float">
            <text:p>90.6409896086261</text:p>
          </table:table-cell>
          <table:table-cell office:value-type="float" office:value="-1272.46213473776" calcext:value-type="float">
            <text:p>-1272.46213473776</text:p>
          </table:table-cell>
          <table:table-cell office:value-type="float" office:value="-10.2820101647812" calcext:value-type="float">
            <text:p>-10.2820101647812</text:p>
          </table:table-cell>
          <table:table-cell office:value-type="float" office:value="-4189.44695546557" calcext:value-type="float">
            <text:p>-4189.44695546557</text:p>
          </table:table-cell>
          <table:table-cell office:value-type="float" office:value="138.729071566258" calcext:value-type="float">
            <text:p>138.729071566258</text:p>
          </table:table-cell>
          <table:table-cell office:value-type="float" office:value="-12114.3380823764" calcext:value-type="float">
            <text:p>-12114.3380823764</text:p>
          </table:table-cell>
          <table:table-cell office:value-type="float" office:value="12114338.0823764" calcext:value-type="float">
            <text:p>12114338.0823764</text:p>
          </table:table-cell>
          <table:table-cell office:value-type="float" office:value="60.5" calcext:value-type="float">
            <text:p>60.5</text:p>
          </table:table-cell>
          <table:table-cell office:value-type="float" office:value="10" calcext:value-type="float">
            <text:p>10</text:p>
          </table:table-cell>
          <table:table-cell office:value-type="float" office:value="-27807.1708104537" calcext:value-type="float">
            <text:p>-27807.170810453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1677.141386</text:p>
          </table:table-cell>
          <table:table-cell table:style-name="ce13" office:value-type="float" office:value="-20.6099610882242" calcext:value-type="float">
            <text:p>-20.6</text:p>
          </table:table-cell>
          <table:table-cell table:style-name="ce13" office:value-type="float" office:value="-2092.92258187704" calcext:value-type="float">
            <text:p>-2092.9</text:p>
          </table:table-cell>
          <table:table-cell table:style-name="ce13" office:value-type="float" office:value="-0.0209292258187704" calcext:value-type="float">
            <text:p>0.0</text:p>
          </table:table-cell>
          <table:table-cell table:style-name="ce13" office:value-type="float" office:value="-2092.92258187704" calcext:value-type="float">
            <text:p>-2092.9</text:p>
          </table:table-cell>
          <table:table-cell table:style-name="ce13" office:value-type="float" office:value="-2143.17289471921" calcext:value-type="float">
            <text:p>-2143.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46.6666666666667" calcext:value-type="float">
            <text:p>46.67</text:p>
          </table:table-cell>
          <table:table-cell office:value-type="float" office:value="667.017833394986" calcext:value-type="float">
            <text:p>667.017833394986</text:p>
          </table:table-cell>
          <table:table-cell office:value-type="float" office:value="1507.05753055883" calcext:value-type="float">
            <text:p>1507.05753055883</text:p>
          </table:table-cell>
          <table:table-cell office:value-type="float" office:value="93.5831484891096" calcext:value-type="float">
            <text:p>93.5831484891096</text:p>
          </table:table-cell>
          <table:table-cell office:value-type="float" office:value="-845.255926955242" calcext:value-type="float">
            <text:p>-845.255926955242</text:p>
          </table:table-cell>
          <table:table-cell office:value-type="float" office:value="-47.5337068094814" calcext:value-type="float">
            <text:p>-47.5337068094814</text:p>
          </table:table-cell>
          <table:table-cell office:value-type="float" office:value="-2142.87208371852" calcext:value-type="float">
            <text:p>-2142.87208371852</text:p>
          </table:table-cell>
          <table:table-cell office:value-type="float" office:value="-139.528172125136" calcext:value-type="float">
            <text:p>-139.528172125136</text:p>
          </table:table-cell>
          <table:table-cell office:value-type="float" office:value="-3099.40648390203" calcext:value-type="float">
            <text:p>-3099.40648390203</text:p>
          </table:table-cell>
          <table:table-cell office:value-type="float" office:value="3099406.48390203" calcext:value-type="float">
            <text:p>3099406.48390203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-2142.87208371852" calcext:value-type="float">
            <text:p>-2142.8720837185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1884.634708</text:p>
          </table:table-cell>
          <table:table-cell table:style-name="ce13" office:value-type="float" office:value="168.80823371137" calcext:value-type="float">
            <text:p>168.8</text:p>
          </table:table-cell>
          <table:table-cell table:style-name="ce13" office:value-type="float" office:value="16225.8731782127" calcext:value-type="float">
            <text:p>16225.9</text:p>
          </table:table-cell>
          <table:table-cell table:style-name="ce13" office:value-type="float" office:value="0.162258731782127" calcext:value-type="float">
            <text:p>0.2</text:p>
          </table:table-cell>
          <table:table-cell table:style-name="ce13" office:value-type="float" office:value="16225.8731782127" calcext:value-type="float">
            <text:p>16225.9</text:p>
          </table:table-cell>
          <table:table-cell table:style-name="ce13" office:value-type="float" office:value="14190.9384232629" calcext:value-type="float">
            <text:p>14190.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40" calcext:value-type="float">
            <text:p>40.00</text:p>
          </table:table-cell>
          <table:table-cell office:value-type="float" office:value="2305.73587340748" calcext:value-type="float">
            <text:p>2305.73587340748</text:p>
          </table:table-cell>
          <table:table-cell office:value-type="float" office:value="11292.0585095192" calcext:value-type="float">
            <text:p>11292.0585095192</text:p>
          </table:table-cell>
          <table:table-cell office:value-type="float" office:value="33.9644127167412" calcext:value-type="float">
            <text:p>33.9644127167412</text:p>
          </table:table-cell>
          <table:table-cell office:value-type="float" office:value="-1266.72602930144" calcext:value-type="float">
            <text:p>-1266.72602930144</text:p>
          </table:table-cell>
          <table:table-cell office:value-type="float" office:value="-51.4478267427621" calcext:value-type="float">
            <text:p>-51.4478267427621</text:p>
          </table:table-cell>
          <table:table-cell office:value-type="float" office:value="-4189.44695546557" calcext:value-type="float">
            <text:p>-4189.44695546557</text:p>
          </table:table-cell>
          <table:table-cell office:value-type="float" office:value="162.258731782127" calcext:value-type="float">
            <text:p>162.258731782127</text:p>
          </table:table-cell>
          <table:table-cell office:value-type="float" office:value="-20026.2521253035" calcext:value-type="float">
            <text:p>-20026.2521253035</text:p>
          </table:table-cell>
          <table:table-cell office:value-type="float" office:value="20026252.1253035" calcext:value-type="float">
            <text:p>20026252.125303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-47295.6571454208" calcext:value-type="float">
            <text:p>-47295.657145420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2080.158974</text:p>
          </table:table-cell>
          <table:table-cell table:style-name="ce13" office:value-type="float" office:value="-182.415635560114" calcext:value-type="float">
            <text:p>-182.4</text:p>
          </table:table-cell>
          <table:table-cell table:style-name="ce13" office:value-type="float" office:value="-18446.4509776143" calcext:value-type="float">
            <text:p>-18446.5</text:p>
          </table:table-cell>
          <table:table-cell table:style-name="ce13" office:value-type="float" office:value="-0.184464509776143" calcext:value-type="float">
            <text:p>-0.2</text:p>
          </table:table-cell>
          <table:table-cell table:style-name="ce13" office:value-type="float" office:value="-18446.4509776143" calcext:value-type="float">
            <text:p>-18446.5</text:p>
          </table:table-cell>
          <table:table-cell table:style-name="ce13" office:value-type="float" office:value="-17902.0000561708" calcext:value-type="float">
            <text:p>-17902.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style-name="ce28" office:value-type="float" office:value="40.1459854014599" calcext:value-type="float">
            <text:p>40.15</text:p>
          </table:table-cell>
          <table:table-cell office:value-type="float" office:value="880.675975070691" calcext:value-type="float">
            <text:p>880.675975070691</text:p>
          </table:table-cell>
          <table:table-cell office:value-type="float" office:value="7204.43881528168" calcext:value-type="float">
            <text:p>7204.43881528168</text:p>
          </table:table-cell>
          <table:table-cell office:value-type="float" office:value="31.7293242372107" calcext:value-type="float">
            <text:p>31.7293242372107</text:p>
          </table:table-cell>
          <table:table-cell office:value-type="float" office:value="-815.654019591492" calcext:value-type="float">
            <text:p>-815.654019591492</text:p>
          </table:table-cell>
          <table:table-cell office:value-type="float" office:value="-0.194382792993565" calcext:value-type="float">
            <text:p>-0.194382792993565</text:p>
          </table:table-cell>
          <table:table-cell office:value-type="float" office:value="-3571.53214014875" calcext:value-type="float">
            <text:p>-3571.53214014875</text:p>
          </table:table-cell>
          <table:table-cell office:value-type="float" office:value="-134.645627573827" calcext:value-type="float">
            <text:p>-134.645627573827</text:p>
          </table:table-cell>
          <table:table-cell office:value-type="float" office:value="-27395.2487978202" calcext:value-type="float">
            <text:p>-27395.2487978202</text:p>
          </table:table-cell>
          <table:table-cell office:value-type="float" office:value="27395248.7978202" calcext:value-type="float">
            <text:p>27395248.7978202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-29917.7745429543" calcext:value-type="float">
            <text:p>-29917.774542954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2280.411585</text:p>
          </table:table-cell>
          <table:table-cell table:style-name="ce13" office:value-type="float" office:value="41.6141071642672" calcext:value-type="float">
            <text:p>41.6</text:p>
          </table:table-cell>
          <table:table-cell table:style-name="ce13" office:value-type="float" office:value="3682.74703671555" calcext:value-type="float">
            <text:p>3682.7</text:p>
          </table:table-cell>
          <table:table-cell table:style-name="ce13" office:value-type="float" office:value="0.0368274703671555" calcext:value-type="float">
            <text:p>0.0</text:p>
          </table:table-cell>
          <table:table-cell table:style-name="ce13" office:value-type="float" office:value="3682.74703671555" calcext:value-type="float">
            <text:p>3682.7</text:p>
          </table:table-cell>
          <table:table-cell table:style-name="ce13" office:value-type="float" office:value="1297.14969976498" calcext:value-type="float">
            <text:p>1297.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style-name="ce28" office:value-type="float" office:value="47.3684210526316" calcext:value-type="float">
            <text:p>47.37</text:p>
          </table:table-cell>
          <table:table-cell office:value-type="float" office:value="1363.65397668361" calcext:value-type="float">
            <text:p>1363.65397668361</text:p>
          </table:table-cell>
          <table:table-cell office:value-type="float" office:value="9199.38801963234" calcext:value-type="float">
            <text:p>9199.38801963234</text:p>
          </table:table-cell>
          <table:table-cell office:value-type="float" office:value="26.8771222579817" calcext:value-type="float">
            <text:p>26.8771222579817</text:p>
          </table:table-cell>
          <table:table-cell office:value-type="float" office:value="-1174.67790706217" calcext:value-type="float">
            <text:p>-1174.67790706217</text:p>
          </table:table-cell>
          <table:table-cell office:value-type="float" office:value="-30.6735131275345" calcext:value-type="float">
            <text:p>-30.6735131275345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27.6898273437259" calcext:value-type="float">
            <text:p>27.6898273437259</text:p>
          </table:table-cell>
          <table:table-cell office:value-type="float" office:value="-26616.9997467835" calcext:value-type="float">
            <text:p>-26616.9997467835</text:p>
          </table:table-cell>
          <table:table-cell office:value-type="float" office:value="26616999.7467835" calcext:value-type="float">
            <text:p>26616999.7467835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-35431.5976841542" calcext:value-type="float">
            <text:p>-35431.597684154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2487.072732</text:p>
          </table:table-cell>
          <table:table-cell table:style-name="ce13" office:value-type="float" office:value="-365.191447500339" calcext:value-type="float">
            <text:p>-365.2</text:p>
          </table:table-cell>
          <table:table-cell table:style-name="ce13" office:value-type="float" office:value="-36440.8566243911" calcext:value-type="float">
            <text:p>-36440.9</text:p>
          </table:table-cell>
          <table:table-cell table:style-name="ce13" office:value-type="float" office:value="-0.364408566243911" calcext:value-type="float">
            <text:p>-0.4</text:p>
          </table:table-cell>
          <table:table-cell table:style-name="ce13" office:value-type="float" office:value="-36440.8566243911" calcext:value-type="float">
            <text:p>-36440.9</text:p>
          </table:table-cell>
          <table:table-cell table:style-name="ce13" office:value-type="float" office:value="-30922.0483940868" calcext:value-type="float">
            <text:p>-30922.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style-name="ce28" office:value-type="float" office:value="30.7692307692308" calcext:value-type="float">
            <text:p>30.77</text:p>
          </table:table-cell>
          <table:table-cell office:value-type="float" office:value="517.670693464596" calcext:value-type="float">
            <text:p>517.670693464596</text:p>
          </table:table-cell>
          <table:table-cell office:value-type="float" office:value="2418.01128178425" calcext:value-type="float">
            <text:p>2418.01128178425</text:p>
          </table:table-cell>
          <table:table-cell office:value-type="float" office:value="9.02144221264462" calcext:value-type="float">
            <text:p>9.02144221264462</text:p>
          </table:table-cell>
          <table:table-cell office:value-type="float" office:value="-808.502159387299" calcext:value-type="float">
            <text:p>-808.502159387299</text:p>
          </table:table-cell>
          <table:table-cell office:value-type="float" office:value="-16.7553132873436" calcext:value-type="float">
            <text:p>-16.7553132873436</text:p>
          </table:table-cell>
          <table:table-cell office:value-type="float" office:value="-3604.6456172482" calcext:value-type="float">
            <text:p>-3604.6456172482</text:p>
          </table:table-cell>
          <table:table-cell office:value-type="float" office:value="-400.448973894408" calcext:value-type="float">
            <text:p>-400.448973894408</text:p>
          </table:table-cell>
          <table:table-cell office:value-type="float" office:value="-18172.6317751508" calcext:value-type="float">
            <text:p>-18172.6317751508</text:p>
          </table:table-cell>
          <table:table-cell office:value-type="float" office:value="18172631.7751508" calcext:value-type="float">
            <text:p>18172631.775150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-16752.7677203413" calcext:value-type="float">
            <text:p>-16752.76772034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trpo-custom_combo_all_0.0001_20000_512_1000000_0.99_RMSprop_CELU_512|64_Batcd-Liner-actin-Dropt-Noisr-Dropt-actin-Liner_1_1726062703.1857548</text:p>
          </table:table-cell>
          <table:table-cell table:style-name="ce16" office:value-type="float" office:value="580.050942887464" calcext:value-type="float">
            <text:p>580.1</text:p>
          </table:table-cell>
          <table:table-cell table:style-name="ce16" office:value-type="float" office:value="57328.0278432481" calcext:value-type="float">
            <text:p>57328.0</text:p>
          </table:table-cell>
          <table:table-cell table:style-name="ce16" office:value-type="float" office:value="0.573280278432481" calcext:value-type="float">
            <text:p>0.6</text:p>
          </table:table-cell>
          <table:table-cell table:style-name="ce16" office:value-type="float" office:value="57328.0278432481" calcext:value-type="float">
            <text:p>57328.0</text:p>
          </table:table-cell>
          <table:table-cell table:style-name="ce16" office:value-type="float" office:value="68798.3444831348" calcext:value-type="float">
            <text:p>68798.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6" office:value-type="float" office:value="56" calcext:value-type="float">
            <text:p>56.00</text:p>
          </table:table-cell>
          <table:table-cell table:style-name="ce3" office:value-type="float" office:value="5295.05095809479" calcext:value-type="float">
            <text:p>5295.05095809479</text:p>
          </table:table-cell>
          <table:table-cell table:style-name="ce3" office:value-type="float" office:value="26024.2997041444" calcext:value-type="float">
            <text:p>26024.2997041444</text:p>
          </table:table-cell>
          <table:table-cell table:style-name="ce3" office:value-type="float" office:value="23.3245380746957" calcext:value-type="float">
            <text:p>23.3245380746957</text:p>
          </table:table-cell>
          <table:table-cell table:style-name="ce3" office:value-type="float" office:value="-1527.51687000717" calcext:value-type="float">
            <text:p>-1527.51687000717</text:p>
          </table:table-cell>
          <table:table-cell table:style-name="ce3" office:value-type="float" office:value="-40.7232001370576" calcext:value-type="float">
            <text:p>-40.7232001370576</text:p>
          </table:table-cell>
          <table:table-cell table:style-name="ce3" office:value-type="float" office:value="-2988.83971544592" calcext:value-type="float">
            <text:p>-2988.83971544592</text:p>
          </table:table-cell>
          <table:table-cell table:style-name="ce3" office:value-type="float" office:value="2293.12111372993" calcext:value-type="float">
            <text:p>2293.12111372993</text:p>
          </table:table-cell>
          <table:table-cell table:style-name="ce3" office:value-type="float" office:value="-5059.88791575901" calcext:value-type="float">
            <text:p>-5059.88791575901</text:p>
          </table:table-cell>
          <table:table-cell table:style-name="ce3" office:value-type="float" office:value="5059887.91575901" calcext:value-type="float">
            <text:p>5059887.9157590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14446.7901369605" calcext:value-type="float">
            <text:p>-14446.790136960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2910.840215</text:p>
          </table:table-cell>
          <table:table-cell table:style-name="ce13" office:value-type="float" office:value="-343.295646473212" calcext:value-type="float">
            <text:p>-343.3</text:p>
          </table:table-cell>
          <table:table-cell table:style-name="ce13" office:value-type="float" office:value="-34299.4502192655" calcext:value-type="float">
            <text:p>-34299.5</text:p>
          </table:table-cell>
          <table:table-cell table:style-name="ce13" office:value-type="float" office:value="-0.342994502192655" calcext:value-type="float">
            <text:p>-0.3</text:p>
          </table:table-cell>
          <table:table-cell table:style-name="ce13" office:value-type="float" office:value="-34299.4502192655" calcext:value-type="float">
            <text:p>-34299.5</text:p>
          </table:table-cell>
          <table:table-cell table:style-name="ce13" office:value-type="float" office:value="-29344.5971731338" calcext:value-type="float">
            <text:p>-29344.6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style-name="ce28" office:value-type="float" office:value="29.608938547486" calcext:value-type="float">
            <text:p>29.61</text:p>
          </table:table-cell>
          <table:table-cell office:value-type="float" office:value="497.491188985" calcext:value-type="float">
            <text:p>497.491188985</text:p>
          </table:table-cell>
          <table:table-cell office:value-type="float" office:value="1801.87722200682" calcext:value-type="float">
            <text:p>1801.87722200682</text:p>
          </table:table-cell>
          <table:table-cell office:value-type="float" office:value="26.0690941213688" calcext:value-type="float">
            <text:p>26.0690941213688</text:p>
          </table:table-cell>
          <table:table-cell office:value-type="float" office:value="-481.480025678338" calcext:value-type="float">
            <text:p>-481.480025678338</text:p>
          </table:table-cell>
          <table:table-cell office:value-type="float" office:value="-7.91956537927035" calcext:value-type="float">
            <text:p>-7.91956537927035</text:p>
          </table:table-cell>
          <table:table-cell office:value-type="float" office:value="-3423.34181681785" calcext:value-type="float">
            <text:p>-3423.34181681785</text:p>
          </table:table-cell>
          <table:table-cell office:value-type="float" office:value="-191.617040331092" calcext:value-type="float">
            <text:p>-191.617040331092</text:p>
          </table:table-cell>
          <table:table-cell office:value-type="float" office:value="-35783.5841339146" calcext:value-type="float">
            <text:p>-35783.5841339146</text:p>
          </table:table-cell>
          <table:table-cell office:value-type="float" office:value="35783584.1339147" calcext:value-type="float">
            <text:p>35783584.1339147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-2152.75575959658" calcext:value-type="float">
            <text:p>-2152.7557595965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64_Batcd-Liner-actin-Dropt-Noisr-Dropt-actin-Liner_1_1726063100.555868</text:p>
          </table:table-cell>
          <table:table-cell table:style-name="ce13" office:value-type="float" office:value="-4.11509423277991" calcext:value-type="float">
            <text:p>-4.1</text:p>
          </table:table-cell>
          <table:table-cell table:style-name="ce13" office:value-type="float" office:value="-906.752650292066" calcext:value-type="float">
            <text:p>-906.8</text:p>
          </table:table-cell>
          <table:table-cell table:style-name="ce13" office:value-type="float" office:value="-0.00906752650292066" calcext:value-type="float">
            <text:p>0.0</text:p>
          </table:table-cell>
          <table:table-cell table:style-name="ce13" office:value-type="float" office:value="-906.752650292066" calcext:value-type="float">
            <text:p>-906.8</text:p>
          </table:table-cell>
          <table:table-cell table:style-name="ce13" office:value-type="float" office:value="-2869.64487092443" calcext:value-type="float">
            <text:p>-2869.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style-name="ce28" office:value-type="float" office:value="38.2352941176471" calcext:value-type="float">
            <text:p>38.24</text:p>
          </table:table-cell>
          <table:table-cell office:value-type="float" office:value="1845.21927278558" calcext:value-type="float">
            <text:p>1845.21927278558</text:p>
          </table:table-cell>
          <table:table-cell office:value-type="float" office:value="5888.36975100475" calcext:value-type="float">
            <text:p>5888.36975100475</text:p>
          </table:table-cell>
          <table:table-cell office:value-type="float" office:value="34.7882314350863" calcext:value-type="float">
            <text:p>34.7882314350863</text:p>
          </table:table-cell>
          <table:table-cell office:value-type="float" office:value="-1156.67149664968" calcext:value-type="float">
            <text:p>-1156.67149664968</text:p>
          </table:table-cell>
          <table:table-cell office:value-type="float" office:value="-4.29004030882788" calcext:value-type="float">
            <text:p>-4.29004030882788</text:p>
          </table:table-cell>
          <table:table-cell office:value-type="float" office:value="-4219.75204090992" calcext:value-type="float">
            <text:p>-4219.75204090992</text:p>
          </table:table-cell>
          <table:table-cell office:value-type="float" office:value="-8.88973186560849" calcext:value-type="float">
            <text:p>-8.88973186560849</text:p>
          </table:table-cell>
          <table:table-cell office:value-type="float" office:value="-20509.3025498996" calcext:value-type="float">
            <text:p>-20509.3025498996</text:p>
          </table:table-cell>
          <table:table-cell office:value-type="float" office:value="20509302.5498996" calcext:value-type="float">
            <text:p>20509302.5498996</text:p>
          </table:table-cell>
          <table:table-cell office:value-type="float" office:value="102.5" calcext:value-type="float">
            <text:p>102.5</text:p>
          </table:table-cell>
          <table:table-cell office:value-type="float" office:value="18" calcext:value-type="float">
            <text:p>18</text:p>
          </table:table-cell>
          <table:table-cell office:value-type="float" office:value="-49214.4422703719" calcext:value-type="float">
            <text:p>-49214.442270371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85:.D94])/COUNT([.D85:.D94])" office:value-type="float" office:value="-2.55339679786984" calcext:value-type="float">
            <text:p>-2.6</text:p>
          </table:table-cell>
          <table:table-cell table:style-name="ce14" table:formula="of:=SUM([.E85:.E94])/COUNT([.E85:.E94])" office:value-type="float" office:value="-550.960905527228" calcext:value-type="float">
            <text:p>-551.0</text:p>
          </table:table-cell>
          <table:table-cell table:style-name="ce14" table:formula="of:=SUM([.F85:.F94])/COUNT([.F85:.F94])" office:value-type="float" office:value="-0.00550960905527227" calcext:value-type="float">
            <text:p>0.0</text:p>
          </table:table-cell>
          <table:table-cell table:style-name="ce14" table:formula="of:=SUM([.G85:.G94])/COUNT([.G85:.G94])" office:value-type="float" office:value="-550.960905527228" calcext:value-type="float">
            <text:p>-551.0</text:p>
          </table:table-cell>
          <table:table-cell table:style-name="ce14" table:formula="of:=SUM([.H85:.H94])/COUNT([.H85:.H94])" office:value-type="float" office:value="926.388368489511" calcext:value-type="float">
            <text:p>926.4</text:p>
          </table:table-cell>
          <table:table-cell table:style-name="ce11" table:formula="of:=SUM([.I85:.I94])/COUNT([.I85:.I94])" office:value-type="float" office:value="33" calcext:value-type="float">
            <text:p>33</text:p>
          </table:table-cell>
          <table:table-cell table:style-name="ce11" table:formula="of:=SUM([.J85:.J94])/COUNT([.J85:.J94])" office:value-type="float" office:value="52.8" calcext:value-type="float">
            <text:p>53</text:p>
          </table:table-cell>
          <table:table-cell table:style-name="ce29" table:formula="of:=SUM([.K85:.K94])/COUNT([.K85:.K94])" office:value-type="float" office:value="39.4211203221789" calcext:value-type="float">
            <text:p>39.4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69004.370042</text:p>
          </table:table-cell>
          <table:table-cell table:style-name="ce13" office:value-type="float" office:value="173.742595303186" calcext:value-type="float">
            <text:p>173.7</text:p>
          </table:table-cell>
          <table:table-cell table:style-name="ce13" office:value-type="float" office:value="16733.1948480365" calcext:value-type="float">
            <text:p>16733.2</text:p>
          </table:table-cell>
          <table:table-cell table:style-name="ce13" office:value-type="float" office:value="0.167331948480365" calcext:value-type="float">
            <text:p>0.2</text:p>
          </table:table-cell>
          <table:table-cell table:style-name="ce13" office:value-type="float" office:value="16733.1948480365" calcext:value-type="float">
            <text:p>16733.2</text:p>
          </table:table-cell>
          <table:table-cell table:style-name="ce13" office:value-type="float" office:value="11644.4178881627" calcext:value-type="float">
            <text:p>11644.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28" office:value-type="float" office:value="34.8837209302326" calcext:value-type="float">
            <text:p>34.88</text:p>
          </table:table-cell>
          <table:table-cell office:value-type="float" office:value="5952.87605674192" calcext:value-type="float">
            <text:p>5952.87605674192</text:p>
          </table:table-cell>
          <table:table-cell office:value-type="float" office:value="22746.7245749804" calcext:value-type="float">
            <text:p>22746.7245749804</text:p>
          </table:table-cell>
          <table:table-cell office:value-type="float" office:value="256.822926684399" calcext:value-type="float">
            <text:p>256.822926684399</text:p>
          </table:table-cell>
          <table:table-cell office:value-type="float" office:value="-2591.42664296759" calcext:value-type="float">
            <text:p>-2591.42664296759</text:p>
          </table:table-cell>
          <table:table-cell office:value-type="float" office:value="-624.948066566489" calcext:value-type="float">
            <text:p>-624.94806656648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389.144066233406" calcext:value-type="float">
            <text:p>389.144066233406</text:p>
          </table:table-cell>
          <table:table-cell office:value-type="float" office:value="-8721.05424909713" calcext:value-type="float">
            <text:p>-8721.05424909713</text:p>
          </table:table-cell>
          <table:table-cell office:value-type="float" office:value="8721054.24909713" calcext:value-type="float">
            <text:p>8721054.24909713</text:p>
          </table:table-cell>
          <table:table-cell office:value-type="float" office:value="43.5" calcext:value-type="float">
            <text:p>43.5</text:p>
          </table:table-cell>
          <table:table-cell office:value-type="float" office:value="27" calcext:value-type="float">
            <text:p>27</text:p>
          </table:table-cell>
          <table:table-cell office:value-type="float" office:value="-71934.9979365259" calcext:value-type="float">
            <text:p>-71934.997936525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reppo-custom_combo_all_0.0001_20000_512_1000000_0.99_RMSprop_CELU_512|64_Batcd-Liner-actin-Dropt-Noisr-Dropt-actin-Liner_1_1726069347.224684</text:p>
          </table:table-cell>
          <table:table-cell table:style-name="ce16" office:value-type="float" office:value="427.155684790473" calcext:value-type="float">
            <text:p>427.2</text:p>
          </table:table-cell>
          <table:table-cell table:style-name="ce16" office:value-type="float" office:value="41787.4936512248" calcext:value-type="float">
            <text:p>41787.5</text:p>
          </table:table-cell>
          <table:table-cell table:style-name="ce16" office:value-type="float" office:value="0.417874936512248" calcext:value-type="float">
            <text:p>0.4</text:p>
          </table:table-cell>
          <table:table-cell table:style-name="ce16" office:value-type="float" office:value="41787.4936512248" calcext:value-type="float">
            <text:p>41787.5</text:p>
          </table:table-cell>
          <table:table-cell table:style-name="ce16" office:value-type="float" office:value="46445.4750251078" calcext:value-type="float">
            <text:p>46445.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style-name="ce36" office:value-type="float" office:value="50" calcext:value-type="float">
            <text:p>50.00</text:p>
          </table:table-cell>
          <table:table-cell table:style-name="ce3" office:value-type="float" office:value="1917.44866621142" calcext:value-type="float">
            <text:p>1917.44866621142</text:p>
          </table:table-cell>
          <table:table-cell table:style-name="ce3" office:value-type="float" office:value="9734.16917424064" calcext:value-type="float">
            <text:p>9734.16917424064</text:p>
          </table:table-cell>
          <table:table-cell table:style-name="ce3" office:value-type="float" office:value="10.562748388038" calcext:value-type="float">
            <text:p>10.562748388038</text:p>
          </table:table-cell>
          <table:table-cell table:style-name="ce3" office:value-type="float" office:value="-1284.30482301105" calcext:value-type="float">
            <text:p>-1284.30482301105</text:p>
          </table:table-cell>
          <table:table-cell table:style-name="ce3" office:value-type="float" office:value="-12.474599592344" calcext:value-type="float">
            <text:p>-12.474599592344</text:p>
          </table:table-cell>
          <table:table-cell table:style-name="ce3" office:value-type="float" office:value="-4458.74642707902" calcext:value-type="float">
            <text:p>-4458.74642707902</text:p>
          </table:table-cell>
          <table:table-cell table:style-name="ce3" office:value-type="float" office:value="316.571921600188" calcext:value-type="float">
            <text:p>316.571921600188</text:p>
          </table:table-cell>
          <table:table-cell table:style-name="ce3" office:value-type="float" office:value="-26555.0425361874" calcext:value-type="float">
            <text:p>-26555.0425361874</text:p>
          </table:table-cell>
          <table:table-cell table:style-name="ce3" office:value-type="float" office:value="26555042.5361874" calcext:value-type="float">
            <text:p>26555042.5361874</text:p>
          </table:table-cell>
          <table:table-cell table:style-name="ce3" office:value-type="float" office:value="132.5" calcext:value-type="float">
            <text:p>132.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51611.5760953164" calcext:value-type="float">
            <text:p>-51611.576095316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69697.200308</text:p>
          </table:table-cell>
          <table:table-cell table:style-name="ce13" office:value-type="float" office:value="-17.1229453228816" calcext:value-type="float">
            <text:p>-17.1</text:p>
          </table:table-cell>
          <table:table-cell table:style-name="ce13" office:value-type="float" office:value="-1676.84442525978" calcext:value-type="float">
            <text:p>-1676.8</text:p>
          </table:table-cell>
          <table:table-cell table:style-name="ce13" office:value-type="float" office:value="-0.0167684442525978" calcext:value-type="float">
            <text:p>0.0</text:p>
          </table:table-cell>
          <table:table-cell table:style-name="ce13" office:value-type="float" office:value="-1676.84442525978" calcext:value-type="float">
            <text:p>-1676.8</text:p>
          </table:table-cell>
          <table:table-cell table:style-name="ce13" office:value-type="float" office:value="-1691.21136813022" calcext:value-type="float">
            <text:p>-1691.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" office:value-type="float" office:value="50" calcext:value-type="float">
            <text:p>50.00</text:p>
          </table:table-cell>
          <table:table-cell table:number-columns-repeated="3" office:value-type="float" office:value="624.330703510146" calcext:value-type="float">
            <text:p>624.330703510146</text:p>
          </table:table-cell>
          <table:table-cell table:number-columns-repeated="3" office:value-type="float" office:value="-2301.17512876993" calcext:value-type="float">
            <text:p>-2301.17512876993</text:p>
          </table:table-cell>
          <table:table-cell office:value-type="float" office:value="-838.422212629892" calcext:value-type="float">
            <text:p>-838.422212629892</text:p>
          </table:table-cell>
          <table:table-cell office:value-type="float" office:value="-398.521677251992" calcext:value-type="float">
            <text:p>-398.521677251992</text:p>
          </table:table-cell>
          <table:table-cell office:value-type="float" office:value="398521.677251992" calcext:value-type="float">
            <text:p>398521.6772519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01.17512876993" calcext:value-type="float">
            <text:p>-2301.175128769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0035.7099452</text:p>
          </table:table-cell>
          <table:table-cell table:style-name="ce13" office:value-type="float" office:value="4.07154401340466" calcext:value-type="float">
            <text:p>4.1</text:p>
          </table:table-cell>
          <table:table-cell table:number-columns-repeated="4" table:style-name="ce13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0370.410846</text:p>
          </table:table-cell>
          <table:table-cell table:style-name="ce13" office:value-type="float" office:value="-0.379189444942679" calcext:value-type="float">
            <text:p>-0.4</text:p>
          </table:table-cell>
          <table:table-cell table:number-columns-repeated="4" table:style-name="ce13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0702.189279</text:p>
          </table:table-cell>
          <table:table-cell table:style-name="ce13" office:value-type="float" office:value="377.443959264398" calcext:value-type="float">
            <text:p>377.4</text:p>
          </table:table-cell>
          <table:table-cell table:style-name="ce13" office:value-type="float" office:value="37336.4231590331" calcext:value-type="float">
            <text:p>37336.4</text:p>
          </table:table-cell>
          <table:table-cell table:style-name="ce13" office:value-type="float" office:value="0.373364231590331" calcext:value-type="float">
            <text:p>0.4</text:p>
          </table:table-cell>
          <table:table-cell table:style-name="ce13" office:value-type="float" office:value="37336.4231590331" calcext:value-type="float">
            <text:p>37336.4</text:p>
          </table:table-cell>
          <table:table-cell table:style-name="ce13" office:value-type="float" office:value="34463.0458588971" calcext:value-type="float">
            <text:p>34463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5" calcext:value-type="float">
            <text:p>25.00</text:p>
          </table:table-cell>
          <table:table-cell table:number-columns-repeated="3" office:value-type="float" office:value="44343.1557338306" calcext:value-type="float">
            <text:p>44343.1557338306</text:p>
          </table:table-cell>
          <table:table-cell office:value-type="float" office:value="-2335.57752493252" calcext:value-type="float">
            <text:p>-2335.57752493252</text:p>
          </table:table-cell>
          <table:table-cell office:value-type="float" office:value="-2160.46244830589" calcext:value-type="float">
            <text:p>-2160.46244830589</text:p>
          </table:table-cell>
          <table:table-cell office:value-type="float" office:value="-2596.03035800408" calcext:value-type="float">
            <text:p>-2596.03035800408</text:p>
          </table:table-cell>
          <table:table-cell office:value-type="float" office:value="9334.10578975827" calcext:value-type="float">
            <text:p>9334.10578975827</text:p>
          </table:table-cell>
          <table:table-cell office:value-type="float" office:value="-837.77419735639" calcext:value-type="float">
            <text:p>-837.77419735639</text:p>
          </table:table-cell>
          <table:table-cell office:value-type="float" office:value="837774.19735639" calcext:value-type="float">
            <text:p>837774.197356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7006.73257479756" calcext:value-type="float">
            <text:p>-7006.7325747975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1051.3585548</text:p>
          </table:table-cell>
          <table:table-cell table:style-name="ce13" office:value-type="float" office:value="-0.379189444942679" calcext:value-type="float">
            <text:p>-0.4</text:p>
          </table:table-cell>
          <table:table-cell table:number-columns-repeated="4" table:style-name="ce13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1417.548034</text:p>
          </table:table-cell>
          <table:table-cell table:style-name="ce13" office:value-type="float" office:value="240.429907062819" calcext:value-type="float">
            <text:p>240.4</text:p>
          </table:table-cell>
          <table:table-cell table:style-name="ce13" office:value-type="float" office:value="23444.1156781667" calcext:value-type="float">
            <text:p>23444.1</text:p>
          </table:table-cell>
          <table:table-cell table:style-name="ce13" office:value-type="float" office:value="0.234441156781667" calcext:value-type="float">
            <text:p>0.2</text:p>
          </table:table-cell>
          <table:table-cell table:style-name="ce13" office:value-type="float" office:value="23444.1156781667" calcext:value-type="float">
            <text:p>23444.1</text:p>
          </table:table-cell>
          <table:table-cell table:style-name="ce13" office:value-type="float" office:value="22014.6276227472" calcext:value-type="float">
            <text:p>22014.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28" office:value-type="float" office:value="31.7073170731707" calcext:value-type="float">
            <text:p>31.71</text:p>
          </table:table-cell>
          <table:table-cell office:value-type="float" office:value="5734.47682684002" calcext:value-type="float">
            <text:p>5734.47682684002</text:p>
          </table:table-cell>
          <table:table-cell office:value-type="float" office:value="11498.8786295258" calcext:value-type="float">
            <text:p>11498.8786295258</text:p>
          </table:table-cell>
          <table:table-cell office:value-type="float" office:value="351.921450091584" calcext:value-type="float">
            <text:p>351.921450091584</text:p>
          </table:table-cell>
          <table:table-cell office:value-type="float" office:value="-1825.14582395549" calcext:value-type="float">
            <text:p>-1825.14582395549</text:p>
          </table:table-cell>
          <table:table-cell office:value-type="float" office:value="-59.9855456939695" calcext:value-type="float">
            <text:p>-59.9855456939695</text:p>
          </table:table-cell>
          <table:table-cell office:value-type="float" office:value="-3581.46557326886" calcext:value-type="float">
            <text:p>-3581.46557326886</text:p>
          </table:table-cell>
          <table:table-cell office:value-type="float" office:value="571.80769946748" calcext:value-type="float">
            <text:p>571.80769946748</text:p>
          </table:table-cell>
          <table:table-cell office:value-type="float" office:value="-8327.57168736553" calcext:value-type="float">
            <text:p>-8327.57168736553</text:p>
          </table:table-cell>
          <table:table-cell office:value-type="float" office:value="8327571.68736553" calcext:value-type="float">
            <text:p>8327571.68736553</text:p>
          </table:table-cell>
          <table:table-cell office:value-type="float" office:value="41.5" calcext:value-type="float">
            <text:p>41.5</text:p>
          </table:table-cell>
          <table:table-cell office:value-type="float" office:value="18" calcext:value-type="float">
            <text:p>18</text:p>
          </table:table-cell>
          <table:table-cell office:value-type="float" office:value="-46535.4366462613" calcext:value-type="float">
            <text:p>-46535.43664626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1782.585985</text:p>
          </table:table-cell>
          <table:table-cell table:style-name="ce13" office:value-type="float" office:value="-159.520988466015" calcext:value-type="float">
            <text:p>-159.5</text:p>
          </table:table-cell>
          <table:table-cell table:style-name="ce13" office:value-type="float" office:value="-15978.7922098719" calcext:value-type="float">
            <text:p>-15978.8</text:p>
          </table:table-cell>
          <table:table-cell table:style-name="ce13" office:value-type="float" office:value="-0.159787922098719" calcext:value-type="float">
            <text:p>-0.2</text:p>
          </table:table-cell>
          <table:table-cell table:style-name="ce13" office:value-type="float" office:value="-15978.7922098719" calcext:value-type="float">
            <text:p>-15978.8</text:p>
          </table:table-cell>
          <table:table-cell table:style-name="ce13" office:value-type="float" office:value="-15335.394733922" calcext:value-type="float">
            <text:p>-15335.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32.1428571428571" calcext:value-type="float">
            <text:p>32.14</text:p>
          </table:table-cell>
          <table:table-cell office:value-type="float" office:value="1241.5182674779" calcext:value-type="float">
            <text:p>1241.5182674779</text:p>
          </table:table-cell>
          <table:table-cell office:value-type="float" office:value="5602.31528123532" calcext:value-type="float">
            <text:p>5602.31528123532</text:p>
          </table:table-cell>
          <table:table-cell office:value-type="float" office:value="107.690672314653" calcext:value-type="float">
            <text:p>107.690672314653</text:p>
          </table:table-cell>
          <table:table-cell office:value-type="float" office:value="-1008.582132223" calcext:value-type="float">
            <text:p>-1008.582132223</text:p>
          </table:table-cell>
          <table:table-cell office:value-type="float" office:value="-34.4970788666833" calcext:value-type="float">
            <text:p>-34.4970788666833</text:p>
          </table:table-cell>
          <table:table-cell office:value-type="float" office:value="-4080.83632982198" calcext:value-type="float">
            <text:p>-4080.83632982198</text:p>
          </table:table-cell>
          <table:table-cell office:value-type="float" office:value="-285.335575176283" calcext:value-type="float">
            <text:p>-285.335575176283</text:p>
          </table:table-cell>
          <table:table-cell office:value-type="float" office:value="-11289.6108186087" calcext:value-type="float">
            <text:p>-11289.6108186087</text:p>
          </table:table-cell>
          <table:table-cell office:value-type="float" office:value="11289610.8186087" calcext:value-type="float">
            <text:p>11289610.8186087</text:p>
          </table:table-cell>
          <table:table-cell office:value-type="float" office:value="56.5" calcext:value-type="float">
            <text:p>56.5</text:p>
          </table:table-cell>
          <table:table-cell office:value-type="float" office:value="3" calcext:value-type="float">
            <text:p>3</text:p>
          </table:table-cell>
          <table:table-cell office:value-type="float" office:value="-9251.76547146549" calcext:value-type="float">
            <text:p>-9251.7654714654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Liner-actin-Dropt-Noisr-Dropt-actin-Liner_1_1726072139.5162098</text:p>
          </table:table-cell>
          <table:table-cell table:style-name="ce13" office:value-type="float" office:value="-0.379189444942679" calcext:value-type="float">
            <text:p>-0.4</text:p>
          </table:table-cell>
          <table:table-cell table:number-columns-repeated="4" table:style-name="ce13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96:.D105])/COUNT([.D96:.D105])" office:value-type="float" office:value="104.506218831056" calcext:value-type="float">
            <text:p>104.5</text:p>
          </table:table-cell>
          <table:table-cell table:style-name="ce14" table:formula="of:=SUM([.E96:.E105])/COUNT([.E96:.E105])" office:value-type="float" office:value="10164.5590701329" calcext:value-type="float">
            <text:p>10164.6</text:p>
          </table:table-cell>
          <table:table-cell table:style-name="ce14" table:formula="of:=SUM([.F96:.F105])/COUNT([.F96:.F105])" office:value-type="float" office:value="0.101645590701329" calcext:value-type="float">
            <text:p>0.1</text:p>
          </table:table-cell>
          <table:table-cell table:style-name="ce14" table:formula="of:=SUM([.G96:.G105])/COUNT([.G96:.G105])" office:value-type="float" office:value="10164.5590701329" calcext:value-type="float">
            <text:p>10164.6</text:p>
          </table:table-cell>
          <table:table-cell table:style-name="ce14" table:formula="of:=SUM([.H96:.H105])/COUNT([.H96:.H105])" office:value-type="float" office:value="9754.09602928626" calcext:value-type="float">
            <text:p>9754.1</text:p>
          </table:table-cell>
          <table:table-cell table:style-name="ce11" table:formula="of:=SUM([.I96:.I105])/COUNT([.I96:.I105])" office:value-type="float" office:value="11.4" calcext:value-type="float">
            <text:p>11</text:p>
          </table:table-cell>
          <table:table-cell table:style-name="ce11" table:formula="of:=SUM([.J96:.J105])/COUNT([.J96:.J105])" office:value-type="float" office:value="16.4" calcext:value-type="float">
            <text:p>16</text:p>
          </table:table-cell>
          <table:table-cell table:style-name="ce29" table:formula="of:=SUM([.K96:.K105])/COUNT([.K96:.K105])" office:value-type="float" office:value="22.373389514626" calcext:value-type="float">
            <text:p>22.3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097613.836176</text:p>
          </table:table-cell>
          <table:table-cell table:style-name="ce13" office:value-type="float" office:value="-180.885242511719" calcext:value-type="float">
            <text:p>-180.9</text:p>
          </table:table-cell>
          <table:table-cell table:style-name="ce13" office:value-type="float" office:value="-18313.1845508331" calcext:value-type="float">
            <text:p>-18313.2</text:p>
          </table:table-cell>
          <table:table-cell table:style-name="ce13" office:value-type="float" office:value="-0.183131845508331" calcext:value-type="float">
            <text:p>-0.2</text:p>
          </table:table-cell>
          <table:table-cell table:style-name="ce13" office:value-type="float" office:value="-18313.1845508331" calcext:value-type="float">
            <text:p>-18313.2</text:p>
          </table:table-cell>
          <table:table-cell table:style-name="ce13" office:value-type="float" office:value="-18131.2882470517" calcext:value-type="float">
            <text:p>-18131.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28" office:value-type="float" office:value="48.4375" calcext:value-type="float">
            <text:p>48.44</text:p>
          </table:table-cell>
          <table:table-cell office:value-type="float" office:value="1721.1009992096" calcext:value-type="float">
            <text:p>1721.1009992096</text:p>
          </table:table-cell>
          <table:table-cell office:value-type="float" office:value="5120.90074192056" calcext:value-type="float">
            <text:p>5120.90074192056</text:p>
          </table:table-cell>
          <table:table-cell office:value-type="float" office:value="34.1603757249832" calcext:value-type="float">
            <text:p>34.1603757249832</text:p>
          </table:table-cell>
          <table:table-cell office:value-type="float" office:value="-2171.73683413123" calcext:value-type="float">
            <text:p>-2171.73683413123</text:p>
          </table:table-cell>
          <table:table-cell office:value-type="float" office:value="-95.7542499999981" calcext:value-type="float">
            <text:p>-95.7542499999981</text:p>
          </table:table-cell>
          <table:table-cell office:value-type="float" office:value="-4113.56034496488" calcext:value-type="float">
            <text:p>-4113.56034496488</text:p>
          </table:table-cell>
          <table:table-cell office:value-type="float" office:value="-286.143508606767" calcext:value-type="float">
            <text:p>-286.143508606767</text:p>
          </table:table-cell>
          <table:table-cell office:value-type="float" office:value="-12888.0748903395" calcext:value-type="float">
            <text:p>-12888.0748903395</text:p>
          </table:table-cell>
          <table:table-cell office:value-type="float" office:value="12888074.8903395" calcext:value-type="float">
            <text:p>12888074.8903395</text:p>
          </table:table-cell>
          <table:table-cell office:value-type="float" office:value="64.5" calcext:value-type="float">
            <text:p>64.5</text:p>
          </table:table-cell>
          <table:table-cell office:value-type="float" office:value="25" calcext:value-type="float">
            <text:p>25</text:p>
          </table:table-cell>
          <table:table-cell office:value-type="float" office:value="-64662.628641693" calcext:value-type="float">
            <text:p>-64662.6286416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098345.743359</text:p>
          </table:table-cell>
          <table:table-cell table:style-name="ce13" office:value-type="float" office:value="445.341026173185" calcext:value-type="float">
            <text:p>445.3</text:p>
          </table:table-cell>
          <table:table-cell table:style-name="ce13" office:value-type="float" office:value="43900.5206023029" calcext:value-type="float">
            <text:p>43900.5</text:p>
          </table:table-cell>
          <table:table-cell table:style-name="ce13" office:value-type="float" office:value="0.439005206023029" calcext:value-type="float">
            <text:p>0.4</text:p>
          </table:table-cell>
          <table:table-cell table:style-name="ce13" office:value-type="float" office:value="43900.5206023029" calcext:value-type="float">
            <text:p>43900.5</text:p>
          </table:table-cell>
          <table:table-cell table:style-name="ce13" office:value-type="float" office:value="33682.6007757805" calcext:value-type="float">
            <text:p>33682.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0" calcext:value-type="float">
            <text:p>20.00</text:p>
          </table:table-cell>
          <table:table-cell office:value-type="float" office:value="33985.5635662072" calcext:value-type="float">
            <text:p>33985.5635662072</text:p>
          </table:table-cell>
          <table:table-cell office:value-type="float" office:value="63514.617544694" calcext:value-type="float">
            <text:p>63514.617544694</text:p>
          </table:table-cell>
          <table:table-cell office:value-type="float" office:value="4456.50958772043" calcext:value-type="float">
            <text:p>4456.50958772043</text:p>
          </table:table-cell>
          <table:table-cell office:value-type="float" office:value="-3008.82581626394" calcext:value-type="float">
            <text:p>-3008.82581626394</text:p>
          </table:table-cell>
          <table:table-cell office:value-type="float" office:value="-1187.74904314881" calcext:value-type="float">
            <text:p>-1187.74904314881</text:p>
          </table:table-cell>
          <table:table-cell office:value-type="float" office:value="-5414.78503987784" calcext:value-type="float">
            <text:p>-5414.78503987784</text:p>
          </table:table-cell>
          <table:table-cell office:value-type="float" office:value="4390.05206023029" calcext:value-type="float">
            <text:p>4390.05206023029</text:p>
          </table:table-cell>
          <table:table-cell office:value-type="float" office:value="-2144.94546606837" calcext:value-type="float">
            <text:p>-2144.94546606837</text:p>
          </table:table-cell>
          <table:table-cell office:value-type="float" office:value="2144945.46606837" calcext:value-type="float">
            <text:p>2144945.46606837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-18769.8752179098" calcext:value-type="float">
            <text:p>-18769.87521790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099111.073875</text:p>
          </table:table-cell>
          <table:table-cell table:style-name="ce13" office:value-type="float" office:value="-7.44845400901609" calcext:value-type="float">
            <text:p>-7.4</text:p>
          </table:table-cell>
          <table:table-cell table:style-name="ce13" office:value-type="float" office:value="-687.588337681256" calcext:value-type="float">
            <text:p>-687.6</text:p>
          </table:table-cell>
          <table:table-cell table:style-name="ce13" office:value-type="float" office:value="-0.00687588337681256" calcext:value-type="float">
            <text:p>0.0</text:p>
          </table:table-cell>
          <table:table-cell table:style-name="ce13" office:value-type="float" office:value="-687.588337681256" calcext:value-type="float">
            <text:p>-687.6</text:p>
          </table:table-cell>
          <table:table-cell table:style-name="ce13" office:value-type="float" office:value="-693.403016199279" calcext:value-type="float">
            <text:p>-693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8.5714285714286" calcext:value-type="float">
            <text:p>28.57</text:p>
          </table:table-cell>
          <table:table-cell office:value-type="float" office:value="497.046152185314" calcext:value-type="float">
            <text:p>497.046152185314</text:p>
          </table:table-cell>
          <table:table-cell office:value-type="float" office:value="915.830927253934" calcext:value-type="float">
            <text:p>915.830927253934</text:p>
          </table:table-cell>
          <table:table-cell office:value-type="float" office:value="78.2613771166943" calcext:value-type="float">
            <text:p>78.2613771166943</text:p>
          </table:table-cell>
          <table:table-cell office:value-type="float" office:value="-336.336128410377" calcext:value-type="float">
            <text:p>-336.336128410377</text:p>
          </table:table-cell>
          <table:table-cell office:value-type="float" office:value="-78.8125535390427" calcext:value-type="float">
            <text:p>-78.8125535390427</text:p>
          </table:table-cell>
          <table:table-cell office:value-type="float" office:value="-698.508578197056" calcext:value-type="float">
            <text:p>-698.508578197056</text:p>
          </table:table-cell>
          <table:table-cell office:value-type="float" office:value="-98.2269053830366" calcext:value-type="float">
            <text:p>-98.2269053830366</text:p>
          </table:table-cell>
          <table:table-cell office:value-type="float" office:value="-1400.01242408641" calcext:value-type="float">
            <text:p>-1400.01242408641</text:p>
          </table:table-cell>
          <table:table-cell office:value-type="float" office:value="1400012.42408641" calcext:value-type="float">
            <text:p>1400012.424086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099861.734081</text:p>
          </table:table-cell>
          <table:table-cell table:style-name="ce13" office:value-type="float" office:value="95.4254219441453" calcext:value-type="float">
            <text:p>95.4</text:p>
          </table:table-cell>
          <table:table-cell table:style-name="ce13" office:value-type="float" office:value="9416.00379904354" calcext:value-type="float">
            <text:p>9416.0</text:p>
          </table:table-cell>
          <table:table-cell table:style-name="ce13" office:value-type="float" office:value="0.0941600379904354" calcext:value-type="float">
            <text:p>0.1</text:p>
          </table:table-cell>
          <table:table-cell table:style-name="ce13" office:value-type="float" office:value="9416.00379904354" calcext:value-type="float">
            <text:p>9416.0</text:p>
          </table:table-cell>
          <table:table-cell table:style-name="ce13" office:value-type="float" office:value="9391.25761291788" calcext:value-type="float">
            <text:p>9391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66.6666666666667" calcext:value-type="float">
            <text:p>66.67</text:p>
          </table:table-cell>
          <table:table-cell office:value-type="float" office:value="2752.77463607013" calcext:value-type="float">
            <text:p>2752.77463607013</text:p>
          </table:table-cell>
          <table:table-cell office:value-type="float" office:value="6009.06040511829" calcext:value-type="float">
            <text:p>6009.06040511829</text:p>
          </table:table-cell>
          <table:table-cell office:value-type="float" office:value="628.645367514968" calcext:value-type="float">
            <text:p>628.645367514968</text:p>
          </table:table-cell>
          <table:table-cell office:value-type="float" office:value="-2366.88133912574" calcext:value-type="float">
            <text:p>-2366.88133912574</text:p>
          </table:table-cell>
          <table:table-cell office:value-type="float" office:value="-2183.26246742712" calcext:value-type="float">
            <text:p>-2183.26246742712</text:p>
          </table:table-cell>
          <table:table-cell office:value-type="float" office:value="-2612.0294259576" calcext:value-type="float">
            <text:p>-2612.0294259576</text:p>
          </table:table-cell>
          <table:table-cell office:value-type="float" office:value="1046.22264433817" calcext:value-type="float">
            <text:p>1046.22264433817</text:p>
          </table:table-cell>
          <table:table-cell office:value-type="float" office:value="-1810.32633012917" calcext:value-type="float">
            <text:p>-1810.32633012917</text:p>
          </table:table-cell>
          <table:table-cell office:value-type="float" office:value="1810326.33012917" calcext:value-type="float">
            <text:p>1810326.330129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4795.29189338473" calcext:value-type="float">
            <text:p>-4795.2918933847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reppo-custom_combo_all_0.0001_20000_512_1000000_0.99_RMSprop_CELU_512|64_Batcd-specm-actin-Dropt-specm-Dropt-actin-Liner_1_1726100586.8970199</text:p>
          </table:table-cell>
          <table:table-cell table:style-name="ce16" office:value-type="float" office:value="447.082608746023" calcext:value-type="float">
            <text:p>447.1</text:p>
          </table:table-cell>
          <table:table-cell table:style-name="ce16" office:value-type="float" office:value="44120.0781426058" calcext:value-type="float">
            <text:p>44120.1</text:p>
          </table:table-cell>
          <table:table-cell table:style-name="ce16" office:value-type="float" office:value="0.441200781426058" calcext:value-type="float">
            <text:p>0.4</text:p>
          </table:table-cell>
          <table:table-cell table:style-name="ce16" office:value-type="float" office:value="44120.0781426058" calcext:value-type="float">
            <text:p>44120.1</text:p>
          </table:table-cell>
          <table:table-cell table:style-name="ce16" office:value-type="float" office:value="51829.623119098" calcext:value-type="float">
            <text:p>51829.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6" office:value-type="float" office:value="60.7142857142857" calcext:value-type="float">
            <text:p>60.71</text:p>
          </table:table-cell>
          <table:table-cell table:style-name="ce3" office:value-type="float" office:value="3966.5009818629" calcext:value-type="float">
            <text:p>3966.5009818629</text:p>
          </table:table-cell>
          <table:table-cell table:style-name="ce3" office:value-type="float" office:value="9826.91074136562" calcext:value-type="float">
            <text:p>9826.91074136562</text:p>
          </table:table-cell>
          <table:table-cell table:style-name="ce3" office:value-type="float" office:value="343.639484342028" calcext:value-type="float">
            <text:p>343.639484342028</text:p>
          </table:table-cell>
          <table:table-cell table:style-name="ce3" office:value-type="float" office:value="-2119.13077718759" calcext:value-type="float">
            <text:p>-2119.13077718759</text:p>
          </table:table-cell>
          <table:table-cell table:style-name="ce3" office:value-type="float" office:value="-117.994647659376" calcext:value-type="float">
            <text:p>-117.994647659376</text:p>
          </table:table-cell>
          <table:table-cell table:style-name="ce3" office:value-type="float" office:value="-4112.98226905296" calcext:value-type="float">
            <text:p>-4112.98226905296</text:p>
          </table:table-cell>
          <table:table-cell table:style-name="ce3" office:value-type="float" office:value="1575.71707652164" calcext:value-type="float">
            <text:p>1575.71707652164</text:p>
          </table:table-cell>
          <table:table-cell table:style-name="ce3" office:value-type="float" office:value="-5646.96704518779" calcext:value-type="float">
            <text:p>-5646.96704518779</text:p>
          </table:table-cell>
          <table:table-cell table:style-name="ce3" office:value-type="float" office:value="5646967.04518779" calcext:value-type="float">
            <text:p>5646967.045187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20139.3157716608" calcext:value-type="float">
            <text:p>-20139.3157716608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1340.039995</text:p>
          </table:table-cell>
          <table:table-cell table:style-name="ce13" office:value-type="float" office:value="91.0238828912414" calcext:value-type="float">
            <text:p>91.0</text:p>
          </table:table-cell>
          <table:table-cell table:style-name="ce13" office:value-type="float" office:value="9047.68153631914" calcext:value-type="float">
            <text:p>9047.7</text:p>
          </table:table-cell>
          <table:table-cell table:style-name="ce13" office:value-type="float" office:value="0.0904768153631914" calcext:value-type="float">
            <text:p>0.1</text:p>
          </table:table-cell>
          <table:table-cell table:style-name="ce13" office:value-type="float" office:value="9047.68153631914" calcext:value-type="float">
            <text:p>9047.7</text:p>
          </table:table-cell>
          <table:table-cell table:style-name="ce13" office:value-type="float" office:value="9133.76048194749" calcext:value-type="float">
            <text:p>9133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66.6666666666667" calcext:value-type="float">
            <text:p>66.67</text:p>
          </table:table-cell>
          <table:table-cell office:value-type="float" office:value="5204.18116613998" calcext:value-type="float">
            <text:p>5204.18116613998</text:p>
          </table:table-cell>
          <table:table-cell office:value-type="float" office:value="7203.94177738957" calcext:value-type="float">
            <text:p>7203.94177738957</text:p>
          </table:table-cell>
          <table:table-cell office:value-type="float" office:value="3204.42055489038" calcext:value-type="float">
            <text:p>3204.42055489038</text:p>
          </table:table-cell>
          <table:table-cell table:number-columns-repeated="3" office:value-type="float" office:value="-1360.68079596081" calcext:value-type="float">
            <text:p>-1360.68079596081</text:p>
          </table:table-cell>
          <table:table-cell office:value-type="float" office:value="3015.89384543971" calcext:value-type="float">
            <text:p>3015.89384543971</text:p>
          </table:table-cell>
          <table:table-cell office:value-type="float" office:value="-609.357038574894" calcext:value-type="float">
            <text:p>-609.357038574894</text:p>
          </table:table-cell>
          <table:table-cell office:value-type="float" office:value="609357.038574894" calcext:value-type="float">
            <text:p>609357.0385748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2122.436901</text:p>
          </table:table-cell>
          <table:table-cell table:style-name="ce13" office:value-type="float" office:value="165.748953060769" calcext:value-type="float">
            <text:p>165.7</text:p>
          </table:table-cell>
          <table:table-cell table:style-name="ce13" office:value-type="float" office:value="16345.1898484186" calcext:value-type="float">
            <text:p>16345.2</text:p>
          </table:table-cell>
          <table:table-cell table:style-name="ce13" office:value-type="float" office:value="0.163451898484186" calcext:value-type="float">
            <text:p>0.2</text:p>
          </table:table-cell>
          <table:table-cell table:style-name="ce13" office:value-type="float" office:value="16345.1898484186" calcext:value-type="float">
            <text:p>16345.2</text:p>
          </table:table-cell>
          <table:table-cell table:style-name="ce13" office:value-type="float" office:value="16475.3866286325" calcext:value-type="float">
            <text:p>16475.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8" office:value-type="float" office:value="50" calcext:value-type="float">
            <text:p>50.00</text:p>
          </table:table-cell>
          <table:table-cell office:value-type="float" office:value="4133.86577657669" calcext:value-type="float">
            <text:p>4133.86577657669</text:p>
          </table:table-cell>
          <table:table-cell office:value-type="float" office:value="8978.85165482185" calcext:value-type="float">
            <text:p>8978.85165482185</text:p>
          </table:table-cell>
          <table:table-cell office:value-type="float" office:value="1553.69936685152" calcext:value-type="float">
            <text:p>1553.69936685152</text:p>
          </table:table-cell>
          <table:table-cell office:value-type="float" office:value="-2090.71704552436" calcext:value-type="float">
            <text:p>-2090.71704552436</text:p>
          </table:table-cell>
          <table:table-cell office:value-type="float" office:value="-175.916203567307" calcext:value-type="float">
            <text:p>-175.916203567307</text:p>
          </table:table-cell>
          <table:table-cell office:value-type="float" office:value="-3662.31925014885" calcext:value-type="float">
            <text:p>-3662.31925014885</text:p>
          </table:table-cell>
          <table:table-cell office:value-type="float" office:value="1021.57436552616" calcext:value-type="float">
            <text:p>1021.57436552616</text:p>
          </table:table-cell>
          <table:table-cell office:value-type="float" office:value="-3217.96315300142" calcext:value-type="float">
            <text:p>-3217.96315300142</text:p>
          </table:table-cell>
          <table:table-cell office:value-type="float" office:value="3217963.15300142" calcext:value-type="float">
            <text:p>3217963.153001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3971.0961127968" calcext:value-type="float">
            <text:p>-13971.09611279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2868.5783098</text:p>
          </table:table-cell>
          <table:table-cell table:style-name="ce13" office:value-type="float" office:value="-6.26687163001831" calcext:value-type="float">
            <text:p>-6.3</text:p>
          </table:table-cell>
          <table:table-cell table:style-name="ce13" office:value-type="float" office:value="-585.630885981009" calcext:value-type="float">
            <text:p>-585.6</text:p>
          </table:table-cell>
          <table:table-cell table:style-name="ce13" office:value-type="float" office:value="-0.00585630885981009" calcext:value-type="float">
            <text:p>0.0</text:p>
          </table:table-cell>
          <table:table-cell table:style-name="ce13" office:value-type="float" office:value="-585.630885981009" calcext:value-type="float">
            <text:p>-585.6</text:p>
          </table:table-cell>
          <table:table-cell table:style-name="ce13" office:value-type="float" office:value="-585.630885981003" calcext:value-type="float">
            <text:p>-585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585.630885981009" calcext:value-type="float">
            <text:p>-585.630885981009</text:p>
          </table:table-cell>
          <table:table-cell office:value-type="float" office:value="-199.513882997016" calcext:value-type="float">
            <text:p>-199.513882997016</text:p>
          </table:table-cell>
          <table:table-cell office:value-type="float" office:value="199513.882997016" calcext:value-type="float">
            <text:p>199513.882997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3642.971755</text:p>
          </table:table-cell>
          <table:table-cell table:style-name="ce13" office:value-type="float" office:value="85.1516679486313" calcext:value-type="float">
            <text:p>85.2</text:p>
          </table:table-cell>
          <table:table-cell table:style-name="ce13" office:value-type="float" office:value="8436.82457618916" calcext:value-type="float">
            <text:p>8436.8</text:p>
          </table:table-cell>
          <table:table-cell table:style-name="ce13" office:value-type="float" office:value="0.0843682457618916" calcext:value-type="float">
            <text:p>0.1</text:p>
          </table:table-cell>
          <table:table-cell table:style-name="ce13" office:value-type="float" office:value="8436.82457618916" calcext:value-type="float">
            <text:p>8436.8</text:p>
          </table:table-cell>
          <table:table-cell table:style-name="ce13" office:value-type="float" office:value="8077.92079897713" calcext:value-type="float">
            <text:p>8077.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8" office:value-type="float" office:value="50" calcext:value-type="float">
            <text:p>50.00</text:p>
          </table:table-cell>
          <table:table-cell office:value-type="float" office:value="5986.46494674063" calcext:value-type="float">
            <text:p>5986.46494674063</text:p>
          </table:table-cell>
          <table:table-cell office:value-type="float" office:value="11660.4164827059" calcext:value-type="float">
            <text:p>11660.4164827059</text:p>
          </table:table-cell>
          <table:table-cell office:value-type="float" office:value="312.513410775355" calcext:value-type="float">
            <text:p>312.513410775355</text:p>
          </table:table-cell>
          <table:table-cell office:value-type="float" office:value="-1768.05265864605" calcext:value-type="float">
            <text:p>-1768.05265864605</text:p>
          </table:table-cell>
          <table:table-cell office:value-type="float" office:value="-1055.04035891601" calcext:value-type="float">
            <text:p>-1055.04035891601</text:p>
          </table:table-cell>
          <table:table-cell office:value-type="float" office:value="-2481.06495837608" calcext:value-type="float">
            <text:p>-2481.06495837608</text:p>
          </table:table-cell>
          <table:table-cell office:value-type="float" office:value="2109.20614404729" calcext:value-type="float">
            <text:p>2109.20614404729</text:p>
          </table:table-cell>
          <table:table-cell office:value-type="float" office:value="-808.845670246436" calcext:value-type="float">
            <text:p>-808.845670246436</text:p>
          </table:table-cell>
          <table:table-cell office:value-type="float" office:value="808845.670246436" calcext:value-type="float">
            <text:p>808845.6702464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481.06495837608" calcext:value-type="float">
            <text:p>-2481.0649583760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reppo-custom_combo_all_0.0001_20000_512_1000000_0.99_RMSprop_CELU_512|64_Batcd-specm-actin-Dropt-specm-Dropt-actin-Liner_1_1726104399.9721391</text:p>
          </table:table-cell>
          <table:table-cell table:style-name="ce13" office:value-type="float" office:value="-0.379189444942679" calcext:value-type="float">
            <text:p>-0.4</text:p>
          </table:table-cell>
          <table:table-cell table:number-columns-repeated="4" table:style-name="ce13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07:.D116])/COUNT([.D107:.D116])" office:value-type="float" office:value="113.47938031683" calcext:value-type="float">
            <text:p>113.5</text:p>
          </table:table-cell>
          <table:table-cell table:style-name="ce14" table:formula="of:=SUM([.E107:.E116])/COUNT([.E107:.E116])" office:value-type="float" office:value="11167.9894730384" calcext:value-type="float">
            <text:p>11168.0</text:p>
          </table:table-cell>
          <table:table-cell table:style-name="ce14" table:formula="of:=SUM([.F107:.F116])/COUNT([.F107:.F116])" office:value-type="float" office:value="0.111679894730384" calcext:value-type="float">
            <text:p>0.1</text:p>
          </table:table-cell>
          <table:table-cell table:style-name="ce14" table:formula="of:=SUM([.G107:.G116])/COUNT([.G107:.G116])" office:value-type="float" office:value="11167.9894730384" calcext:value-type="float">
            <text:p>11168.0</text:p>
          </table:table-cell>
          <table:table-cell table:style-name="ce14" table:formula="of:=SUM([.H107:.H116])/COUNT([.H107:.H116])" office:value-type="float" office:value="10918.0227268121" calcext:value-type="float">
            <text:p>10918.0</text:p>
          </table:table-cell>
          <table:table-cell table:style-name="ce11" table:formula="of:=SUM([.I107:.I116])/COUNT([.I107:.I116])" office:value-type="float" office:value="7" calcext:value-type="float">
            <text:p>7</text:p>
          </table:table-cell>
          <table:table-cell table:style-name="ce11" table:formula="of:=SUM([.J107:.J116])/COUNT([.J107:.J116])" office:value-type="float" office:value="7.2" calcext:value-type="float">
            <text:p>7</text:p>
          </table:table-cell>
          <table:table-cell table:style-name="ce29" table:formula="of:=SUM([.K107:.K116])/COUNT([.K107:.K116])" office:value-type="float" office:value="39.1056547619048" calcext:value-type="float">
            <text:p>39.11</text:p>
          </table:table-cell>
          <table:table-cell table:style-name="ce2" table:number-columns-repeated="1013"/>
        </table:table-row>
        <table:table-row table:style-name="ro1">
          <table:table-cell table:style-name="ce4" table:number-columns-repeated="3"/>
          <table:table-cell table:style-name="ce19" table:number-columns-repeated="5"/>
          <table:table-cell table:style-name="ce12" table:number-columns-repeated="2"/>
          <table:table-cell table:style-name="ce40"/>
          <table:table-cell table:style-name="ce4"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table:style-name="ce3" office:value-type="string" calcext:value-type="string">
            <text:p>data_2017_to_2023vs2024_1h_1d_only_price_percent_day_of_week_none_1h_1h|1d_32_1_1_0.004_20</text:p>
          </table:table-cell>
          <table:table-cell table:style-name="ce3" office:value-type="string" calcext:value-type="string">
            <text:p>trade_all_1.0_3_-0.1%_0_0.02</text:p>
          </table:table-cell>
          <table:table-cell table:style-name="ce3" office:value-type="string" calcext:value-type="string">
            <text:p>rl_trpo-custom_combo_all_0.0001_20000_512_1000000_0.99_RMSprop_CELU_512|128|32_Liner-actin-Liner-actin-Liner-actin-Liner_1_1726092696.058785</text:p>
          </table:table-cell>
          <table:table-cell table:style-name="ce16" office:value-type="float" office:value="506.597781505449" calcext:value-type="float">
            <text:p>506.6</text:p>
          </table:table-cell>
          <table:table-cell table:style-name="ce16" office:value-type="float" office:value="49798.6200420033" calcext:value-type="float">
            <text:p>49798.6</text:p>
          </table:table-cell>
          <table:table-cell table:style-name="ce16" office:value-type="float" office:value="0.497986200420033" calcext:value-type="float">
            <text:p>0.5</text:p>
          </table:table-cell>
          <table:table-cell table:style-name="ce16" office:value-type="float" office:value="49798.6200420033" calcext:value-type="float">
            <text:p>49798.6</text:p>
          </table:table-cell>
          <table:table-cell table:style-name="ce16" office:value-type="float" office:value="59103.7134329704" calcext:value-type="float">
            <text:p>59103.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" calcext:value-type="float">
            <text:p>30</text:p>
          </table:table-cell>
          <table:table-cell table:style-name="ce36" office:value-type="float" office:value="58.9041095890411" calcext:value-type="float">
            <text:p>58.90</text:p>
          </table:table-cell>
          <table:table-cell table:style-name="ce3" office:value-type="float" office:value="2357.94001078548" calcext:value-type="float">
            <text:p>2357.94001078548</text:p>
          </table:table-cell>
          <table:table-cell table:style-name="ce3" office:value-type="float" office:value="9756.35913775725" calcext:value-type="float">
            <text:p>9756.35913775725</text:p>
          </table:table-cell>
          <table:table-cell table:style-name="ce3" office:value-type="float" office:value="11.4106345452601" calcext:value-type="float">
            <text:p>11.4106345452601</text:p>
          </table:table-cell>
          <table:table-cell table:style-name="ce3" office:value-type="float" office:value="-1719.76001405907" calcext:value-type="float">
            <text:p>-1719.76001405907</text:p>
          </table:table-cell>
          <table:table-cell table:style-name="ce3" office:value-type="float" office:value="-42.3544405411812" calcext:value-type="float">
            <text:p>-42.3544405411812</text:p>
          </table:table-cell>
          <table:table-cell table:style-name="ce3" office:value-type="float" office:value="-4107.70149305371" calcext:value-type="float">
            <text:p>-4107.70149305371</text:p>
          </table:table-cell>
          <table:table-cell table:style-name="ce3" office:value-type="float" office:value="682.172877287716" calcext:value-type="float">
            <text:p>682.172877287716</text:p>
          </table:table-cell>
          <table:table-cell table:style-name="ce3" office:value-type="float" office:value="-14657.1557758178" calcext:value-type="float">
            <text:p>-14657.1557758178</text:p>
          </table:table-cell>
          <table:table-cell table:style-name="ce3" office:value-type="float" office:value="14657155.7758178" calcext:value-type="float">
            <text:p>14657155.775817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33499.7874720225" calcext:value-type="float">
            <text:p>-33499.787472022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2846.87693</text:p>
          </table:table-cell>
          <table:table-cell table:style-name="ce13" office:value-type="float" office:value="-27.9667593204581" calcext:value-type="float">
            <text:p>-28.0</text:p>
          </table:table-cell>
          <table:table-cell table:style-name="ce13" office:value-type="float" office:value="-2906.10509954029" calcext:value-type="float">
            <text:p>-2906.1</text:p>
          </table:table-cell>
          <table:table-cell table:style-name="ce13" office:value-type="float" office:value="-0.0290610509954029" calcext:value-type="float">
            <text:p>0.0</text:p>
          </table:table-cell>
          <table:table-cell table:style-name="ce13" office:value-type="float" office:value="-2906.10509954029" calcext:value-type="float">
            <text:p>-2906.1</text:p>
          </table:table-cell>
          <table:table-cell table:style-name="ce13" office:value-type="float" office:value="-3689.50572856619" calcext:value-type="float">
            <text:p>-3689.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style-name="ce28" office:value-type="float" office:value="44.4444444444444" calcext:value-type="float">
            <text:p>44.44</text:p>
          </table:table-cell>
          <table:table-cell office:value-type="float" office:value="897.374825288108" calcext:value-type="float">
            <text:p>897.374825288108</text:p>
          </table:table-cell>
          <table:table-cell office:value-type="float" office:value="6819.85021119365" calcext:value-type="float">
            <text:p>6819.85021119365</text:p>
          </table:table-cell>
          <table:table-cell office:value-type="float" office:value="3.18194492328621" calcext:value-type="float">
            <text:p>3.18194492328621</text:p>
          </table:table-cell>
          <table:table-cell office:value-type="float" office:value="-762.609169454183" calcext:value-type="float">
            <text:p>-762.609169454183</text:p>
          </table:table-cell>
          <table:table-cell office:value-type="float" office:value="-2.29925094023929" calcext:value-type="float">
            <text:p>-2.29925094023929</text:p>
          </table:table-cell>
          <table:table-cell office:value-type="float" office:value="-2666.11651936229" calcext:value-type="float">
            <text:p>-2666.11651936229</text:p>
          </table:table-cell>
          <table:table-cell office:value-type="float" office:value="-24.838505124276" calcext:value-type="float">
            <text:p>-24.838505124276</text:p>
          </table:table-cell>
          <table:table-cell office:value-type="float" office:value="-23408.8026975981" calcext:value-type="float">
            <text:p>-23408.8026975981</text:p>
          </table:table-cell>
          <table:table-cell office:value-type="float" office:value="23408802.6975981" calcext:value-type="float">
            <text:p>23408802.6975981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-7140.00843265634" calcext:value-type="float">
            <text:p>-7140.008432656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2996.283575</text:p>
          </table:table-cell>
          <table:table-cell table:style-name="ce13" office:value-type="float" office:value="133.519268995301" calcext:value-type="float">
            <text:p>133.5</text:p>
          </table:table-cell>
          <table:table-cell table:style-name="ce13" office:value-type="float" office:value="12950.7901438618" calcext:value-type="float">
            <text:p>12950.8</text:p>
          </table:table-cell>
          <table:table-cell table:style-name="ce13" office:value-type="float" office:value="0.129507901438618" calcext:value-type="float">
            <text:p>0.1</text:p>
          </table:table-cell>
          <table:table-cell table:style-name="ce13" office:value-type="float" office:value="12950.7901438618" calcext:value-type="float">
            <text:p>12950.8</text:p>
          </table:table-cell>
          <table:table-cell table:style-name="ce13" office:value-type="float" office:value="10481.7457286287" calcext:value-type="float">
            <text:p>10481.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8" office:value-type="float" office:value="46.551724137931" calcext:value-type="float">
            <text:p>46.55</text:p>
          </table:table-cell>
          <table:table-cell office:value-type="float" office:value="2258.54750721979" calcext:value-type="float">
            <text:p>2258.54750721979</text:p>
          </table:table-cell>
          <table:table-cell office:value-type="float" office:value="18829.5948729124" calcext:value-type="float">
            <text:p>18829.5948729124</text:p>
          </table:table-cell>
          <table:table-cell office:value-type="float" office:value="2.78586541376717" calcext:value-type="float">
            <text:p>2.78586541376717</text:p>
          </table:table-cell>
          <table:table-cell office:value-type="float" office:value="-1549.35459842169" calcext:value-type="float">
            <text:p>-1549.35459842169</text:p>
          </table:table-cell>
          <table:table-cell office:value-type="float" office:value="-23.8131606908864" calcext:value-type="float">
            <text:p>-23.8131606908864</text:p>
          </table:table-cell>
          <table:table-cell office:value-type="float" office:value="-4458.74642707902" calcext:value-type="float">
            <text:p>-4458.74642707902</text:p>
          </table:table-cell>
          <table:table-cell office:value-type="float" office:value="223.289485238996" calcext:value-type="float">
            <text:p>223.289485238996</text:p>
          </table:table-cell>
          <table:table-cell office:value-type="float" office:value="-11618.7695597036" calcext:value-type="float">
            <text:p>-11618.7695597036</text:p>
          </table:table-cell>
          <table:table-cell office:value-type="float" office:value="11618769.5597036" calcext:value-type="float">
            <text:p>11618769.559703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-34875.1158448591" calcext:value-type="float">
            <text:p>-34875.11584485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151.5638</text:p>
          </table:table-cell>
          <table:table-cell table:style-name="ce13" office:value-type="float" office:value="-12.9702867898339" calcext:value-type="float">
            <text:p>-13.0</text:p>
          </table:table-cell>
          <table:table-cell table:style-name="ce13" office:value-type="float" office:value="-1452.07096295754" calcext:value-type="float">
            <text:p>-1452.1</text:p>
          </table:table-cell>
          <table:table-cell table:style-name="ce13" office:value-type="float" office:value="-0.0145207096295754" calcext:value-type="float">
            <text:p>0.0</text:p>
          </table:table-cell>
          <table:table-cell table:style-name="ce13" office:value-type="float" office:value="-1452.07096295754" calcext:value-type="float">
            <text:p>-1452.1</text:p>
          </table:table-cell>
          <table:table-cell table:style-name="ce13" office:value-type="float" office:value="-2914.64740178566" calcext:value-type="float">
            <text:p>-2914.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28" office:value-type="float" office:value="40" calcext:value-type="float">
            <text:p>40.00</text:p>
          </table:table-cell>
          <table:table-cell office:value-type="float" office:value="1945.21582043491" calcext:value-type="float">
            <text:p>1945.21582043491</text:p>
          </table:table-cell>
          <table:table-cell office:value-type="float" office:value="9869.23369960762" calcext:value-type="float">
            <text:p>9869.23369960762</text:p>
          </table:table-cell>
          <table:table-cell office:value-type="float" office:value="49.2967174174992" calcext:value-type="float">
            <text:p>49.2967174174992</text:p>
          </table:table-cell>
          <table:table-cell office:value-type="float" office:value="-1337.1458514832" calcext:value-type="float">
            <text:p>-1337.1458514832</text:p>
          </table:table-cell>
          <table:table-cell office:value-type="float" office:value="-27.2902996408811" calcext:value-type="float">
            <text:p>-27.2902996408811</text:p>
          </table:table-cell>
          <table:table-cell office:value-type="float" office:value="-4092.49792200471" calcext:value-type="float">
            <text:p>-4092.49792200471</text:p>
          </table:table-cell>
          <table:table-cell office:value-type="float" office:value="-24.2011827159591" calcext:value-type="float">
            <text:p>-24.2011827159591</text:p>
          </table:table-cell>
          <table:table-cell office:value-type="float" office:value="-12004.5524815186" calcext:value-type="float">
            <text:p>-12004.5524815186</text:p>
          </table:table-cell>
          <table:table-cell office:value-type="float" office:value="12004552.4815186" calcext:value-type="float">
            <text:p>12004552.481518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-28719.0539358978" calcext:value-type="float">
            <text:p>-28719.053935897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304.69436</text:p>
          </table:table-cell>
          <table:table-cell table:style-name="ce13" office:value-type="float" office:value="-4.79213443954518" calcext:value-type="float">
            <text:p>-4.8</text:p>
          </table:table-cell>
          <table:table-cell table:style-name="ce13" office:value-type="float" office:value="-657.468869393473" calcext:value-type="float">
            <text:p>-657.5</text:p>
          </table:table-cell>
          <table:table-cell table:style-name="ce13" office:value-type="float" office:value="-0.00657468869393473" calcext:value-type="float">
            <text:p>0.0</text:p>
          </table:table-cell>
          <table:table-cell table:style-name="ce13" office:value-type="float" office:value="-657.468869393473" calcext:value-type="float">
            <text:p>-657.5</text:p>
          </table:table-cell>
          <table:table-cell table:style-name="ce13" office:value-type="float" office:value="-1921.82193592948" calcext:value-type="float">
            <text:p>-1921.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8" office:value-type="float" office:value="41.0714285714286" calcext:value-type="float">
            <text:p>41.07</text:p>
          </table:table-cell>
          <table:table-cell office:value-type="float" office:value="1647.23735670468" calcext:value-type="float">
            <text:p>1647.23735670468</text:p>
          </table:table-cell>
          <table:table-cell office:value-type="float" office:value="9833.29148270175" calcext:value-type="float">
            <text:p>9833.29148270175</text:p>
          </table:table-cell>
          <table:table-cell office:value-type="float" office:value="47.1458553709235" calcext:value-type="float">
            <text:p>47.1458553709235</text:p>
          </table:table-cell>
          <table:table-cell office:value-type="float" office:value="-1167.99782041216" calcext:value-type="float">
            <text:p>-1167.99782041216</text:p>
          </table:table-cell>
          <table:table-cell office:value-type="float" office:value="-31.7834819373529" calcext:value-type="float">
            <text:p>-31.7834819373529</text:p>
          </table:table-cell>
          <table:table-cell office:value-type="float" office:value="-4049.25120308658" calcext:value-type="float">
            <text:p>-4049.25120308658</text:p>
          </table:table-cell>
          <table:table-cell office:value-type="float" office:value="-11.7405155248834" calcext:value-type="float">
            <text:p>-11.7405155248834</text:p>
          </table:table-cell>
          <table:table-cell office:value-type="float" office:value="-11204.9474786092" calcext:value-type="float">
            <text:p>-11204.9474786092</text:p>
          </table:table-cell>
          <table:table-cell office:value-type="float" office:value="11204947.4786092" calcext:value-type="float">
            <text:p>11204947.478609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-29267.5193085833" calcext:value-type="float">
            <text:p>-29267.519308583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456.269334</text:p>
          </table:table-cell>
          <table:table-cell table:style-name="ce13" office:value-type="float" office:value="-163.788602635373" calcext:value-type="float">
            <text:p>-163.8</text:p>
          </table:table-cell>
          <table:table-cell table:style-name="ce13" office:value-type="float" office:value="-16382.910591042" calcext:value-type="float">
            <text:p>-16382.9</text:p>
          </table:table-cell>
          <table:table-cell table:style-name="ce13" office:value-type="float" office:value="-0.16382910591042" calcext:value-type="float">
            <text:p>-0.2</text:p>
          </table:table-cell>
          <table:table-cell table:style-name="ce13" office:value-type="float" office:value="-16382.910591042" calcext:value-type="float">
            <text:p>-16382.9</text:p>
          </table:table-cell>
          <table:table-cell table:style-name="ce13" office:value-type="float" office:value="-15762.910092948" calcext:value-type="float">
            <text:p>-15762.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style-name="ce28" office:value-type="float" office:value="41.6666666666667" calcext:value-type="float">
            <text:p>41.67</text:p>
          </table:table-cell>
          <table:table-cell office:value-type="float" office:value="841.609735480497" calcext:value-type="float">
            <text:p>841.609735480497</text:p>
          </table:table-cell>
          <table:table-cell office:value-type="float" office:value="4397.23675974685" calcext:value-type="float">
            <text:p>4397.23675974685</text:p>
          </table:table-cell>
          <table:table-cell office:value-type="float" office:value="8.00081952101027" calcext:value-type="float">
            <text:p>8.00081952101027</text:p>
          </table:table-cell>
          <table:table-cell office:value-type="float" office:value="-893.701785897534" calcext:value-type="float">
            <text:p>-893.701785897534</text:p>
          </table:table-cell>
          <table:table-cell office:value-type="float" office:value="-11.922682179269" calcext:value-type="float">
            <text:p>-11.922682179269</text:p>
          </table:table-cell>
          <table:table-cell office:value-type="float" office:value="-3604.6456172482" calcext:value-type="float">
            <text:p>-3604.6456172482</text:p>
          </table:table-cell>
          <table:table-cell office:value-type="float" office:value="-170.655318656688" calcext:value-type="float">
            <text:p>-170.655318656688</text:p>
          </table:table-cell>
          <table:table-cell office:value-type="float" office:value="-19193.2102997087" calcext:value-type="float">
            <text:p>-19193.2102997087</text:p>
          </table:table-cell>
          <table:table-cell office:value-type="float" office:value="19193210.2997087" calcext:value-type="float">
            <text:p>19193210.2997087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-16331.0926420449" calcext:value-type="float">
            <text:p>-16331.092642044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605.354128</text:p>
          </table:table-cell>
          <table:table-cell table:style-name="ce13" office:value-type="float" office:value="39.6219050923275" calcext:value-type="float">
            <text:p>39.6</text:p>
          </table:table-cell>
          <table:table-cell table:style-name="ce13" office:value-type="float" office:value="3837.1997984911" calcext:value-type="float">
            <text:p>3837.2</text:p>
          </table:table-cell>
          <table:table-cell table:style-name="ce13" office:value-type="float" office:value="0.038371997984911" calcext:value-type="float">
            <text:p>0.0</text:p>
          </table:table-cell>
          <table:table-cell table:style-name="ce13" office:value-type="float" office:value="3837.1997984911" calcext:value-type="float">
            <text:p>3837.2</text:p>
          </table:table-cell>
          <table:table-cell table:style-name="ce13" office:value-type="float" office:value="3265.05727092308" calcext:value-type="float">
            <text:p>3265.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43.5483870967742" calcext:value-type="float">
            <text:p>43.55</text:p>
          </table:table-cell>
          <table:table-cell office:value-type="float" office:value="1119.76461572401" calcext:value-type="float">
            <text:p>1119.76461572401</text:p>
          </table:table-cell>
          <table:table-cell office:value-type="float" office:value="5414.27082965204" calcext:value-type="float">
            <text:p>5414.27082965204</text:p>
          </table:table-cell>
          <table:table-cell office:value-type="float" office:value="6.65147774542857" calcext:value-type="float">
            <text:p>6.65147774542857</text:p>
          </table:table-cell>
          <table:table-cell office:value-type="float" office:value="-754.184137887348" calcext:value-type="float">
            <text:p>-754.184137887348</text:p>
          </table:table-cell>
          <table:table-cell office:value-type="float" office:value="-64.9944559572032" calcext:value-type="float">
            <text:p>-64.9944559572032</text:p>
          </table:table-cell>
          <table:table-cell office:value-type="float" office:value="-2422.2879600037" calcext:value-type="float">
            <text:p>-2422.2879600037</text:p>
          </table:table-cell>
          <table:table-cell office:value-type="float" office:value="61.8903193305016" calcext:value-type="float">
            <text:p>61.8903193305016</text:p>
          </table:table-cell>
          <table:table-cell office:value-type="float" office:value="-12410.0472470455" calcext:value-type="float">
            <text:p>-12410.0472470455</text:p>
          </table:table-cell>
          <table:table-cell office:value-type="float" office:value="12410047.2470455" calcext:value-type="float">
            <text:p>12410047.247045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4691.77574610797" calcext:value-type="float">
            <text:p>-4691.7757461079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767.840673</text:p>
          </table:table-cell>
          <table:table-cell table:style-name="ce13" office:value-type="float" office:value="-133.793821373701" calcext:value-type="float">
            <text:p>-133.8</text:p>
          </table:table-cell>
          <table:table-cell table:style-name="ce13" office:value-type="float" office:value="-13396.4610756596" calcext:value-type="float">
            <text:p>-13396.5</text:p>
          </table:table-cell>
          <table:table-cell table:style-name="ce13" office:value-type="float" office:value="-0.133964610756596" calcext:value-type="float">
            <text:p>-0.1</text:p>
          </table:table-cell>
          <table:table-cell table:style-name="ce13" office:value-type="float" office:value="-13396.4610756596" calcext:value-type="float">
            <text:p>-13396.5</text:p>
          </table:table-cell>
          <table:table-cell table:style-name="ce13" office:value-type="float" office:value="-13330.3637676172" calcext:value-type="float">
            <text:p>-13330.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28" office:value-type="float" office:value="40" calcext:value-type="float">
            <text:p>40.00</text:p>
          </table:table-cell>
          <table:table-cell office:value-type="float" office:value="1089.00631799435" calcext:value-type="float">
            <text:p>1089.00631799435</text:p>
          </table:table-cell>
          <table:table-cell office:value-type="float" office:value="6484.720575051" calcext:value-type="float">
            <text:p>6484.720575051</text:p>
          </table:table-cell>
          <table:table-cell office:value-type="float" office:value="19.5796381955151" calcext:value-type="float">
            <text:p>19.5796381955151</text:p>
          </table:table-cell>
          <table:table-cell office:value-type="float" office:value="-1098.12813076455" calcext:value-type="float">
            <text:p>-1098.12813076455</text:p>
          </table:table-cell>
          <table:table-cell office:value-type="float" office:value="-65.4773955930432" calcext:value-type="float">
            <text:p>-65.4773955930432</text:p>
          </table:table-cell>
          <table:table-cell office:value-type="float" office:value="-5889.53107550707" calcext:value-type="float">
            <text:p>-5889.53107550707</text:p>
          </table:table-cell>
          <table:table-cell office:value-type="float" office:value="-223.274351260993" calcext:value-type="float">
            <text:p>-223.274351260993</text:p>
          </table:table-cell>
          <table:table-cell office:value-type="float" office:value="-11992.5961350594" calcext:value-type="float">
            <text:p>-11992.5961350594</text:p>
          </table:table-cell>
          <table:table-cell office:value-type="float" office:value="11992596.1350594" calcext:value-type="float">
            <text:p>11992596.135059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-13723.8105808107" calcext:value-type="float">
            <text:p>-13723.810580810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3931.6984398</text:p>
          </table:table-cell>
          <table:table-cell table:style-name="ce13" office:value-type="float" office:value="248.02490734059" calcext:value-type="float">
            <text:p>248.0</text:p>
          </table:table-cell>
          <table:table-cell table:style-name="ce13" office:value-type="float" office:value="24151.7545661494" calcext:value-type="float">
            <text:p>24151.8</text:p>
          </table:table-cell>
          <table:table-cell table:style-name="ce13" office:value-type="float" office:value="0.241517545661494" calcext:value-type="float">
            <text:p>0.2</text:p>
          </table:table-cell>
          <table:table-cell table:style-name="ce13" office:value-type="float" office:value="24151.7545661494" calcext:value-type="float">
            <text:p>24151.8</text:p>
          </table:table-cell>
          <table:table-cell table:style-name="ce13" office:value-type="float" office:value="23016.7824827895" calcext:value-type="float">
            <text:p>23016.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style-name="ce28" office:value-type="float" office:value="41.3793103448276" calcext:value-type="float">
            <text:p>41.38</text:p>
          </table:table-cell>
          <table:table-cell office:value-type="float" office:value="3465.3533162808" calcext:value-type="float">
            <text:p>3465.3533162808</text:p>
          </table:table-cell>
          <table:table-cell office:value-type="float" office:value="11415.3360958879" calcext:value-type="float">
            <text:p>11415.3360958879</text:p>
          </table:table-cell>
          <table:table-cell office:value-type="float" office:value="86.5002501573617" calcext:value-type="float">
            <text:p>86.5002501573617</text:p>
          </table:table-cell>
          <table:table-cell office:value-type="float" office:value="-1735.78603013499" calcext:value-type="float">
            <text:p>-1735.78603013499</text:p>
          </table:table-cell>
          <table:table-cell office:value-type="float" office:value="-54.0374445893831" calcext:value-type="float">
            <text:p>-54.0374445893831</text:p>
          </table:table-cell>
          <table:table-cell office:value-type="float" office:value="-4010.54220901128" calcext:value-type="float">
            <text:p>-4010.54220901128</text:p>
          </table:table-cell>
          <table:table-cell office:value-type="float" office:value="416.409561485334" calcext:value-type="float">
            <text:p>416.409561485334</text:p>
          </table:table-cell>
          <table:table-cell office:value-type="float" office:value="-11729.9817363025" calcext:value-type="float">
            <text:p>-11729.9817363025</text:p>
          </table:table-cell>
          <table:table-cell office:value-type="float" office:value="11729981.7363025" calcext:value-type="float">
            <text:p>11729981.7363025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-48114.1872558996" calcext:value-type="float">
            <text:p>-48114.18725589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trpo-custom_combo_all_0.0001_20000_512_1000000_0.99_RMSprop_CELU_512|128|32_Liner-actin-Liner-actin-Liner-actin-Liner_1_1726094097.426794</text:p>
          </table:table-cell>
          <table:table-cell table:style-name="ce13" office:value-type="float" office:value="-264.637287852121" calcext:value-type="float">
            <text:p>-264.6</text:p>
          </table:table-cell>
          <table:table-cell table:style-name="ce13" office:value-type="float" office:value="-26636.5974864428" calcext:value-type="float">
            <text:p>-26636.6</text:p>
          </table:table-cell>
          <table:table-cell table:style-name="ce13" office:value-type="float" office:value="-0.266365974864428" calcext:value-type="float">
            <text:p>-0.3</text:p>
          </table:table-cell>
          <table:table-cell table:style-name="ce13" office:value-type="float" office:value="-26636.5974864428" calcext:value-type="float">
            <text:p>-26636.6</text:p>
          </table:table-cell>
          <table:table-cell table:style-name="ce13" office:value-type="float" office:value="-24373.5326641559" calcext:value-type="float">
            <text:p>-24373.5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43.5028248587571" calcext:value-type="float">
            <text:p>43.50</text:p>
          </table:table-cell>
          <table:table-cell office:value-type="float" office:value="778.61928124175" calcext:value-type="float">
            <text:p>778.61928124175</text:p>
          </table:table-cell>
          <table:table-cell office:value-type="float" office:value="4568.78338450842" calcext:value-type="float">
            <text:p>4568.78338450842</text:p>
          </table:table-cell>
          <table:table-cell office:value-type="float" office:value="0.42851736836019" calcext:value-type="float">
            <text:p>0.42851736836019</text:p>
          </table:table-cell>
          <table:table-cell office:value-type="float" office:value="-865.902821420575" calcext:value-type="float">
            <text:p>-865.902821420575</text:p>
          </table:table-cell>
          <table:table-cell office:value-type="float" office:value="-6.47845417134522" calcext:value-type="float">
            <text:p>-6.47845417134522</text:p>
          </table:table-cell>
          <table:table-cell office:value-type="float" office:value="-3914.47274451758" calcext:value-type="float">
            <text:p>-3914.47274451758</text:p>
          </table:table-cell>
          <table:table-cell office:value-type="float" office:value="-150.489251335835" calcext:value-type="float">
            <text:p>-150.489251335835</text:p>
          </table:table-cell>
          <table:table-cell office:value-type="float" office:value="-35391.0544569705" calcext:value-type="float">
            <text:p>-35391.0544569705</text:p>
          </table:table-cell>
          <table:table-cell office:value-type="float" office:value="35391054.4569705" calcext:value-type="float">
            <text:p>35391054.4569705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-18416.1743533915" calcext:value-type="float">
            <text:p>-18416.174353391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21:.D130])/COUNT([.D121:.D130])" office:value-type="float" office:value="31.9814970522635" calcext:value-type="float">
            <text:p>32.0</text:p>
          </table:table-cell>
          <table:table-cell table:style-name="ce14" table:formula="of:=SUM([.E121:.E130])/COUNT([.E121:.E130])" office:value-type="float" office:value="2930.67504654699" calcext:value-type="float">
            <text:p>2930.7</text:p>
          </table:table-cell>
          <table:table-cell table:style-name="ce14" table:formula="of:=SUM([.F121:.F130])/COUNT([.F121:.F130])" office:value-type="float" office:value="0.0293067504654699" calcext:value-type="float">
            <text:p>0.0</text:p>
          </table:table-cell>
          <table:table-cell table:style-name="ce14" table:formula="of:=SUM([.G121:.G130])/COUNT([.G121:.G130])" office:value-type="float" office:value="2930.67504654699" calcext:value-type="float">
            <text:p>2930.7</text:p>
          </table:table-cell>
          <table:table-cell table:style-name="ce14" table:formula="of:=SUM([.H121:.H130])/COUNT([.H121:.H130])" office:value-type="float" office:value="3387.45173243092" calcext:value-type="float">
            <text:p>3387.5</text:p>
          </table:table-cell>
          <table:table-cell table:style-name="ce11" table:formula="of:=SUM([.I121:.I130])/COUNT([.I121:.I130])" office:value-type="float" office:value="36.1" calcext:value-type="float">
            <text:p>36</text:p>
          </table:table-cell>
          <table:table-cell table:style-name="ce11" table:formula="of:=SUM([.J121:.J130])/COUNT([.J121:.J130])" office:value-type="float" office:value="45.6" calcext:value-type="float">
            <text:p>46</text:p>
          </table:table-cell>
          <table:table-cell table:style-name="ce29" table:formula="of:=SUM([.K121:.K130])/COUNT([.K121:.K130])" office:value-type="float" office:value="44.1068895709871" calcext:value-type="float">
            <text:p>44.11</text:p>
          </table:table-cell>
          <table:table-cell table:style-name="ce2"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 table:number-rows-repeated="4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19" table:number-columns-repeated="5"/>
          <table:table-cell table:style-name="ce12" table:number-columns-repeated="2"/>
          <table:table-cell table:style-name="ce40"/>
          <table:table-cell table:style-name="ce4" table:number-columns-repeated="1013"/>
        </table:table-row>
        <table:table-row table:style-name="ro1" table:number-rows-repeated="4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4297.3492968</text:p>
          </table:table-cell>
          <table:table-cell table:style-name="ce13" office:value-type="float" office:value="-227.306773000256" calcext:value-type="float">
            <text:p>-227.3</text:p>
          </table:table-cell>
          <table:table-cell table:style-name="ce13" office:value-type="float" office:value="-22061.6698448962" calcext:value-type="float">
            <text:p>-22061.7</text:p>
          </table:table-cell>
          <table:table-cell table:style-name="ce13" office:value-type="float" office:value="-0.220616698448962" calcext:value-type="float">
            <text:p>-0.2</text:p>
          </table:table-cell>
          <table:table-cell table:style-name="ce13" office:value-type="float" office:value="-22061.6698448962" calcext:value-type="float">
            <text:p>-22061.7</text:p>
          </table:table-cell>
          <table:table-cell table:style-name="ce13" office:value-type="float" office:value="-21909.617908985" calcext:value-type="float">
            <text:p>-21909.6</text:p>
          </table:table-cell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 table:style-name="ce28" office:value-type="float" office:value="78.3505154639175" calcext:value-type="float">
            <text:p>78.35</text:p>
          </table:table-cell>
          <table:table-cell office:value-type="float" office:value="544.298217073978" calcext:value-type="float">
            <text:p>544.29821707397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00081952101027" calcext:value-type="float">
            <text:p>8.00081952101027</text:p>
          </table:table-cell>
          <table:table-cell office:value-type="float" office:value="-2320.02640218672" calcext:value-type="float">
            <text:p>-2320.02640218672</text:p>
          </table:table-cell>
          <table:table-cell office:value-type="float" office:value="-3.39653200811881" calcext:value-type="float">
            <text:p>-3.39653200811881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5.8132984360694" calcext:value-type="float">
            <text:p>-75.8132984360694</text:p>
          </table:table-cell>
          <table:table-cell office:value-type="float" office:value="-58307.0453755306" calcext:value-type="float">
            <text:p>-58307.0453755306</text:p>
          </table:table-cell>
          <table:table-cell office:value-type="float" office:value="58307045.3755307" calcext:value-type="float">
            <text:p>58307045.3755307</text:p>
          </table:table-cell>
          <table:table-cell office:value-type="float" office:value="291.5" calcext:value-type="float">
            <text:p>291.5</text:p>
          </table:table-cell>
          <table:table-cell office:value-type="float" office:value="43" calcext:value-type="float">
            <text:p>43</text:p>
          </table:table-cell>
          <table:table-cell office:value-type="float" office:value="-111839.103162392" calcext:value-type="float">
            <text:p>-111839.1031623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5997.313138</text:p>
          </table:table-cell>
          <table:table-cell table:style-name="ce13" office:value-type="float" office:value="-149.334076132881" calcext:value-type="float">
            <text:p>-149.3</text:p>
          </table:table-cell>
          <table:table-cell table:style-name="ce13" office:value-type="float" office:value="-14391.899796863" calcext:value-type="float">
            <text:p>-14391.9</text:p>
          </table:table-cell>
          <table:table-cell table:style-name="ce13" office:value-type="float" office:value="-0.14391899796863" calcext:value-type="float">
            <text:p>-0.1</text:p>
          </table:table-cell>
          <table:table-cell table:style-name="ce13" office:value-type="float" office:value="-14391.899796863" calcext:value-type="float">
            <text:p>-14391.9</text:p>
          </table:table-cell>
          <table:table-cell table:style-name="ce13" office:value-type="float" office:value="-15742.3818395101" calcext:value-type="float">
            <text:p>-15742.4</text:p>
          </table:table-cell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table:style-name="ce28" office:value-type="float" office:value="77.2" calcext:value-type="float">
            <text:p>77.20</text:p>
          </table:table-cell>
          <table:table-cell office:value-type="float" office:value="649.091621808858" calcext:value-type="float">
            <text:p>649.09162180885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8.66869110199332" calcext:value-type="float">
            <text:p>8.66869110199332</text:p>
          </table:table-cell>
          <table:table-cell office:value-type="float" office:value="-2450.29092642057" calcext:value-type="float">
            <text:p>-2450.29092642057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57.5675991874521" calcext:value-type="float">
            <text:p>-57.5675991874521</text:p>
          </table:table-cell>
          <table:table-cell office:value-type="float" office:value="-50110.618718922" calcext:value-type="float">
            <text:p>-50110.618718922</text:p>
          </table:table-cell>
          <table:table-cell office:value-type="float" office:value="50110618.7189221" calcext:value-type="float">
            <text:p>50110618.7189221</text:p>
          </table:table-cell>
          <table:table-cell office:value-type="float" office:value="250.5" calcext:value-type="float">
            <text:p>250.5</text:p>
          </table:table-cell>
          <table:table-cell office:value-type="float" office:value="50" calcext:value-type="float">
            <text:p>50</text:p>
          </table:table-cell>
          <table:table-cell office:value-type="float" office:value="-135160.352804831" calcext:value-type="float">
            <text:p>-135160.3528048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7696.7184</text:p>
          </table:table-cell>
          <table:table-cell table:style-name="ce13" office:value-type="float" office:value="-333.25173484359" calcext:value-type="float">
            <text:p>-333.3</text:p>
          </table:table-cell>
          <table:table-cell table:style-name="ce13" office:value-type="float" office:value="-32547.8279375303" calcext:value-type="float">
            <text:p>-32547.8</text:p>
          </table:table-cell>
          <table:table-cell table:style-name="ce13" office:value-type="float" office:value="-0.325478279375303" calcext:value-type="float">
            <text:p>-0.3</text:p>
          </table:table-cell>
          <table:table-cell table:style-name="ce13" office:value-type="float" office:value="-32547.8279375303" calcext:value-type="float">
            <text:p>-32547.8</text:p>
          </table:table-cell>
          <table:table-cell table:style-name="ce13" office:value-type="float" office:value="-29734.2163250552" calcext:value-type="float">
            <text:p>-29734.2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style-name="ce28" office:value-type="float" office:value="75" calcext:value-type="float">
            <text:p>75.00</text:p>
          </table:table-cell>
          <table:table-cell office:value-type="float" office:value="505.417590505839" calcext:value-type="float">
            <text:p>505.417590505839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3.23391228741093" calcext:value-type="float">
            <text:p>3.23391228741093</text:p>
          </table:table-cell>
          <table:table-cell office:value-type="float" office:value="-1928.25059351157" calcext:value-type="float">
            <text:p>-1928.25059351157</text:p>
          </table:table-cell>
          <table:table-cell office:value-type="float" office:value="-2.91600855006254" calcext:value-type="float">
            <text:p>-2.9160085500625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102.999455498514" calcext:value-type="float">
            <text:p>-102.999455498514</text:p>
          </table:table-cell>
          <table:table-cell office:value-type="float" office:value="-63299.0512232858" calcext:value-type="float">
            <text:p>-63299.0512232858</text:p>
          </table:table-cell>
          <table:table-cell office:value-type="float" office:value="63299051.2232858" calcext:value-type="float">
            <text:p>63299051.2232858</text:p>
          </table:table-cell>
          <table:table-cell office:value-type="float" office:value="316.5" calcext:value-type="float">
            <text:p>316.5</text:p>
          </table:table-cell>
          <table:table-cell office:value-type="float" office:value="54" calcext:value-type="float">
            <text:p>54</text:p>
          </table:table-cell>
          <table:table-cell office:value-type="float" office:value="-145513.214175834" calcext:value-type="float">
            <text:p>-145513.2141758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09391.739297</text:p>
          </table:table-cell>
          <table:table-cell table:style-name="ce13" office:value-type="float" office:value="16.978637327309" calcext:value-type="float">
            <text:p>17.0</text:p>
          </table:table-cell>
          <table:table-cell table:style-name="ce13" office:value-type="float" office:value="2076.48597015139" calcext:value-type="float">
            <text:p>2076.5</text:p>
          </table:table-cell>
          <table:table-cell table:style-name="ce13" office:value-type="float" office:value="0.0207648597015139" calcext:value-type="float">
            <text:p>0.0</text:p>
          </table:table-cell>
          <table:table-cell table:style-name="ce13" office:value-type="float" office:value="2076.48597015141" calcext:value-type="float">
            <text:p>2076.5</text:p>
          </table:table-cell>
          <table:table-cell table:style-name="ce13" office:value-type="float" office:value="-825.251470097899" calcext:value-type="float">
            <text:p>-825.3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78.5714285714286" calcext:value-type="float">
            <text:p>78.57</text:p>
          </table:table-cell>
          <table:table-cell office:value-type="float" office:value="693.218169259218" calcext:value-type="float">
            <text:p>693.218169259218</text:p>
          </table:table-cell>
          <table:table-cell office:value-type="float" office:value="3931.7135189229" calcext:value-type="float">
            <text:p>3931.7135189229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03.34651005877" calcext:value-type="float">
            <text:p>-2503.34651005877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777.98318543818" calcext:value-type="float">
            <text:p>-4777.98318543818</text:p>
          </table:table-cell>
          <table:table-cell office:value-type="float" office:value="8.24002369107701" calcext:value-type="float">
            <text:p>8.24002369107701</text:p>
          </table:table-cell>
          <table:table-cell office:value-type="float" office:value="-50527.3037897599" calcext:value-type="float">
            <text:p>-50527.3037897599</text:p>
          </table:table-cell>
          <table:table-cell office:value-type="float" office:value="50527303.7897599" calcext:value-type="float">
            <text:p>50527303.7897599</text:p>
          </table:table-cell>
          <table:table-cell office:value-type="float" office:value="252.5" calcext:value-type="float">
            <text:p>252.5</text:p>
          </table:table-cell>
          <table:table-cell office:value-type="float" office:value="44" calcext:value-type="float">
            <text:p>44</text:p>
          </table:table-cell>
          <table:table-cell office:value-type="float" office:value="-116414.371822675" calcext:value-type="float">
            <text:p>-116414.37182267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1158.0844018</text:p>
          </table:table-cell>
          <table:table-cell table:style-name="ce13" office:value-type="float" office:value="-88.7996940146048" calcext:value-type="float">
            <text:p>-88.8</text:p>
          </table:table-cell>
          <table:table-cell table:style-name="ce13" office:value-type="float" office:value="-8405.29822259431" calcext:value-type="float">
            <text:p>-8405.3</text:p>
          </table:table-cell>
          <table:table-cell table:style-name="ce13" office:value-type="float" office:value="-0.0840529822259431" calcext:value-type="float">
            <text:p>-0.1</text:p>
          </table:table-cell>
          <table:table-cell table:style-name="ce13" office:value-type="float" office:value="-8405.29822259431" calcext:value-type="float">
            <text:p>-8405.3</text:p>
          </table:table-cell>
          <table:table-cell table:style-name="ce13" office:value-type="float" office:value="-10522.6499724412" calcext:value-type="float">
            <text:p>-10522.6</text:p>
          </table:table-cell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78.2258064516129" calcext:value-type="float">
            <text:p>78.23</text:p>
          </table:table-cell>
          <table:table-cell office:value-type="float" office:value="673.076524116983" calcext:value-type="float">
            <text:p>673.076524116983</text:p>
          </table:table-cell>
          <table:table-cell office:value-type="float" office:value="3931.7135189229" calcext:value-type="float">
            <text:p>3931.7135189229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573.74340557942" calcext:value-type="float">
            <text:p>-2573.74340557942</text:p>
          </table:table-cell>
          <table:table-cell office:value-type="float" office:value="-6.97826526417339" calcext:value-type="float">
            <text:p>-6.9782652641733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33.892331542719" calcext:value-type="float">
            <text:p>-33.892331542719</text:p>
          </table:table-cell>
          <table:table-cell office:value-type="float" office:value="-49716.4111128903" calcext:value-type="float">
            <text:p>-49716.4111128903</text:p>
          </table:table-cell>
          <table:table-cell office:value-type="float" office:value="49716411.1128903" calcext:value-type="float">
            <text:p>49716411.1128903</text:p>
          </table:table-cell>
          <table:table-cell office:value-type="float" office:value="248.5" calcext:value-type="float">
            <text:p>248.5</text:p>
          </table:table-cell>
          <table:table-cell office:value-type="float" office:value="48" calcext:value-type="float">
            <text:p>48</text:p>
          </table:table-cell>
          <table:table-cell office:value-type="float" office:value="-126723.917922751" calcext:value-type="float">
            <text:p>-126723.91792275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3002.567904</text:p>
          </table:table-cell>
          <table:table-cell table:style-name="ce13" office:value-type="float" office:value="-68.5989926038254" calcext:value-type="float">
            <text:p>-68.6</text:p>
          </table:table-cell>
          <table:table-cell table:style-name="ce13" office:value-type="float" office:value="-6548.33892028757" calcext:value-type="float">
            <text:p>-6548.3</text:p>
          </table:table-cell>
          <table:table-cell table:style-name="ce13" office:value-type="float" office:value="-0.0654833892028757" calcext:value-type="float">
            <text:p>-0.1</text:p>
          </table:table-cell>
          <table:table-cell table:style-name="ce13" office:value-type="float" office:value="-6548.33892028758" calcext:value-type="float">
            <text:p>-6548.3</text:p>
          </table:table-cell>
          <table:table-cell table:style-name="ce13" office:value-type="float" office:value="-8937.78600808881" calcext:value-type="float">
            <text:p>-8937.8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table:style-name="ce28" office:value-type="float" office:value="73.9130434782609" calcext:value-type="float">
            <text:p>73.91</text:p>
          </table:table-cell>
          <table:table-cell office:value-type="float" office:value="712.057198677672" calcext:value-type="float">
            <text:p>712.057198677672</text:p>
          </table:table-cell>
          <table:table-cell office:value-type="float" office:value="4145.65575172259" calcext:value-type="float">
            <text:p>4145.65575172259</text:p>
          </table:table-cell>
          <table:table-cell office:value-type="float" office:value="3.53660085788579" calcext:value-type="float">
            <text:p>3.53660085788579</text:p>
          </table:table-cell>
          <table:table-cell office:value-type="float" office:value="-2116.7126526214" calcext:value-type="float">
            <text:p>-2116.7126526214</text:p>
          </table:table-cell>
          <table:table-cell office:value-type="float" office:value="-5.99743384940666" calcext:value-type="float">
            <text:p>-5.99743384940666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-25.882762530781" calcext:value-type="float">
            <text:p>-25.882762530781</text:p>
          </table:table-cell>
          <table:table-cell office:value-type="float" office:value="-50718.7704315112" calcext:value-type="float">
            <text:p>-50718.7704315112</text:p>
          </table:table-cell>
          <table:table-cell office:value-type="float" office:value="50718770.4315112" calcext:value-type="float">
            <text:p>50718770.4315112</text:p>
          </table:table-cell>
          <table:table-cell office:value-type="float" office:value="253.5" calcext:value-type="float">
            <text:p>253.5</text:p>
          </table:table-cell>
          <table:table-cell office:value-type="float" office:value="46" calcext:value-type="float">
            <text:p>46</text:p>
          </table:table-cell>
          <table:table-cell office:value-type="float" office:value="-120181.289175777" calcext:value-type="float">
            <text:p>-120181.28917577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4873.522551</text:p>
          </table:table-cell>
          <table:table-cell table:style-name="ce13" office:value-type="float" office:value="-231.893817444665" calcext:value-type="float">
            <text:p>-231.9</text:p>
          </table:table-cell>
          <table:table-cell table:style-name="ce13" office:value-type="float" office:value="-22459.1948083653" calcext:value-type="float">
            <text:p>-22459.2</text:p>
          </table:table-cell>
          <table:table-cell table:style-name="ce13" office:value-type="float" office:value="-0.224591948083653" calcext:value-type="float">
            <text:p>-0.2</text:p>
          </table:table-cell>
          <table:table-cell table:style-name="ce13" office:value-type="float" office:value="-22459.1948083653" calcext:value-type="float">
            <text:p>-22459.2</text:p>
          </table:table-cell>
          <table:table-cell table:style-name="ce13" office:value-type="float" office:value="-22269.0133488288" calcext:value-type="float">
            <text:p>-22269.0</text:p>
          </table:table-cell>
          <table:table-cell office:value-type="float" office:value="234" calcext:value-type="float">
            <text:p>234</text:p>
          </table:table-cell>
          <table:table-cell office:value-type="float" office:value="69" calcext:value-type="float">
            <text:p>69</text:p>
          </table:table-cell>
          <table:table-cell table:style-name="ce28" office:value-type="float" office:value="77.2277227722772" calcext:value-type="float">
            <text:p>77.23</text:p>
          </table:table-cell>
          <table:table-cell office:value-type="float" office:value="536.896360945725" calcext:value-type="float">
            <text:p>536.896360945725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5.33398785439204" calcext:value-type="float">
            <text:p>5.33398785439204</text:p>
          </table:table-cell>
          <table:table-cell office:value-type="float" office:value="-2146.27454014007" calcext:value-type="float">
            <text:p>-2146.27454014007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4.1227551431198" calcext:value-type="float">
            <text:p>-74.1227551431198</text:p>
          </table:table-cell>
          <table:table-cell office:value-type="float" office:value="-60707.8486538455" calcext:value-type="float">
            <text:p>-60707.8486538455</text:p>
          </table:table-cell>
          <table:table-cell office:value-type="float" office:value="60707848.6538455" calcext:value-type="float">
            <text:p>60707848.6538455</text:p>
          </table:table-cell>
          <table:table-cell office:value-type="float" office:value="303.5" calcext:value-type="float">
            <text:p>303.5</text:p>
          </table:table-cell>
          <table:table-cell office:value-type="float" office:value="47" calcext:value-type="float">
            <text:p>47</text:p>
          </table:table-cell>
          <table:table-cell office:value-type="float" office:value="-126192.157705974" calcext:value-type="float">
            <text:p>-126192.1577059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6671.701634</text:p>
          </table:table-cell>
          <table:table-cell table:style-name="ce13" office:value-type="float" office:value="-279.689713548626" calcext:value-type="float">
            <text:p>-279.7</text:p>
          </table:table-cell>
          <table:table-cell table:style-name="ce13" office:value-type="float" office:value="-27352.6618639474" calcext:value-type="float">
            <text:p>-27352.7</text:p>
          </table:table-cell>
          <table:table-cell table:style-name="ce13" office:value-type="float" office:value="-0.273526618639474" calcext:value-type="float">
            <text:p>-0.3</text:p>
          </table:table-cell>
          <table:table-cell table:style-name="ce13" office:value-type="float" office:value="-27352.6618639474" calcext:value-type="float">
            <text:p>-27352.7</text:p>
          </table:table-cell>
          <table:table-cell table:style-name="ce13" office:value-type="float" office:value="-25984.2422533827" calcext:value-type="float">
            <text:p>-25984.2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table:style-name="ce28" office:value-type="float" office:value="79.136690647482" calcext:value-type="float">
            <text:p>79.14</text:p>
          </table:table-cell>
          <table:table-cell office:value-type="float" office:value="544.898594319868" calcext:value-type="float">
            <text:p>544.898594319868</text:p>
          </table:table-cell>
          <table:table-cell office:value-type="float" office:value="3168.92432526276" calcext:value-type="float">
            <text:p>3168.92432526276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538.45435541928" calcext:value-type="float">
            <text:p>-2538.45435541928</text:p>
          </table:table-cell>
          <table:table-cell office:value-type="float" office:value="-12.474599592344" calcext:value-type="float">
            <text:p>-12.47459959234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98.3908700141991" calcext:value-type="float">
            <text:p>-98.3908700141991</text:p>
          </table:table-cell>
          <table:table-cell office:value-type="float" office:value="-55700.447785922" calcext:value-type="float">
            <text:p>-55700.447785922</text:p>
          </table:table-cell>
          <table:table-cell office:value-type="float" office:value="55700447.785922" calcext:value-type="float">
            <text:p>55700447.785922</text:p>
          </table:table-cell>
          <table:table-cell office:value-type="float" office:value="278.5" calcext:value-type="float">
            <text:p>278.5</text:p>
          </table:table-cell>
          <table:table-cell office:value-type="float" office:value="44" calcext:value-type="float">
            <text:p>44</text:p>
          </table:table-cell>
          <table:table-cell office:value-type="float" office:value="-113047.423872665" calcext:value-type="float">
            <text:p>-113047.4238726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18454.6908338</text:p>
          </table:table-cell>
          <table:table-cell table:style-name="ce13" office:value-type="float" office:value="-202.751835402466" calcext:value-type="float">
            <text:p>-202.8</text:p>
          </table:table-cell>
          <table:table-cell table:style-name="ce13" office:value-type="float" office:value="-19625.305805473" calcext:value-type="float">
            <text:p>-19625.3</text:p>
          </table:table-cell>
          <table:table-cell table:style-name="ce13" office:value-type="float" office:value="-0.19625305805473" calcext:value-type="float">
            <text:p>-0.2</text:p>
          </table:table-cell>
          <table:table-cell table:style-name="ce13" office:value-type="float" office:value="-19625.3058054729" calcext:value-type="float">
            <text:p>-19625.3</text:p>
          </table:table-cell>
          <table:table-cell table:style-name="ce13" office:value-type="float" office:value="-20043.7581934366" calcext:value-type="float">
            <text:p>-20043.8</text:p>
          </table:table-cell>
          <table:table-cell office:value-type="float" office:value="217" calcext:value-type="float">
            <text:p>217</text:p>
          </table:table-cell>
          <table:table-cell office:value-type="float" office:value="62" calcext:value-type="float">
            <text:p>62</text:p>
          </table:table-cell>
          <table:table-cell table:style-name="ce28" office:value-type="float" office:value="77.7777777777778" calcext:value-type="float">
            <text:p>77.78</text:p>
          </table:table-cell>
          <table:table-cell office:value-type="float" office:value="582.677817028748" calcext:value-type="float">
            <text:p>582.677817028748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5.2828940635518" calcext:value-type="float">
            <text:p>15.2828940635518</text:p>
          </table:table-cell>
          <table:table-cell office:value-type="float" office:value="-2355.90955001147" calcext:value-type="float">
            <text:p>-2355.90955001147</text:p>
          </table:table-cell>
          <table:table-cell office:value-type="float" office:value="-6.20548937817512" calcext:value-type="float">
            <text:p>-6.20548937817512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0.3415978690786" calcext:value-type="float">
            <text:p>-70.3415978690786</text:p>
          </table:table-cell>
          <table:table-cell office:value-type="float" office:value="-55908.2829771717" calcext:value-type="float">
            <text:p>-55908.2829771717</text:p>
          </table:table-cell>
          <table:table-cell office:value-type="float" office:value="55908282.9771717" calcext:value-type="float">
            <text:p>55908282.9771717</text:p>
          </table:table-cell>
          <table:table-cell office:value-type="float" office:value="279.5" calcext:value-type="float">
            <text:p>279.5</text:p>
          </table:table-cell>
          <table:table-cell office:value-type="float" office:value="47" calcext:value-type="float">
            <text:p>47</text:p>
          </table:table-cell>
          <table:table-cell office:value-type="float" office:value="-120139.919479744" calcext:value-type="float">
            <text:p>-120139.9194797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1h_1d_only_price_percent_day_of_week_none_1h_1h|1d_32_1_1_0.004_20</text:p>
          </table:table-cell>
          <table:table-cell office:value-type="string" calcext:value-type="string">
            <text:p>trade_all_1.0_3_-0.1%_0_0.02</text:p>
          </table:table-cell>
          <table:table-cell office:value-type="string" calcext:value-type="string">
            <text:p>rl_duel-dqn-custom_combo_all_0.0001_20000_512_1000000_0.99_RMSprop_CELU_512|256|64|32_Batcd-weigm-actin-Dropt-Liner-actin-Liner-actin-Liner-Dropt-actin-weigm_1_1725020288.184374</text:p>
          </table:table-cell>
          <table:table-cell table:style-name="ce13" office:value-type="float" office:value="-210.255063596106" calcext:value-type="float">
            <text:p>-210.3</text:p>
          </table:table-cell>
          <table:table-cell table:style-name="ce13" office:value-type="float" office:value="-20398.9290263733" calcext:value-type="float">
            <text:p>-20398.9</text:p>
          </table:table-cell>
          <table:table-cell table:style-name="ce13" office:value-type="float" office:value="-0.203989290263733" calcext:value-type="float">
            <text:p>-0.2</text:p>
          </table:table-cell>
          <table:table-cell table:style-name="ce13" office:value-type="float" office:value="-20398.9290263733" calcext:value-type="float">
            <text:p>-20398.9</text:p>
          </table:table-cell>
          <table:table-cell table:style-name="ce13" office:value-type="float" office:value="-20663.4552703565" calcext:value-type="float">
            <text:p>-20663.5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78.3393501805054" calcext:value-type="float">
            <text:p>78.34</text:p>
          </table:table-cell>
          <table:table-cell office:value-type="float" office:value="566.764466458312" calcext:value-type="float">
            <text:p>566.764466458312</text:p>
          </table:table-cell>
          <table:table-cell office:value-type="float" office:value="3292.30088902073" calcext:value-type="float">
            <text:p>3292.30088902073</text:p>
          </table:table-cell>
          <table:table-cell office:value-type="float" office:value="11.0922347126907" calcext:value-type="float">
            <text:p>11.0922347126907</text:p>
          </table:table-cell>
          <table:table-cell office:value-type="float" office:value="-2389.78030413045" calcext:value-type="float">
            <text:p>-2389.78030413045</text:p>
          </table:table-cell>
          <table:table-cell office:value-type="float" office:value="-4.6874502581486" calcext:value-type="float">
            <text:p>-4.6874502581486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-73.6423430554992" calcext:value-type="float">
            <text:p>-73.6423430554992</text:p>
          </table:table-cell>
          <table:table-cell office:value-type="float" office:value="-55507.308379353" calcext:value-type="float">
            <text:p>-55507.308379353</text:p>
          </table:table-cell>
          <table:table-cell office:value-type="float" office:value="55507308.379353" calcext:value-type="float">
            <text:p>55507308.379353</text:p>
          </table:table-cell>
          <table:table-cell office:value-type="float" office:value="277.5" calcext:value-type="float">
            <text:p>277.5</text:p>
          </table:table-cell>
          <table:table-cell office:value-type="float" office:value="52" calcext:value-type="float">
            <text:p>52</text:p>
          </table:table-cell>
          <table:table-cell office:value-type="float" office:value="-142582.805525689" calcext:value-type="float">
            <text:p>-142582.80552568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44:.D153])/COUNT([.D144:.D153])" office:value-type="float" office:value="-177.490306325971" calcext:value-type="float">
            <text:p>-177.5</text:p>
          </table:table-cell>
          <table:table-cell table:style-name="ce14" table:formula="of:=SUM([.E144:.E153])/COUNT([.E144:.E153])" office:value-type="float" office:value="-17171.4640256179" calcext:value-type="float">
            <text:p>-17171.5</text:p>
          </table:table-cell>
          <table:table-cell table:style-name="ce14" table:formula="of:=SUM([.F144:.F153])/COUNT([.F144:.F153])" office:value-type="float" office:value="-0.171714640256179" calcext:value-type="float">
            <text:p>-0.2</text:p>
          </table:table-cell>
          <table:table-cell table:style-name="ce14" table:formula="of:=SUM([.G144:.G153])/COUNT([.G144:.G153])" office:value-type="float" office:value="-17171.4640256179" calcext:value-type="float">
            <text:p>-17171.5</text:p>
          </table:table-cell>
          <table:table-cell table:style-name="ce14" table:formula="of:=SUM([.H144:.H153])/COUNT([.H144:.H153])" office:value-type="float" office:value="-17663.2372590183" calcext:value-type="float">
            <text:p>-17663.2</text:p>
          </table:table-cell>
          <table:table-cell table:style-name="ce11" table:formula="of:=SUM([.I144:.I153])/COUNT([.I144:.I153])" office:value-type="float" office:value="212.5" calcext:value-type="float">
            <text:p>213</text:p>
          </table:table-cell>
          <table:table-cell table:style-name="ce11" table:formula="of:=SUM([.J144:.J153])/COUNT([.J144:.J153])" office:value-type="float" office:value="62.2" calcext:value-type="float">
            <text:p>62</text:p>
          </table:table-cell>
          <table:table-cell table:style-name="ce29" table:formula="of:=SUM([.K144:.K153])/COUNT([.K144:.K153])" office:value-type="float" office:value="77.3742335343262" calcext:value-type="float">
            <text:p>77.37</text:p>
          </table:table-cell>
          <table:table-cell table:style-name="ce2" table:number-columns-repeated="1013"/>
        </table:table-row>
        <table:table-row table:style-name="ro1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hodl</text:p>
          </table:table-cell>
          <table:table-cell table:style-name="ce13" office:value-type="float" office:value="807.711792269998" calcext:value-type="float">
            <text:p>807.7</text:p>
          </table:table-cell>
          <table:table-cell table:style-name="ce13" office:value-type="float" office:value="37055.9833044927" calcext:value-type="float">
            <text:p>37056.0</text:p>
          </table:table-cell>
          <table:table-cell table:style-name="ce13" office:value-type="float" office:value="0.370559833044927" calcext:value-type="float">
            <text:p>0.4</text:p>
          </table:table-cell>
          <table:table-cell table:number-columns-repeated="2" table:style-name="ce13" office:value-type="float" office:value="37055.9833044927" calcext:value-type="float">
            <text:p>3705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0" calcext:value-type="float">
            <text:p>100.00</text:p>
          </table:table-cell>
          <table:table-cell table:number-columns-repeated="3" office:value-type="float" office:value="37055.9833044927" calcext:value-type="float">
            <text:p>37055.9833044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55.9833044927" calcext:value-type="float">
            <text:p>37055.9833044927</text:p>
          </table:table-cell>
          <table:table-cell office:value-type="float" office:value="-237.193176480974" calcext:value-type="float">
            <text:p>-237.193176480974</text:p>
          </table:table-cell>
          <table:table-cell office:value-type="float" office:value="237193.176480974" calcext:value-type="float">
            <text:p>237193.1764809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29476.3439062</text:p>
          </table:table-cell>
          <table:table-cell table:style-name="ce13" office:value-type="float" office:value="328.662219042153" calcext:value-type="float">
            <text:p>328.7</text:p>
          </table:table-cell>
          <table:table-cell table:style-name="ce13" office:value-type="float" office:value="32444.3093978199" calcext:value-type="float">
            <text:p>32444.3</text:p>
          </table:table-cell>
          <table:table-cell table:style-name="ce13" office:value-type="float" office:value="0.324443093978199" calcext:value-type="float">
            <text:p>0.3</text:p>
          </table:table-cell>
          <table:table-cell table:style-name="ce13" office:value-type="float" office:value="32444.3093978199" calcext:value-type="float">
            <text:p>32444.3</text:p>
          </table:table-cell>
          <table:table-cell table:style-name="ce13" office:value-type="float" office:value="32520.1678935249" calcext:value-type="float">
            <text:p>32520.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style-name="ce28" office:value-type="float" office:value="56.7796610169492" calcext:value-type="float">
            <text:p>56.78</text:p>
          </table:table-cell>
          <table:table-cell office:value-type="float" office:value="2552.36300555682" calcext:value-type="float">
            <text:p>2552.36300555682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03.06626628897" calcext:value-type="float">
            <text:p>1903.06626628897</text:p>
          </table:table-cell>
          <table:table-cell office:value-type="float" office:value="-2716.94141126445" calcext:value-type="float">
            <text:p>-2716.94141126445</text:p>
          </table:table-cell>
          <table:table-cell office:value-type="float" office:value="-2105.9696549871" calcext:value-type="float">
            <text:p>-2105.9696549871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274.951774557796" calcext:value-type="float">
            <text:p>274.951774557796</text:p>
          </table:table-cell>
          <table:table-cell office:value-type="float" office:value="-23744.2885979958" calcext:value-type="float">
            <text:p>-23744.2885979958</text:p>
          </table:table-cell>
          <table:table-cell office:value-type="float" office:value="23744288.5979958" calcext:value-type="float">
            <text:p>23744288.5979958</text:p>
          </table:table-cell>
          <table:table-cell office:value-type="float" office:value="118.5" calcext:value-type="float">
            <text:p>118.5</text:p>
          </table:table-cell>
          <table:table-cell office:value-type="float" office:value="51" calcext:value-type="float">
            <text:p>51</text:p>
          </table:table-cell>
          <table:table-cell office:value-type="float" office:value="-138564.011974487" calcext:value-type="float">
            <text:p>-138564.01197448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29867.314878</text:p>
          </table:table-cell>
          <table:table-cell table:style-name="ce13" office:value-type="float" office:value="513.312347091517" calcext:value-type="float">
            <text:p>513.3</text:p>
          </table:table-cell>
          <table:table-cell table:style-name="ce13" office:value-type="float" office:value="50880.0870270972" calcext:value-type="float">
            <text:p>50880.1</text:p>
          </table:table-cell>
          <table:table-cell table:style-name="ce13" office:value-type="float" office:value="0.508800870270972" calcext:value-type="float">
            <text:p>0.5</text:p>
          </table:table-cell>
          <table:table-cell table:style-name="ce13" office:value-type="float" office:value="50880.0870270972" calcext:value-type="float">
            <text:p>50880.1</text:p>
          </table:table-cell>
          <table:table-cell table:style-name="ce13" office:value-type="float" office:value="61830.0790917581" calcext:value-type="float">
            <text:p>61830.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67.1232876712329" calcext:value-type="float">
            <text:p>67.12</text:p>
          </table:table-cell>
          <table:table-cell office:value-type="float" office:value="2509.73285303895" calcext:value-type="float">
            <text:p>2509.73285303895</text:p>
          </table:table-cell>
          <table:table-cell office:value-type="float" office:value="3926.63627693044" calcext:value-type="float">
            <text:p>3926.63627693044</text:p>
          </table:table-cell>
          <table:table-cell office:value-type="float" office:value="1912.70321635426" calcext:value-type="float">
            <text:p>1912.70321635426</text:p>
          </table:table-cell>
          <table:table-cell office:value-type="float" office:value="-3004.03428215881" calcext:value-type="float">
            <text:p>-3004.03428215881</text:p>
          </table:table-cell>
          <table:table-cell office:value-type="float" office:value="-2156.82098994669" calcext:value-type="float">
            <text:p>-2156.82098994669</text:p>
          </table:table-cell>
          <table:table-cell office:value-type="float" office:value="-4189.44695546557" calcext:value-type="float">
            <text:p>-4189.44695546557</text:p>
          </table:table-cell>
          <table:table-cell office:value-type="float" office:value="696.98749352188" calcext:value-type="float">
            <text:p>696.98749352188</text:p>
          </table:table-cell>
          <table:table-cell office:value-type="float" office:value="-14658.2383253524" calcext:value-type="float">
            <text:p>-14658.2383253524</text:p>
          </table:table-cell>
          <table:table-cell office:value-type="float" office:value="14658238.3253524" calcext:value-type="float">
            <text:p>14658238.3253524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-72096.8227718114" calcext:value-type="float">
            <text:p>-72096.82277181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0299.013014</text:p>
          </table:table-cell>
          <table:table-cell table:style-name="ce13" office:value-type="float" office:value="328.662219042153" calcext:value-type="float">
            <text:p>328.7</text:p>
          </table:table-cell>
          <table:table-cell table:style-name="ce13" office:value-type="float" office:value="32444.3093978199" calcext:value-type="float">
            <text:p>32444.3</text:p>
          </table:table-cell>
          <table:table-cell table:style-name="ce13" office:value-type="float" office:value="0.324443093978199" calcext:value-type="float">
            <text:p>0.3</text:p>
          </table:table-cell>
          <table:table-cell table:style-name="ce13" office:value-type="float" office:value="32444.3093978199" calcext:value-type="float">
            <text:p>32444.3</text:p>
          </table:table-cell>
          <table:table-cell table:style-name="ce13" office:value-type="float" office:value="32520.1678935249" calcext:value-type="float">
            <text:p>32520.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style-name="ce28" office:value-type="float" office:value="56.7796610169492" calcext:value-type="float">
            <text:p>56.78</text:p>
          </table:table-cell>
          <table:table-cell office:value-type="float" office:value="2552.36300555682" calcext:value-type="float">
            <text:p>2552.36300555682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03.06626628897" calcext:value-type="float">
            <text:p>1903.06626628897</text:p>
          </table:table-cell>
          <table:table-cell office:value-type="float" office:value="-2716.94141126445" calcext:value-type="float">
            <text:p>-2716.94141126445</text:p>
          </table:table-cell>
          <table:table-cell office:value-type="float" office:value="-2105.9696549871" calcext:value-type="float">
            <text:p>-2105.9696549871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274.951774557796" calcext:value-type="float">
            <text:p>274.951774557796</text:p>
          </table:table-cell>
          <table:table-cell office:value-type="float" office:value="-23744.2885979958" calcext:value-type="float">
            <text:p>-23744.2885979958</text:p>
          </table:table-cell>
          <table:table-cell office:value-type="float" office:value="23744288.5979958" calcext:value-type="float">
            <text:p>23744288.5979958</text:p>
          </table:table-cell>
          <table:table-cell office:value-type="float" office:value="118.5" calcext:value-type="float">
            <text:p>118.5</text:p>
          </table:table-cell>
          <table:table-cell office:value-type="float" office:value="51" calcext:value-type="float">
            <text:p>51</text:p>
          </table:table-cell>
          <table:table-cell office:value-type="float" office:value="-138564.011974487" calcext:value-type="float">
            <text:p>-138564.01197448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0714.552955</text:p>
          </table:table-cell>
          <table:table-cell table:style-name="ce13" office:value-type="float" office:value="126.269747675407" calcext:value-type="float">
            <text:p>126.3</text:p>
          </table:table-cell>
          <table:table-cell table:style-name="ce13" office:value-type="float" office:value="12318.6535928665" calcext:value-type="float">
            <text:p>12318.7</text:p>
          </table:table-cell>
          <table:table-cell table:style-name="ce13" office:value-type="float" office:value="0.123186535928665" calcext:value-type="float">
            <text:p>0.1</text:p>
          </table:table-cell>
          <table:table-cell table:style-name="ce13" office:value-type="float" office:value="12318.6535928665" calcext:value-type="float">
            <text:p>12318.7</text:p>
          </table:table-cell>
          <table:table-cell table:style-name="ce13" office:value-type="float" office:value="9291.7017597749" calcext:value-type="float">
            <text:p>9291.7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style-name="ce28" office:value-type="float" office:value="53.4653465346535" calcext:value-type="float">
            <text:p>53.47</text:p>
          </table:table-cell>
          <table:table-cell office:value-type="float" office:value="2492.78582448767" calcext:value-type="float">
            <text:p>2492.78582448767</text:p>
          </table:table-cell>
          <table:table-cell office:value-type="float" office:value="4536.52049031839" calcext:value-type="float">
            <text:p>4536.52049031839</text:p>
          </table:table-cell>
          <table:table-cell office:value-type="float" office:value="1901.58809772298" calcext:value-type="float">
            <text:p>1901.58809772298</text:p>
          </table:table-cell>
          <table:table-cell office:value-type="float" office:value="-2601.95278573335" calcext:value-type="float">
            <text:p>-2601.95278573335</text:p>
          </table:table-cell>
          <table:table-cell office:value-type="float" office:value="-2104.89639382805" calcext:value-type="float">
            <text:p>-2104.89639382805</text:p>
          </table:table-cell>
          <table:table-cell office:value-type="float" office:value="-4092.49792200471" calcext:value-type="float">
            <text:p>-4092.49792200471</text:p>
          </table:table-cell>
          <table:table-cell office:value-type="float" office:value="121.966867256104" calcext:value-type="float">
            <text:p>121.966867256104</text:p>
          </table:table-cell>
          <table:table-cell office:value-type="float" office:value="-20322.4410946876" calcext:value-type="float">
            <text:p>-20322.4410946876</text:p>
          </table:table-cell>
          <table:table-cell office:value-type="float" office:value="20322441.0946876" calcext:value-type="float">
            <text:p>20322441.0946876</text:p>
          </table:table-cell>
          <table:table-cell office:value-type="float" office:value="101.5" calcext:value-type="float">
            <text:p>101.5</text:p>
          </table:table-cell>
          <table:table-cell office:value-type="float" office:value="47" calcext:value-type="float">
            <text:p>47</text:p>
          </table:table-cell>
          <table:table-cell office:value-type="float" office:value="-122291.780929468" calcext:value-type="float">
            <text:p>-122291.7809294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1123.058326</text:p>
          </table:table-cell>
          <table:table-cell table:style-name="ce13" office:value-type="float" office:value="179.595969244003" calcext:value-type="float">
            <text:p>179.6</text:p>
          </table:table-cell>
          <table:table-cell table:style-name="ce13" office:value-type="float" office:value="17760.792969226" calcext:value-type="float">
            <text:p>17760.8</text:p>
          </table:table-cell>
          <table:table-cell table:style-name="ce13" office:value-type="float" office:value="0.17760792969226" calcext:value-type="float">
            <text:p>0.2</text:p>
          </table:table-cell>
          <table:table-cell table:style-name="ce13" office:value-type="float" office:value="17760.792969226" calcext:value-type="float">
            <text:p>17760.8</text:p>
          </table:table-cell>
          <table:table-cell table:style-name="ce13" office:value-type="float" office:value="17725.0287883178" calcext:value-type="float">
            <text:p>17725.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8" office:value-type="float" office:value="60" calcext:value-type="float">
            <text:p>60.00</text:p>
          </table:table-cell>
          <table:table-cell office:value-type="float" office:value="2400.21676805971" calcext:value-type="float">
            <text:p>2400.21676805971</text:p>
          </table:table-cell>
          <table:table-cell office:value-type="float" office:value="3812.3987865352" calcext:value-type="float">
            <text:p>3812.3987865352</text:p>
          </table:table-cell>
          <table:table-cell office:value-type="float" office:value="1899.97616029029" calcext:value-type="float">
            <text:p>1899.97616029029</text:p>
          </table:table-cell>
          <table:table-cell office:value-type="float" office:value="-2613.61443157701" calcext:value-type="float">
            <text:p>-2613.61443157701</text:p>
          </table:table-cell>
          <table:table-cell office:value-type="float" office:value="-2177.64954031336" calcext:value-type="float">
            <text:p>-2177.64954031336</text:p>
          </table:table-cell>
          <table:table-cell office:value-type="float" office:value="-3719.34181572324" calcext:value-type="float">
            <text:p>-3719.34181572324</text:p>
          </table:table-cell>
          <table:table-cell office:value-type="float" office:value="394.684288205021" calcext:value-type="float">
            <text:p>394.684288205021</text:p>
          </table:table-cell>
          <table:table-cell office:value-type="float" office:value="-9022.28307604527" calcext:value-type="float">
            <text:p>-9022.28307604527</text:p>
          </table:table-cell>
          <table:table-cell office:value-type="float" office:value="9022283.07604527" calcext:value-type="float">
            <text:p>9022283.0760452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-47045.0597683862" calcext:value-type="float">
            <text:p>-47045.059768386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1553.377837</text:p>
          </table:table-cell>
          <table:table-cell table:style-name="ce13" office:value-type="float" office:value="237.957061071302" calcext:value-type="float">
            <text:p>238.0</text:p>
          </table:table-cell>
          <table:table-cell table:style-name="ce13" office:value-type="float" office:value="23443.6090658715" calcext:value-type="float">
            <text:p>23443.6</text:p>
          </table:table-cell>
          <table:table-cell table:style-name="ce13" office:value-type="float" office:value="0.234436090658715" calcext:value-type="float">
            <text:p>0.2</text:p>
          </table:table-cell>
          <table:table-cell table:style-name="ce13" office:value-type="float" office:value="23443.6090658715" calcext:value-type="float">
            <text:p>23443.6</text:p>
          </table:table-cell>
          <table:table-cell table:style-name="ce13" office:value-type="float" office:value="22430.5500281024" calcext:value-type="float">
            <text:p>22430.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style-name="ce28" office:value-type="float" office:value="57.2916666666667" calcext:value-type="float">
            <text:p>57.29</text:p>
          </table:table-cell>
          <table:table-cell office:value-type="float" office:value="2417.71647475038" calcext:value-type="float">
            <text:p>2417.71647475038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03.06626628897" calcext:value-type="float">
            <text:p>1903.06626628897</text:p>
          </table:table-cell>
          <table:table-cell office:value-type="float" office:value="-2671.48285476584" calcext:value-type="float">
            <text:p>-2671.48285476584</text:p>
          </table:table-cell>
          <table:table-cell office:value-type="float" office:value="-2113.01046418029" calcext:value-type="float">
            <text:p>-2113.01046418029</text:p>
          </table:table-cell>
          <table:table-cell office:value-type="float" office:value="-4309.06107087084" calcext:value-type="float">
            <text:p>-4309.06107087084</text:p>
          </table:table-cell>
          <table:table-cell office:value-type="float" office:value="244.204261102828" calcext:value-type="float">
            <text:p>244.204261102828</text:p>
          </table:table-cell>
          <table:table-cell office:value-type="float" office:value="-19233.0766857516" calcext:value-type="float">
            <text:p>-19233.0766857516</text:p>
          </table:table-cell>
          <table:table-cell office:value-type="float" office:value="19233076.6857516" calcext:value-type="float">
            <text:p>19233076.6857516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-109530.7970454" calcext:value-type="float">
            <text:p>-109530.797045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2037.749464</text:p>
          </table:table-cell>
          <table:table-cell table:style-name="ce13" office:value-type="float" office:value="218.409275670131" calcext:value-type="float">
            <text:p>218.4</text:p>
          </table:table-cell>
          <table:table-cell table:style-name="ce13" office:value-type="float" office:value="21396.1434141842" calcext:value-type="float">
            <text:p>21396.1</text:p>
          </table:table-cell>
          <table:table-cell table:style-name="ce13" office:value-type="float" office:value="0.213961434141842" calcext:value-type="float">
            <text:p>0.2</text:p>
          </table:table-cell>
          <table:table-cell table:style-name="ce13" office:value-type="float" office:value="21396.1434141842" calcext:value-type="float">
            <text:p>21396.1</text:p>
          </table:table-cell>
          <table:table-cell table:style-name="ce13" office:value-type="float" office:value="18716.2412221325" calcext:value-type="float">
            <text:p>18716.2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style-name="ce28" office:value-type="float" office:value="55.7377049180328" calcext:value-type="float">
            <text:p>55.74</text:p>
          </table:table-cell>
          <table:table-cell office:value-type="float" office:value="2457.79375360558" calcext:value-type="float">
            <text:p>2457.79375360558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12.28152016927" calcext:value-type="float">
            <text:p>1912.28152016927</text:p>
          </table:table-cell>
          <table:table-cell office:value-type="float" office:value="-2698.77466353695" calcext:value-type="float">
            <text:p>-2698.77466353695</text:p>
          </table:table-cell>
          <table:table-cell office:value-type="float" office:value="-2108.62984994694" calcext:value-type="float">
            <text:p>-2108.62984994694</text:p>
          </table:table-cell>
          <table:table-cell office:value-type="float" office:value="-4570.21268614092" calcext:value-type="float">
            <text:p>-4570.21268614092</text:p>
          </table:table-cell>
          <table:table-cell office:value-type="float" office:value="175.378224706428" calcext:value-type="float">
            <text:p>175.378224706428</text:p>
          </table:table-cell>
          <table:table-cell office:value-type="float" office:value="-24533.6297731874" calcext:value-type="float">
            <text:p>-24533.6297731874</text:p>
          </table:table-cell>
          <table:table-cell office:value-type="float" office:value="24533629.7731874" calcext:value-type="float">
            <text:p>24533629.7731874</text:p>
          </table:table-cell>
          <table:table-cell office:value-type="float" office:value="122.5" calcext:value-type="float">
            <text:p>122.5</text:p>
          </table:table-cell>
          <table:table-cell office:value-type="float" office:value="54" calcext:value-type="float">
            <text:p>54</text:p>
          </table:table-cell>
          <table:table-cell office:value-type="float" office:value="-145733.831830995" calcext:value-type="float">
            <text:p>-145733.8318309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2542.50295</text:p>
          </table:table-cell>
          <table:table-cell table:style-name="ce13" office:value-type="float" office:value="91.5660274382527" calcext:value-type="float">
            <text:p>91.6</text:p>
          </table:table-cell>
          <table:table-cell table:style-name="ce13" office:value-type="float" office:value="8957.48940736496" calcext:value-type="float">
            <text:p>8957.5</text:p>
          </table:table-cell>
          <table:table-cell table:style-name="ce13" office:value-type="float" office:value="0.0895748940736496" calcext:value-type="float">
            <text:p>0.1</text:p>
          </table:table-cell>
          <table:table-cell table:style-name="ce13" office:value-type="float" office:value="8957.48940736496" calcext:value-type="float">
            <text:p>8957.5</text:p>
          </table:table-cell>
          <table:table-cell table:style-name="ce13" office:value-type="float" office:value="6687.13668912266" calcext:value-type="float">
            <text:p>6687.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52.0547945205479" calcext:value-type="float">
            <text:p>52.05</text:p>
          </table:table-cell>
          <table:table-cell office:value-type="float" office:value="2560.70037220828" calcext:value-type="float">
            <text:p>2560.70037220828</text:p>
          </table:table-cell>
          <table:table-cell office:value-type="float" office:value="4536.52049031839" calcext:value-type="float">
            <text:p>4536.52049031839</text:p>
          </table:table-cell>
          <table:table-cell office:value-type="float" office:value="1901.58809772298" calcext:value-type="float">
            <text:p>1901.58809772298</text:p>
          </table:table-cell>
          <table:table-cell office:value-type="float" office:value="-2524.26070675856" calcext:value-type="float">
            <text:p>-2524.26070675856</text:p>
          </table:table-cell>
          <table:table-cell office:value-type="float" office:value="-2104.89639382805" calcext:value-type="float">
            <text:p>-2104.89639382805</text:p>
          </table:table-cell>
          <table:table-cell office:value-type="float" office:value="-3935.61319278857" calcext:value-type="float">
            <text:p>-3935.61319278857</text:p>
          </table:table-cell>
          <table:table-cell office:value-type="float" office:value="122.705334347465" calcext:value-type="float">
            <text:p>122.705334347465</text:p>
          </table:table-cell>
          <table:table-cell office:value-type="float" office:value="-14716.2737631705" calcext:value-type="float">
            <text:p>-14716.2737631705</text:p>
          </table:table-cell>
          <table:table-cell office:value-type="float" office:value="14716273.7631705" calcext:value-type="float">
            <text:p>14716273.7631705</text:p>
          </table:table-cell>
          <table:table-cell office:value-type="float" office:value="73.5" calcext:value-type="float">
            <text:p>73.5</text:p>
          </table:table-cell>
          <table:table-cell office:value-type="float" office:value="35" calcext:value-type="float">
            <text:p>35</text:p>
          </table:table-cell>
          <table:table-cell office:value-type="float" office:value="-88349.1247365496" calcext:value-type="float">
            <text:p>-88349.12473654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2992.99254</text:p>
          </table:table-cell>
          <table:table-cell table:style-name="ce13" office:value-type="float" office:value="251.005974379232" calcext:value-type="float">
            <text:p>251.0</text:p>
          </table:table-cell>
          <table:table-cell table:style-name="ce13" office:value-type="float" office:value="24648.5074276547" calcext:value-type="float">
            <text:p>24648.5</text:p>
          </table:table-cell>
          <table:table-cell table:style-name="ce13" office:value-type="float" office:value="0.246485074276547" calcext:value-type="float">
            <text:p>0.2</text:p>
          </table:table-cell>
          <table:table-cell table:style-name="ce13" office:value-type="float" office:value="24648.5074276548" calcext:value-type="float">
            <text:p>24648.5</text:p>
          </table:table-cell>
          <table:table-cell table:style-name="ce13" office:value-type="float" office:value="22418.446592692" calcext:value-type="float">
            <text:p>22418.4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style-name="ce28" office:value-type="float" office:value="55.46875" calcext:value-type="float">
            <text:p>55.47</text:p>
          </table:table-cell>
          <table:table-cell office:value-type="float" office:value="2482.63860100517" calcext:value-type="float">
            <text:p>2482.63860100517</text:p>
          </table:table-cell>
          <table:table-cell office:value-type="float" office:value="5110.21406008647" calcext:value-type="float">
            <text:p>5110.21406008647</text:p>
          </table:table-cell>
          <table:table-cell office:value-type="float" office:value="1908.69743969946" calcext:value-type="float">
            <text:p>1908.69743969946</text:p>
          </table:table-cell>
          <table:table-cell office:value-type="float" office:value="-2659.97953059144" calcext:value-type="float">
            <text:p>-2659.97953059144</text:p>
          </table:table-cell>
          <table:table-cell office:value-type="float" office:value="-2104.89639382805" calcext:value-type="float">
            <text:p>-2104.89639382805</text:p>
          </table:table-cell>
          <table:table-cell office:value-type="float" office:value="-4092.49792200471" calcext:value-type="float">
            <text:p>-4092.49792200471</text:p>
          </table:table-cell>
          <table:table-cell office:value-type="float" office:value="192.566464278553" calcext:value-type="float">
            <text:p>192.566464278553</text:p>
          </table:table-cell>
          <table:table-cell office:value-type="float" office:value="-25737.4859934211" calcext:value-type="float">
            <text:p>-25737.4859934211</text:p>
          </table:table-cell>
          <table:table-cell office:value-type="float" office:value="25737485.9934211" calcext:value-type="float">
            <text:p>25737485.9934211</text:p>
          </table:table-cell>
          <table:table-cell office:value-type="float" office:value="128.5" calcext:value-type="float">
            <text:p>128.5</text:p>
          </table:table-cell>
          <table:table-cell office:value-type="float" office:value="57" calcext:value-type="float">
            <text:p>57</text:p>
          </table:table-cell>
          <table:table-cell office:value-type="float" office:value="-151618.833243712" calcext:value-type="float">
            <text:p>-151618.8332437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17vs2024_1m_1h_1d_only_price_percent_only_price_percent_day_of_week_none_1m|1h_1h|1d_1m|1h_1h|1d_1_0.004_20</text:p>
          </table:table-cell>
          <table:table-cell office:value-type="string" calcext:value-type="string">
            <text:p>trade_all_1.0_3_-0.1%_TP0.02_TR0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633513.625437</text:p>
          </table:table-cell>
          <table:table-cell table:style-name="ce13" office:value-type="float" office:value="227.649257530365" calcext:value-type="float">
            <text:p>227.6</text:p>
          </table:table-cell>
          <table:table-cell table:style-name="ce13" office:value-type="float" office:value="22372.606641771" calcext:value-type="float">
            <text:p>22372.6</text:p>
          </table:table-cell>
          <table:table-cell table:style-name="ce13" office:value-type="float" office:value="0.22372606641771" calcext:value-type="float">
            <text:p>0.2</text:p>
          </table:table-cell>
          <table:table-cell table:style-name="ce13" office:value-type="float" office:value="22372.606641771" calcext:value-type="float">
            <text:p>22372.6</text:p>
          </table:table-cell>
          <table:table-cell table:style-name="ce13" office:value-type="float" office:value="19982.7781222862" calcext:value-type="float">
            <text:p>19982.8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style-name="ce28" office:value-type="float" office:value="55.4621848739496" calcext:value-type="float">
            <text:p>55.46</text:p>
          </table:table-cell>
          <table:table-cell office:value-type="float" office:value="2495.38628689638" calcext:value-type="float">
            <text:p>2495.38628689638</text:p>
          </table:table-cell>
          <table:table-cell office:value-type="float" office:value="4536.52049031839" calcext:value-type="float">
            <text:p>4536.52049031839</text:p>
          </table:table-cell>
          <table:table-cell office:value-type="float" office:value="1908.69743969946" calcext:value-type="float">
            <text:p>1908.69743969946</text:p>
          </table:table-cell>
          <table:table-cell office:value-type="float" office:value="-2685.33751496963" calcext:value-type="float">
            <text:p>-2685.33751496963</text:p>
          </table:table-cell>
          <table:table-cell office:value-type="float" office:value="-2104.89639382805" calcext:value-type="float">
            <text:p>-2104.89639382805</text:p>
          </table:table-cell>
          <table:table-cell office:value-type="float" office:value="-3935.61319278857" calcext:value-type="float">
            <text:p>-3935.61319278857</text:p>
          </table:table-cell>
          <table:table-cell office:value-type="float" office:value="188.005097830008" calcext:value-type="float">
            <text:p>188.005097830008</text:p>
          </table:table-cell>
          <table:table-cell office:value-type="float" office:value="-23934.3069135553" calcext:value-type="float">
            <text:p>-23934.3069135553</text:p>
          </table:table-cell>
          <table:table-cell office:value-type="float" office:value="23934306.9135553" calcext:value-type="float">
            <text:p>23934306.9135553</text:p>
          </table:table-cell>
          <table:table-cell office:value-type="float" office:value="119.5" calcext:value-type="float">
            <text:p>119.5</text:p>
          </table:table-cell>
          <table:table-cell office:value-type="float" office:value="53" calcext:value-type="float">
            <text:p>53</text:p>
          </table:table-cell>
          <table:table-cell office:value-type="float" office:value="-142322.88829339" calcext:value-type="float">
            <text:p>-142322.8882933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5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0.01|0.02|0.001 WORKS WELL</text:p>
          </table:table-cell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h_1h|1d_1m|1m_1h|1d_32_0.004_20</text:p>
          </table:table-cell>
          <table:table-cell office:value-type="string" calcext:value-type="string">
            <text:p>trade_all_1.0_3_-0.1%_TP0.02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29800794.002219</text:p>
          </table:table-cell>
          <table:table-cell table:style-name="ce13" office:value-type="float" office:value="269.274853130468" calcext:value-type="float">
            <text:p>269.3</text:p>
          </table:table-cell>
          <table:table-cell table:style-name="ce13" office:value-type="float" office:value="26459.5682223392" calcext:value-type="float">
            <text:p>26459.6</text:p>
          </table:table-cell>
          <table:table-cell table:style-name="ce13" office:value-type="float" office:value="0.264595682223392" calcext:value-type="float">
            <text:p>0.3</text:p>
          </table:table-cell>
          <table:table-cell table:style-name="ce13" office:value-type="float" office:value="26459.5682223392" calcext:value-type="float">
            <text:p>26459.6</text:p>
          </table:table-cell>
          <table:table-cell table:style-name="ce13" office:value-type="float" office:value="28026.2326468934" calcext:value-type="float">
            <text:p>28026.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style-name="ce28" office:value-type="float" office:value="61.9047619047619" calcext:value-type="float">
            <text:p>61.90</text:p>
          </table:table-cell>
          <table:table-cell office:value-type="float" office:value="1891.50937581142" calcext:value-type="float">
            <text:p>1891.50937581142</text:p>
          </table:table-cell>
          <table:table-cell office:value-type="float" office:value="2320.87054174769" calcext:value-type="float">
            <text:p>2320.87054174769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46.84122874545" calcext:value-type="float">
            <text:p>-2246.84122874545</text:p>
          </table:table-cell>
          <table:table-cell office:value-type="float" office:value="-2106.50154478976" calcext:value-type="float">
            <text:p>-2106.50154478976</text:p>
          </table:table-cell>
          <table:table-cell office:value-type="float" office:value="-3024.3218588241" calcext:value-type="float">
            <text:p>-3024.3218588241</text:p>
          </table:table-cell>
          <table:table-cell office:value-type="float" office:value="314.994859789753" calcext:value-type="float">
            <text:p>314.994859789753</text:p>
          </table:table-cell>
          <table:table-cell office:value-type="float" office:value="-16834.894462685" calcext:value-type="float">
            <text:p>-16834.894462685</text:p>
          </table:table-cell>
          <table:table-cell office:value-type="float" office:value="16834894.462685" calcext:value-type="float">
            <text:p>16834894.462685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-71898.9193198544" calcext:value-type="float">
            <text:p>-71898.91931985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125794.242599</text:p>
          </table:table-cell>
          <table:table-cell table:style-name="ce13" office:value-type="float" office:value="78.8282074994616" calcext:value-type="float">
            <text:p>78.8</text:p>
          </table:table-cell>
          <table:table-cell table:style-name="ce13" office:value-type="float" office:value="7588.84978527426" calcext:value-type="float">
            <text:p>7588.8</text:p>
          </table:table-cell>
          <table:table-cell table:style-name="ce13" office:value-type="float" office:value="0.0758884978527426" calcext:value-type="float">
            <text:p>0.1</text:p>
          </table:table-cell>
          <table:table-cell table:style-name="ce13" office:value-type="float" office:value="7588.84978527426" calcext:value-type="float">
            <text:p>7588.8</text:p>
          </table:table-cell>
          <table:table-cell table:style-name="ce13" office:value-type="float" office:value="6546.50460987867" calcext:value-type="float">
            <text:p>6546.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73.0769230769231" calcext:value-type="float">
            <text:p>73.08</text:p>
          </table:table-cell>
          <table:table-cell office:value-type="float" office:value="875.982058097763" calcext:value-type="float">
            <text:p>875.982058097763</text:p>
          </table:table-cell>
          <table:table-cell office:value-type="float" office:value="1421.04753757113" calcext:value-type="float">
            <text:p>1421.04753757113</text:p>
          </table:table-cell>
          <table:table-cell office:value-type="float" office:value="191.287540510122" calcext:value-type="float">
            <text:p>191.287540510122</text:p>
          </table:table-cell>
          <table:table-cell office:value-type="float" office:value="-2160.84130668609" calcext:value-type="float">
            <text:p>-2160.84130668609</text:p>
          </table:table-cell>
          <table:table-cell office:value-type="float" office:value="-248.361171245284" calcext:value-type="float">
            <text:p>-248.361171245284</text:p>
          </table:table-cell>
          <table:table-cell office:value-type="float" office:value="-2595.78801002016" calcext:value-type="float">
            <text:p>-2595.78801002016</text:p>
          </table:table-cell>
          <table:table-cell office:value-type="float" office:value="58.3757675790328" calcext:value-type="float">
            <text:p>58.3757675790328</text:p>
          </table:table-cell>
          <table:table-cell office:value-type="float" office:value="-26020.6094592445" calcext:value-type="float">
            <text:p>-26020.6094592445</text:p>
          </table:table-cell>
          <table:table-cell office:value-type="float" office:value="26020609.4592445" calcext:value-type="float">
            <text:p>26020609.4592445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-75381.0845627679" calcext:value-type="float">
            <text:p>-75381.084562767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133977.425466</text:p>
          </table:table-cell>
          <table:table-cell table:style-name="ce13" office:value-type="float" office:value="-468.275399096275" calcext:value-type="float">
            <text:p>-468.3</text:p>
          </table:table-cell>
          <table:table-cell table:style-name="ce13" office:value-type="float" office:value="-47091.7211253837" calcext:value-type="float">
            <text:p>-47091.7</text:p>
          </table:table-cell>
          <table:table-cell table:style-name="ce13" office:value-type="float" office:value="-0.470917211253837" calcext:value-type="float">
            <text:p>-0.5</text:p>
          </table:table-cell>
          <table:table-cell table:style-name="ce13" office:value-type="float" office:value="-47091.721125384" calcext:value-type="float">
            <text:p>-47091.7</text:p>
          </table:table-cell>
          <table:table-cell table:style-name="ce13" office:value-type="float" office:value="-40273.9849183041" calcext:value-type="float">
            <text:p>-40274.0</text:p>
          </table:table-cell>
          <table:table-cell office:value-type="float" office:value="262" calcext:value-type="float">
            <text:p>262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67.1794871794872" calcext:value-type="float">
            <text:p>67.18</text:p>
          </table:table-cell>
          <table:table-cell office:value-type="float" office:value="913.634962672287" calcext:value-type="float">
            <text:p>913.634962672287</text:p>
          </table:table-cell>
          <table:table-cell office:value-type="float" office:value="1421.04753757113" calcext:value-type="float">
            <text:p>1421.04753757113</text:p>
          </table:table-cell>
          <table:table-cell office:value-type="float" office:value="206.322249995414" calcext:value-type="float">
            <text:p>206.322249995414</text:p>
          </table:table-cell>
          <table:table-cell office:value-type="float" office:value="-2238.0006355119" calcext:value-type="float">
            <text:p>-2238.0006355119</text:p>
          </table:table-cell>
          <table:table-cell office:value-type="float" office:value="-2098.13482543231" calcext:value-type="float">
            <text:p>-2098.13482543231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20.7480028856" calcext:value-type="float">
            <text:p>-120.7480028856</text:p>
          </table:table-cell>
          <table:table-cell office:value-type="float" office:value="-78091.9001790536" calcext:value-type="float">
            <text:p>-78091.9001790536</text:p>
          </table:table-cell>
          <table:table-cell office:value-type="float" office:value="78091900.1790537" calcext:value-type="float">
            <text:p>78091900.1790537</text:p>
          </table:table-cell>
          <table:table-cell office:value-type="float" office:value="390.5" calcext:value-type="float">
            <text:p>390.5</text:p>
          </table:table-cell>
          <table:table-cell office:value-type="float" office:value="128" calcext:value-type="float">
            <text:p>128</text:p>
          </table:table-cell>
          <table:table-cell office:value-type="float" office:value="-286464.081345523" calcext:value-type="float">
            <text:p>-286464.08134552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80:.D181])/COUNT([.D180:.D181])" office:value-type="float" office:value="-194.723595798407" calcext:value-type="float">
            <text:p>-194.7</text:p>
          </table:table-cell>
          <table:table-cell table:style-name="ce14" table:formula="of:=SUM([.E180:.E181])/COUNT([.E180:.E181])" office:value-type="float" office:value="-19751.4356700547" calcext:value-type="float">
            <text:p>-19751.4</text:p>
          </table:table-cell>
          <table:table-cell table:style-name="ce14" table:formula="of:=SUM([.F180:.F181])/COUNT([.F180:.F181])" office:value-type="float" office:value="-0.197514356700547" calcext:value-type="float">
            <text:p>-0.2</text:p>
          </table:table-cell>
          <table:table-cell table:style-name="ce14" table:formula="of:=SUM([.G180:.G181])/COUNT([.G180:.G181])" office:value-type="float" office:value="-19751.4356700549" calcext:value-type="float">
            <text:p>-19751.4</text:p>
          </table:table-cell>
          <table:table-cell table:style-name="ce14" table:formula="of:=SUM([.H180:.H181])/COUNT([.H180:.H181])" office:value-type="float" office:value="-16863.7401542127" calcext:value-type="float">
            <text:p>-16863.7</text:p>
          </table:table-cell>
          <table:table-cell table:style-name="ce11" table:formula="of:=SUM([.I180:.I181])/COUNT([.I180:.I181])" office:value-type="float" office:value="178.5" calcext:value-type="float">
            <text:p>179</text:p>
          </table:table-cell>
          <table:table-cell table:style-name="ce11" table:formula="of:=SUM([.J180:.J181])/COUNT([.J180:.J181])" office:value-type="float" office:value="81.5" calcext:value-type="float">
            <text:p>82</text:p>
          </table:table-cell>
          <table:table-cell table:style-name="ce29" table:formula="of:=SUM([.K180:.K181])/COUNT([.K180:.K181])" office:value-type="float" office:value="70.1282051282051" calcext:value-type="float">
            <text:p>70.1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142351.723236</text:p>
          </table:table-cell>
          <table:table-cell table:style-name="ce13" office:value-type="float" office:value="-164.353585556305" calcext:value-type="float">
            <text:p>-164.4</text:p>
          </table:table-cell>
          <table:table-cell table:style-name="ce13" office:value-type="float" office:value="-16878.0503299058" calcext:value-type="float">
            <text:p>-16878.1</text:p>
          </table:table-cell>
          <table:table-cell table:style-name="ce13" office:value-type="float" office:value="-0.168780503299058" calcext:value-type="float">
            <text:p>-0.2</text:p>
          </table:table-cell>
          <table:table-cell table:style-name="ce13" office:value-type="float" office:value="-16878.050329906" calcext:value-type="float">
            <text:p>-16878.1</text:p>
          </table:table-cell>
          <table:table-cell table:style-name="ce13" office:value-type="float" office:value="-18546.053700207" calcext:value-type="float">
            <text:p>-18546.1</text:p>
          </table:table-cell>
          <table:table-cell office:value-type="float" office:value="233" calcext:value-type="float">
            <text:p>233</text:p>
          </table:table-cell>
          <table:table-cell office:value-type="float" office:value="103" calcext:value-type="float">
            <text:p>103</text:p>
          </table:table-cell>
          <table:table-cell table:style-name="ce28" office:value-type="float" office:value="69.3452380952381" calcext:value-type="float">
            <text:p>69.35</text:p>
          </table:table-cell>
          <table:table-cell office:value-type="float" office:value="909.614066388878" calcext:value-type="float">
            <text:p>909.614066388878</text:p>
          </table:table-cell>
          <table:table-cell office:value-type="float" office:value="1562.97927220401" calcext:value-type="float">
            <text:p>1562.97927220401</text:p>
          </table:table-cell>
          <table:table-cell office:value-type="float" office:value="26.4991596534528" calcext:value-type="float">
            <text:p>26.4991596534528</text:p>
          </table:table-cell>
          <table:table-cell office:value-type="float" office:value="-2221.5352213448" calcext:value-type="float">
            <text:p>-2221.5352213448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50.2322926485297" calcext:value-type="float">
            <text:p>-50.2322926485297</text:p>
          </table:table-cell>
          <table:table-cell office:value-type="float" office:value="-67316.7386883584" calcext:value-type="float">
            <text:p>-67316.7386883584</text:p>
          </table:table-cell>
          <table:table-cell office:value-type="float" office:value="67316738.6883585" calcext:value-type="float">
            <text:p>67316738.6883585</text:p>
          </table:table-cell>
          <table:table-cell office:value-type="float" office:value="336.5" calcext:value-type="float">
            <text:p>336.5</text:p>
          </table:table-cell>
          <table:table-cell office:value-type="float" office:value="103" calcext:value-type="float">
            <text:p>103</text:p>
          </table:table-cell>
          <table:table-cell office:value-type="float" office:value="-228818.127798514" calcext:value-type="float">
            <text:p>-228818.12779851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143662.2651489</text:p>
          </table:table-cell>
          <table:table-cell table:style-name="ce13" office:value-type="float" office:value="-412.091442427431" calcext:value-type="float">
            <text:p>-412.1</text:p>
          </table:table-cell>
          <table:table-cell table:style-name="ce13" office:value-type="float" office:value="-41518.9421582722" calcext:value-type="float">
            <text:p>-41518.9</text:p>
          </table:table-cell>
          <table:table-cell table:style-name="ce13" office:value-type="float" office:value="-0.415189421582722" calcext:value-type="float">
            <text:p>-0.4</text:p>
          </table:table-cell>
          <table:table-cell table:style-name="ce13" office:value-type="float" office:value="-41518.9421582724" calcext:value-type="float">
            <text:p>-41518.9</text:p>
          </table:table-cell>
          <table:table-cell table:style-name="ce13" office:value-type="float" office:value="-36817.2168610168" calcext:value-type="float">
            <text:p>-36817.2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 table:style-name="ce28" office:value-type="float" office:value="67.6923076923077" calcext:value-type="float">
            <text:p>67.69</text:p>
          </table:table-cell>
          <table:table-cell office:value-type="float" office:value="909.65677792447" calcext:value-type="float">
            <text:p>909.65677792447</text:p>
          </table:table-cell>
          <table:table-cell office:value-type="float" office:value="1562.97927220401" calcext:value-type="float">
            <text:p>1562.97927220401</text:p>
          </table:table-cell>
          <table:table-cell office:value-type="float" office:value="203.377518811438" calcext:value-type="float">
            <text:p>203.377518811438</text:p>
          </table:table-cell>
          <table:table-cell office:value-type="float" office:value="-2235.46294865343" calcext:value-type="float">
            <text:p>-2235.46294865343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06.458826046852" calcext:value-type="float">
            <text:p>-106.458826046852</text:p>
          </table:table-cell>
          <table:table-cell office:value-type="float" office:value="-78097.478536378" calcext:value-type="float">
            <text:p>-78097.478536378</text:p>
          </table:table-cell>
          <table:table-cell office:value-type="float" office:value="78097478.5363781" calcext:value-type="float">
            <text:p>78097478.5363781</text:p>
          </table:table-cell>
          <table:table-cell office:value-type="float" office:value="390.5" calcext:value-type="float">
            <text:p>390.5</text:p>
          </table:table-cell>
          <table:table-cell office:value-type="float" office:value="126" calcext:value-type="float">
            <text:p>126</text:p>
          </table:table-cell>
          <table:table-cell office:value-type="float" office:value="-281668.331530332" calcext:value-type="float">
            <text:p>-281668.33153033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83:.D184])/COUNT([.D183:.D184])" office:value-type="float" office:value="-288.222513991868" calcext:value-type="float">
            <text:p>-288.2</text:p>
          </table:table-cell>
          <table:table-cell table:style-name="ce14" table:formula="of:=SUM([.E183:.E184])/COUNT([.E183:.E184])" office:value-type="float" office:value="-29198.496244089" calcext:value-type="float">
            <text:p>-29198.5</text:p>
          </table:table-cell>
          <table:table-cell table:style-name="ce14" table:formula="of:=SUM([.F183:.F184])/COUNT([.F183:.F184])" office:value-type="float" office:value="-0.29198496244089" calcext:value-type="float">
            <text:p>-0.3</text:p>
          </table:table-cell>
          <table:table-cell table:style-name="ce14" table:formula="of:=SUM([.G183:.G184])/COUNT([.G183:.G184])" office:value-type="float" office:value="-29198.4962440892" calcext:value-type="float">
            <text:p>-29198.5</text:p>
          </table:table-cell>
          <table:table-cell table:style-name="ce14" table:formula="of:=SUM([.H183:.H184])/COUNT([.H183:.H184])" office:value-type="float" office:value="-27681.6352806119" calcext:value-type="float">
            <text:p>-27681.6</text:p>
          </table:table-cell>
          <table:table-cell table:style-name="ce11" table:formula="of:=SUM([.I183:.I184])/COUNT([.I183:.I184])" office:value-type="float" office:value="248.5" calcext:value-type="float">
            <text:p>249</text:p>
          </table:table-cell>
          <table:table-cell table:style-name="ce11" table:formula="of:=SUM([.J183:.J184])/COUNT([.J183:.J184])" office:value-type="float" office:value="114.5" calcext:value-type="float">
            <text:p>115</text:p>
          </table:table-cell>
          <table:table-cell table:style-name="ce29" table:formula="of:=SUM([.K183:.K184])/COUNT([.K183:.K184])" office:value-type="float" office:value="68.5187728937729" calcext:value-type="float">
            <text:p>68.5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161310.292149</text:p>
          </table:table-cell>
          <table:table-cell table:style-name="ce13" office:value-type="float" office:value="-431.353072463621" calcext:value-type="float">
            <text:p>-431.4</text:p>
          </table:table-cell>
          <table:table-cell table:style-name="ce13" office:value-type="float" office:value="-43403.3195281581" calcext:value-type="float">
            <text:p>-43403.3</text:p>
          </table:table-cell>
          <table:table-cell table:style-name="ce13" office:value-type="float" office:value="-0.434033195281581" calcext:value-type="float">
            <text:p>-0.4</text:p>
          </table:table-cell>
          <table:table-cell table:style-name="ce13" office:value-type="float" office:value="-43403.3195281583" calcext:value-type="float">
            <text:p>-43403.3</text:p>
          </table:table-cell>
          <table:table-cell table:style-name="ce13" office:value-type="float" office:value="-37958.670190233" calcext:value-type="float">
            <text:p>-37958.7</text:p>
          </table:table-cell>
          <table:table-cell office:value-type="float" office:value="258" calcext:value-type="float">
            <text:p>258</text:p>
          </table:table-cell>
          <table:table-cell office:value-type="float" office:value="125" calcext:value-type="float">
            <text:p>125</text:p>
          </table:table-cell>
          <table:table-cell table:style-name="ce28" office:value-type="float" office:value="67.3629242819843" calcext:value-type="float">
            <text:p>67.36</text:p>
          </table:table-cell>
          <table:table-cell office:value-type="float" office:value="912.916662983669" calcext:value-type="float">
            <text:p>912.916662983669</text:p>
          </table:table-cell>
          <table:table-cell office:value-type="float" office:value="1394.17298469004" calcext:value-type="float">
            <text:p>1394.17298469004</text:p>
          </table:table-cell>
          <table:table-cell office:value-type="float" office:value="142.171133810698" calcext:value-type="float">
            <text:p>142.171133810698</text:p>
          </table:table-cell>
          <table:table-cell office:value-type="float" office:value="-2231.48654862356" calcext:value-type="float">
            <text:p>-2231.48654862356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13.324594068298" calcext:value-type="float">
            <text:p>-113.324594068298</text:p>
          </table:table-cell>
          <table:table-cell office:value-type="float" office:value="-76694.8915720438" calcext:value-type="float">
            <text:p>-76694.8915720438</text:p>
          </table:table-cell>
          <table:table-cell office:value-type="float" office:value="76694891.5720439" calcext:value-type="float">
            <text:p>76694891.5720439</text:p>
          </table:table-cell>
          <table:table-cell office:value-type="float" office:value="383.5" calcext:value-type="float">
            <text:p>383.5</text:p>
          </table:table-cell>
          <table:table-cell office:value-type="float" office:value="125" calcext:value-type="float">
            <text:p>125</text:p>
          </table:table-cell>
          <table:table-cell office:value-type="float" office:value="-278935.818577945" calcext:value-type="float">
            <text:p>-278935.81857794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86:.D186])/COUNT([.D186:.D186])" office:value-type="float" office:value="-431.353072463621" calcext:value-type="float">
            <text:p>-431.4</text:p>
          </table:table-cell>
          <table:table-cell table:style-name="ce14" table:formula="of:=SUM([.E186:.E186])/COUNT([.E186:.E186])" office:value-type="float" office:value="-43403.3195281581" calcext:value-type="float">
            <text:p>-43403.3</text:p>
          </table:table-cell>
          <table:table-cell table:style-name="ce14" table:formula="of:=SUM([.F186:.F186])/COUNT([.F186:.F186])" office:value-type="float" office:value="-0.434033195281581" calcext:value-type="float">
            <text:p>-0.4</text:p>
          </table:table-cell>
          <table:table-cell table:style-name="ce14" table:formula="of:=SUM([.G186:.G186])/COUNT([.G186:.G186])" office:value-type="float" office:value="-43403.3195281583" calcext:value-type="float">
            <text:p>-43403.3</text:p>
          </table:table-cell>
          <table:table-cell table:style-name="ce14" table:formula="of:=SUM([.H186:.H186])/COUNT([.H186:.H186])" office:value-type="float" office:value="-37958.670190233" calcext:value-type="float">
            <text:p>-37958.7</text:p>
          </table:table-cell>
          <table:table-cell table:style-name="ce11" table:formula="of:=SUM([.I186:.I186])/COUNT([.I186:.I186])" office:value-type="float" office:value="258" calcext:value-type="float">
            <text:p>258</text:p>
          </table:table-cell>
          <table:table-cell table:style-name="ce11" table:formula="of:=SUM([.J186:.J186])/COUNT([.J186:.J186])" office:value-type="float" office:value="125" calcext:value-type="float">
            <text:p>125</text:p>
          </table:table-cell>
          <table:table-cell table:style-name="ce29" table:formula="of:=SUM([.K186:.K186])/COUNT([.K186:.K186])" office:value-type="float" office:value="67.3629242819843" calcext:value-type="float">
            <text:p>67.36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194423.1860108</text:p>
          </table:table-cell>
          <table:table-cell table:style-name="ce13" office:value-type="float" office:value="111.731159525335" calcext:value-type="float">
            <text:p>111.7</text:p>
          </table:table-cell>
          <table:table-cell table:style-name="ce13" office:value-type="float" office:value="10875.2672131845" calcext:value-type="float">
            <text:p>10875.3</text:p>
          </table:table-cell>
          <table:table-cell table:style-name="ce13" office:value-type="float" office:value="0.108752672131845" calcext:value-type="float">
            <text:p>0.1</text:p>
          </table:table-cell>
          <table:table-cell table:style-name="ce13" office:value-type="float" office:value="10875.2672131845" calcext:value-type="float">
            <text:p>10875.3</text:p>
          </table:table-cell>
          <table:table-cell table:style-name="ce13" office:value-type="float" office:value="10127.1818558899" calcext:value-type="float">
            <text:p>10127.2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style-name="ce28" office:value-type="float" office:value="73.8461538461539" calcext:value-type="float">
            <text:p>73.85</text:p>
          </table:table-cell>
          <table:table-cell office:value-type="float" office:value="885.493714679663" calcext:value-type="float">
            <text:p>885.493714679663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169.44187589096" calcext:value-type="float">
            <text:p>169.44187589096</text:p>
          </table:table-cell>
          <table:table-cell office:value-type="float" office:value="-2180.35674694303" calcext:value-type="float">
            <text:p>-2180.35674694303</text:p>
          </table:table-cell>
          <table:table-cell office:value-type="float" office:value="-2098.72009701202" calcext:value-type="float">
            <text:p>-2098.72009701202</text:p>
          </table:table-cell>
          <table:table-cell office:value-type="float" office:value="-2380.68370622175" calcext:value-type="float">
            <text:p>-2380.68370622175</text:p>
          </table:table-cell>
          <table:table-cell office:value-type="float" office:value="83.655901639881" calcext:value-type="float">
            <text:p>83.655901639881</text:p>
          </table:table-cell>
          <table:table-cell office:value-type="float" office:value="-26023.8991663796" calcext:value-type="float">
            <text:p>-26023.8991663796</text:p>
          </table:table-cell>
          <table:table-cell office:value-type="float" office:value="26023899.1663796" calcext:value-type="float">
            <text:p>26023899.166379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-74132.1293960631" calcext:value-type="float">
            <text:p>-74132.12939606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5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220996.09314</text:p>
          </table:table-cell>
          <table:table-cell table:style-name="ce13" office:value-type="float" office:value="-480.506838901549" calcext:value-type="float">
            <text:p>-480.5</text:p>
          </table:table-cell>
          <table:table-cell table:style-name="ce13" office:value-type="float" office:value="-48302.5663114055" calcext:value-type="float">
            <text:p>-48302.6</text:p>
          </table:table-cell>
          <table:table-cell table:style-name="ce13" office:value-type="float" office:value="-0.483025663114055" calcext:value-type="float">
            <text:p>-0.5</text:p>
          </table:table-cell>
          <table:table-cell table:style-name="ce13" office:value-type="float" office:value="-48302.5663114058" calcext:value-type="float">
            <text:p>-48302.6</text:p>
          </table:table-cell>
          <table:table-cell table:style-name="ce13" office:value-type="float" office:value="-40965.8872664161" calcext:value-type="float">
            <text:p>-40965.9</text:p>
          </table:table-cell>
          <table:table-cell office:value-type="float" office:value="261" calcext:value-type="float">
            <text:p>261</text:p>
          </table:table-cell>
          <table:table-cell office:value-type="float" office:value="127" calcext:value-type="float">
            <text:p>127</text:p>
          </table:table-cell>
          <table:table-cell table:style-name="ce28" office:value-type="float" office:value="67.2680412371134" calcext:value-type="float">
            <text:p>67.27</text:p>
          </table:table-cell>
          <table:table-cell office:value-type="float" office:value="903.843995446969" calcext:value-type="float">
            <text:p>903.843995446969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197.399045941565" calcext:value-type="float">
            <text:p>197.399045941565</text:p>
          </table:table-cell>
          <table:table-cell office:value-type="float" office:value="-2237.84133167768" calcext:value-type="float">
            <text:p>-2237.84133167768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24.491150287128" calcext:value-type="float">
            <text:p>-124.491150287128</text:p>
          </table:table-cell>
          <table:table-cell office:value-type="float" office:value="-77690.4879216101" calcext:value-type="float">
            <text:p>-77690.4879216101</text:p>
          </table:table-cell>
          <table:table-cell office:value-type="float" office:value="77690487.9216102" calcext:value-type="float">
            <text:p>77690487.9216102</text:p>
          </table:table-cell>
          <table:table-cell office:value-type="float" office:value="388.5" calcext:value-type="float">
            <text:p>388.5</text:p>
          </table:table-cell>
          <table:table-cell office:value-type="float" office:value="127" calcext:value-type="float">
            <text:p>127</text:p>
          </table:table-cell>
          <table:table-cell office:value-type="float" office:value="-284205.849123065" calcext:value-type="float">
            <text:p>-284205.8491230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88:.D189])/COUNT([.D188:.D189])" office:value-type="float" office:value="-184.387839688107" calcext:value-type="float">
            <text:p>-184.4</text:p>
          </table:table-cell>
          <table:table-cell table:style-name="ce14" table:formula="of:=SUM([.E188:.E189])/COUNT([.E188:.E189])" office:value-type="float" office:value="-18713.6495491105" calcext:value-type="float">
            <text:p>-18713.6</text:p>
          </table:table-cell>
          <table:table-cell table:style-name="ce14" table:formula="of:=SUM([.F188:.F189])/COUNT([.F188:.F189])" office:value-type="float" office:value="-0.187136495491105" calcext:value-type="float">
            <text:p>-0.2</text:p>
          </table:table-cell>
          <table:table-cell table:style-name="ce14" table:formula="of:=SUM([.G188:.G189])/COUNT([.G188:.G189])" office:value-type="float" office:value="-18713.6495491106" calcext:value-type="float">
            <text:p>-18713.6</text:p>
          </table:table-cell>
          <table:table-cell table:style-name="ce14" table:formula="of:=SUM([.H188:.H189])/COUNT([.H188:.H189])" office:value-type="float" office:value="-15419.3527052631" calcext:value-type="float">
            <text:p>-15419.4</text:p>
          </table:table-cell>
          <table:table-cell table:style-name="ce11" table:formula="of:=SUM([.I188:.I189])/COUNT([.I188:.I189])" office:value-type="float" office:value="178.5" calcext:value-type="float">
            <text:p>179</text:p>
          </table:table-cell>
          <table:table-cell table:style-name="ce11" table:formula="of:=SUM([.J188:.J189])/COUNT([.J188:.J189])" office:value-type="float" office:value="80.5" calcext:value-type="float">
            <text:p>81</text:p>
          </table:table-cell>
          <table:table-cell table:style-name="ce29" table:formula="of:=SUM([.K188:.K189])/COUNT([.K188:.K189])" office:value-type="float" office:value="70.5570975416337" calcext:value-type="float">
            <text:p>70.56</text:p>
          </table:table-cell>
          <table:table-cell table:style-name="ce2" table:number-columns-repeated="1013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263608.619638</text:p>
          </table:table-cell>
          <table:table-cell table:style-name="ce13" office:value-type="float" office:value="-312.743054158883" calcext:value-type="float">
            <text:p>-312.7</text:p>
          </table:table-cell>
          <table:table-cell table:style-name="ce13" office:value-type="float" office:value="-31837.4611135196" calcext:value-type="float">
            <text:p>-31837.5</text:p>
          </table:table-cell>
          <table:table-cell table:style-name="ce13" office:value-type="float" office:value="-0.318374611135196" calcext:value-type="float">
            <text:p>-0.3</text:p>
          </table:table-cell>
          <table:table-cell table:style-name="ce13" office:value-type="float" office:value="-31837.4611135195" calcext:value-type="float">
            <text:p>-31837.5</text:p>
          </table:table-cell>
          <table:table-cell table:style-name="ce13" office:value-type="float" office:value="-30256.1551909303" calcext:value-type="float">
            <text:p>-30256.2</text:p>
          </table:table-cell>
          <table:table-cell office:value-type="float" office:value="261" calcext:value-type="float">
            <text:p>261</text:p>
          </table:table-cell>
          <table:table-cell office:value-type="float" office:value="118" calcext:value-type="float">
            <text:p>118</text:p>
          </table:table-cell>
          <table:table-cell table:style-name="ce28" office:value-type="float" office:value="68.8654353562005" calcext:value-type="float">
            <text:p>68.87</text:p>
          </table:table-cell>
          <table:table-cell office:value-type="float" office:value="899.831565972936" calcext:value-type="float">
            <text:p>899.831565972936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60.1144053598" calcext:value-type="float">
            <text:p>-2260.1144053598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84.0038551807903" calcext:value-type="float">
            <text:p>-84.0038551807903</text:p>
          </table:table-cell>
          <table:table-cell office:value-type="float" office:value="-75906.0686074939" calcext:value-type="float">
            <text:p>-75906.0686074939</text:p>
          </table:table-cell>
          <table:table-cell office:value-type="float" office:value="75906068.607494" calcext:value-type="float">
            <text:p>75906068.607494</text:p>
          </table:table-cell>
          <table:table-cell office:value-type="float" office:value="379.5" calcext:value-type="float">
            <text:p>379.5</text:p>
          </table:table-cell>
          <table:table-cell office:value-type="float" office:value="118" calcext:value-type="float">
            <text:p>118</text:p>
          </table:table-cell>
          <table:table-cell office:value-type="float" office:value="-266693.499832456" calcext:value-type="float">
            <text:p>-266693.49983245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92:.D192])/COUNT([.D192:.D192])" office:value-type="float" office:value="-312.743054158883" calcext:value-type="float">
            <text:p>-312.7</text:p>
          </table:table-cell>
          <table:table-cell table:style-name="ce14" table:formula="of:=SUM([.E192:.E192])/COUNT([.E192:.E192])" office:value-type="float" office:value="-31837.4611135196" calcext:value-type="float">
            <text:p>-31837.5</text:p>
          </table:table-cell>
          <table:table-cell table:style-name="ce14" table:formula="of:=SUM([.F192:.F192])/COUNT([.F192:.F192])" office:value-type="float" office:value="-0.318374611135196" calcext:value-type="float">
            <text:p>-0.3</text:p>
          </table:table-cell>
          <table:table-cell table:style-name="ce14" table:formula="of:=SUM([.G192:.G192])/COUNT([.G192:.G192])" office:value-type="float" office:value="-31837.4611135195" calcext:value-type="float">
            <text:p>-31837.5</text:p>
          </table:table-cell>
          <table:table-cell table:style-name="ce14" table:formula="of:=SUM([.H192:.H192])/COUNT([.H192:.H192])" office:value-type="float" office:value="-30256.1551909303" calcext:value-type="float">
            <text:p>-30256.2</text:p>
          </table:table-cell>
          <table:table-cell table:style-name="ce11" table:formula="of:=SUM([.I192:.I192])/COUNT([.I192:.I192])" office:value-type="float" office:value="261" calcext:value-type="float">
            <text:p>261</text:p>
          </table:table-cell>
          <table:table-cell table:style-name="ce11" table:formula="of:=SUM([.J192:.J192])/COUNT([.J192:.J192])" office:value-type="float" office:value="118" calcext:value-type="float">
            <text:p>118</text:p>
          </table:table-cell>
          <table:table-cell table:style-name="ce29" table:formula="of:=SUM([.K192:.K192])/COUNT([.K192:.K192])" office:value-type="float" office:value="68.8654353562005" calcext:value-type="float">
            <text:p>68.8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285700.226413</text:p>
          </table:table-cell>
          <table:table-cell table:style-name="ce13" office:value-type="float" office:value="-463.845126516731" calcext:value-type="float">
            <text:p>-463.8</text:p>
          </table:table-cell>
          <table:table-cell table:style-name="ce13" office:value-type="float" office:value="-46800.0478644539" calcext:value-type="float">
            <text:p>-46800.0</text:p>
          </table:table-cell>
          <table:table-cell table:style-name="ce13" office:value-type="float" office:value="-0.468000478644539" calcext:value-type="float">
            <text:p>-0.5</text:p>
          </table:table-cell>
          <table:table-cell table:style-name="ce13" office:value-type="float" office:value="-46800.0478644539" calcext:value-type="float">
            <text:p>-46800.0</text:p>
          </table:table-cell>
          <table:table-cell table:style-name="ce13" office:value-type="float" office:value="-40198.1929709728" calcext:value-type="float">
            <text:p>-40198.2</text:p>
          </table:table-cell>
          <table:table-cell office:value-type="float" office:value="275" calcext:value-type="float">
            <text:p>275</text:p>
          </table:table-cell>
          <table:table-cell office:value-type="float" office:value="133" calcext:value-type="float">
            <text:p>133</text:p>
          </table:table-cell>
          <table:table-cell table:style-name="ce28" office:value-type="float" office:value="67.4019607843137" calcext:value-type="float">
            <text:p>67.40</text:p>
          </table:table-cell>
          <table:table-cell office:value-type="float" office:value="912.269506265142" calcext:value-type="float">
            <text:p>912.269506265142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38.15159464186" calcext:value-type="float">
            <text:p>-2238.15159464186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14.705999667779" calcext:value-type="float">
            <text:p>-114.705999667779</text:p>
          </table:table-cell>
          <table:table-cell office:value-type="float" office:value="-81693.9939460816" calcext:value-type="float">
            <text:p>-81693.9939460816</text:p>
          </table:table-cell>
          <table:table-cell office:value-type="float" office:value="81693993.9460816" calcext:value-type="float">
            <text:p>81693993.9460816</text:p>
          </table:table-cell>
          <table:table-cell office:value-type="float" office:value="408.5" calcext:value-type="float">
            <text:p>408.5</text:p>
          </table:table-cell>
          <table:table-cell office:value-type="float" office:value="133" calcext:value-type="float">
            <text:p>133</text:p>
          </table:table-cell>
          <table:table-cell office:value-type="float" office:value="-297674.162087368" calcext:value-type="float">
            <text:p>-297674.1620873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94:.D194])/COUNT([.D194:.D194])" office:value-type="float" office:value="-463.845126516731" calcext:value-type="float">
            <text:p>-463.8</text:p>
          </table:table-cell>
          <table:table-cell table:style-name="ce14" table:formula="of:=SUM([.E194:.E194])/COUNT([.E194:.E194])" office:value-type="float" office:value="-46800.0478644539" calcext:value-type="float">
            <text:p>-46800.0</text:p>
          </table:table-cell>
          <table:table-cell table:style-name="ce14" table:formula="of:=SUM([.F194:.F194])/COUNT([.F194:.F194])" office:value-type="float" office:value="-0.468000478644539" calcext:value-type="float">
            <text:p>-0.5</text:p>
          </table:table-cell>
          <table:table-cell table:style-name="ce14" table:formula="of:=SUM([.G194:.G194])/COUNT([.G194:.G194])" office:value-type="float" office:value="-46800.0478644539" calcext:value-type="float">
            <text:p>-46800.0</text:p>
          </table:table-cell>
          <table:table-cell table:style-name="ce14" table:formula="of:=SUM([.H194:.H194])/COUNT([.H194:.H194])" office:value-type="float" office:value="-40198.1929709728" calcext:value-type="float">
            <text:p>-40198.2</text:p>
          </table:table-cell>
          <table:table-cell table:style-name="ce11" table:formula="of:=SUM([.I194:.I194])/COUNT([.I194:.I194])" office:value-type="float" office:value="275" calcext:value-type="float">
            <text:p>275</text:p>
          </table:table-cell>
          <table:table-cell table:style-name="ce11" table:formula="of:=SUM([.J194:.J194])/COUNT([.J194:.J194])" office:value-type="float" office:value="133" calcext:value-type="float">
            <text:p>133</text:p>
          </table:table-cell>
          <table:table-cell table:style-name="ce29" table:formula="of:=SUM([.K194:.K194])/COUNT([.K194:.K194])" office:value-type="float" office:value="67.4019607843137" calcext:value-type="float">
            <text:p>67.4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299075.045484</text:p>
          </table:table-cell>
          <table:table-cell table:style-name="ce13" office:value-type="float" office:value="29.4815329940711" calcext:value-type="float">
            <text:p>29.5</text:p>
          </table:table-cell>
          <table:table-cell table:style-name="ce13" office:value-type="float" office:value="2498.66542198708" calcext:value-type="float">
            <text:p>2498.7</text:p>
          </table:table-cell>
          <table:table-cell table:style-name="ce13" office:value-type="float" office:value="0.0249866542198708" calcext:value-type="float">
            <text:p>0.0</text:p>
          </table:table-cell>
          <table:table-cell table:style-name="ce13" office:value-type="float" office:value="2498.66542198707" calcext:value-type="float">
            <text:p>2498.7</text:p>
          </table:table-cell>
          <table:table-cell table:style-name="ce13" office:value-type="float" office:value="291.625368239612" calcext:value-type="float">
            <text:p>291.6</text:p>
          </table:table-cell>
          <table:table-cell office:value-type="float" office:value="158" calcext:value-type="float">
            <text:p>158</text:p>
          </table:table-cell>
          <table:table-cell office:value-type="float" office:value="63" calcext:value-type="float">
            <text:p>63</text:p>
          </table:table-cell>
          <table:table-cell table:style-name="ce28" office:value-type="float" office:value="71.4932126696833" calcext:value-type="float">
            <text:p>71.49</text:p>
          </table:table-cell>
          <table:table-cell office:value-type="float" office:value="894.933465181084" calcext:value-type="float">
            <text:p>894.933465181084</text:p>
          </table:table-cell>
          <table:table-cell office:value-type="float" office:value="1562.97927220401" calcext:value-type="float">
            <text:p>1562.97927220401</text:p>
          </table:table-cell>
          <table:table-cell office:value-type="float" office:value="465.088069962978" calcext:value-type="float">
            <text:p>465.088069962978</text:p>
          </table:table-cell>
          <table:table-cell office:value-type="float" office:value="-2204.77495359721" calcext:value-type="float">
            <text:p>-2204.77495359721</text:p>
          </table:table-cell>
          <table:table-cell office:value-type="float" office:value="-2099.46262451063" calcext:value-type="float">
            <text:p>-2099.46262451063</text:p>
          </table:table-cell>
          <table:table-cell office:value-type="float" office:value="-2699.15971718176" calcext:value-type="float">
            <text:p>-2699.15971718176</text:p>
          </table:table-cell>
          <table:table-cell office:value-type="float" office:value="11.306178380032" calcext:value-type="float">
            <text:p>11.306178380032</text:p>
          </table:table-cell>
          <table:table-cell office:value-type="float" office:value="-44324.6232887107" calcext:value-type="float">
            <text:p>-44324.6232887107</text:p>
          </table:table-cell>
          <table:table-cell office:value-type="float" office:value="44324623.2887107" calcext:value-type="float">
            <text:p>44324623.2887107</text:p>
          </table:table-cell>
          <table:table-cell office:value-type="float" office:value="221.5" calcext:value-type="float">
            <text:p>221.5</text:p>
          </table:table-cell>
          <table:table-cell office:value-type="float" office:value="63" calcext:value-type="float">
            <text:p>63</text:p>
          </table:table-cell>
          <table:table-cell office:value-type="float" office:value="-138900.822076624" calcext:value-type="float">
            <text:p>-138900.82207662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96:.D196])/COUNT([.D196:.D196])" office:value-type="float" office:value="29.4815329940711" calcext:value-type="float">
            <text:p>29.5</text:p>
          </table:table-cell>
          <table:table-cell table:style-name="ce14" table:formula="of:=SUM([.E196:.E196])/COUNT([.E196:.E196])" office:value-type="float" office:value="2498.66542198708" calcext:value-type="float">
            <text:p>2498.7</text:p>
          </table:table-cell>
          <table:table-cell table:style-name="ce14" table:formula="of:=SUM([.F196:.F196])/COUNT([.F196:.F196])" office:value-type="float" office:value="0.0249866542198708" calcext:value-type="float">
            <text:p>0.0</text:p>
          </table:table-cell>
          <table:table-cell table:style-name="ce14" table:formula="of:=SUM([.G196:.G196])/COUNT([.G196:.G196])" office:value-type="float" office:value="2498.66542198707" calcext:value-type="float">
            <text:p>2498.7</text:p>
          </table:table-cell>
          <table:table-cell table:style-name="ce14" table:formula="of:=SUM([.H196:.H196])/COUNT([.H196:.H196])" office:value-type="float" office:value="291.625368239612" calcext:value-type="float">
            <text:p>291.6</text:p>
          </table:table-cell>
          <table:table-cell table:style-name="ce11" table:formula="of:=SUM([.I196:.I196])/COUNT([.I196:.I196])" office:value-type="float" office:value="158" calcext:value-type="float">
            <text:p>158</text:p>
          </table:table-cell>
          <table:table-cell table:style-name="ce11" table:formula="of:=SUM([.J196:.J196])/COUNT([.J196:.J196])" office:value-type="float" office:value="63" calcext:value-type="float">
            <text:p>63</text:p>
          </table:table-cell>
          <table:table-cell table:style-name="ce29" table:formula="of:=SUM([.K196:.K196])/COUNT([.K196:.K196])" office:value-type="float" office:value="71.4932126696833" calcext:value-type="float">
            <text:p>71.49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332770.248703</text:p>
          </table:table-cell>
          <table:table-cell table:style-name="ce13" office:value-type="float" office:value="-38.7095853309752" calcext:value-type="float">
            <text:p>-38.7</text:p>
          </table:table-cell>
          <table:table-cell table:style-name="ce13" office:value-type="float" office:value="-4203.87832093987" calcext:value-type="float">
            <text:p>-4203.9</text:p>
          </table:table-cell>
          <table:table-cell table:style-name="ce13" office:value-type="float" office:value="-0.0420387832093987" calcext:value-type="float">
            <text:p>0.0</text:p>
          </table:table-cell>
          <table:table-cell table:style-name="ce13" office:value-type="float" office:value="-4203.87832093987" calcext:value-type="float">
            <text:p>-4203.9</text:p>
          </table:table-cell>
          <table:table-cell table:style-name="ce13" office:value-type="float" office:value="-5770.38380539453" calcext:value-type="float">
            <text:p>-5770.4</text:p>
          </table:table-cell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 table:style-name="ce28" office:value-type="float" office:value="70.6586826347305" calcext:value-type="float">
            <text:p>70.66</text:p>
          </table:table-cell>
          <table:table-cell office:value-type="float" office:value="892.649321760633" calcext:value-type="float">
            <text:p>892.649321760633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444.583551874544" calcext:value-type="float">
            <text:p>444.583551874544</text:p>
          </table:table-cell>
          <table:table-cell office:value-type="float" office:value="-2235.4387405856" calcext:value-type="float">
            <text:p>-2235.4387405856</text:p>
          </table:table-cell>
          <table:table-cell office:value-type="float" office:value="-2099.08271719284" calcext:value-type="float">
            <text:p>-2099.08271719284</text:p>
          </table:table-cell>
          <table:table-cell office:value-type="float" office:value="-3256.38690740695" calcext:value-type="float">
            <text:p>-3256.38690740695</text:p>
          </table:table-cell>
          <table:table-cell office:value-type="float" office:value="-25.1729240774842" calcext:value-type="float">
            <text:p>-25.1729240774842</text:p>
          </table:table-cell>
          <table:table-cell office:value-type="float" office:value="-33412.5086303094" calcext:value-type="float">
            <text:p>-33412.5086303094</text:p>
          </table:table-cell>
          <table:table-cell office:value-type="float" office:value="33412508.6303094" calcext:value-type="float">
            <text:p>33412508.6303094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-109536.498288695" calcext:value-type="float">
            <text:p>-109536.4982886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198:.D198])/COUNT([.D198:.D198])" office:value-type="float" office:value="-38.7095853309752" calcext:value-type="float">
            <text:p>-38.7</text:p>
          </table:table-cell>
          <table:table-cell table:style-name="ce14" table:formula="of:=SUM([.E198:.E198])/COUNT([.E198:.E198])" office:value-type="float" office:value="-4203.87832093987" calcext:value-type="float">
            <text:p>-4203.9</text:p>
          </table:table-cell>
          <table:table-cell table:style-name="ce14" table:formula="of:=SUM([.F198:.F198])/COUNT([.F198:.F198])" office:value-type="float" office:value="-0.0420387832093987" calcext:value-type="float">
            <text:p>0.0</text:p>
          </table:table-cell>
          <table:table-cell table:style-name="ce14" table:formula="of:=SUM([.G198:.G198])/COUNT([.G198:.G198])" office:value-type="float" office:value="-4203.87832093987" calcext:value-type="float">
            <text:p>-4203.9</text:p>
          </table:table-cell>
          <table:table-cell table:style-name="ce14" table:formula="of:=SUM([.H198:.H198])/COUNT([.H198:.H198])" office:value-type="float" office:value="-5770.38380539453" calcext:value-type="float">
            <text:p>-5770.4</text:p>
          </table:table-cell>
          <table:table-cell table:style-name="ce11" table:formula="of:=SUM([.I198:.I198])/COUNT([.I198:.I198])" office:value-type="float" office:value="118" calcext:value-type="float">
            <text:p>118</text:p>
          </table:table-cell>
          <table:table-cell table:style-name="ce11" table:formula="of:=SUM([.J198:.J198])/COUNT([.J198:.J198])" office:value-type="float" office:value="49" calcext:value-type="float">
            <text:p>49</text:p>
          </table:table-cell>
          <table:table-cell table:style-name="ce29" table:formula="of:=SUM([.K198:.K198])/COUNT([.K198:.K198])" office:value-type="float" office:value="70.6586826347305" calcext:value-type="float">
            <text:p>70.66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1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385949.772097</text:p>
          </table:table-cell>
          <table:table-cell table:style-name="ce13" office:value-type="float" office:value="-489.257205909908" calcext:value-type="float">
            <text:p>-489.3</text:p>
          </table:table-cell>
          <table:table-cell table:style-name="ce13" office:value-type="float" office:value="-49407.5415268439" calcext:value-type="float">
            <text:p>-49407.5</text:p>
          </table:table-cell>
          <table:table-cell table:style-name="ce13" office:value-type="float" office:value="-0.494075415268439" calcext:value-type="float">
            <text:p>-0.5</text:p>
          </table:table-cell>
          <table:table-cell table:style-name="ce13" office:value-type="float" office:value="-49407.5415268438" calcext:value-type="float">
            <text:p>-49407.5</text:p>
          </table:table-cell>
          <table:table-cell table:style-name="ce13" office:value-type="float" office:value="-41790.6715238264" calcext:value-type="float">
            <text:p>-41790.7</text:p>
          </table:table-cell>
          <table:table-cell office:value-type="float" office:value="286" calcext:value-type="float">
            <text:p>286</text:p>
          </table:table-cell>
          <table:table-cell office:value-type="float" office:value="135" calcext:value-type="float">
            <text:p>135</text:p>
          </table:table-cell>
          <table:table-cell table:style-name="ce28" office:value-type="float" office:value="67.9334916864608" calcext:value-type="float">
            <text:p>67.93</text:p>
          </table:table-cell>
          <table:table-cell office:value-type="float" office:value="891.443333888296" calcext:value-type="float">
            <text:p>891.443333888296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54.52100013997" calcext:value-type="float">
            <text:p>-2254.52100013997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17.357580823857" calcext:value-type="float">
            <text:p>-117.357580823857</text:p>
          </table:table-cell>
          <table:table-cell office:value-type="float" office:value="-84292.6851436167" calcext:value-type="float">
            <text:p>-84292.6851436167</text:p>
          </table:table-cell>
          <table:table-cell office:value-type="float" office:value="84292685.1436167" calcext:value-type="float">
            <text:p>84292685.1436167</text:p>
          </table:table-cell>
          <table:table-cell office:value-type="float" office:value="421.5" calcext:value-type="float">
            <text:p>421.5</text:p>
          </table:table-cell>
          <table:table-cell office:value-type="float" office:value="135" calcext:value-type="float">
            <text:p>135</text:p>
          </table:table-cell>
          <table:table-cell office:value-type="float" office:value="-304360.335018896" calcext:value-type="float">
            <text:p>-304360.3350188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00:.D200])/COUNT([.D200:.D200])" office:value-type="float" office:value="-489.257205909908" calcext:value-type="float">
            <text:p>-489.3</text:p>
          </table:table-cell>
          <table:table-cell table:style-name="ce14" table:formula="of:=SUM([.E200:.E200])/COUNT([.E200:.E200])" office:value-type="float" office:value="-49407.5415268439" calcext:value-type="float">
            <text:p>-49407.5</text:p>
          </table:table-cell>
          <table:table-cell table:style-name="ce14" table:formula="of:=SUM([.F200:.F200])/COUNT([.F200:.F200])" office:value-type="float" office:value="-0.494075415268439" calcext:value-type="float">
            <text:p>-0.5</text:p>
          </table:table-cell>
          <table:table-cell table:style-name="ce14" table:formula="of:=SUM([.G200:.G200])/COUNT([.G200:.G200])" office:value-type="float" office:value="-49407.5415268438" calcext:value-type="float">
            <text:p>-49407.5</text:p>
          </table:table-cell>
          <table:table-cell table:style-name="ce14" table:formula="of:=SUM([.H200:.H200])/COUNT([.H200:.H200])" office:value-type="float" office:value="-41790.6715238264" calcext:value-type="float">
            <text:p>-41790.7</text:p>
          </table:table-cell>
          <table:table-cell table:style-name="ce11" table:formula="of:=SUM([.I200:.I200])/COUNT([.I200:.I200])" office:value-type="float" office:value="286" calcext:value-type="float">
            <text:p>286</text:p>
          </table:table-cell>
          <table:table-cell table:style-name="ce11" table:formula="of:=SUM([.J200:.J200])/COUNT([.J200:.J200])" office:value-type="float" office:value="135" calcext:value-type="float">
            <text:p>135</text:p>
          </table:table-cell>
          <table:table-cell table:style-name="ce29" table:formula="of:=SUM([.K200:.K200])/COUNT([.K200:.K200])" office:value-type="float" office:value="67.9334916864608" calcext:value-type="float">
            <text:p>67.93</text:p>
          </table:table-cell>
          <table:table-cell table:style-name="ce2" table:number-columns-repeated="1013"/>
        </table:table-row>
        <table:table-row table:style-name="ro2">
          <table:table-cell table:style-name="ce4" table:number-columns-repeated="3"/>
          <table:table-cell table:style-name="ce19" table:number-columns-repeated="5"/>
          <table:table-cell table:style-name="ce12" table:number-columns-repeated="2"/>
          <table:table-cell table:style-name="ce40"/>
          <table:table-cell table:style-name="ce4" table:number-columns-repeated="1013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389722.1097002</text:p>
          </table:table-cell>
          <table:table-cell table:style-name="ce13" office:value-type="float" office:value="-1118.59797511309" calcext:value-type="float">
            <text:p>-1118.6</text:p>
          </table:table-cell>
          <table:table-cell table:style-name="ce13" office:value-type="float" office:value="-112103.588322919" calcext:value-type="float">
            <text:p>-112103.6</text:p>
          </table:table-cell>
          <table:table-cell table:style-name="ce13" office:value-type="float" office:value="-1.12103588322919" calcext:value-type="float">
            <text:p>-1.1</text:p>
          </table:table-cell>
          <table:table-cell table:style-name="ce13" office:value-type="float" office:value="-112103.588322919" calcext:value-type="float">
            <text:p>-112103.6</text:p>
          </table:table-cell>
          <table:table-cell table:style-name="ce13" office:value-type="float" office:value="-68817.0638518824" calcext:value-type="float">
            <text:p>-68817.1</text:p>
          </table:table-cell>
          <table:table-cell office:value-type="float" office:value="576" calcext:value-type="float">
            <text:p>576</text:p>
          </table:table-cell>
          <table:table-cell office:value-type="float" office:value="155" calcext:value-type="float">
            <text:p>155</text:p>
          </table:table-cell>
          <table:table-cell table:style-name="ce28" office:value-type="float" office:value="78.796169630643" calcext:value-type="float">
            <text:p>78.80</text:p>
          </table:table-cell>
          <table:table-cell office:value-type="float" office:value="389.238620908894" calcext:value-type="float">
            <text:p>389.238620908894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69.70989655769" calcext:value-type="float">
            <text:p>-2169.70989655769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3.356481973898" calcext:value-type="float">
            <text:p>-153.356481973898</text:p>
          </table:table-cell>
          <table:table-cell office:value-type="float" office:value="-146260.957369046" calcext:value-type="float">
            <text:p>-146260.957369046</text:p>
          </table:table-cell>
          <table:table-cell office:value-type="float" office:value="146260957.369046" calcext:value-type="float">
            <text:p>146260957.369046</text:p>
          </table:table-cell>
          <table:table-cell office:value-type="float" office:value="731.5" calcext:value-type="float">
            <text:p>731.5</text:p>
          </table:table-cell>
          <table:table-cell office:value-type="float" office:value="149" calcext:value-type="float">
            <text:p>149</text:p>
          </table:table-cell>
          <table:table-cell office:value-type="float" office:value="-336141.976180538" calcext:value-type="float">
            <text:p>-336141.97618053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394156.87536</text:p>
          </table:table-cell>
          <table:table-cell table:style-name="ce13" office:value-type="float" office:value="-9.59946264327718" calcext:value-type="float">
            <text:p>-9.6</text:p>
          </table:table-cell>
          <table:table-cell table:style-name="ce13" office:value-type="float" office:value="-992.754142117963" calcext:value-type="float">
            <text:p>-992.8</text:p>
          </table:table-cell>
          <table:table-cell table:style-name="ce13" office:value-type="float" office:value="-0.00992754142117963" calcext:value-type="float">
            <text:p>0.0</text:p>
          </table:table-cell>
          <table:table-cell table:style-name="ce13" office:value-type="float" office:value="-992.754142117963" calcext:value-type="float">
            <text:p>-992.8</text:p>
          </table:table-cell>
          <table:table-cell table:style-name="ce13" office:value-type="float" office:value="-1214.88861484551" calcext:value-type="float">
            <text:p>-1214.9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84" calcext:value-type="float">
            <text:p>84.00</text:p>
          </table:table-cell>
          <table:table-cell office:value-type="float" office:value="387.722172702236" calcext:value-type="float">
            <text:p>387.722172702236</text:p>
          </table:table-cell>
          <table:table-cell office:value-type="float" office:value="1154.50904228461" calcext:value-type="float">
            <text:p>1154.50904228461</text:p>
          </table:table-cell>
          <table:table-cell office:value-type="float" office:value="104.594273613926" calcext:value-type="float">
            <text:p>104.594273613926</text:p>
          </table:table-cell>
          <table:table-cell office:value-type="float" office:value="-2159.63567445148" calcext:value-type="float">
            <text:p>-2159.63567445148</text:p>
          </table:table-cell>
          <table:table-cell office:value-type="float" office:value="-2100.4937599939" calcext:value-type="float">
            <text:p>-2100.4937599939</text:p>
          </table:table-cell>
          <table:table-cell office:value-type="float" office:value="-2326.08486604432" calcext:value-type="float">
            <text:p>-2326.08486604432</text:p>
          </table:table-cell>
          <table:table-cell office:value-type="float" office:value="-19.8550828423593" calcext:value-type="float">
            <text:p>-19.8550828423593</text:p>
          </table:table-cell>
          <table:table-cell office:value-type="float" office:value="-10004.011257115" calcext:value-type="float">
            <text:p>-10004.011257115</text:p>
          </table:table-cell>
          <table:table-cell office:value-type="float" office:value="10004011.257115" calcext:value-type="float">
            <text:p>10004011.25711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-17277.0853956119" calcext:value-type="float">
            <text:p>-17277.085395611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03646.412042</text:p>
          </table:table-cell>
          <table:table-cell table:style-name="ce13" office:value-type="float" office:value="-837.232171791339" calcext:value-type="float">
            <text:p>-837.2</text:p>
          </table:table-cell>
          <table:table-cell table:style-name="ce13" office:value-type="float" office:value="-83938.6595020326" calcext:value-type="float">
            <text:p>-83938.7</text:p>
          </table:table-cell>
          <table:table-cell table:style-name="ce13" office:value-type="float" office:value="-0.839386595020326" calcext:value-type="float">
            <text:p>-0.8</text:p>
          </table:table-cell>
          <table:table-cell table:style-name="ce13" office:value-type="float" office:value="-83938.6595020326" calcext:value-type="float">
            <text:p>-83938.7</text:p>
          </table:table-cell>
          <table:table-cell table:style-name="ce13" office:value-type="float" office:value="-58327.1302928981" calcext:value-type="float">
            <text:p>-58327.1</text:p>
          </table:table-cell>
          <table:table-cell office:value-type="float" office:value="476" calcext:value-type="float">
            <text:p>476</text:p>
          </table:table-cell>
          <table:table-cell office:value-type="float" office:value="130" calcext:value-type="float">
            <text:p>130</text:p>
          </table:table-cell>
          <table:table-cell table:style-name="ce28" office:value-type="float" office:value="78.5478547854786" calcext:value-type="float">
            <text:p>78.55</text:p>
          </table:table-cell>
          <table:table-cell office:value-type="float" office:value="403.584107720744" calcext:value-type="float">
            <text:p>403.584107720744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23.42072905467" calcext:value-type="float">
            <text:p>-2123.42072905467</text:p>
          </table:table-cell>
          <table:table-cell office:value-type="float" office:value="-9.97069895574532" calcext:value-type="float">
            <text:p>-9.97069895574532</text:p>
          </table:table-cell>
          <table:table-cell office:value-type="float" office:value="-2850.14636071766" calcext:value-type="float">
            <text:p>-2850.14636071766</text:p>
          </table:table-cell>
          <table:table-cell office:value-type="float" office:value="-138.512639442298" calcext:value-type="float">
            <text:p>-138.512639442298</text:p>
          </table:table-cell>
          <table:table-cell office:value-type="float" office:value="-121276.637978476" calcext:value-type="float">
            <text:p>-121276.637978476</text:p>
          </table:table-cell>
          <table:table-cell office:value-type="float" office:value="121276637.978476" calcext:value-type="float">
            <text:p>121276637.978476</text:p>
          </table:table-cell>
          <table:table-cell office:value-type="float" office:value="606.5" calcext:value-type="float">
            <text:p>606.5</text:p>
          </table:table-cell>
          <table:table-cell office:value-type="float" office:value="123" calcext:value-type="float">
            <text:p>123</text:p>
          </table:table-cell>
          <table:table-cell office:value-type="float" office:value="-275240.184330591" calcext:value-type="float">
            <text:p>-275240.1843305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08052.2644072</text:p>
          </table:table-cell>
          <table:table-cell table:style-name="ce13" office:value-type="float" office:value="-52.8479347413259" calcext:value-type="float">
            <text:p>-52.8</text:p>
          </table:table-cell>
          <table:table-cell table:style-name="ce13" office:value-type="float" office:value="-5438.12838397684" calcext:value-type="float">
            <text:p>-5438.1</text:p>
          </table:table-cell>
          <table:table-cell table:style-name="ce13" office:value-type="float" office:value="-0.0543812838397684" calcext:value-type="float">
            <text:p>-0.1</text:p>
          </table:table-cell>
          <table:table-cell table:style-name="ce13" office:value-type="float" office:value="-5438.12838397684" calcext:value-type="float">
            <text:p>-5438.1</text:p>
          </table:table-cell>
          <table:table-cell table:style-name="ce13" office:value-type="float" office:value="-5859.62432052208" calcext:value-type="float">
            <text:p>-5859.6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84.1269841269841" calcext:value-type="float">
            <text:p>84.13</text:p>
          </table:table-cell>
          <table:table-cell office:value-type="float" office:value="371.134524111367" calcext:value-type="float">
            <text:p>371.134524111367</text:p>
          </table:table-cell>
          <table:table-cell office:value-type="float" office:value="1001.49221916824" calcext:value-type="float">
            <text:p>1001.49221916824</text:p>
          </table:table-cell>
          <table:table-cell office:value-type="float" office:value="49.4445991913526" calcext:value-type="float">
            <text:p>49.4445991913526</text:p>
          </table:table-cell>
          <table:table-cell office:value-type="float" office:value="-2238.91939698909" calcext:value-type="float">
            <text:p>-2238.91939698909</text:p>
          </table:table-cell>
          <table:table-cell office:value-type="float" office:value="-2099.35670162902" calcext:value-type="float">
            <text:p>-2099.35670162902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43.1597490791813" calcext:value-type="float">
            <text:p>-43.1597490791813</text:p>
          </table:table-cell>
          <table:table-cell office:value-type="float" office:value="-25207.1690406567" calcext:value-type="float">
            <text:p>-25207.1690406567</text:p>
          </table:table-cell>
          <table:table-cell office:value-type="float" office:value="25207169.0406567" calcext:value-type="float">
            <text:p>25207169.0406567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-44778.3879397818" calcext:value-type="float">
            <text:p>-44778.38793978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22262.449793</text:p>
          </table:table-cell>
          <table:table-cell table:style-name="ce13" office:value-type="float" office:value="-156.710433373151" calcext:value-type="float">
            <text:p>-156.7</text:p>
          </table:table-cell>
          <table:table-cell table:style-name="ce13" office:value-type="float" office:value="-15819.7257948528" calcext:value-type="float">
            <text:p>-15819.7</text:p>
          </table:table-cell>
          <table:table-cell table:style-name="ce13" office:value-type="float" office:value="-0.158197257948528" calcext:value-type="float">
            <text:p>-0.2</text:p>
          </table:table-cell>
          <table:table-cell table:style-name="ce13" office:value-type="float" office:value="-15819.7257948528" calcext:value-type="float">
            <text:p>-15819.7</text:p>
          </table:table-cell>
          <table:table-cell table:style-name="ce13" office:value-type="float" office:value="-15478.5351715937" calcext:value-type="float">
            <text:p>-15478.5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table:style-name="ce28" office:value-type="float" office:value="81.8681318681319" calcext:value-type="float">
            <text:p>81.87</text:p>
          </table:table-cell>
          <table:table-cell office:value-type="float" office:value="385.837752973919" calcext:value-type="float">
            <text:p>385.837752973919</text:p>
          </table:table-cell>
          <table:table-cell office:value-type="float" office:value="930.661832617509" calcext:value-type="float">
            <text:p>930.661832617509</text:p>
          </table:table-cell>
          <table:table-cell office:value-type="float" office:value="48.369693593515" calcext:value-type="float">
            <text:p>48.369693593515</text:p>
          </table:table-cell>
          <table:table-cell office:value-type="float" office:value="-2221.5015450899" calcext:value-type="float">
            <text:p>-2221.5015450899</text:p>
          </table:table-cell>
          <table:table-cell office:value-type="float" office:value="-79.5579011039663" calcext:value-type="float">
            <text:p>-79.5579011039663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-86.9215703013892" calcext:value-type="float">
            <text:p>-86.9215703013892</text:p>
          </table:table-cell>
          <table:table-cell office:value-type="float" office:value="-36402.382656862" calcext:value-type="float">
            <text:p>-36402.382656862</text:p>
          </table:table-cell>
          <table:table-cell office:value-type="float" office:value="36402382.656862" calcext:value-type="float">
            <text:p>36402382.656862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float" office:value="-73229.9930868627" calcext:value-type="float">
            <text:p>-73229.993086862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27119.852212</text:p>
          </table:table-cell>
          <table:table-cell table:style-name="ce13" office:value-type="float" office:value="-992.574462964431" calcext:value-type="float">
            <text:p>-992.6</text:p>
          </table:table-cell>
          <table:table-cell table:style-name="ce13" office:value-type="float" office:value="-99524.3651661106" calcext:value-type="float">
            <text:p>-99524.4</text:p>
          </table:table-cell>
          <table:table-cell table:style-name="ce13" office:value-type="float" office:value="-0.995243651661106" calcext:value-type="float">
            <text:p>-1.0</text:p>
          </table:table-cell>
          <table:table-cell table:style-name="ce13" office:value-type="float" office:value="-99524.3651661107" calcext:value-type="float">
            <text:p>-99524.4</text:p>
          </table:table-cell>
          <table:table-cell table:style-name="ce13" office:value-type="float" office:value="-64555.7296461324" calcext:value-type="float">
            <text:p>-64555.7</text:p>
          </table:table-cell>
          <table:table-cell office:value-type="float" office:value="556" calcext:value-type="float">
            <text:p>556</text:p>
          </table:table-cell>
          <table:table-cell office:value-type="float" office:value="149" calcext:value-type="float">
            <text:p>149</text:p>
          </table:table-cell>
          <table:table-cell table:style-name="ce28" office:value-type="float" office:value="78.8652482269504" calcext:value-type="float">
            <text:p>78.87</text:p>
          </table:table-cell>
          <table:table-cell office:value-type="float" office:value="398.000219586971" calcext:value-type="float">
            <text:p>398.000219586971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53.10394131857" calcext:value-type="float">
            <text:p>-2153.10394131857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2912.30694572597" calcext:value-type="float">
            <text:p>-2912.30694572597</text:p>
          </table:table-cell>
          <table:table-cell office:value-type="float" office:value="-141.169312292356" calcext:value-type="float">
            <text:p>-141.169312292356</text:p>
          </table:table-cell>
          <table:table-cell office:value-type="float" office:value="-141070.946581415" calcext:value-type="float">
            <text:p>-141070.946581415</text:p>
          </table:table-cell>
          <table:table-cell office:value-type="float" office:value="141070946.581415" calcext:value-type="float">
            <text:p>141070946.581415</text:p>
          </table:table-cell>
          <table:table-cell office:value-type="float" office:value="705.5" calcext:value-type="float">
            <text:p>705.5</text:p>
          </table:table-cell>
          <table:table-cell office:value-type="float" office:value="143" calcext:value-type="float">
            <text:p>143</text:p>
          </table:table-cell>
          <table:table-cell office:value-type="float" office:value="-320667.27335665" calcext:value-type="float">
            <text:p>-320667.273356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weigm-actin-Dropt-weigm-Dropt-actin-weigm_1_1730431883.065554</text:p>
          </table:table-cell>
          <table:table-cell table:style-name="ce13" office:value-type="float" office:value="-59.8850537593146" calcext:value-type="float">
            <text:p>-59.9</text:p>
          </table:table-cell>
          <table:table-cell table:style-name="ce13" office:value-type="float" office:value="-6075.6255899211" calcext:value-type="float">
            <text:p>-6075.6</text:p>
          </table:table-cell>
          <table:table-cell table:style-name="ce13" office:value-type="float" office:value="-0.060756255899211" calcext:value-type="float">
            <text:p>-0.1</text:p>
          </table:table-cell>
          <table:table-cell table:style-name="ce13" office:value-type="float" office:value="-6075.6255899211" calcext:value-type="float">
            <text:p>-6075.6</text:p>
          </table:table-cell>
          <table:table-cell table:style-name="ce13" office:value-type="float" office:value="-6365.65313935218" calcext:value-type="float">
            <text:p>-6365.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style-name="ce28" office:value-type="float" office:value="83.1683168316832" calcext:value-type="float">
            <text:p>83.17</text:p>
          </table:table-cell>
          <table:table-cell office:value-type="float" office:value="378.277894512581" calcext:value-type="float">
            <text:p>378.277894512581</text:p>
          </table:table-cell>
          <table:table-cell office:value-type="float" office:value="1154.90316130537" calcext:value-type="float">
            <text:p>1154.90316130537</text:p>
          </table:table-cell>
          <table:table-cell office:value-type="float" office:value="67.7833073834918" calcext:value-type="float">
            <text:p>67.7833073834918</text:p>
          </table:table-cell>
          <table:table-cell office:value-type="float" office:value="-2226.52757229282" calcext:value-type="float">
            <text:p>-2226.52757229282</text:p>
          </table:table-cell>
          <table:table-cell office:value-type="float" office:value="-2098.44286469101" calcext:value-type="float">
            <text:p>-2098.44286469101</text:p>
          </table:table-cell>
          <table:table-cell office:value-type="float" office:value="-2380.26073478929" calcext:value-type="float">
            <text:p>-2380.26073478929</text:p>
          </table:table-cell>
          <table:table-cell office:value-type="float" office:value="-60.1547088111" calcext:value-type="float">
            <text:p>-60.1547088111</text:p>
          </table:table-cell>
          <table:table-cell office:value-type="float" office:value="-20204.0284028129" calcext:value-type="float">
            <text:p>-20204.0284028129</text:p>
          </table:table-cell>
          <table:table-cell office:value-type="float" office:value="20204028.4028129" calcext:value-type="float">
            <text:p>20204028.4028129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-37850.9687289779" calcext:value-type="float">
            <text:p>-37850.968728977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style-name="ce2" table:number-columns-repeated="3"/>
          <table:table-cell table:style-name="ce14" table:formula="of:=SUM([.D203:.D209])/COUNT([.D203:.D209])" office:value-type="float" office:value="-461.063927769419" calcext:value-type="float">
            <text:p>-461.1</text:p>
          </table:table-cell>
          <table:table-cell table:style-name="ce14" table:formula="of:=SUM([.E203:.E209])/COUNT([.E203:.E209])" office:value-type="float" office:value="-46270.4067002758" calcext:value-type="float">
            <text:p>-46270.4</text:p>
          </table:table-cell>
          <table:table-cell table:style-name="ce14" table:formula="of:=SUM([.F203:.F209])/COUNT([.F203:.F209])" office:value-type="float" office:value="-0.462704067002758" calcext:value-type="float">
            <text:p>-0.5</text:p>
          </table:table-cell>
          <table:table-cell table:style-name="ce14" table:formula="of:=SUM([.G203:.G209])/COUNT([.G203:.G209])" office:value-type="float" office:value="-46270.4067002759" calcext:value-type="float">
            <text:p>-46270.4</text:p>
          </table:table-cell>
          <table:table-cell table:style-name="ce14" table:formula="of:=SUM([.H203:.H209])/COUNT([.H203:.H209])" office:value-type="float" office:value="-31516.9464338895" calcext:value-type="float">
            <text:p>-31516.9</text:p>
          </table:table-cell>
          <table:table-cell table:style-name="ce11" table:formula="of:=SUM([.I203:.I209])/COUNT([.I203:.I209])" office:value-type="float" office:value="284.142857142857" calcext:value-type="float">
            <text:p>284</text:p>
          </table:table-cell>
          <table:table-cell table:style-name="ce11" table:formula="of:=SUM([.J203:.J209])/COUNT([.J203:.J209])" office:value-type="float" office:value="73.1428571428571" calcext:value-type="float">
            <text:p>73</text:p>
          </table:table-cell>
          <table:table-cell table:style-name="ce29" table:formula="of:=SUM([.K203:.K209])/COUNT([.K203:.K209])" office:value-type="float" office:value="81.3389579242673" calcext:value-type="float">
            <text:p>81.34</text:p>
          </table:table-cell>
          <table:table-cell table:style-name="ce2" table:number-columns-repeated="1013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36724.555558</text:p>
          </table:table-cell>
          <table:table-cell table:style-name="ce13" office:value-type="float" office:value="-1113.65978941382" calcext:value-type="float">
            <text:p>-1113.7</text:p>
          </table:table-cell>
          <table:table-cell table:style-name="ce13" office:value-type="float" office:value="-111603.282501657" calcext:value-type="float">
            <text:p>-111603.3</text:p>
          </table:table-cell>
          <table:table-cell table:style-name="ce13" office:value-type="float" office:value="-1.11603282501657" calcext:value-type="float">
            <text:p>-1.1</text:p>
          </table:table-cell>
          <table:table-cell table:style-name="ce13" office:value-type="float" office:value="-111603.282501657" calcext:value-type="float">
            <text:p>-111603.3</text:p>
          </table:table-cell>
          <table:table-cell table:style-name="ce13" office:value-type="float" office:value="-68678.1987410929" calcext:value-type="float">
            <text:p>-68678.2</text:p>
          </table:table-cell>
          <table:table-cell office:value-type="float" office:value="577" calcext:value-type="float">
            <text:p>577</text:p>
          </table:table-cell>
          <table:table-cell office:value-type="float" office:value="156" calcext:value-type="float">
            <text:p>156</text:p>
          </table:table-cell>
          <table:table-cell table:style-name="ce28" office:value-type="float" office:value="78.7175989085948" calcext:value-type="float">
            <text:p>78.72</text:p>
          </table:table-cell>
          <table:table-cell office:value-type="float" office:value="394.450723911379" calcext:value-type="float">
            <text:p>394.45072391137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74.36762947771" calcext:value-type="float">
            <text:p>-2174.36762947771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2.255501366517" calcext:value-type="float">
            <text:p>-152.255501366517</text:p>
          </table:table-cell>
          <table:table-cell office:value-type="float" office:value="-146661.658375874" calcext:value-type="float">
            <text:p>-146661.658375874</text:p>
          </table:table-cell>
          <table:table-cell office:value-type="float" office:value="146661658.375874" calcext:value-type="float">
            <text:p>146661658.375874</text:p>
          </table:table-cell>
          <table:table-cell office:value-type="float" office:value="733.5" calcext:value-type="float">
            <text:p>733.5</text:p>
          </table:table-cell>
          <table:table-cell office:value-type="float" office:value="150" calcext:value-type="float">
            <text:p>150</text:p>
          </table:table-cell>
          <table:table-cell office:value-type="float" office:value="-339038.292412618" calcext:value-type="float">
            <text:p>-339038.2924126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42703.24303</text:p>
          </table:table-cell>
          <table:table-cell table:style-name="ce13" office:value-type="float" office:value="-1083.62996145611" calcext:value-type="float">
            <text:p>-1083.6</text:p>
          </table:table-cell>
          <table:table-cell table:style-name="ce13" office:value-type="float" office:value="-108666.912893826" calcext:value-type="float">
            <text:p>-108666.9</text:p>
          </table:table-cell>
          <table:table-cell table:style-name="ce13" office:value-type="float" office:value="-1.08666912893826" calcext:value-type="float">
            <text:p>-1.1</text:p>
          </table:table-cell>
          <table:table-cell table:style-name="ce13" office:value-type="float" office:value="-108666.912893826" calcext:value-type="float">
            <text:p>-108666.9</text:p>
          </table:table-cell>
          <table:table-cell table:style-name="ce13" office:value-type="float" office:value="-67666.5405600986" calcext:value-type="float">
            <text:p>-67666.5</text:p>
          </table:table-cell>
          <table:table-cell office:value-type="float" office:value="560" calcext:value-type="float">
            <text:p>560</text:p>
          </table:table-cell>
          <table:table-cell office:value-type="float" office:value="149" calcext:value-type="float">
            <text:p>149</text:p>
          </table:table-cell>
          <table:table-cell table:style-name="ce28" office:value-type="float" office:value="78.984485190409" calcext:value-type="float">
            <text:p>78.98</text:p>
          </table:table-cell>
          <table:table-cell office:value-type="float" office:value="380.697696659424" calcext:value-type="float">
            <text:p>380.697696659424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60.11827532284" calcext:value-type="float">
            <text:p>-2160.1182753228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3.267860216962" calcext:value-type="float">
            <text:p>-153.267860216962</text:p>
          </table:table-cell>
          <table:table-cell office:value-type="float" office:value="-141862.195282389" calcext:value-type="float">
            <text:p>-141862.195282389</text:p>
          </table:table-cell>
          <table:table-cell office:value-type="float" office:value="141862195.282389" calcext:value-type="float">
            <text:p>141862195.282389</text:p>
          </table:table-cell>
          <table:table-cell office:value-type="float" office:value="709.5" calcext:value-type="float">
            <text:p>709.5</text:p>
          </table:table-cell>
          <table:table-cell office:value-type="float" office:value="142" calcext:value-type="float">
            <text:p>142</text:p>
          </table:table-cell>
          <table:table-cell office:value-type="float" office:value="-321637.116717468" calcext:value-type="float">
            <text:p>-321637.1167174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46247.323545</text:p>
          </table:table-cell>
          <table:table-cell table:style-name="ce13" office:value-type="float" office:value="-317.37530359374" calcext:value-type="float">
            <text:p>-317.4</text:p>
          </table:table-cell>
          <table:table-cell table:style-name="ce13" office:value-type="float" office:value="-32030.2851131349" calcext:value-type="float">
            <text:p>-32030.3</text:p>
          </table:table-cell>
          <table:table-cell table:style-name="ce13" office:value-type="float" office:value="-0.320302851131349" calcext:value-type="float">
            <text:p>-0.3</text:p>
          </table:table-cell>
          <table:table-cell table:style-name="ce13" office:value-type="float" office:value="-32030.2851131349" calcext:value-type="float">
            <text:p>-32030.3</text:p>
          </table:table-cell>
          <table:table-cell table:style-name="ce13" office:value-type="float" office:value="-28732.4393666362" calcext:value-type="float">
            <text:p>-28732.4</text:p>
          </table:table-cell>
          <table:table-cell office:value-type="float" office:value="285" calcext:value-type="float">
            <text:p>285</text:p>
          </table:table-cell>
          <table:table-cell office:value-type="float" office:value="67" calcext:value-type="float">
            <text:p>67</text:p>
          </table:table-cell>
          <table:table-cell table:style-name="ce28" office:value-type="float" office:value="80.9659090909091" calcext:value-type="float">
            <text:p>80.97</text:p>
          </table:table-cell>
          <table:table-cell office:value-type="float" office:value="389.007478786666" calcext:value-type="float">
            <text:p>389.007478786666</text:p>
          </table:table-cell>
          <table:table-cell office:value-type="float" office:value="917.627523644085" calcext:value-type="float">
            <text:p>917.627523644085</text:p>
          </table:table-cell>
          <table:table-cell office:value-type="float" office:value="25.8289620833239" calcext:value-type="float">
            <text:p>25.8289620833239</text:p>
          </table:table-cell>
          <table:table-cell office:value-type="float" office:value="-2132.79726219902" calcext:value-type="float">
            <text:p>-2132.79726219902</text:p>
          </table:table-cell>
          <table:table-cell office:value-type="float" office:value="-63.5781026472105" calcext:value-type="float">
            <text:p>-63.5781026472105</text:p>
          </table:table-cell>
          <table:table-cell office:value-type="float" office:value="-2524.85364413697" calcext:value-type="float">
            <text:p>-2524.85364413697</text:p>
          </table:table-cell>
          <table:table-cell office:value-type="float" office:value="-90.995128162315" calcext:value-type="float">
            <text:p>-90.995128162315</text:p>
          </table:table-cell>
          <table:table-cell office:value-type="float" office:value="-70403.1728877746" calcext:value-type="float">
            <text:p>-70403.1728877746</text:p>
          </table:table-cell>
          <table:table-cell office:value-type="float" office:value="70403172.8877747" calcext:value-type="float">
            <text:p>70403172.8877747</text:p>
          </table:table-cell>
          <table:table-cell office:value-type="float" office:value="352" calcext:value-type="float">
            <text:p>352</text:p>
          </table:table-cell>
          <table:table-cell office:value-type="float" office:value="65" calcext:value-type="float">
            <text:p>65</text:p>
          </table:table-cell>
          <table:table-cell office:value-type="float" office:value="-142750.526709233" calcext:value-type="float">
            <text:p>-142750.52670923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47662.492437</text:p>
          </table:table-cell>
          <table:table-cell table:style-name="ce13" office:value-type="float" office:value="-1113.62253383922" calcext:value-type="float">
            <text:p>-1113.6</text:p>
          </table:table-cell>
          <table:table-cell table:style-name="ce13" office:value-type="float" office:value="-111598.602551842" calcext:value-type="float">
            <text:p>-111598.6</text:p>
          </table:table-cell>
          <table:table-cell table:style-name="ce13" office:value-type="float" office:value="-1.11598602551842" calcext:value-type="float">
            <text:p>-1.1</text:p>
          </table:table-cell>
          <table:table-cell table:style-name="ce13" office:value-type="float" office:value="-111598.602551842" calcext:value-type="float">
            <text:p>-111598.6</text:p>
          </table:table-cell>
          <table:table-cell table:style-name="ce13" office:value-type="float" office:value="-68679.57217607" calcext:value-type="float">
            <text:p>-68679.6</text:p>
          </table:table-cell>
          <table:table-cell office:value-type="float" office:value="577" calcext:value-type="float">
            <text:p>577</text:p>
          </table:table-cell>
          <table:table-cell office:value-type="float" office:value="156" calcext:value-type="float">
            <text:p>156</text:p>
          </table:table-cell>
          <table:table-cell table:style-name="ce28" office:value-type="float" office:value="78.7175989085948" calcext:value-type="float">
            <text:p>78.72</text:p>
          </table:table-cell>
          <table:table-cell office:value-type="float" office:value="395.075002149392" calcext:value-type="float">
            <text:p>395.075002149392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76.64665892334" calcext:value-type="float">
            <text:p>-2176.6466589233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2.249116714655" calcext:value-type="float">
            <text:p>-152.249116714655</text:p>
          </table:table-cell>
          <table:table-cell office:value-type="float" office:value="-146661.663060509" calcext:value-type="float">
            <text:p>-146661.663060509</text:p>
          </table:table-cell>
          <table:table-cell office:value-type="float" office:value="146661663.060509" calcext:value-type="float">
            <text:p>146661663.060509</text:p>
          </table:table-cell>
          <table:table-cell office:value-type="float" office:value="733.5" calcext:value-type="float">
            <text:p>733.5</text:p>
          </table:table-cell>
          <table:table-cell office:value-type="float" office:value="150" calcext:value-type="float">
            <text:p>150</text:p>
          </table:table-cell>
          <table:table-cell office:value-type="float" office:value="-339393.821006137" calcext:value-type="float">
            <text:p>-339393.82100613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48996.811178</text:p>
          </table:table-cell>
          <table:table-cell table:style-name="ce13" office:value-type="float" office:value="39.3527286767329" calcext:value-type="float">
            <text:p>39.4</text:p>
          </table:table-cell>
          <table:table-cell table:style-name="ce13" office:value-type="float" office:value="3928.73300175338" calcext:value-type="float">
            <text:p>3928.7</text:p>
          </table:table-cell>
          <table:table-cell table:style-name="ce13" office:value-type="float" office:value="0.0392873300175338" calcext:value-type="float">
            <text:p>0.0</text:p>
          </table:table-cell>
          <table:table-cell table:style-name="ce13" office:value-type="float" office:value="3928.73300175338" calcext:value-type="float">
            <text:p>3928.7</text:p>
          </table:table-cell>
          <table:table-cell table:style-name="ce13" office:value-type="float" office:value="3997.77828182286" calcext:value-type="float">
            <text:p>3997.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0" calcext:value-type="float">
            <text:p>100.00</text:p>
          </table:table-cell>
          <table:table-cell office:value-type="float" office:value="436.525889083709" calcext:value-type="float">
            <text:p>436.525889083709</text:p>
          </table:table-cell>
          <table:table-cell office:value-type="float" office:value="549.279566929748" calcext:value-type="float">
            <text:p>549.279566929748</text:p>
          </table:table-cell>
          <table:table-cell office:value-type="float" office:value="258.452265975095" calcext:value-type="float">
            <text:p>258.452265975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525889083709" calcext:value-type="float">
            <text:p>436.525889083709</text:p>
          </table:table-cell>
          <table:table-cell office:value-type="float" office:value="-1804.83356656832" calcext:value-type="float">
            <text:p>-1804.83356656832</text:p>
          </table:table-cell>
          <table:table-cell office:value-type="float" office:value="1804833.56656832" calcext:value-type="float">
            <text:p>1804833.566568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50377.4683971</text:p>
          </table:table-cell>
          <table:table-cell table:style-name="ce13" office:value-type="float" office:value="-76.7144240915585" calcext:value-type="float">
            <text:p>-76.7</text:p>
          </table:table-cell>
          <table:table-cell table:style-name="ce13" office:value-type="float" office:value="-7954.80448095757" calcext:value-type="float">
            <text:p>-7954.8</text:p>
          </table:table-cell>
          <table:table-cell table:style-name="ce13" office:value-type="float" office:value="-0.0795480448095757" calcext:value-type="float">
            <text:p>-0.1</text:p>
          </table:table-cell>
          <table:table-cell table:style-name="ce13" office:value-type="float" office:value="-7954.80448095757" calcext:value-type="float">
            <text:p>-7954.8</text:p>
          </table:table-cell>
          <table:table-cell table:style-name="ce13" office:value-type="float" office:value="-8659.95579880993" calcext:value-type="float">
            <text:p>-8660.0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table:style-name="ce28" office:value-type="float" office:value="83.1818181818182" calcext:value-type="float">
            <text:p>83.18</text:p>
          </table:table-cell>
          <table:table-cell office:value-type="float" office:value="398.978058093709" calcext:value-type="float">
            <text:p>398.978058093709</text:p>
          </table:table-cell>
          <table:table-cell office:value-type="float" office:value="1094.24357137621" calcext:value-type="float">
            <text:p>1094.24357137621</text:p>
          </table:table-cell>
          <table:table-cell office:value-type="float" office:value="43.9269481489609" calcext:value-type="float">
            <text:p>43.9269481489609</text:p>
          </table:table-cell>
          <table:table-cell office:value-type="float" office:value="-2188.31862465152" calcext:value-type="float">
            <text:p>-2188.31862465152</text:p>
          </table:table-cell>
          <table:table-cell office:value-type="float" office:value="-57.4485197306931" calcext:value-type="float">
            <text:p>-57.4485197306931</text:p>
          </table:table-cell>
          <table:table-cell office:value-type="float" office:value="-3047.71907368653" calcext:value-type="float">
            <text:p>-3047.71907368653</text:p>
          </table:table-cell>
          <table:table-cell office:value-type="float" office:value="-36.1582021861708" calcext:value-type="float">
            <text:p>-36.1582021861708</text:p>
          </table:table-cell>
          <table:table-cell office:value-type="float" office:value="-44014.0592547738" calcext:value-type="float">
            <text:p>-44014.0592547738</text:p>
          </table:table-cell>
          <table:table-cell office:value-type="float" office:value="44014059.2547738" calcext:value-type="float">
            <text:p>44014059.2547738</text:p>
          </table:table-cell>
          <table:table-cell office:value-type="float" office:value="220" calcext:value-type="float">
            <text:p>220</text:p>
          </table:table-cell>
          <table:table-cell office:value-type="float" office:value="36" calcext:value-type="float">
            <text:p>36</text:p>
          </table:table-cell>
          <table:table-cell office:value-type="float" office:value="-80910.3405923757" calcext:value-type="float">
            <text:p>-80910.340592375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Noisr-Dropt-actin-Liner_1_1730451835.7177038</text:p>
          </table:table-cell>
          <table:table-cell table:style-name="ce13" office:value-type="float" office:value="-597.686774717452" calcext:value-type="float">
            <text:p>-597.7</text:p>
          </table:table-cell>
          <table:table-cell table:style-name="ce13" office:value-type="float" office:value="-59933.8391448239" calcext:value-type="float">
            <text:p>-59933.8</text:p>
          </table:table-cell>
          <table:table-cell table:style-name="ce13" office:value-type="float" office:value="-0.599338391448239" calcext:value-type="float">
            <text:p>-0.6</text:p>
          </table:table-cell>
          <table:table-cell table:style-name="ce13" office:value-type="float" office:value="-59933.8391448239" calcext:value-type="float">
            <text:p>-59933.8</text:p>
          </table:table-cell>
          <table:table-cell table:style-name="ce13" office:value-type="float" office:value="-46591.27824921" calcext:value-type="float">
            <text:p>-46591.3</text:p>
          </table:table-cell>
          <table:table-cell office:value-type="float" office:value="371" calcext:value-type="float">
            <text:p>371</text:p>
          </table:table-cell>
          <table:table-cell office:value-type="float" office:value="96" calcext:value-type="float">
            <text:p>96</text:p>
          </table:table-cell>
          <table:table-cell table:style-name="ce28" office:value-type="float" office:value="79.4432548179872" calcext:value-type="float">
            <text:p>79.44</text:p>
          </table:table-cell>
          <table:table-cell office:value-type="float" office:value="399.956383373037" calcext:value-type="float">
            <text:p>399.95638337303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0.2286451348773" calcext:value-type="float">
            <text:p>10.2286451348773</text:p>
          </table:table-cell>
          <table:table-cell office:value-type="float" office:value="-2169.97559766897" calcext:value-type="float">
            <text:p>-2169.97559766897</text:p>
          </table:table-cell>
          <table:table-cell office:value-type="float" office:value="-3.75495174853131" calcext:value-type="float">
            <text:p>-3.75495174853131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28.337985320822" calcext:value-type="float">
            <text:p>-128.337985320822</text:p>
          </table:table-cell>
          <table:table-cell office:value-type="float" office:value="-93486.7529137688" calcext:value-type="float">
            <text:p>-93486.7529137688</text:p>
          </table:table-cell>
          <table:table-cell office:value-type="float" office:value="93486752.9137689" calcext:value-type="float">
            <text:p>93486752.9137689</text:p>
          </table:table-cell>
          <table:table-cell office:value-type="float" office:value="467.5" calcext:value-type="float">
            <text:p>467.5</text:p>
          </table:table-cell>
          <table:table-cell office:value-type="float" office:value="92" calcext:value-type="float">
            <text:p>92</text:p>
          </table:table-cell>
          <table:table-cell office:value-type="float" office:value="-208202.569008704" calcext:value-type="float">
            <text:p>-208202.56900870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style-name="ce2" table:number-columns-repeated="3"/>
          <table:table-cell table:style-name="ce14" table:formula="of:=SUM([.D211:.D217])/COUNT([.D211:.D217])" office:value-type="float" office:value="-609.048008347881" calcext:value-type="float">
            <text:p>-609.0</text:p>
          </table:table-cell>
          <table:table-cell table:style-name="ce14" table:formula="of:=SUM([.E211:.E217])/COUNT([.E211:.E217])" office:value-type="float" office:value="-61122.7133834983" calcext:value-type="float">
            <text:p>-61122.7</text:p>
          </table:table-cell>
          <table:table-cell table:style-name="ce14" table:formula="of:=SUM([.F211:.F217])/COUNT([.F211:.F217])" office:value-type="float" office:value="-0.611227133834983" calcext:value-type="float">
            <text:p>-0.6</text:p>
          </table:table-cell>
          <table:table-cell table:style-name="ce14" table:formula="of:=SUM([.G211:.G217])/COUNT([.G211:.G217])" office:value-type="float" office:value="-61122.7133834983" calcext:value-type="float">
            <text:p>-61122.7</text:p>
          </table:table-cell>
          <table:table-cell table:style-name="ce14" table:formula="of:=SUM([.H211:.H217])/COUNT([.H211:.H217])" office:value-type="float" office:value="-40715.7438014421" calcext:value-type="float">
            <text:p>-40715.7</text:p>
          </table:table-cell>
          <table:table-cell table:style-name="ce11" table:formula="of:=SUM([.I211:.I217])/COUNT([.I211:.I217])" office:value-type="float" office:value="366" calcext:value-type="float">
            <text:p>366</text:p>
          </table:table-cell>
          <table:table-cell table:style-name="ce11" table:formula="of:=SUM([.J211:.J217])/COUNT([.J211:.J217])" office:value-type="float" office:value="94.4285714285714" calcext:value-type="float">
            <text:p>94</text:p>
          </table:table-cell>
          <table:table-cell table:style-name="ce29" table:formula="of:=SUM([.K211:.K217])/COUNT([.K211:.K217])" office:value-type="float" office:value="82.8586664426162" calcext:value-type="float">
            <text:p>82.86</text:p>
          </table:table-cell>
          <table:table-cell table:style-name="ce2" table:number-columns-repeated="1013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53370.482037</text:p>
          </table:table-cell>
          <table:table-cell table:style-name="ce13" office:value-type="float" office:value="-1141.49950586969" calcext:value-type="float">
            <text:p>-1141.5</text:p>
          </table:table-cell>
          <table:table-cell table:style-name="ce13" office:value-type="float" office:value="-114369.965911859" calcext:value-type="float">
            <text:p>-114370.0</text:p>
          </table:table-cell>
          <table:table-cell table:style-name="ce13" office:value-type="float" office:value="-1.14369965911859" calcext:value-type="float">
            <text:p>-1.1</text:p>
          </table:table-cell>
          <table:table-cell table:style-name="ce13" office:value-type="float" office:value="-114369.965911859" calcext:value-type="float">
            <text:p>-114370.0</text:p>
          </table:table-cell>
          <table:table-cell table:style-name="ce13" office:value-type="float" office:value="-69532.5300841694" calcext:value-type="float">
            <text:p>-69532.5</text:p>
          </table:table-cell>
          <table:table-cell office:value-type="float" office:value="578" calcext:value-type="float">
            <text:p>578</text:p>
          </table:table-cell>
          <table:table-cell office:value-type="float" office:value="155" calcext:value-type="float">
            <text:p>155</text:p>
          </table:table-cell>
          <table:table-cell table:style-name="ce28" office:value-type="float" office:value="78.8540245566166" calcext:value-type="float">
            <text:p>78.85</text:p>
          </table:table-cell>
          <table:table-cell office:value-type="float" office:value="389.746337161445" calcext:value-type="float">
            <text:p>389.746337161445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91.24741155596" calcext:value-type="float">
            <text:p>-2191.24741155596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6.029967137598" calcext:value-type="float">
            <text:p>-156.029967137598</text:p>
          </table:table-cell>
          <table:table-cell office:value-type="float" office:value="-146658.888923011" calcext:value-type="float">
            <text:p>-146658.888923011</text:p>
          </table:table-cell>
          <table:table-cell office:value-type="float" office:value="146658888.923011" calcext:value-type="float">
            <text:p>146658888.923011</text:p>
          </table:table-cell>
          <table:table-cell office:value-type="float" office:value="733.5" calcext:value-type="float">
            <text:p>733.5</text:p>
          </table:table-cell>
          <table:table-cell office:value-type="float" office:value="150" calcext:value-type="float">
            <text:p>150</text:p>
          </table:table-cell>
          <table:table-cell office:value-type="float" office:value="-339472.345783361" calcext:value-type="float">
            <text:p>-339472.34578336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57550.686753</text:p>
          </table:table-cell>
          <table:table-cell table:style-name="ce13" office:value-type="float" office:value="-1145.99749546078" calcext:value-type="float">
            <text:p>-1146.0</text:p>
          </table:table-cell>
          <table:table-cell table:style-name="ce13" office:value-type="float" office:value="-114885.402966049" calcext:value-type="float">
            <text:p>-114885.4</text:p>
          </table:table-cell>
          <table:table-cell table:style-name="ce13" office:value-type="float" office:value="-1.14885402966049" calcext:value-type="float">
            <text:p>-1.1</text:p>
          </table:table-cell>
          <table:table-cell table:style-name="ce13" office:value-type="float" office:value="-114885.402966049" calcext:value-type="float">
            <text:p>-114885.4</text:p>
          </table:table-cell>
          <table:table-cell table:style-name="ce13" office:value-type="float" office:value="-69705.7397700906" calcext:value-type="float">
            <text:p>-69705.7</text:p>
          </table:table-cell>
          <table:table-cell office:value-type="float" office:value="590" calcext:value-type="float">
            <text:p>590</text:p>
          </table:table-cell>
          <table:table-cell office:value-type="float" office:value="159" calcext:value-type="float">
            <text:p>159</text:p>
          </table:table-cell>
          <table:table-cell table:style-name="ce28" office:value-type="float" office:value="78.7716955941255" calcext:value-type="float">
            <text:p>78.77</text:p>
          </table:table-cell>
          <table:table-cell office:value-type="float" office:value="388.503213194371" calcext:value-type="float">
            <text:p>388.503213194371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64.16540094798" calcext:value-type="float">
            <text:p>-2164.16540094798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3.385050688984" calcext:value-type="float">
            <text:p>-153.385050688984</text:p>
          </table:table-cell>
          <table:table-cell office:value-type="float" office:value="-149859.974571606" calcext:value-type="float">
            <text:p>-149859.974571606</text:p>
          </table:table-cell>
          <table:table-cell office:value-type="float" office:value="149859974.571606" calcext:value-type="float">
            <text:p>149859974.571606</text:p>
          </table:table-cell>
          <table:table-cell office:value-type="float" office:value="749.5" calcext:value-type="float">
            <text:p>749.5</text:p>
          </table:table-cell>
          <table:table-cell office:value-type="float" office:value="152" calcext:value-type="float">
            <text:p>152</text:p>
          </table:table-cell>
          <table:table-cell office:value-type="float" office:value="-343893.569576653" calcext:value-type="float">
            <text:p>-343893.56957665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58919.270134</text:p>
          </table:table-cell>
          <table:table-cell table:style-name="ce13" office:value-type="float" office:value="84.42623866218" calcext:value-type="float">
            <text:p>84.4</text:p>
          </table:table-cell>
          <table:table-cell table:style-name="ce13" office:value-type="float" office:value="8263.83878458329" calcext:value-type="float">
            <text:p>8263.8</text:p>
          </table:table-cell>
          <table:table-cell table:style-name="ce13" office:value-type="float" office:value="0.0826383878458329" calcext:value-type="float">
            <text:p>0.1</text:p>
          </table:table-cell>
          <table:table-cell table:style-name="ce13" office:value-type="float" office:value="8263.83878458329" calcext:value-type="float">
            <text:p>8263.8</text:p>
          </table:table-cell>
          <table:table-cell table:style-name="ce13" office:value-type="float" office:value="8337.06880629528" calcext:value-type="float">
            <text:p>8337.1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88.3116883116883" calcext:value-type="float">
            <text:p>88.31</text:p>
          </table:table-cell>
          <table:table-cell office:value-type="float" office:value="381.859232221789" calcext:value-type="float">
            <text:p>381.859232221789</text:p>
          </table:table-cell>
          <table:table-cell office:value-type="float" office:value="886.218792243628" calcext:value-type="float">
            <text:p>886.218792243628</text:p>
          </table:table-cell>
          <table:table-cell office:value-type="float" office:value="33.1661646277353" calcext:value-type="float">
            <text:p>33.1661646277353</text:p>
          </table:table-cell>
          <table:table-cell office:value-type="float" office:value="-1966.95433405537" calcext:value-type="float">
            <text:p>-1966.95433405537</text:p>
          </table:table-cell>
          <table:table-cell office:value-type="float" office:value="-40.2958492155158" calcext:value-type="float">
            <text:p>-40.2958492155158</text:p>
          </table:table-cell>
          <table:table-cell office:value-type="float" office:value="-2349.24405900062" calcext:value-type="float">
            <text:p>-2349.24405900062</text:p>
          </table:table-cell>
          <table:table-cell office:value-type="float" office:value="107.322581617965" calcext:value-type="float">
            <text:p>107.322581617965</text:p>
          </table:table-cell>
          <table:table-cell office:value-type="float" office:value="-15415.9798186032" calcext:value-type="float">
            <text:p>-15415.9798186032</text:p>
          </table:table-cell>
          <table:table-cell office:value-type="float" office:value="15415979.8186032" calcext:value-type="float">
            <text:p>15415979.8186032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-17662.2931572828" calcext:value-type="float">
            <text:p>-17662.293157282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61972.928586</text:p>
          </table:table-cell>
          <table:table-cell table:style-name="ce13" office:value-type="float" office:value="-832.606416430306" calcext:value-type="float">
            <text:p>-832.6</text:p>
          </table:table-cell>
          <table:table-cell table:style-name="ce13" office:value-type="float" office:value="-83485.0629269036" calcext:value-type="float">
            <text:p>-83485.1</text:p>
          </table:table-cell>
          <table:table-cell table:style-name="ce13" office:value-type="float" office:value="-0.834850629269036" calcext:value-type="float">
            <text:p>-0.8</text:p>
          </table:table-cell>
          <table:table-cell table:style-name="ce13" office:value-type="float" office:value="-83485.0629269035" calcext:value-type="float">
            <text:p>-83485.1</text:p>
          </table:table-cell>
          <table:table-cell table:style-name="ce13" office:value-type="float" office:value="-58189.9213693384" calcext:value-type="float">
            <text:p>-58189.9</text:p>
          </table:table-cell>
          <table:table-cell office:value-type="float" office:value="486" calcext:value-type="float">
            <text:p>486</text:p>
          </table:table-cell>
          <table:table-cell office:value-type="float" office:value="127" calcext:value-type="float">
            <text:p>127</text:p>
          </table:table-cell>
          <table:table-cell table:style-name="ce28" office:value-type="float" office:value="79.2822185970636" calcext:value-type="float">
            <text:p>79.28</text:p>
          </table:table-cell>
          <table:table-cell office:value-type="float" office:value="399.493177343137" calcext:value-type="float">
            <text:p>399.49317734313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8.8498894029908" calcext:value-type="float">
            <text:p>18.8498894029908</text:p>
          </table:table-cell>
          <table:table-cell office:value-type="float" office:value="-2186.13186705251" calcext:value-type="float">
            <text:p>-2186.13186705251</text:p>
          </table:table-cell>
          <table:table-cell office:value-type="float" office:value="-15.2183163166628" calcext:value-type="float">
            <text:p>-15.2183163166628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36.190967254329" calcext:value-type="float">
            <text:p>-136.190967254329</text:p>
          </table:table-cell>
          <table:table-cell office:value-type="float" office:value="-122677.792729803" calcext:value-type="float">
            <text:p>-122677.792729803</text:p>
          </table:table-cell>
          <table:table-cell office:value-type="float" office:value="122677792.729803" calcext:value-type="float">
            <text:p>122677792.729803</text:p>
          </table:table-cell>
          <table:table-cell office:value-type="float" office:value="613.5" calcext:value-type="float">
            <text:p>613.5</text:p>
          </table:table-cell>
          <table:table-cell office:value-type="float" office:value="122" calcext:value-type="float">
            <text:p>122</text:p>
          </table:table-cell>
          <table:table-cell office:value-type="float" office:value="-277249.912028336" calcext:value-type="float">
            <text:p>-277249.91202833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63370.056181</text:p>
          </table:table-cell>
          <table:table-cell table:style-name="ce13" office:value-type="float" office:value="-80.2530055792017" calcext:value-type="float">
            <text:p>-80.3</text:p>
          </table:table-cell>
          <table:table-cell table:style-name="ce13" office:value-type="float" office:value="-8204.206861543" calcext:value-type="float">
            <text:p>-8204.2</text:p>
          </table:table-cell>
          <table:table-cell table:style-name="ce13" office:value-type="float" office:value="-0.0820420686154301" calcext:value-type="float">
            <text:p>-0.1</text:p>
          </table:table-cell>
          <table:table-cell table:style-name="ce13" office:value-type="float" office:value="-8204.206861543" calcext:value-type="float">
            <text:p>-8204.2</text:p>
          </table:table-cell>
          <table:table-cell table:style-name="ce13" office:value-type="float" office:value="-8586.81357425401" calcext:value-type="float">
            <text:p>-8586.8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style-name="ce28" office:value-type="float" office:value="82.9268292682927" calcext:value-type="float">
            <text:p>82.93</text:p>
          </table:table-cell>
          <table:table-cell office:value-type="float" office:value="375.502899990349" calcext:value-type="float">
            <text:p>375.502899990349</text:p>
          </table:table-cell>
          <table:table-cell office:value-type="float" office:value="858.363642017706" calcext:value-type="float">
            <text:p>858.363642017706</text:p>
          </table:table-cell>
          <table:table-cell office:value-type="float" office:value="32.5487046136113" calcext:value-type="float">
            <text:p>32.5487046136113</text:p>
          </table:table-cell>
          <table:table-cell office:value-type="float" office:value="-2116.8786164368" calcext:value-type="float">
            <text:p>-2116.8786164368</text:p>
          </table:table-cell>
          <table:table-cell office:value-type="float" office:value="-25.0547620612633" calcext:value-type="float">
            <text:p>-25.0547620612633</text:p>
          </table:table-cell>
          <table:table-cell office:value-type="float" office:value="-2531.09826783478" calcext:value-type="float">
            <text:p>-2531.09826783478</text:p>
          </table:table-cell>
          <table:table-cell office:value-type="float" office:value="-50.0256515947744" calcext:value-type="float">
            <text:p>-50.0256515947744</text:p>
          </table:table-cell>
          <table:table-cell office:value-type="float" office:value="-32808.2039971356" calcext:value-type="float">
            <text:p>-32808.2039971356</text:p>
          </table:table-cell>
          <table:table-cell office:value-type="float" office:value="32808203.9971356" calcext:value-type="float">
            <text:p>32808203.997135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-59247.5464981692" calcext:value-type="float">
            <text:p>-59247.546498169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64876.1152508</text:p>
          </table:table-cell>
          <table:table-cell table:style-name="ce13" office:value-type="float" office:value="-377.222234066526" calcext:value-type="float">
            <text:p>-377.2</text:p>
          </table:table-cell>
          <table:table-cell table:style-name="ce13" office:value-type="float" office:value="-37836.6370591823" calcext:value-type="float">
            <text:p>-37836.6</text:p>
          </table:table-cell>
          <table:table-cell table:style-name="ce13" office:value-type="float" office:value="-0.378366370591823" calcext:value-type="float">
            <text:p>-0.4</text:p>
          </table:table-cell>
          <table:table-cell table:style-name="ce13" office:value-type="float" office:value="-37836.6370591823" calcext:value-type="float">
            <text:p>-37836.6</text:p>
          </table:table-cell>
          <table:table-cell table:style-name="ce13" office:value-type="float" office:value="-32688.2150125781" calcext:value-type="float">
            <text:p>-32688.2</text:p>
          </table:table-cell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table:style-name="ce28" office:value-type="float" office:value="80.0653594771242" calcext:value-type="float">
            <text:p>80.07</text:p>
          </table:table-cell>
          <table:table-cell office:value-type="float" office:value="391.564564297235" calcext:value-type="float">
            <text:p>391.564564297235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13.0876460341096" calcext:value-type="float">
            <text:p>13.0876460341096</text:p>
          </table:table-cell>
          <table:table-cell office:value-type="float" office:value="-2192.95008708205" calcext:value-type="float">
            <text:p>-2192.95008708205</text:p>
          </table:table-cell>
          <table:table-cell office:value-type="float" office:value="-116.305478443785" calcext:value-type="float">
            <text:p>-116.305478443785</text:p>
          </table:table-cell>
          <table:table-cell office:value-type="float" office:value="-3568.21657478629" calcext:value-type="float">
            <text:p>-3568.21657478629</text:p>
          </table:table-cell>
          <table:table-cell office:value-type="float" office:value="-123.649140716282" calcext:value-type="float">
            <text:p>-123.649140716282</text:p>
          </table:table-cell>
          <table:table-cell office:value-type="float" office:value="-61192.7561190599" calcext:value-type="float">
            <text:p>-61192.7561190599</text:p>
          </table:table-cell>
          <table:table-cell office:value-type="float" office:value="61192756.1190599" calcext:value-type="float">
            <text:p>61192756.1190599</text:p>
          </table:table-cell>
          <table:table-cell office:value-type="float" office:value="306" calcext:value-type="float">
            <text:p>306</text:p>
          </table:table-cell>
          <table:table-cell office:value-type="float" office:value="60" calcext:value-type="float">
            <text:p>60</text:p>
          </table:table-cell>
          <table:table-cell office:value-type="float" office:value="-133653.649833561" calcext:value-type="float">
            <text:p>-133653.64983356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spec2-Dropt-actin-Liner_1_1730466405.380346</text:p>
          </table:table-cell>
          <table:table-cell table:style-name="ce13" office:value-type="float" office:value="-286.546645072915" calcext:value-type="float">
            <text:p>-286.5</text:p>
          </table:table-cell>
          <table:table-cell table:style-name="ce13" office:value-type="float" office:value="-28851.0716193508" calcext:value-type="float">
            <text:p>-28851.1</text:p>
          </table:table-cell>
          <table:table-cell table:style-name="ce13" office:value-type="float" office:value="-0.288510716193508" calcext:value-type="float">
            <text:p>-0.3</text:p>
          </table:table-cell>
          <table:table-cell table:style-name="ce13" office:value-type="float" office:value="-28851.0716193508" calcext:value-type="float">
            <text:p>-28851.1</text:p>
          </table:table-cell>
          <table:table-cell table:style-name="ce13" office:value-type="float" office:value="-26269.1859505594" calcext:value-type="float">
            <text:p>-26269.2</text:p>
          </table:table-cell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table:style-name="ce28" office:value-type="float" office:value="81.0996563573883" calcext:value-type="float">
            <text:p>81.10</text:p>
          </table:table-cell>
          <table:table-cell office:value-type="float" office:value="398.549630404419" calcext:value-type="float">
            <text:p>398.549630404419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44.3800915994943" calcext:value-type="float">
            <text:p>44.3800915994943</text:p>
          </table:table-cell>
          <table:table-cell office:value-type="float" office:value="-2234.70517081443" calcext:value-type="float">
            <text:p>-2234.70517081443</text:p>
          </table:table-cell>
          <table:table-cell office:value-type="float" office:value="-2099.05074176243" calcext:value-type="float">
            <text:p>-2099.05074176243</text:p>
          </table:table-cell>
          <table:table-cell office:value-type="float" office:value="-3047.71907368653" calcext:value-type="float">
            <text:p>-3047.71907368653</text:p>
          </table:table-cell>
          <table:table-cell office:value-type="float" office:value="-99.1445760115149" calcext:value-type="float">
            <text:p>-99.1445760115149</text:p>
          </table:table-cell>
          <table:table-cell office:value-type="float" office:value="-58200.2491775582" calcext:value-type="float">
            <text:p>-58200.2491775582</text:p>
          </table:table-cell>
          <table:table-cell office:value-type="float" office:value="58200249.1775582" calcext:value-type="float">
            <text:p>58200249.1775582</text:p>
          </table:table-cell>
          <table:table-cell office:value-type="float" office:value="291" calcext:value-type="float">
            <text:p>291</text:p>
          </table:table-cell>
          <table:table-cell office:value-type="float" office:value="55" calcext:value-type="float">
            <text:p>55</text:p>
          </table:table-cell>
          <table:table-cell office:value-type="float" office:value="-122908.784394794" calcext:value-type="float">
            <text:p>-122908.78439479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style-name="ce2" table:number-columns-repeated="3"/>
          <table:table-cell table:style-name="ce14" table:formula="of:=SUM([.D219:.D225])/COUNT([.D219:.D225])" office:value-type="float" office:value="-539.957009116749" calcext:value-type="float">
            <text:p>-540.0</text:p>
          </table:table-cell>
          <table:table-cell table:style-name="ce14" table:formula="of:=SUM([.E219:.E225])/COUNT([.E219:.E225])" office:value-type="float" office:value="-54195.5012229006" calcext:value-type="float">
            <text:p>-54195.5</text:p>
          </table:table-cell>
          <table:table-cell table:style-name="ce14" table:formula="of:=SUM([.F219:.F225])/COUNT([.F219:.F225])" office:value-type="float" office:value="-0.541955012229006" calcext:value-type="float">
            <text:p>-0.5</text:p>
          </table:table-cell>
          <table:table-cell table:style-name="ce14" table:formula="of:=SUM([.G219:.G225])/COUNT([.G219:.G225])" office:value-type="float" office:value="-54195.5012229006" calcext:value-type="float">
            <text:p>-54195.5</text:p>
          </table:table-cell>
          <table:table-cell table:style-name="ce14" table:formula="of:=SUM([.H219:.H225])/COUNT([.H219:.H225])" office:value-type="float" office:value="-36662.1909935278" calcext:value-type="float">
            <text:p>-36662.2</text:p>
          </table:table-cell>
          <table:table-cell table:style-name="ce11" table:formula="of:=SUM([.I219:.I225])/COUNT([.I219:.I225])" office:value-type="float" office:value="334.142857142857" calcext:value-type="float">
            <text:p>334</text:p>
          </table:table-cell>
          <table:table-cell table:style-name="ce11" table:formula="of:=SUM([.J219:.J225])/COUNT([.J219:.J225])" office:value-type="float" office:value="84.8571428571429" calcext:value-type="float">
            <text:p>85</text:p>
          </table:table-cell>
          <table:table-cell table:style-name="ce29" table:formula="of:=SUM([.K219:.K225])/COUNT([.K219:.K225])" office:value-type="float" office:value="81.3302103088999" calcext:value-type="float">
            <text:p>81.33</text:p>
          </table:table-cell>
          <table:table-cell table:style-name="ce2" table:number-columns-repeated="1013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484466.395676</text:p>
          </table:table-cell>
          <table:table-cell table:style-name="ce13" office:value-type="float" office:value="-747.177204189976" calcext:value-type="float">
            <text:p>-747.2</text:p>
          </table:table-cell>
          <table:table-cell table:style-name="ce13" office:value-type="float" office:value="-75049.7036551681" calcext:value-type="float">
            <text:p>-75049.7</text:p>
          </table:table-cell>
          <table:table-cell table:style-name="ce13" office:value-type="float" office:value="-0.750497036551681" calcext:value-type="float">
            <text:p>-0.8</text:p>
          </table:table-cell>
          <table:table-cell table:style-name="ce13" office:value-type="float" office:value="-75049.7036551682" calcext:value-type="float">
            <text:p>-75049.7</text:p>
          </table:table-cell>
          <table:table-cell table:style-name="ce13" office:value-type="float" office:value="-54369.4886160133" calcext:value-type="float">
            <text:p>-54369.5</text:p>
          </table:table-cell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table:style-name="ce28" office:value-type="float" office:value="79.5883361921098" calcext:value-type="float">
            <text:p>79.59</text:p>
          </table:table-cell>
          <table:table-cell office:value-type="float" office:value="387.842655694469" calcext:value-type="float">
            <text:p>387.84265569446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42.93021762523" calcext:value-type="float">
            <text:p>-2142.93021762523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28.730194948831" calcext:value-type="float">
            <text:p>-128.730194948831</text:p>
          </table:table-cell>
          <table:table-cell office:value-type="float" office:value="-116683.233529875" calcext:value-type="float">
            <text:p>-116683.233529875</text:p>
          </table:table-cell>
          <table:table-cell office:value-type="float" office:value="116683233.529875" calcext:value-type="float">
            <text:p>116683233.529875</text:p>
          </table:table-cell>
          <table:table-cell office:value-type="float" office:value="583.5" calcext:value-type="float">
            <text:p>583.5</text:p>
          </table:table-cell>
          <table:table-cell office:value-type="float" office:value="112" calcext:value-type="float">
            <text:p>112</text:p>
          </table:table-cell>
          <table:table-cell office:value-type="float" office:value="-254728.37778072" calcext:value-type="float">
            <text:p>-254728.3777807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500453.918338</text:p>
          </table:table-cell>
          <table:table-cell table:style-name="ce13" office:value-type="float" office:value="44.4251160493759" calcext:value-type="float">
            <text:p>44.4</text:p>
          </table:table-cell>
          <table:table-cell table:style-name="ce13" office:value-type="float" office:value="4228.96399302983" calcext:value-type="float">
            <text:p>4229.0</text:p>
          </table:table-cell>
          <table:table-cell table:style-name="ce13" office:value-type="float" office:value="0.0422896399302983" calcext:value-type="float">
            <text:p>0.0</text:p>
          </table:table-cell>
          <table:table-cell table:style-name="ce13" office:value-type="float" office:value="4228.96399302983" calcext:value-type="float">
            <text:p>4229.0</text:p>
          </table:table-cell>
          <table:table-cell table:style-name="ce13" office:value-type="float" office:value="3797.86420035626" calcext:value-type="float">
            <text:p>3797.9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table:style-name="ce28" office:value-type="float" office:value="86.6666666666667" calcext:value-type="float">
            <text:p>86.67</text:p>
          </table:table-cell>
          <table:table-cell office:value-type="float" office:value="385.595881189375" calcext:value-type="float">
            <text:p>385.595881189375</text:p>
          </table:table-cell>
          <table:table-cell office:value-type="float" office:value="915.789214046832" calcext:value-type="float">
            <text:p>915.789214046832</text:p>
          </table:table-cell>
          <table:table-cell office:value-type="float" office:value="6.22803843693691" calcext:value-type="float">
            <text:p>6.22803843693691</text:p>
          </table:table-cell>
          <table:table-cell office:value-type="float" office:value="-2242.06297816657" calcext:value-type="float">
            <text:p>-2242.06297816657</text:p>
          </table:table-cell>
          <table:table-cell office:value-type="float" office:value="-2100.19232495288" calcext:value-type="float">
            <text:p>-2100.19232495288</text:p>
          </table:table-cell>
          <table:table-cell office:value-type="float" office:value="-2543.4077535914" calcext:value-type="float">
            <text:p>-2543.4077535914</text:p>
          </table:table-cell>
          <table:table-cell office:value-type="float" office:value="35.2413666085819" calcext:value-type="float">
            <text:p>35.2413666085819</text:p>
          </table:table-cell>
          <table:table-cell office:value-type="float" office:value="-24016.2452092022" calcext:value-type="float">
            <text:p>-24016.2452092022</text:p>
          </table:table-cell>
          <table:table-cell office:value-type="float" office:value="24016245.2092022" calcext:value-type="float">
            <text:p>24016245.2092022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-35873.0076506652" calcext:value-type="float">
            <text:p>-35873.007650665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Liner-actin-Dropt-weigm-Dropt-actin-Liner_1_1730504889.927298</text:p>
          </table:table-cell>
          <table:table-cell table:style-name="ce13" office:value-type="float" office:value="-1171.94051045322" calcext:value-type="float">
            <text:p>-1171.9</text:p>
          </table:table-cell>
          <table:table-cell table:style-name="ce13" office:value-type="float" office:value="-117406.285339299" calcext:value-type="float">
            <text:p>-117406.3</text:p>
          </table:table-cell>
          <table:table-cell table:style-name="ce13" office:value-type="float" office:value="-1.17406285339299" calcext:value-type="float">
            <text:p>-1.2</text:p>
          </table:table-cell>
          <table:table-cell table:style-name="ce13" office:value-type="float" office:value="-117406.285339299" calcext:value-type="float">
            <text:p>-117406.3</text:p>
          </table:table-cell>
          <table:table-cell table:style-name="ce13" office:value-type="float" office:value="-70457.1894982821" calcext:value-type="float">
            <text:p>-70457.2</text:p>
          </table:table-cell>
          <table:table-cell office:value-type="float" office:value="580" calcext:value-type="float">
            <text:p>580</text:p>
          </table:table-cell>
          <table:table-cell office:value-type="float" office:value="156" calcext:value-type="float">
            <text:p>156</text:p>
          </table:table-cell>
          <table:table-cell table:style-name="ce28" office:value-type="float" office:value="78.804347826087" calcext:value-type="float">
            <text:p>78.80</text:p>
          </table:table-cell>
          <table:table-cell office:value-type="float" office:value="388.832089028537" calcext:value-type="float">
            <text:p>388.83208902853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3.2641680355882" calcext:value-type="float">
            <text:p>23.2641680355882</text:p>
          </table:table-cell>
          <table:table-cell office:value-type="float" office:value="-2198.26216010161" calcext:value-type="float">
            <text:p>-2198.26216010161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9.519409428396" calcext:value-type="float">
            <text:p>-159.519409428396</text:p>
          </table:table-cell>
          <table:table-cell office:value-type="float" office:value="-147256.149864525" calcext:value-type="float">
            <text:p>-147256.149864525</text:p>
          </table:table-cell>
          <table:table-cell office:value-type="float" office:value="147256149.864525" calcext:value-type="float">
            <text:p>147256149.864525</text:p>
          </table:table-cell>
          <table:table-cell office:value-type="float" office:value="736.5" calcext:value-type="float">
            <text:p>736.5</text:p>
          </table:table-cell>
          <table:table-cell office:value-type="float" office:value="151" calcext:value-type="float">
            <text:p>151</text:p>
          </table:table-cell>
          <table:table-cell office:value-type="float" office:value="-342507.398623055" calcext:value-type="float">
            <text:p>-342507.39862305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style-name="ce2" table:number-columns-repeated="3"/>
          <table:table-cell table:style-name="ce14" table:formula="of:=SUM([.D227:.D229])/COUNT([.D227:.D229])" office:value-type="float" office:value="-624.897532864607" calcext:value-type="float">
            <text:p>-624.9</text:p>
          </table:table-cell>
          <table:table-cell table:style-name="ce14" table:formula="of:=SUM([.E227:.E229])/COUNT([.E227:.E229])" office:value-type="float" office:value="-62742.3416671458" calcext:value-type="float">
            <text:p>-62742.3</text:p>
          </table:table-cell>
          <table:table-cell table:style-name="ce14" table:formula="of:=SUM([.F227:.F229])/COUNT([.F227:.F229])" office:value-type="float" office:value="-0.627423416671458" calcext:value-type="float">
            <text:p>-0.6</text:p>
          </table:table-cell>
          <table:table-cell table:style-name="ce14" table:formula="of:=SUM([.G227:.G229])/COUNT([.G227:.G229])" office:value-type="float" office:value="-62742.3416671458" calcext:value-type="float">
            <text:p>-62742.3</text:p>
          </table:table-cell>
          <table:table-cell table:style-name="ce14" table:formula="of:=SUM([.H227:.H229])/COUNT([.H227:.H229])" office:value-type="float" office:value="-40342.9379713131" calcext:value-type="float">
            <text:p>-40342.9</text:p>
          </table:table-cell>
          <table:table-cell table:style-name="ce11" table:formula="of:=SUM([.I227:.I229])/COUNT([.I227:.I229])" office:value-type="float" office:value="382.666666666667" calcext:value-type="float">
            <text:p>383</text:p>
          </table:table-cell>
          <table:table-cell table:style-name="ce11" table:formula="of:=SUM([.J227:.J229])/COUNT([.J227:.J229])" office:value-type="float" office:value="97" calcext:value-type="float">
            <text:p>97</text:p>
          </table:table-cell>
          <table:table-cell table:style-name="ce29" table:formula="of:=SUM([.K227:.K229])/COUNT([.K227:.K229])" office:value-type="float" office:value="81.6864502282878" calcext:value-type="float">
            <text:p>81.69</text:p>
          </table:table-cell>
          <table:table-cell table:style-name="ce2" table:number-columns-repeated="1013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17821.9382458</text:p>
          </table:table-cell>
          <table:table-cell table:style-name="ce13" office:value-type="float" office:value="-939.396084883625" calcext:value-type="float">
            <text:p>-939.4</text:p>
          </table:table-cell>
          <table:table-cell table:style-name="ce13" office:value-type="float" office:value="-94229.8241817406" calcext:value-type="float">
            <text:p>-94229.8</text:p>
          </table:table-cell>
          <table:table-cell table:style-name="ce13" office:value-type="float" office:value="-0.942298241817406" calcext:value-type="float">
            <text:p>-0.9</text:p>
          </table:table-cell>
          <table:table-cell table:style-name="ce13" office:value-type="float" office:value="-94229.8241817407" calcext:value-type="float">
            <text:p>-94229.8</text:p>
          </table:table-cell>
          <table:table-cell table:style-name="ce13" office:value-type="float" office:value="-62620.0289136703" calcext:value-type="float">
            <text:p>-62620.0</text:p>
          </table:table-cell>
          <table:table-cell office:value-type="float" office:value="558" calcext:value-type="float">
            <text:p>558</text:p>
          </table:table-cell>
          <table:table-cell office:value-type="float" office:value="147" calcext:value-type="float">
            <text:p>147</text:p>
          </table:table-cell>
          <table:table-cell table:style-name="ce28" office:value-type="float" office:value="79.1489361702128" calcext:value-type="float">
            <text:p>79.15</text:p>
          </table:table-cell>
          <table:table-cell office:value-type="float" office:value="399.197682533686" calcext:value-type="float">
            <text:p>399.197682533686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6.22803843693691" calcext:value-type="float">
            <text:p>6.22803843693691</text:p>
          </table:table-cell>
          <table:table-cell office:value-type="float" office:value="-2156.34102745264" calcext:value-type="float">
            <text:p>-2156.3410274526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33.659325080483" calcext:value-type="float">
            <text:p>-133.659325080483</text:p>
          </table:table-cell>
          <table:table-cell office:value-type="float" office:value="-141076.246422241" calcext:value-type="float">
            <text:p>-141076.246422241</text:p>
          </table:table-cell>
          <table:table-cell office:value-type="float" office:value="141076246.42224" calcext:value-type="float">
            <text:p>141076246.42224</text:p>
          </table:table-cell>
          <table:table-cell office:value-type="float" office:value="705.5" calcext:value-type="float">
            <text:p>705.5</text:p>
          </table:table-cell>
          <table:table-cell office:value-type="float" office:value="141" calcext:value-type="float">
            <text:p>141</text:p>
          </table:table-cell>
          <table:table-cell office:value-type="float" office:value="-316787.911362581" calcext:value-type="float">
            <text:p>-316787.91136258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27683.8336792</text:p>
          </table:table-cell>
          <table:table-cell table:style-name="ce13" office:value-type="float" office:value="43.4956166324169" calcext:value-type="float">
            <text:p>43.5</text:p>
          </table:table-cell>
          <table:table-cell table:style-name="ce13" office:value-type="float" office:value="4283.67424658849" calcext:value-type="float">
            <text:p>4283.7</text:p>
          </table:table-cell>
          <table:table-cell table:style-name="ce13" office:value-type="float" office:value="0.0428367424658849" calcext:value-type="float">
            <text:p>0.0</text:p>
          </table:table-cell>
          <table:table-cell table:style-name="ce13" office:value-type="float" office:value="4283.67424658849" calcext:value-type="float">
            <text:p>4283.7</text:p>
          </table:table-cell>
          <table:table-cell table:style-name="ce13" office:value-type="float" office:value="4201.750083182" calcext:value-type="float">
            <text:p>4201.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88.0952380952381" calcext:value-type="float">
            <text:p>88.10</text:p>
          </table:table-cell>
          <table:table-cell office:value-type="float" office:value="419.172310456339" calcext:value-type="float">
            <text:p>419.172310456339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53.0863372826425" calcext:value-type="float">
            <text:p>53.0863372826425</text:p>
          </table:table-cell>
          <table:table-cell office:value-type="float" office:value="-2245.14024805921" calcext:value-type="float">
            <text:p>-2245.14024805921</text:p>
          </table:table-cell>
          <table:table-cell office:value-type="float" office:value="-2158.61566953012" calcext:value-type="float">
            <text:p>-2158.61566953012</text:p>
          </table:table-cell>
          <table:table-cell office:value-type="float" office:value="-2348.0964905266" calcext:value-type="float">
            <text:p>-2348.0964905266</text:p>
          </table:table-cell>
          <table:table-cell office:value-type="float" office:value="101.992243966393" calcext:value-type="float">
            <text:p>101.992243966393</text:p>
          </table:table-cell>
          <table:table-cell office:value-type="float" office:value="-8408.492166413" calcext:value-type="float">
            <text:p>-8408.492166413</text:p>
          </table:table-cell>
          <table:table-cell office:value-type="float" office:value="8408492.166413" calcext:value-type="float">
            <text:p>8408492.16641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-11225.7012402961" calcext:value-type="float">
            <text:p>-11225.701240296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32000.098706</text:p>
          </table:table-cell>
          <table:table-cell table:style-name="ce13" office:value-type="float" office:value="59.6488798416813" calcext:value-type="float">
            <text:p>59.6</text:p>
          </table:table-cell>
          <table:table-cell table:style-name="ce13" office:value-type="float" office:value="5843.98652018418" calcext:value-type="float">
            <text:p>5844.0</text:p>
          </table:table-cell>
          <table:table-cell table:style-name="ce13" office:value-type="float" office:value="0.0584398652018418" calcext:value-type="float">
            <text:p>0.1</text:p>
          </table:table-cell>
          <table:table-cell table:style-name="ce13" office:value-type="float" office:value="5843.98652018418" calcext:value-type="float">
            <text:p>5844.0</text:p>
          </table:table-cell>
          <table:table-cell table:style-name="ce13" office:value-type="float" office:value="5847.45646566669" calcext:value-type="float">
            <text:p>5847.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88.2352941176471" calcext:value-type="float">
            <text:p>88.24</text:p>
          </table:table-cell>
          <table:table-cell office:value-type="float" office:value="376.202359160669" calcext:value-type="float">
            <text:p>376.202359160669</text:p>
          </table:table-cell>
          <table:table-cell office:value-type="float" office:value="794.17080844834" calcext:value-type="float">
            <text:p>794.17080844834</text:p>
          </table:table-cell>
          <table:table-cell office:value-type="float" office:value="110.371508215787" calcext:value-type="float">
            <text:p>110.371508215787</text:p>
          </table:table-cell>
          <table:table-cell office:value-type="float" office:value="-1847.51994034099" calcext:value-type="float">
            <text:p>-1847.51994034099</text:p>
          </table:table-cell>
          <table:table-cell office:value-type="float" office:value="-43.356212566825" calcext:value-type="float">
            <text:p>-43.356212566825</text:p>
          </table:table-cell>
          <table:table-cell office:value-type="float" office:value="-2369.38503244267" calcext:value-type="float">
            <text:p>-2369.38503244267</text:p>
          </table:table-cell>
          <table:table-cell office:value-type="float" office:value="114.587970984003" calcext:value-type="float">
            <text:p>114.587970984003</text:p>
          </table:table-cell>
          <table:table-cell office:value-type="float" office:value="-10210.9549414616" calcext:value-type="float">
            <text:p>-10210.9549414616</text:p>
          </table:table-cell>
          <table:table-cell office:value-type="float" office:value="10210954.9414616" calcext:value-type="float">
            <text:p>10210954.941461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-11041.7634294791" calcext:value-type="float">
            <text:p>-11041.763429479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36721.778147</text:p>
          </table:table-cell>
          <table:table-cell table:style-name="ce13" office:value-type="float" office:value="-36.7755741582382" calcext:value-type="float">
            <text:p>-36.8</text:p>
          </table:table-cell>
          <table:table-cell table:style-name="ce13" office:value-type="float" office:value="-3694.28752833762" calcext:value-type="float">
            <text:p>-3694.3</text:p>
          </table:table-cell>
          <table:table-cell table:style-name="ce13" office:value-type="float" office:value="-0.0369428752833762" calcext:value-type="float">
            <text:p>0.0</text:p>
          </table:table-cell>
          <table:table-cell table:style-name="ce13" office:value-type="float" office:value="-3694.28752833762" calcext:value-type="float">
            <text:p>-3694.3</text:p>
          </table:table-cell>
          <table:table-cell table:style-name="ce13" office:value-type="float" office:value="-3851.61820447272" calcext:value-type="float">
            <text:p>-3851.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83.7837837837838" calcext:value-type="float">
            <text:p>83.78</text:p>
          </table:table-cell>
          <table:table-cell office:value-type="float" office:value="371.85539506314" calcext:value-type="float">
            <text:p>371.85539506314</text:p>
          </table:table-cell>
          <table:table-cell office:value-type="float" office:value="916.287690149955" calcext:value-type="float">
            <text:p>916.287690149955</text:p>
          </table:table-cell>
          <table:table-cell office:value-type="float" office:value="98.345860608184" calcext:value-type="float">
            <text:p>98.345860608184</text:p>
          </table:table-cell>
          <table:table-cell office:value-type="float" office:value="-2536.96746254916" calcext:value-type="float">
            <text:p>-2536.96746254916</text:p>
          </table:table-cell>
          <table:table-cell office:value-type="float" office:value="-2150.0437961737" calcext:value-type="float">
            <text:p>-2150.0437961737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-99.8456088739897" calcext:value-type="float">
            <text:p>-99.8456088739897</text:p>
          </table:table-cell>
          <table:table-cell office:value-type="float" office:value="-7400.00571818985" calcext:value-type="float">
            <text:p>-7400.00571818985</text:p>
          </table:table-cell>
          <table:table-cell office:value-type="float" office:value="7400005.71818985" calcext:value-type="float">
            <text:p>7400005.7181898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-15221.804775295" calcext:value-type="float">
            <text:p>-15221.8047752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59098.582125</text:p>
          </table:table-cell>
          <table:table-cell table:style-name="ce13" office:value-type="float" office:value="-157.277089361038" calcext:value-type="float">
            <text:p>-157.3</text:p>
          </table:table-cell>
          <table:table-cell table:style-name="ce13" office:value-type="float" office:value="-15809.1050531982" calcext:value-type="float">
            <text:p>-15809.1</text:p>
          </table:table-cell>
          <table:table-cell table:style-name="ce13" office:value-type="float" office:value="-0.158091050531982" calcext:value-type="float">
            <text:p>-0.2</text:p>
          </table:table-cell>
          <table:table-cell table:style-name="ce13" office:value-type="float" office:value="-15809.1050531982" calcext:value-type="float">
            <text:p>-15809.1</text:p>
          </table:table-cell>
          <table:table-cell table:style-name="ce13" office:value-type="float" office:value="-15384.3141041497" calcext:value-type="float">
            <text:p>-15384.3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1.0126582278481" calcext:value-type="float">
            <text:p>81.01</text:p>
          </table:table-cell>
          <table:table-cell office:value-type="float" office:value="403.414094658386" calcext:value-type="float">
            <text:p>403.414094658386</text:p>
          </table:table-cell>
          <table:table-cell office:value-type="float" office:value="865.218986828564" calcext:value-type="float">
            <text:p>865.218986828564</text:p>
          </table:table-cell>
          <table:table-cell office:value-type="float" office:value="46.7918562931591" calcext:value-type="float">
            <text:p>46.7918562931591</text:p>
          </table:table-cell>
          <table:table-cell office:value-type="float" office:value="-2248.20363898239" calcext:value-type="float">
            <text:p>-2248.20363898239</text:p>
          </table:table-cell>
          <table:table-cell office:value-type="float" office:value="-2100.51543199958" calcext:value-type="float">
            <text:p>-2100.51543199958</text:p>
          </table:table-cell>
          <table:table-cell office:value-type="float" office:value="-2850.14636071766" calcext:value-type="float">
            <text:p>-2850.14636071766</text:p>
          </table:table-cell>
          <table:table-cell office:value-type="float" office:value="-100.057626918976" calcext:value-type="float">
            <text:p>-100.057626918976</text:p>
          </table:table-cell>
          <table:table-cell office:value-type="float" office:value="-31599.9908858326" calcext:value-type="float">
            <text:p>-31599.9908858326</text:p>
          </table:table-cell>
          <table:table-cell office:value-type="float" office:value="31599990.8858326" calcext:value-type="float">
            <text:p>31599990.8858326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-67446.1091694717" calcext:value-type="float">
            <text:p>-67446.109169471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data_2017_to_2023vs2024_only_price_percent_only_price_percent_day_of_week_none_1m|15m_15m|1h|1d_1m|1m_15m|1h|1d_32_0.004_20</text:p>
          </table:table-cell>
          <table:table-cell office:value-type="string" calcext:value-type="string">
            <text:p>trade_all_1.0_3_-0.1%_TP0.005_TR0.001_SL0.02</text:p>
          </table:table-cell>
          <table:table-cell office:value-type="string" calcext:value-type="string">
            <text:p>rl_reppo-custom_combo_all_0.0001_20000_512_1000000_0.99_RMSprop_CELU_512|64_Batcd-specm-actin-Dropt-specm-Dropt-actin-Liner_1_1730568027.9567208</text:p>
          </table:table-cell>
          <table:table-cell table:style-name="ce13" office:value-type="float" office:value="-1111.66832362703" calcext:value-type="float">
            <text:p>-1111.7</text:p>
          </table:table-cell>
          <table:table-cell table:style-name="ce13" office:value-type="float" office:value="-111404.275519157" calcext:value-type="float">
            <text:p>-111404.3</text:p>
          </table:table-cell>
          <table:table-cell table:style-name="ce13" office:value-type="float" office:value="-1.11404275519157" calcext:value-type="float">
            <text:p>-1.1</text:p>
          </table:table-cell>
          <table:table-cell table:style-name="ce13" office:value-type="float" office:value="-111404.275519157" calcext:value-type="float">
            <text:p>-111404.3</text:p>
          </table:table-cell>
          <table:table-cell table:style-name="ce13" office:value-type="float" office:value="-68618.0980185446" calcext:value-type="float">
            <text:p>-68618.1</text:p>
          </table:table-cell>
          <table:table-cell office:value-type="float" office:value="578" calcext:value-type="float">
            <text:p>578</text:p>
          </table:table-cell>
          <table:table-cell office:value-type="float" office:value="156" calcext:value-type="float">
            <text:p>156</text:p>
          </table:table-cell>
          <table:table-cell table:style-name="ce28" office:value-type="float" office:value="78.7465940054496" calcext:value-type="float">
            <text:p>78.75</text:p>
          </table:table-cell>
          <table:table-cell office:value-type="float" office:value="394.727687323329" calcext:value-type="float">
            <text:p>394.72768732332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2176.64665892334" calcext:value-type="float">
            <text:p>-2176.6466589233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51.776942124192" calcext:value-type="float">
            <text:p>-151.776942124192</text:p>
          </table:table-cell>
          <table:table-cell office:value-type="float" office:value="-146861.957682163" calcext:value-type="float">
            <text:p>-146861.957682163</text:p>
          </table:table-cell>
          <table:table-cell office:value-type="float" office:value="146861957.682163" calcext:value-type="float">
            <text:p>146861957.682163</text:p>
          </table:table-cell>
          <table:table-cell office:value-type="float" office:value="734.5" calcext:value-type="float">
            <text:p>734.5</text:p>
          </table:table-cell>
          <table:table-cell office:value-type="float" office:value="150" calcext:value-type="float">
            <text:p>150</text:p>
          </table:table-cell>
          <table:table-cell office:value-type="float" office:value="-339393.821006137" calcext:value-type="float">
            <text:p>-339393.82100613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style-name="ce2" table:number-columns-repeated="3"/>
          <table:table-cell table:style-name="ce14" table:formula="of:=SUM([.D231:.D236])/COUNT([.D231:.D236])" office:value-type="float" office:value="-356.995429259305" calcext:value-type="float">
            <text:p>-357.0</text:p>
          </table:table-cell>
          <table:table-cell table:style-name="ce14" table:formula="of:=SUM([.E231:.E236])/COUNT([.E231:.E236])" office:value-type="float" office:value="-35834.9719192768" calcext:value-type="float">
            <text:p>-35835.0</text:p>
          </table:table-cell>
          <table:table-cell table:style-name="ce14" table:formula="of:=SUM([.F231:.F236])/COUNT([.F231:.F236])" office:value-type="float" office:value="-0.358349719192768" calcext:value-type="float">
            <text:p>-0.4</text:p>
          </table:table-cell>
          <table:table-cell table:style-name="ce14" table:formula="of:=SUM([.G231:.G236])/COUNT([.G231:.G236])" office:value-type="float" office:value="-35834.9719192768" calcext:value-type="float">
            <text:p>-35835.0</text:p>
          </table:table-cell>
          <table:table-cell table:style-name="ce14" table:formula="of:=SUM([.H231:.H236])/COUNT([.H231:.H236])" office:value-type="float" office:value="-23404.1421153314" calcext:value-type="float">
            <text:p>-23404.1</text:p>
          </table:table-cell>
          <table:table-cell table:style-name="ce11" table:formula="of:=SUM([.I231:.I236])/COUNT([.I231:.I236])" office:value-type="float" office:value="229.5" calcext:value-type="float">
            <text:p>230</text:p>
          </table:table-cell>
          <table:table-cell table:style-name="ce11" table:formula="of:=SUM([.J231:.J236])/COUNT([.J231:.J236])" office:value-type="float" office:value="58.3333333333333" calcext:value-type="float">
            <text:p>58</text:p>
          </table:table-cell>
          <table:table-cell table:style-name="ce29" table:formula="of:=SUM([.K231:.K236])/COUNT([.K231:.K236])" office:value-type="float" office:value="83.1704174000299" calcext:value-type="float">
            <text:p>83.17</text:p>
          </table:table-cell>
          <table:table-cell table:style-name="ce2" table:number-columns-repeated="1013"/>
        </table:table-row>
        <table:table-row table:style-name="ro3">
          <table:table-cell table:style-name="ce4" table:number-columns-repeated="3"/>
          <table:table-cell table:style-name="ce19" table:number-columns-repeated="5"/>
          <table:table-cell table:style-name="ce12" table:number-columns-repeated="2"/>
          <table:table-cell table:style-name="ce40"/>
          <table:table-cell table:style-name="ce4" table:number-columns-repeated="1013"/>
        </table:table-row>
        <table:table-row table:style-name="ro3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reppo-custom_combo_all_0~0001_20000_512_1000000_0~99_RMSprop_CELU_4096]32_Batcd-weigm-actin-Dropt-weigm-Dropt-actin-weigm_1_1731781995~9444554</text:p>
          </table:table-cell>
          <table:table-cell table:style-name="ce13" office:value-type="float" office:value="287.672023872795" calcext:value-type="float">
            <text:p>287.7</text:p>
          </table:table-cell>
          <table:table-cell table:style-name="ce13" office:value-type="float" office:value="28255.0578293154" calcext:value-type="float">
            <text:p>28255.1</text:p>
          </table:table-cell>
          <table:table-cell table:style-name="ce13" office:value-type="float" office:value="0.282550578293154" calcext:value-type="float">
            <text:p>0.3</text:p>
          </table:table-cell>
          <table:table-cell table:style-name="ce13" office:value-type="float" office:value="28255.0578293154" calcext:value-type="float">
            <text:p>28255.1</text:p>
          </table:table-cell>
          <table:table-cell table:style-name="ce13" office:value-type="float" office:value="30130.1956723441" calcext:value-type="float">
            <text:p>30130.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1.5384615384615" calcext:value-type="float">
            <text:p>61.54</text:p>
          </table:table-cell>
          <table:table-cell office:value-type="float" office:value="1907.71840028283" calcext:value-type="float">
            <text:p>1907.71840028283</text:p>
          </table:table-cell>
          <table:table-cell office:value-type="float" office:value="2521.62497577834" calcext:value-type="float">
            <text:p>2521.62497577834</text:p>
          </table:table-cell>
          <table:table-cell office:value-type="float" office:value="1588.96376166161" calcext:value-type="float">
            <text:p>1588.96376166161</text:p>
          </table:table-cell>
          <table:table-cell office:value-type="float" office:value="-2245.06207390066" calcext:value-type="float">
            <text:p>-2245.06207390066</text:p>
          </table:table-cell>
          <table:table-cell office:value-type="float" office:value="-2098.18979970232" calcext:value-type="float">
            <text:p>-2098.18979970232</text:p>
          </table:table-cell>
          <table:table-cell office:value-type="float" office:value="-3256.38690740695" calcext:value-type="float">
            <text:p>-3256.38690740695</text:p>
          </table:table-cell>
          <table:table-cell office:value-type="float" office:value="310.495140981488" calcext:value-type="float">
            <text:p>310.495140981488</text:p>
          </table:table-cell>
          <table:table-cell office:value-type="float" office:value="-18237.3924502796" calcext:value-type="float">
            <text:p>-18237.3924502796</text:p>
          </table:table-cell>
          <table:table-cell office:value-type="float" office:value="18237392.4502796" calcext:value-type="float">
            <text:p>18237392.4502796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-78577.172586523" calcext:value-type="float">
            <text:p>-78577.17258652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reppo-custom_combo_all_0~0001_20000_512_1000000_0~99_RMSprop_CELU_4096]32_Batcd-weigm-actin-Dropt-weigm-Dropt-actin-weigm_1_1731793046~9095926</text:p>
          </table:table-cell>
          <table:table-cell table:style-name="ce13" office:value-type="float" office:value="288.921735786824" calcext:value-type="float">
            <text:p>288.9</text:p>
          </table:table-cell>
          <table:table-cell table:style-name="ce13" office:value-type="float" office:value="28576.6468479557" calcext:value-type="float">
            <text:p>28576.6</text:p>
          </table:table-cell>
          <table:table-cell table:style-name="ce13" office:value-type="float" office:value="0.285766468479557" calcext:value-type="float">
            <text:p>0.3</text:p>
          </table:table-cell>
          <table:table-cell table:style-name="ce13" office:value-type="float" office:value="28576.6468479557" calcext:value-type="float">
            <text:p>28576.6</text:p>
          </table:table-cell>
          <table:table-cell table:style-name="ce13" office:value-type="float" office:value="32348.3717759951" calcext:value-type="float">
            <text:p>32348.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78.5714285714286" calcext:value-type="float">
            <text:p>78.57</text:p>
          </table:table-cell>
          <table:table-cell office:value-type="float" office:value="1907.18793011475" calcext:value-type="float">
            <text:p>1907.18793011475</text:p>
          </table:table-cell>
          <table:table-cell office:value-type="float" office:value="2162.67657570026" calcext:value-type="float">
            <text:p>2162.67657570026</text:p>
          </table:table-cell>
          <table:table-cell office:value-type="float" office:value="1563.92025780323" calcext:value-type="float">
            <text:p>1563.92025780323</text:p>
          </table:table-cell>
          <table:table-cell office:value-type="float" office:value="-2230.24793576148" calcext:value-type="float">
            <text:p>-2230.24793576148</text:p>
          </table:table-cell>
          <table:table-cell office:value-type="float" office:value="-2117.69343892104" calcext:value-type="float">
            <text:p>-2117.69343892104</text:p>
          </table:table-cell>
          <table:table-cell office:value-type="float" office:value="-2505.60573688211" calcext:value-type="float">
            <text:p>-2505.60573688211</text:p>
          </table:table-cell>
          <table:table-cell office:value-type="float" office:value="1020.59453028413" calcext:value-type="float">
            <text:p>1020.59453028413</text:p>
          </table:table-cell>
          <table:table-cell office:value-type="float" office:value="-5631.40805490286" calcext:value-type="float">
            <text:p>-5631.40805490286</text:p>
          </table:table-cell>
          <table:table-cell office:value-type="float" office:value="5631408.05490286" calcext:value-type="float">
            <text:p>5631408.0549028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3381.4876145689" calcext:value-type="float">
            <text:p>-13381.487614568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41:.D242])/COUNT([.D241:.D242])" office:value-type="float" office:value="288.29687982981" calcext:value-type="float">
            <text:p>288.3</text:p>
          </table:table-cell>
          <table:table-cell table:style-name="ce14" table:formula="of:=SUM([.E241:.E242])/COUNT([.E241:.E242])" office:value-type="float" office:value="28415.8523386355" calcext:value-type="float">
            <text:p>28415.9</text:p>
          </table:table-cell>
          <table:table-cell table:style-name="ce14" table:formula="of:=SUM([.F241:.F242])/COUNT([.F241:.F242])" office:value-type="float" office:value="0.284158523386355" calcext:value-type="float">
            <text:p>0.3</text:p>
          </table:table-cell>
          <table:table-cell table:style-name="ce14" table:formula="of:=SUM([.G241:.G242])/COUNT([.G241:.G242])" office:value-type="float" office:value="28415.8523386355" calcext:value-type="float">
            <text:p>28415.9</text:p>
          </table:table-cell>
          <table:table-cell table:style-name="ce14" table:formula="of:=SUM([.H241:.H242])/COUNT([.H241:.H242])" office:value-type="float" office:value="31239.2837241696" calcext:value-type="float">
            <text:p>31239.3</text:p>
          </table:table-cell>
          <table:table-cell table:style-name="ce11" table:formula="of:=SUM([.I241:.I242])/COUNT([.I241:.I242])" office:value-type="float" office:value="39" calcext:value-type="float">
            <text:p>39</text:p>
          </table:table-cell>
          <table:table-cell table:style-name="ce11" table:formula="of:=SUM([.J241:.J242])/COUNT([.J241:.J242])" office:value-type="float" office:value="20.5" calcext:value-type="float">
            <text:p>21</text:p>
          </table:table-cell>
          <table:table-cell table:style-name="ce29" table:formula="of:=SUM([.K241:.K242])/COUNT([.K241:.K242])" office:value-type="float" office:value="70.0549450549451" calcext:value-type="float">
            <text:p>70.05</text:p>
          </table:table-cell>
          <table:table-cell table:style-name="ce2" table:number-columns-repeated="1013"/>
        </table:table-row>
        <table:table-row table:style-name="ro3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reppo-custom_combo_all_0~0001_20000_512_1000000_0~99_RMSprop_CELU_64]64]64]64]64]64_Batcd-Liner-actin-Dropt-Liner-actin-Liner-actin-Liner-actin-weigm-actin-Liner-Dropt-actin-Liner_1_1731844999~228246</text:p>
          </table:table-cell>
          <table:table-cell table:style-name="ce13" office:value-type="float" office:value="63.9225143888382" calcext:value-type="float">
            <text:p>63.9</text:p>
          </table:table-cell>
          <table:table-cell table:style-name="ce13" office:value-type="float" office:value="5970.09540681668" calcext:value-type="float">
            <text:p>5970.1</text:p>
          </table:table-cell>
          <table:table-cell table:style-name="ce13" office:value-type="float" office:value="0.0597009540681668" calcext:value-type="float">
            <text:p>0.1</text:p>
          </table:table-cell>
          <table:table-cell table:style-name="ce13" office:value-type="float" office:value="5970.09540681668" calcext:value-type="float">
            <text:p>5970.1</text:p>
          </table:table-cell>
          <table:table-cell table:style-name="ce13" office:value-type="float" office:value="4418.63021784534" calcext:value-type="float">
            <text:p>4418.6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style-name="ce28" office:value-type="float" office:value="72.7272727272727" calcext:value-type="float">
            <text:p>72.73</text:p>
          </table:table-cell>
          <table:table-cell office:value-type="float" office:value="890.908861258353" calcext:value-type="float">
            <text:p>890.908861258353</text:p>
          </table:table-cell>
          <table:table-cell office:value-type="float" office:value="1656.08880913541" calcext:value-type="float">
            <text:p>1656.08880913541</text:p>
          </table:table-cell>
          <table:table-cell office:value-type="float" office:value="518.865123997195" calcext:value-type="float">
            <text:p>518.865123997195</text:p>
          </table:table-cell>
          <table:table-cell office:value-type="float" office:value="-2243.08817653746" calcext:value-type="float">
            <text:p>-2243.08817653746</text:p>
          </table:table-cell>
          <table:table-cell office:value-type="float" office:value="-2098.31318156759" calcext:value-type="float">
            <text:p>-2098.31318156759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36.1823964049496" calcext:value-type="float">
            <text:p>36.1823964049496</text:p>
          </table:table-cell>
          <table:table-cell office:value-type="float" office:value="-33022.4925879948" calcext:value-type="float">
            <text:p>-33022.4925879948</text:p>
          </table:table-cell>
          <table:table-cell office:value-type="float" office:value="33022492.5879948" calcext:value-type="float">
            <text:p>33022492.5879948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-100938.967944186" calcext:value-type="float">
            <text:p>-100938.96794418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46:.D246])/COUNT([.D246:.D246])" office:value-type="float" office:value="63.9225143888382" calcext:value-type="float">
            <text:p>63.9</text:p>
          </table:table-cell>
          <table:table-cell table:style-name="ce14" table:formula="of:=SUM([.E246:.E246])/COUNT([.E246:.E246])" office:value-type="float" office:value="5970.09540681668" calcext:value-type="float">
            <text:p>5970.1</text:p>
          </table:table-cell>
          <table:table-cell table:style-name="ce14" table:formula="of:=SUM([.F246:.F246])/COUNT([.F246:.F246])" office:value-type="float" office:value="0.0597009540681668" calcext:value-type="float">
            <text:p>0.1</text:p>
          </table:table-cell>
          <table:table-cell table:style-name="ce14" table:formula="of:=SUM([.G246:.G246])/COUNT([.G246:.G246])" office:value-type="float" office:value="5970.09540681668" calcext:value-type="float">
            <text:p>5970.1</text:p>
          </table:table-cell>
          <table:table-cell table:style-name="ce14" table:formula="of:=SUM([.H246:.H246])/COUNT([.H246:.H246])" office:value-type="float" office:value="4418.63021784534" calcext:value-type="float">
            <text:p>4418.6</text:p>
          </table:table-cell>
          <table:table-cell table:style-name="ce11" table:formula="of:=SUM([.I246:.I246])/COUNT([.I246:.I246])" office:value-type="float" office:value="120" calcext:value-type="float">
            <text:p>120</text:p>
          </table:table-cell>
          <table:table-cell table:style-name="ce11" table:formula="of:=SUM([.J246:.J246])/COUNT([.J246:.J246])" office:value-type="float" office:value="45" calcext:value-type="float">
            <text:p>45</text:p>
          </table:table-cell>
          <table:table-cell table:style-name="ce29" table:formula="of:=SUM([.K246:.K246])/COUNT([.K246:.K246])" office:value-type="float" office:value="72.7272727272727" calcext:value-type="float">
            <text:p>72.73</text:p>
          </table:table-cell>
          <table:table-cell table:style-name="ce2" table:number-columns-repeated="1013"/>
        </table:table-row>
        <table:table-row table:style-name="ro3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reppo-custom_combo_all_0~0001_20000_512_1000000_0~99_RMSprop_CELU_512]256]64]32_Batcd-weigm-actin-Dropt-Liner-actin-weigm-actin-Liner-Dropt-actin-weigm_1_1731922820~5479605</text:p>
          </table:table-cell>
          <table:table-cell table:style-name="ce13" office:value-type="float" office:value="-88.7368549684119" calcext:value-type="float">
            <text:p>-88.7</text:p>
          </table:table-cell>
          <table:table-cell table:style-name="ce13" office:value-type="float" office:value="-9082.33882966239" calcext:value-type="float">
            <text:p>-9082.3</text:p>
          </table:table-cell>
          <table:table-cell table:style-name="ce13" office:value-type="float" office:value="-0.0908233882966239" calcext:value-type="float">
            <text:p>-0.1</text:p>
          </table:table-cell>
          <table:table-cell table:style-name="ce13" office:value-type="float" office:value="-9082.33882966239" calcext:value-type="float">
            <text:p>-9082.3</text:p>
          </table:table-cell>
          <table:table-cell table:style-name="ce13" office:value-type="float" office:value="-9046.76559431028" calcext:value-type="float">
            <text:p>-9046.8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table:style-name="ce28" office:value-type="float" office:value="72.3270440251572" calcext:value-type="float">
            <text:p>72.33</text:p>
          </table:table-cell>
          <table:table-cell office:value-type="float" office:value="370.122009892019" calcext:value-type="float">
            <text:p>370.122009892019</text:p>
          </table:table-cell>
          <table:table-cell office:value-type="float" office:value="1145.33481936238" calcext:value-type="float">
            <text:p>1145.33481936238</text:p>
          </table:table-cell>
          <table:table-cell office:value-type="float" office:value="95.0910624483513" calcext:value-type="float">
            <text:p>95.0910624483513</text:p>
          </table:table-cell>
          <table:table-cell office:value-type="float" office:value="-1173.78113561919" calcext:value-type="float">
            <text:p>-1173.78113561919</text:p>
          </table:table-cell>
          <table:table-cell office:value-type="float" office:value="-1100.35456663377" calcext:value-type="float">
            <text:p>-1100.35456663377</text:p>
          </table:table-cell>
          <table:table-cell office:value-type="float" office:value="-1564.53691983299" calcext:value-type="float">
            <text:p>-1564.53691983299</text:p>
          </table:table-cell>
          <table:table-cell office:value-type="float" office:value="-57.1216278595119" calcext:value-type="float">
            <text:p>-57.1216278595119</text:p>
          </table:table-cell>
          <table:table-cell office:value-type="float" office:value="-31806.824485656" calcext:value-type="float">
            <text:p>-31806.824485656</text:p>
          </table:table-cell>
          <table:table-cell office:value-type="float" office:value="31806824.485656" calcext:value-type="float">
            <text:p>31806824.485656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-51646.3699672445" calcext:value-type="float">
            <text:p>-51646.369967244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reppo-custom_combo_all_0~0001_20000_512_1000000_0~99_RMSprop_CELU_512]256]64]32_Batcd-weigm-actin-Dropt-Liner-actin-Liner-actin-Liner-Dropt-actin-weigm_1_1731949604~3334515</text:p>
          </table:table-cell>
          <table:table-cell table:style-name="ce13" office:value-type="float" office:value="-1054.94021310899" calcext:value-type="float">
            <text:p>-1054.9</text:p>
          </table:table-cell>
          <table:table-cell table:style-name="ce13" office:value-type="float" office:value="-106119.091322093" calcext:value-type="float">
            <text:p>-106119.1</text:p>
          </table:table-cell>
          <table:table-cell table:style-name="ce13" office:value-type="float" office:value="-1.06119091322093" calcext:value-type="float">
            <text:p>-1.1</text:p>
          </table:table-cell>
          <table:table-cell table:style-name="ce13" office:value-type="float" office:value="-106119.091322093" calcext:value-type="float">
            <text:p>-106119.1</text:p>
          </table:table-cell>
          <table:table-cell table:style-name="ce13" office:value-type="float" office:value="-66091.6927045252" calcext:value-type="float">
            <text:p>-66091.7</text:p>
          </table:table-cell>
          <table:table-cell office:value-type="float" office:value="478" calcext:value-type="float">
            <text:p>478</text:p>
          </table:table-cell>
          <table:table-cell office:value-type="float" office:value="231" calcext:value-type="float">
            <text:p>231</text:p>
          </table:table-cell>
          <table:table-cell table:style-name="ce28" office:value-type="float" office:value="67.4188998589563" calcext:value-type="float">
            <text:p>67.42</text:p>
          </table:table-cell>
          <table:table-cell office:value-type="float" office:value="350.981251360618" calcext:value-type="float">
            <text:p>350.981251360618</text:p>
          </table:table-cell>
          <table:table-cell office:value-type="float" office:value="996.503163830144" calcext:value-type="float">
            <text:p>996.503163830144</text:p>
          </table:table-cell>
          <table:table-cell office:value-type="float" office:value="3.38991944097506" calcext:value-type="float">
            <text:p>3.38991944097506</text:p>
          </table:table-cell>
          <table:table-cell office:value-type="float" office:value="-1185.66289814921" calcext:value-type="float">
            <text:p>-1185.66289814921</text:p>
          </table:table-cell>
          <table:table-cell office:value-type="float" office:value="-0.0826303494541207" calcext:value-type="float">
            <text:p>-0.0826303494541207</text:p>
          </table:table-cell>
          <table:table-cell office:value-type="float" office:value="-1830.67046854924" calcext:value-type="float">
            <text:p>-1830.67046854924</text:p>
          </table:table-cell>
          <table:table-cell office:value-type="float" office:value="-149.67431780267" calcext:value-type="float">
            <text:p>-149.67431780267</text:p>
          </table:table-cell>
          <table:table-cell office:value-type="float" office:value="-141864.745654332" calcext:value-type="float">
            <text:p>-141864.745654332</text:p>
          </table:table-cell>
          <table:table-cell office:value-type="float" office:value="141864745.654332" calcext:value-type="float">
            <text:p>141864745.654332</text:p>
          </table:table-cell>
          <table:table-cell office:value-type="float" office:value="709.5" calcext:value-type="float">
            <text:p>709.5</text:p>
          </table:table-cell>
          <table:table-cell office:value-type="float" office:value="227" calcext:value-type="float">
            <text:p>227</text:p>
          </table:table-cell>
          <table:table-cell office:value-type="float" office:value="-273779.569948889" calcext:value-type="float">
            <text:p>-273779.56994888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52:.D252])/COUNT([.D252:.D252])" office:value-type="float" office:value="-1054.94021310899" calcext:value-type="float">
            <text:p>-1054.9</text:p>
          </table:table-cell>
          <table:table-cell table:style-name="ce14" table:formula="of:=SUM([.E252:.E252])/COUNT([.E252:.E252])" office:value-type="float" office:value="-106119.091322093" calcext:value-type="float">
            <text:p>-106119.1</text:p>
          </table:table-cell>
          <table:table-cell table:style-name="ce14" table:formula="of:=SUM([.F252:.F252])/COUNT([.F252:.F252])" office:value-type="float" office:value="-1.06119091322093" calcext:value-type="float">
            <text:p>-1.1</text:p>
          </table:table-cell>
          <table:table-cell table:style-name="ce14" table:formula="of:=SUM([.G252:.G252])/COUNT([.G252:.G252])" office:value-type="float" office:value="-106119.091322093" calcext:value-type="float">
            <text:p>-106119.1</text:p>
          </table:table-cell>
          <table:table-cell table:style-name="ce14" table:formula="of:=SUM([.H252:.H252])/COUNT([.H252:.H252])" office:value-type="float" office:value="-66091.6927045252" calcext:value-type="float">
            <text:p>-66091.7</text:p>
          </table:table-cell>
          <table:table-cell table:style-name="ce11" table:formula="of:=SUM([.I252:.I252])/COUNT([.I252:.I252])" office:value-type="float" office:value="478" calcext:value-type="float">
            <text:p>478</text:p>
          </table:table-cell>
          <table:table-cell table:style-name="ce11" table:formula="of:=SUM([.J252:.J252])/COUNT([.J252:.J252])" office:value-type="float" office:value="231" calcext:value-type="float">
            <text:p>231</text:p>
          </table:table-cell>
          <table:table-cell table:style-name="ce29" table:formula="of:=SUM([.K252:.K252])/COUNT([.K252:.K252])" office:value-type="float" office:value="67.4188998589563" calcext:value-type="float">
            <text:p>67.42</text:p>
          </table:table-cell>
          <table:table-cell table:style-name="ce2" table:number-columns-repeated="1013"/>
        </table:table-row>
        <table:table-row table:style-name="ro3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1905797~886715</text:p>
          </table:table-cell>
          <table:table-cell table:style-name="ce13" office:value-type="float" office:value="32.3966491434891" calcext:value-type="float">
            <text:p>32.4</text:p>
          </table:table-cell>
          <table:table-cell table:style-name="ce13" office:value-type="float" office:value="3117.95070508907" calcext:value-type="float">
            <text:p>3118.0</text:p>
          </table:table-cell>
          <table:table-cell table:style-name="ce13" office:value-type="float" office:value="0.0311795070508907" calcext:value-type="float">
            <text:p>0.0</text:p>
          </table:table-cell>
          <table:table-cell table:style-name="ce13" office:value-type="float" office:value="3117.95070508907" calcext:value-type="float">
            <text:p>3118.0</text:p>
          </table:table-cell>
          <table:table-cell table:style-name="ce13" office:value-type="float" office:value="2641.1424347579" calcext:value-type="float">
            <text:p>2641.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style-name="ce28" office:value-type="float" office:value="73.5849056603774" calcext:value-type="float">
            <text:p>73.58</text:p>
          </table:table-cell>
          <table:table-cell office:value-type="float" office:value="881.559126190455" calcext:value-type="float">
            <text:p>881.559126190455</text:p>
          </table:table-cell>
          <table:table-cell office:value-type="float" office:value="1289.89083432587" calcext:value-type="float">
            <text:p>1289.89083432587</text:p>
          </table:table-cell>
          <table:table-cell office:value-type="float" office:value="571.094761609333" calcext:value-type="float">
            <text:p>571.094761609333</text:p>
          </table:table-cell>
          <table:table-cell office:value-type="float" office:value="-2233.06108688133" calcext:value-type="float">
            <text:p>-2233.06108688133</text:p>
          </table:table-cell>
          <table:table-cell office:value-type="float" office:value="-2098.64449076112" calcext:value-type="float">
            <text:p>-2098.64449076112</text:p>
          </table:table-cell>
          <table:table-cell office:value-type="float" office:value="-2594.22415928196" calcext:value-type="float">
            <text:p>-2594.22415928196</text:p>
          </table:table-cell>
          <table:table-cell office:value-type="float" office:value="58.8292585865862" calcext:value-type="float">
            <text:p>58.8292585865862</text:p>
          </table:table-cell>
          <table:table-cell office:value-type="float" office:value="-10608.4263770822" calcext:value-type="float">
            <text:p>-10608.4263770822</text:p>
          </table:table-cell>
          <table:table-cell office:value-type="float" office:value="10608426.3770822" calcext:value-type="float">
            <text:p>10608426.3770822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-31262.8552163387" calcext:value-type="float">
            <text:p>-31262.855216338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reppo-custom_combo_all_0~0001_20000_512_1000000_0~99_RMSprop_CELU_128]128]128]128]128]128_Batcd-Liner-actin-Dropt-Liner-actin-Liner-actin-Liner-actin-weigm-actin-Liner-Dropt-actin-Liner_1_1731963464~3563914</text:p>
          </table:table-cell>
          <table:table-cell table:style-name="ce13" office:value-type="float" office:value="53.4117246588044" calcext:value-type="float">
            <text:p>53.4</text:p>
          </table:table-cell>
          <table:table-cell table:style-name="ce13" office:value-type="float" office:value="5266.70878074229" calcext:value-type="float">
            <text:p>5266.7</text:p>
          </table:table-cell>
          <table:table-cell table:style-name="ce13" office:value-type="float" office:value="0.0526670878074229" calcext:value-type="float">
            <text:p>0.1</text:p>
          </table:table-cell>
          <table:table-cell table:style-name="ce13" office:value-type="float" office:value="5266.70878074229" calcext:value-type="float">
            <text:p>5266.7</text:p>
          </table:table-cell>
          <table:table-cell table:style-name="ce13" office:value-type="float" office:value="5190.12912347181" calcext:value-type="float">
            <text:p>5190.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79.1666666666667" calcext:value-type="float">
            <text:p>79.17</text:p>
          </table:table-cell>
          <table:table-cell office:value-type="float" office:value="875.358505534657" calcext:value-type="float">
            <text:p>875.358505534657</text:p>
          </table:table-cell>
          <table:table-cell office:value-type="float" office:value="1214.85847941993" calcext:value-type="float">
            <text:p>1214.85847941993</text:p>
          </table:table-cell>
          <table:table-cell office:value-type="float" office:value="579.727836702019" calcext:value-type="float">
            <text:p>579.727836702019</text:p>
          </table:table-cell>
          <table:table-cell office:value-type="float" office:value="-2273.02056488324" calcext:value-type="float">
            <text:p>-2273.02056488324</text:p>
          </table:table-cell>
          <table:table-cell office:value-type="float" office:value="-2112.34822730652" calcext:value-type="float">
            <text:p>-2112.34822730652</text:p>
          </table:table-cell>
          <table:table-cell office:value-type="float" office:value="-2506.29328055606" calcext:value-type="float">
            <text:p>-2506.29328055606</text:p>
          </table:table-cell>
          <table:table-cell office:value-type="float" office:value="219.446199197596" calcext:value-type="float">
            <text:p>219.446199197596</text:p>
          </table:table-cell>
          <table:table-cell office:value-type="float" office:value="-4807.67438316391" calcext:value-type="float">
            <text:p>-4807.67438316391</text:p>
          </table:table-cell>
          <table:table-cell office:value-type="float" office:value="4807674.38316391" calcext:value-type="float">
            <text:p>4807674.3831639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11365.1028244162" calcext:value-type="float">
            <text:p>-11365.102824416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 table:number-rows-repeated="3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duel-dqn-custom_combo_all_0~0001_20000_512_1000000_0~99_RMSprop_CELU_2048]1024]256]16_Batcd-weigm-actin-Dropt-Liner-actin-Liner-actin-Liner-Dropt-actin-weigm_1_1731892772~1220293</text:p>
          </table:table-cell>
          <table:table-cell table:style-name="ce13" office:value-type="float" office:value="210.040993443465" calcext:value-type="float">
            <text:p>210.0</text:p>
          </table:table-cell>
          <table:table-cell table:style-name="ce13" office:value-type="float" office:value="20559.3584843061" calcext:value-type="float">
            <text:p>20559.4</text:p>
          </table:table-cell>
          <table:table-cell table:style-name="ce13" office:value-type="float" office:value="0.205593584843061" calcext:value-type="float">
            <text:p>0.2</text:p>
          </table:table-cell>
          <table:table-cell table:style-name="ce13" office:value-type="float" office:value="20559.3584843061" calcext:value-type="float">
            <text:p>20559.4</text:p>
          </table:table-cell>
          <table:table-cell table:style-name="ce13" office:value-type="float" office:value="20698.6551790975" calcext:value-type="float">
            <text:p>20698.7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style-name="ce28" office:value-type="float" office:value="61.7283950617284" calcext:value-type="float">
            <text:p>61.73</text:p>
          </table:table-cell>
          <table:table-cell office:value-type="float" office:value="1861.62638261663" calcext:value-type="float">
            <text:p>1861.62638261663</text:p>
          </table:table-cell>
          <table:table-cell office:value-type="float" office:value="2164.45744211836" calcext:value-type="float">
            <text:p>2164.45744211836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339.41808537179" calcext:value-type="float">
            <text:p>-2339.41808537179</text:p>
          </table:table-cell>
          <table:table-cell office:value-type="float" office:value="-2099.85373874703" calcext:value-type="float">
            <text:p>-2099.85373874703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253.819240546989" calcext:value-type="float">
            <text:p>253.819240546989</text:p>
          </table:table-cell>
          <table:table-cell office:value-type="float" office:value="-16228.6880465308" calcext:value-type="float">
            <text:p>-16228.6880465308</text:p>
          </table:table-cell>
          <table:table-cell office:value-type="float" office:value="16228688.0465308" calcext:value-type="float">
            <text:p>16228688.0465308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-72521.9606465255" calcext:value-type="float">
            <text:p>-72521.960646525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duel-dqn-custom_combo_all_0~0001_20000_512_1000000_0~99_RMSprop_CELU_2048]1024]256]16_Batcd-weigm-actin-Dropt-Liner-actin-Liner-actin-Liner-Dropt-actin-weigm_1_1731896783~7957044</text:p>
          </table:table-cell>
          <table:table-cell table:style-name="ce13" office:value-type="float" office:value="169.062741028048" calcext:value-type="float">
            <text:p>169.1</text:p>
          </table:table-cell>
          <table:table-cell table:style-name="ce13" office:value-type="float" office:value="16753.025267282" calcext:value-type="float">
            <text:p>16753.0</text:p>
          </table:table-cell>
          <table:table-cell table:style-name="ce13" office:value-type="float" office:value="0.16753025267282" calcext:value-type="float">
            <text:p>0.2</text:p>
          </table:table-cell>
          <table:table-cell table:style-name="ce13" office:value-type="float" office:value="16753.025267282" calcext:value-type="float">
            <text:p>16753.0</text:p>
          </table:table-cell>
          <table:table-cell table:style-name="ce13" office:value-type="float" office:value="17881.1861546718" calcext:value-type="float">
            <text:p>17881.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80" calcext:value-type="float">
            <text:p>80.00</text:p>
          </table:table-cell>
          <table:table-cell office:value-type="float" office:value="1947.81903079197" calcext:value-type="float">
            <text:p>1947.81903079197</text:p>
          </table:table-cell>
          <table:table-cell office:value-type="float" office:value="2307.94723162759" calcext:value-type="float">
            <text:p>2307.94723162759</text:p>
          </table:table-cell>
          <table:table-cell office:value-type="float" office:value="1238.42988483766" calcext:value-type="float">
            <text:p>1238.42988483766</text:p>
          </table:table-cell>
          <table:table-cell office:value-type="float" office:value="-2206.93436740722" calcext:value-type="float">
            <text:p>-2206.93436740722</text:p>
          </table:table-cell>
          <table:table-cell office:value-type="float" office:value="-2102.28728479845" calcext:value-type="float">
            <text:p>-2102.28728479845</text:p>
          </table:table-cell>
          <table:table-cell office:value-type="float" office:value="-2260.26243064427" calcext:value-type="float">
            <text:p>-2260.26243064427</text:p>
          </table:table-cell>
          <table:table-cell office:value-type="float" office:value="1116.86835115214" calcext:value-type="float">
            <text:p>1116.86835115214</text:p>
          </table:table-cell>
          <table:table-cell office:value-type="float" office:value="-3018.27129656385" calcext:value-type="float">
            <text:p>-3018.27129656385</text:p>
          </table:table-cell>
          <table:table-cell office:value-type="float" office:value="3018271.29656385" calcext:value-type="float">
            <text:p>3018271.2965638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6620.80310222165" calcext:value-type="float">
            <text:p>-6620.803102221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duel-dqn-custom_combo_all_0~0001_20000_512_1000000_0~99_RMSprop_CELU_1024]512]128]64_Batcd-weigm-actin-Dropt-Liner-actin-Liner-actin-Liner-Dropt-actin-weigm_1_1731906092~7175076</text:p>
          </table:table-cell>
          <table:table-cell table:style-name="ce13" office:value-type="float" office:value="94.6292777587109" calcext:value-type="float">
            <text:p>94.6</text:p>
          </table:table-cell>
          <table:table-cell table:style-name="ce13" office:value-type="float" office:value="9398.2091524475" calcext:value-type="float">
            <text:p>9398.2</text:p>
          </table:table-cell>
          <table:table-cell table:style-name="ce13" office:value-type="float" office:value="0.093982091524475" calcext:value-type="float">
            <text:p>0.1</text:p>
          </table:table-cell>
          <table:table-cell table:style-name="ce13" office:value-type="float" office:value="9398.2091524475" calcext:value-type="float">
            <text:p>9398.2</text:p>
          </table:table-cell>
          <table:table-cell table:style-name="ce13" office:value-type="float" office:value="9755.59410757942" calcext:value-type="float">
            <text:p>9755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0" calcext:value-type="float">
            <text:p>100.00</text:p>
          </table:table-cell>
          <table:table-cell office:value-type="float" office:value="1879.6418304895" calcext:value-type="float">
            <text:p>1879.6418304895</text:p>
          </table:table-cell>
          <table:table-cell office:value-type="float" office:value="2227.29788502274" calcext:value-type="float">
            <text:p>2227.29788502274</text:p>
          </table:table-cell>
          <table:table-cell office:value-type="float" office:value="1284.90732791193" calcext:value-type="float">
            <text:p>1284.90732791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9.6418304895" calcext:value-type="float">
            <text:p>1879.6418304895</text:p>
          </table:table-cell>
          <table:table-cell office:value-type="float" office:value="-1009.90811726972" calcext:value-type="float">
            <text:p>-1009.90811726972</text:p>
          </table:table-cell>
          <table:table-cell office:value-type="float" office:value="1009908.11726972" calcext:value-type="float">
            <text:p>1009908.117269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duel-dqn-custom_combo_all_0~0001_20000_512_1000000_0~99_RMSprop_CELU_512]512]64]64_Batcd-weigm-actin-Dropt-Liner-actin-Liner-actin-Liner-Dropt-actin-weigm_1_1731916445~2444065</text:p>
          </table:table-cell>
          <table:table-cell table:style-name="ce13" office:value-type="float" office:value="171.124482170666" calcext:value-type="float">
            <text:p>171.1</text:p>
          </table:table-cell>
          <table:table-cell table:style-name="ce13" office:value-type="float" office:value="16751.8189587983" calcext:value-type="float">
            <text:p>16751.8</text:p>
          </table:table-cell>
          <table:table-cell table:style-name="ce13" office:value-type="float" office:value="0.167518189587983" calcext:value-type="float">
            <text:p>0.2</text:p>
          </table:table-cell>
          <table:table-cell table:style-name="ce13" office:value-type="float" office:value="16751.8189587983" calcext:value-type="float">
            <text:p>16751.8</text:p>
          </table:table-cell>
          <table:table-cell table:style-name="ce13" office:value-type="float" office:value="16383.1414487381" calcext:value-type="float">
            <text:p>16383.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style-name="ce28" office:value-type="float" office:value="60.5633802816901" calcext:value-type="float">
            <text:p>60.56</text:p>
          </table:table-cell>
          <table:table-cell office:value-type="float" office:value="1914.97896941402" calcext:value-type="float">
            <text:p>1914.97896941402</text:p>
          </table:table-cell>
          <table:table-cell office:value-type="float" office:value="2446.42103596534" calcext:value-type="float">
            <text:p>2446.42103596534</text:p>
          </table:table-cell>
          <table:table-cell office:value-type="float" office:value="1620.43494719245" calcext:value-type="float">
            <text:p>1620.43494719245</text:p>
          </table:table-cell>
          <table:table-cell office:value-type="float" office:value="-2342.58131164302" calcext:value-type="float">
            <text:p>-2342.58131164302</text:p>
          </table:table-cell>
          <table:table-cell office:value-type="float" office:value="-2098.10566854474" calcext:value-type="float">
            <text:p>-2098.10566854474</text:p>
          </table:table-cell>
          <table:table-cell office:value-type="float" office:value="-3352.4078207674" calcext:value-type="float">
            <text:p>-3352.4078207674</text:p>
          </table:table-cell>
          <table:table-cell office:value-type="float" office:value="235.94111209575" calcext:value-type="float">
            <text:p>235.94111209575</text:p>
          </table:table-cell>
          <table:table-cell office:value-type="float" office:value="-14223.8756946535" calcext:value-type="float">
            <text:p>-14223.8756946535</text:p>
          </table:table-cell>
          <table:table-cell office:value-type="float" office:value="14223875.6946535" calcext:value-type="float">
            <text:p>14223875.6946535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-65592.2767260044" calcext:value-type="float">
            <text:p>-65592.276726004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duel-dqn-custom_combo_all_0~0001_20000_512_1000000_0~99_RMSprop_CELU_512]512]512]512_Batcd-weigm-actin-Dropt-Liner-actin-Liner-actin-Liner-Dropt-actin-weigm_1_1731929122~8350947</text:p>
          </table:table-cell>
          <table:table-cell table:style-name="ce13" office:value-type="float" office:value="136.547309836186" calcext:value-type="float">
            <text:p>136.5</text:p>
          </table:table-cell>
          <table:table-cell table:style-name="ce13" office:value-type="float" office:value="13125.3681845682" calcext:value-type="float">
            <text:p>13125.4</text:p>
          </table:table-cell>
          <table:table-cell table:style-name="ce13" office:value-type="float" office:value="0.131253681845682" calcext:value-type="float">
            <text:p>0.1</text:p>
          </table:table-cell>
          <table:table-cell table:style-name="ce13" office:value-type="float" office:value="13125.3681845682" calcext:value-type="float">
            <text:p>13125.4</text:p>
          </table:table-cell>
          <table:table-cell table:style-name="ce13" office:value-type="float" office:value="10658.9149636697" calcext:value-type="float">
            <text:p>10658.9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56.8345323741007" calcext:value-type="float">
            <text:p>56.83</text:p>
          </table:table-cell>
          <table:table-cell office:value-type="float" office:value="1892.16525658813" calcext:value-type="float">
            <text:p>1892.16525658813</text:p>
          </table:table-cell>
          <table:table-cell office:value-type="float" office:value="2348.38772927137" calcext:value-type="float">
            <text:p>2348.38772927137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72.5947847649" calcext:value-type="float">
            <text:p>-2272.5947847649</text:p>
          </table:table-cell>
          <table:table-cell office:value-type="float" office:value="-2100.2946671573" calcext:value-type="float">
            <text:p>-2100.2946671573</text:p>
          </table:table-cell>
          <table:table-cell office:value-type="float" office:value="-2960.75165740226" calcext:value-type="float">
            <text:p>-2960.75165740226</text:p>
          </table:table-cell>
          <table:table-cell office:value-type="float" office:value="94.4271092414975" calcext:value-type="float">
            <text:p>94.4271092414975</text:p>
          </table:table-cell>
          <table:table-cell office:value-type="float" office:value="-27927.0524206052" calcext:value-type="float">
            <text:p>-27927.0524206052</text:p>
          </table:table-cell>
          <table:table-cell office:value-type="float" office:value="27927052.4206052" calcext:value-type="float">
            <text:p>27927052.4206052</text:p>
          </table:table-cell>
          <table:table-cell office:value-type="float" office:value="139.5" calcext:value-type="float">
            <text:p>139.5</text:p>
          </table:table-cell>
          <table:table-cell office:value-type="float" office:value="60" calcext:value-type="float">
            <text:p>60</text:p>
          </table:table-cell>
          <table:table-cell office:value-type="float" office:value="-136355.687085894" calcext:value-type="float">
            <text:p>-136355.68708589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3" table:number-rows-repeated="4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2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13794~9259074</text:p>
          </table:table-cell>
          <table:table-cell table:style-name="ce13" office:value-type="float" office:value="-4108.72725510817" calcext:value-type="float">
            <text:p>-4108.7</text:p>
          </table:table-cell>
          <table:table-cell table:style-name="ce13" office:value-type="float" office:value="-409993.639225728" calcext:value-type="float">
            <text:p>-409993.6</text:p>
          </table:table-cell>
          <table:table-cell table:style-name="ce13" office:value-type="float" office:value="-4.09993639225728" calcext:value-type="float">
            <text:p>-4.1</text:p>
          </table:table-cell>
          <table:table-cell table:style-name="ce13" office:value-type="float" office:value="-409993.639225728" calcext:value-type="float">
            <text:p>-409993.6</text:p>
          </table:table-cell>
          <table:table-cell table:style-name="ce13" office:value-type="float" office:value="-98417.6125372148" calcext:value-type="float">
            <text:p>-98417.6</text:p>
          </table:table-cell>
          <table:table-cell office:value-type="float" office:value="1364" calcext:value-type="float">
            <text:p>1364</text:p>
          </table:table-cell>
          <table:table-cell office:value-type="float" office:value="825" calcext:value-type="float">
            <text:p>825</text:p>
          </table:table-cell>
          <table:table-cell table:style-name="ce28" office:value-type="float" office:value="62.3115577889447" calcext:value-type="float">
            <text:p>62.31</text:p>
          </table:table-cell>
          <table:table-cell office:value-type="float" office:value="81.1358612582295" calcext:value-type="float">
            <text:p>81.1358612582295</text:p>
          </table:table-cell>
          <table:table-cell office:value-type="float" office:value="673.149640153861" calcext:value-type="float">
            <text:p>673.149640153861</text:p>
          </table:table-cell>
          <table:table-cell office:value-type="float" office:value="0.0195060662226751" calcext:value-type="float">
            <text:p>0.0195060662226751</text:p>
          </table:table-cell>
          <table:table-cell office:value-type="float" office:value="-631.106610887215" calcext:value-type="float">
            <text:p>-631.106610887215</text:p>
          </table:table-cell>
          <table:table-cell office:value-type="float" office:value="-0.000366219654097222" calcext:value-type="float">
            <text:p>-0.000366219654097222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87.297231258898" calcext:value-type="float">
            <text:p>-187.297231258898</text:p>
          </table:table-cell>
          <table:table-cell office:value-type="float" office:value="-437708.715075851" calcext:value-type="float">
            <text:p>-437708.715075851</text:p>
          </table:table-cell>
          <table:table-cell office:value-type="float" office:value="437708715.07585" calcext:value-type="float">
            <text:p>437708715.07585</text:p>
          </table:table-cell>
          <table:table-cell office:value-type="float" office:value="2189.5" calcext:value-type="float">
            <text:p>2189.5</text:p>
          </table:table-cell>
          <table:table-cell office:value-type="float" office:value="167" calcext:value-type="float">
            <text:p>167</text:p>
          </table:table-cell>
          <table:table-cell office:value-type="float" office:value="-376360.058978633" calcext:value-type="float">
            <text:p>-376360.05897863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2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21200~0952802</text:p>
          </table:table-cell>
          <table:table-cell table:style-name="ce13" office:value-type="float" office:value="-4049.60295573007" calcext:value-type="float">
            <text:p>-4049.6</text:p>
          </table:table-cell>
          <table:table-cell table:style-name="ce13" office:value-type="float" office:value="-404106.27256131" calcext:value-type="float">
            <text:p>-404106.3</text:p>
          </table:table-cell>
          <table:table-cell table:style-name="ce13" office:value-type="float" office:value="-4.0410627256131" calcext:value-type="float">
            <text:p>-4.0</text:p>
          </table:table-cell>
          <table:table-cell table:style-name="ce13" office:value-type="float" office:value="-404106.27256131" calcext:value-type="float">
            <text:p>-404106.3</text:p>
          </table:table-cell>
          <table:table-cell table:style-name="ce13" office:value-type="float" office:value="-98321.9002052786" calcext:value-type="float">
            <text:p>-98321.9</text:p>
          </table:table-cell>
          <table:table-cell office:value-type="float" office:value="1366" calcext:value-type="float">
            <text:p>1366</text:p>
          </table:table-cell>
          <table:table-cell office:value-type="float" office:value="824" calcext:value-type="float">
            <text:p>824</text:p>
          </table:table-cell>
          <table:table-cell table:style-name="ce28" office:value-type="float" office:value="62.3744292237443" calcext:value-type="float">
            <text:p>62.37</text:p>
          </table:table-cell>
          <table:table-cell office:value-type="float" office:value="83.6811327348354" calcext:value-type="float">
            <text:p>83.6811327348354</text:p>
          </table:table-cell>
          <table:table-cell office:value-type="float" office:value="1133.15669994801" calcext:value-type="float">
            <text:p>1133.15669994801</text:p>
          </table:table-cell>
          <table:table-cell office:value-type="float" office:value="0.0195060662226751" calcext:value-type="float">
            <text:p>0.0195060662226751</text:p>
          </table:table-cell>
          <table:table-cell office:value-type="float" office:value="-629.144053248902" calcext:value-type="float">
            <text:p>-629.144053248902</text:p>
          </table:table-cell>
          <table:table-cell office:value-type="float" office:value="-0.000366219654097222" calcext:value-type="float">
            <text:p>-0.000366219654097222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84.523412128452" calcext:value-type="float">
            <text:p>-184.523412128452</text:p>
          </table:table-cell>
          <table:table-cell office:value-type="float" office:value="-437914.708435875" calcext:value-type="float">
            <text:p>-437914.708435875</text:p>
          </table:table-cell>
          <table:table-cell office:value-type="float" office:value="437914708.435874" calcext:value-type="float">
            <text:p>437914708.435874</text:p>
          </table:table-cell>
          <table:table-cell office:value-type="float" office:value="2190.5" calcext:value-type="float">
            <text:p>2190.5</text:p>
          </table:table-cell>
          <table:table-cell office:value-type="float" office:value="166" calcext:value-type="float">
            <text:p>166</text:p>
          </table:table-cell>
          <table:table-cell office:value-type="float" office:value="-375277.217417385" calcext:value-type="float">
            <text:p>-375277.21741738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74:.D275])/COUNT([.D274:.D275])" office:value-type="float" office:value="-4079.16510541912" calcext:value-type="float">
            <text:p>-4079.2</text:p>
          </table:table-cell>
          <table:table-cell table:style-name="ce14" table:formula="of:=SUM([.E274:.E275])/COUNT([.E274:.E275])" office:value-type="float" office:value="-407049.955893519" calcext:value-type="float">
            <text:p>-407050.0</text:p>
          </table:table-cell>
          <table:table-cell table:style-name="ce14" table:formula="of:=SUM([.F274:.F275])/COUNT([.F274:.F275])" office:value-type="float" office:value="-4.07049955893519" calcext:value-type="float">
            <text:p>-4.1</text:p>
          </table:table-cell>
          <table:table-cell table:style-name="ce14" table:formula="of:=SUM([.G274:.G275])/COUNT([.G274:.G275])" office:value-type="float" office:value="-407049.955893519" calcext:value-type="float">
            <text:p>-407050.0</text:p>
          </table:table-cell>
          <table:table-cell table:style-name="ce14" table:formula="of:=SUM([.H274:.H275])/COUNT([.H274:.H275])" office:value-type="float" office:value="-98369.7563712467" calcext:value-type="float">
            <text:p>-98369.8</text:p>
          </table:table-cell>
          <table:table-cell table:style-name="ce11" table:formula="of:=SUM([.I274:.I275])/COUNT([.I274:.I275])" office:value-type="float" office:value="1365" calcext:value-type="float">
            <text:p>1365</text:p>
          </table:table-cell>
          <table:table-cell table:style-name="ce11" table:formula="of:=SUM([.J274:.J275])/COUNT([.J274:.J275])" office:value-type="float" office:value="824.5" calcext:value-type="float">
            <text:p>825</text:p>
          </table:table-cell>
          <table:table-cell table:style-name="ce29" table:formula="of:=SUM([.K274:.K275])/COUNT([.K274:.K275])" office:value-type="float" office:value="62.3429935063445" calcext:value-type="float">
            <text:p>62.34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2_SL0~02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30347~4674556</text:p>
          </table:table-cell>
          <table:table-cell table:style-name="ce13" office:value-type="float" office:value="-4133.49852401849" calcext:value-type="float">
            <text:p>-4133.5</text:p>
          </table:table-cell>
          <table:table-cell table:style-name="ce13" office:value-type="float" office:value="-412073.655029576" calcext:value-type="float">
            <text:p>-412073.7</text:p>
          </table:table-cell>
          <table:table-cell table:style-name="ce13" office:value-type="float" office:value="-4.12073655029576" calcext:value-type="float">
            <text:p>-4.1</text:p>
          </table:table-cell>
          <table:table-cell table:style-name="ce13" office:value-type="float" office:value="-412073.655029578" calcext:value-type="float">
            <text:p>-412073.7</text:p>
          </table:table-cell>
          <table:table-cell table:style-name="ce13" office:value-type="float" office:value="-98451.110721516" calcext:value-type="float">
            <text:p>-98451.1</text:p>
          </table:table-cell>
          <table:table-cell office:value-type="float" office:value="1514" calcext:value-type="float">
            <text:p>1514</text:p>
          </table:table-cell>
          <table:table-cell office:value-type="float" office:value="663" calcext:value-type="float">
            <text:p>663</text:p>
          </table:table-cell>
          <table:table-cell table:style-name="ce28" office:value-type="float" office:value="69.5452457510335" calcext:value-type="float">
            <text:p>69.55</text:p>
          </table:table-cell>
          <table:table-cell office:value-type="float" office:value="77.6768836922746" calcext:value-type="float">
            <text:p>77.6768836922746</text:p>
          </table:table-cell>
          <table:table-cell office:value-type="float" office:value="673.149640153861" calcext:value-type="float">
            <text:p>673.149640153861</text:p>
          </table:table-cell>
          <table:table-cell office:value-type="float" office:value="0.0195060662226751" calcext:value-type="float">
            <text:p>0.0195060662226751</text:p>
          </table:table-cell>
          <table:table-cell office:value-type="float" office:value="-798.90868316694" calcext:value-type="float">
            <text:p>-798.90868316694</text:p>
          </table:table-cell>
          <table:table-cell office:value-type="float" office:value="-205.514452298637" calcext:value-type="float">
            <text:p>-205.514452298637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89.285096476609" calcext:value-type="float">
            <text:p>-189.285096476609</text:p>
          </table:table-cell>
          <table:table-cell office:value-type="float" office:value="-435305.431776747" calcext:value-type="float">
            <text:p>-435305.431776747</text:p>
          </table:table-cell>
          <table:table-cell office:value-type="float" office:value="435305431.776747" calcext:value-type="float">
            <text:p>435305431.776747</text:p>
          </table:table-cell>
          <table:table-cell office:value-type="float" office:value="2177.5" calcext:value-type="float">
            <text:p>2177.5</text:p>
          </table:table-cell>
          <table:table-cell office:value-type="float" office:value="167" calcext:value-type="float">
            <text:p>167</text:p>
          </table:table-cell>
          <table:table-cell office:value-type="float" office:value="-375498.247348998" calcext:value-type="float">
            <text:p>-375498.2473489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2_SL0~02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39486~3745317</text:p>
          </table:table-cell>
          <table:table-cell table:style-name="ce13" office:value-type="float" office:value="-4044.42967810917" calcext:value-type="float">
            <text:p>-4044.4</text:p>
          </table:table-cell>
          <table:table-cell table:style-name="ce13" office:value-type="float" office:value="-403181.087992545" calcext:value-type="float">
            <text:p>-403181.1</text:p>
          </table:table-cell>
          <table:table-cell table:style-name="ce13" office:value-type="float" office:value="-4.03181087992545" calcext:value-type="float">
            <text:p>-4.0</text:p>
          </table:table-cell>
          <table:table-cell table:style-name="ce13" office:value-type="float" office:value="-403181.087992546" calcext:value-type="float">
            <text:p>-403181.1</text:p>
          </table:table-cell>
          <table:table-cell table:style-name="ce13" office:value-type="float" office:value="-98306.3994831053" calcext:value-type="float">
            <text:p>-98306.4</text:p>
          </table:table-cell>
          <table:table-cell office:value-type="float" office:value="1494" calcext:value-type="float">
            <text:p>1494</text:p>
          </table:table-cell>
          <table:table-cell office:value-type="float" office:value="661" calcext:value-type="float">
            <text:p>661</text:p>
          </table:table-cell>
          <table:table-cell table:style-name="ce28" office:value-type="float" office:value="69.3271461716937" calcext:value-type="float">
            <text:p>69.33</text:p>
          </table:table-cell>
          <table:table-cell office:value-type="float" office:value="80.8594648942847" calcext:value-type="float">
            <text:p>80.859464894284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0.0195060662226751" calcext:value-type="float">
            <text:p>0.0195060662226751</text:p>
          </table:table-cell>
          <table:table-cell office:value-type="float" office:value="-792.715776920737" calcext:value-type="float">
            <text:p>-792.715776920737</text:p>
          </table:table-cell>
          <table:table-cell office:value-type="float" office:value="-205.514452298637" calcext:value-type="float">
            <text:p>-205.514452298637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87.09099210791" calcext:value-type="float">
            <text:p>-187.09099210791</text:p>
          </table:table-cell>
          <table:table-cell office:value-type="float" office:value="-430912.13104305" calcext:value-type="float">
            <text:p>-430912.13104305</text:p>
          </table:table-cell>
          <table:table-cell office:value-type="float" office:value="430912131.043051" calcext:value-type="float">
            <text:p>430912131.043051</text:p>
          </table:table-cell>
          <table:table-cell office:value-type="float" office:value="2155.5" calcext:value-type="float">
            <text:p>2155.5</text:p>
          </table:table-cell>
          <table:table-cell office:value-type="float" office:value="165" calcext:value-type="float">
            <text:p>165</text:p>
          </table:table-cell>
          <table:table-cell office:value-type="float" office:value="-370903.211917074" calcext:value-type="float">
            <text:p>-370903.21191707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77:.D278])/COUNT([.D277:.D278])" office:value-type="float" office:value="-4088.96410106383" calcext:value-type="float">
            <text:p>-4089.0</text:p>
          </table:table-cell>
          <table:table-cell table:style-name="ce14" table:formula="of:=SUM([.E277:.E278])/COUNT([.E277:.E278])" office:value-type="float" office:value="-407627.37151106" calcext:value-type="float">
            <text:p>-407627.4</text:p>
          </table:table-cell>
          <table:table-cell table:style-name="ce14" table:formula="of:=SUM([.F277:.F278])/COUNT([.F277:.F278])" office:value-type="float" office:value="-4.0762737151106" calcext:value-type="float">
            <text:p>-4.1</text:p>
          </table:table-cell>
          <table:table-cell table:style-name="ce14" table:formula="of:=SUM([.G277:.G278])/COUNT([.G277:.G278])" office:value-type="float" office:value="-407627.371511062" calcext:value-type="float">
            <text:p>-407627.4</text:p>
          </table:table-cell>
          <table:table-cell table:style-name="ce14" table:formula="of:=SUM([.H277:.H278])/COUNT([.H277:.H278])" office:value-type="float" office:value="-98378.7551023106" calcext:value-type="float">
            <text:p>-98378.8</text:p>
          </table:table-cell>
          <table:table-cell table:style-name="ce11" table:formula="of:=SUM([.I277:.I278])/COUNT([.I277:.I278])" office:value-type="float" office:value="1504" calcext:value-type="float">
            <text:p>1504</text:p>
          </table:table-cell>
          <table:table-cell table:style-name="ce11" table:formula="of:=SUM([.J277:.J278])/COUNT([.J277:.J278])" office:value-type="float" office:value="662" calcext:value-type="float">
            <text:p>662</text:p>
          </table:table-cell>
          <table:table-cell table:style-name="ce29" table:formula="of:=SUM([.K277:.K278])/COUNT([.K277:.K278])" office:value-type="float" office:value="69.4361959613636" calcext:value-type="float">
            <text:p>69.44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1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60684~591019</text:p>
          </table:table-cell>
          <table:table-cell table:style-name="ce13" office:value-type="float" office:value="-977.567966501648" calcext:value-type="float">
            <text:p>-977.6</text:p>
          </table:table-cell>
          <table:table-cell table:style-name="ce13" office:value-type="float" office:value="-97462.2975685259" calcext:value-type="float">
            <text:p>-97462.3</text:p>
          </table:table-cell>
          <table:table-cell table:style-name="ce13" office:value-type="float" office:value="-0.974622975685259" calcext:value-type="float">
            <text:p>-1.0</text:p>
          </table:table-cell>
          <table:table-cell table:style-name="ce13" office:value-type="float" office:value="-97462.297568526" calcext:value-type="float">
            <text:p>-97462.3</text:p>
          </table:table-cell>
          <table:table-cell table:style-name="ce13" office:value-type="float" office:value="-62578.3097358925" calcext:value-type="float">
            <text:p>-62578.3</text:p>
          </table:table-cell>
          <table:table-cell office:value-type="float" office:value="344" calcext:value-type="float">
            <text:p>344</text:p>
          </table:table-cell>
          <table:table-cell office:value-type="float" office:value="208" calcext:value-type="float">
            <text:p>208</text:p>
          </table:table-cell>
          <table:table-cell table:style-name="ce28" office:value-type="float" office:value="62.3188405797101" calcext:value-type="float">
            <text:p>62.32</text:p>
          </table:table-cell>
          <table:table-cell office:value-type="float" office:value="117.376894183864" calcext:value-type="float">
            <text:p>117.376894183864</text:p>
          </table:table-cell>
          <table:table-cell office:value-type="float" office:value="791.697240516936" calcext:value-type="float">
            <text:p>791.697240516936</text:p>
          </table:table-cell>
          <table:table-cell office:value-type="float" office:value="0.208418669411913" calcext:value-type="float">
            <text:p>0.208418669411913</text:p>
          </table:table-cell>
          <table:table-cell office:value-type="float" office:value="-662.692063306611" calcext:value-type="float">
            <text:p>-662.692063306611</text:p>
          </table:table-cell>
          <table:table-cell office:value-type="float" office:value="-0.0907054416893516" calcext:value-type="float">
            <text:p>-0.0907054416893516</text:p>
          </table:table-cell>
          <table:table-cell office:value-type="float" office:value="-2960.75165740226" calcext:value-type="float">
            <text:p>-2960.75165740226</text:p>
          </table:table-cell>
          <table:table-cell office:value-type="float" office:value="-176.562133276315" calcext:value-type="float">
            <text:p>-176.562133276315</text:p>
          </table:table-cell>
          <table:table-cell office:value-type="float" office:value="-110357.695397829" calcext:value-type="float">
            <text:p>-110357.695397829</text:p>
          </table:table-cell>
          <table:table-cell office:value-type="float" office:value="110357695.397829" calcext:value-type="float">
            <text:p>110357695.397829</text:p>
          </table:table-cell>
          <table:table-cell office:value-type="float" office:value="552" calcext:value-type="float">
            <text:p>552</text:p>
          </table:table-cell>
          <table:table-cell office:value-type="float" office:value="84" calcext:value-type="float">
            <text:p>84</text:p>
          </table:table-cell>
          <table:table-cell office:value-type="float" office:value="-108297.690703964" calcext:value-type="float">
            <text:p>-108297.69070396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80:.D280])/COUNT([.D280:.D280])" office:value-type="float" office:value="-977.567966501648" calcext:value-type="float">
            <text:p>-977.6</text:p>
          </table:table-cell>
          <table:table-cell table:style-name="ce14" table:formula="of:=SUM([.E280:.E280])/COUNT([.E280:.E280])" office:value-type="float" office:value="-97462.2975685259" calcext:value-type="float">
            <text:p>-97462.3</text:p>
          </table:table-cell>
          <table:table-cell table:style-name="ce14" table:formula="of:=SUM([.F280:.F280])/COUNT([.F280:.F280])" office:value-type="float" office:value="-0.974622975685259" calcext:value-type="float">
            <text:p>-1.0</text:p>
          </table:table-cell>
          <table:table-cell table:style-name="ce14" table:formula="of:=SUM([.G280:.G280])/COUNT([.G280:.G280])" office:value-type="float" office:value="-97462.297568526" calcext:value-type="float">
            <text:p>-97462.3</text:p>
          </table:table-cell>
          <table:table-cell table:style-name="ce14" table:formula="of:=SUM([.H280:.H280])/COUNT([.H280:.H280])" office:value-type="float" office:value="-62578.3097358925" calcext:value-type="float">
            <text:p>-62578.3</text:p>
          </table:table-cell>
          <table:table-cell table:style-name="ce11" table:formula="of:=SUM([.I280:.I280])/COUNT([.I280:.I280])" office:value-type="float" office:value="344" calcext:value-type="float">
            <text:p>344</text:p>
          </table:table-cell>
          <table:table-cell table:style-name="ce11" table:formula="of:=SUM([.J280:.J280])/COUNT([.J280:.J280])" office:value-type="float" office:value="208" calcext:value-type="float">
            <text:p>208</text:p>
          </table:table-cell>
          <table:table-cell table:style-name="ce29" table:formula="of:=SUM([.K280:.K280])/COUNT([.K280:.K280])" office:value-type="float" office:value="62.3188405797101" calcext:value-type="float">
            <text:p>62.3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2_SL0~01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62068~781211</text:p>
          </table:table-cell>
          <table:table-cell table:style-name="ce13" office:value-type="float" office:value="-7546.36779801538" calcext:value-type="float">
            <text:p>-7546.4</text:p>
          </table:table-cell>
          <table:table-cell table:style-name="ce13" office:value-type="float" office:value="-753352.096556724" calcext:value-type="float">
            <text:p>-753352.1</text:p>
          </table:table-cell>
          <table:table-cell table:style-name="ce13" office:value-type="float" office:value="-7.53352096556724" calcext:value-type="float">
            <text:p>-7.5</text:p>
          </table:table-cell>
          <table:table-cell table:style-name="ce13" office:value-type="float" office:value="-753352.096556723" calcext:value-type="float">
            <text:p>-753352.1</text:p>
          </table:table-cell>
          <table:table-cell table:style-name="ce13" office:value-type="float" office:value="-99948.9217491863" calcext:value-type="float">
            <text:p>-99948.9</text:p>
          </table:table-cell>
          <table:table-cell office:value-type="float" office:value="2489" calcext:value-type="float">
            <text:p>2489</text:p>
          </table:table-cell>
          <table:table-cell office:value-type="float" office:value="1435" calcext:value-type="float">
            <text:p>1435</text:p>
          </table:table-cell>
          <table:table-cell table:style-name="ce28" office:value-type="float" office:value="63.4301732925586" calcext:value-type="float">
            <text:p>63.43</text:p>
          </table:table-cell>
          <table:table-cell office:value-type="float" office:value="69.5660827352035" calcext:value-type="float">
            <text:p>69.5660827352035</text:p>
          </table:table-cell>
          <table:table-cell office:value-type="float" office:value="791.697240516936" calcext:value-type="float">
            <text:p>791.697240516936</text:p>
          </table:table-cell>
          <table:table-cell office:value-type="float" office:value="0.0164932879706612" calcext:value-type="float">
            <text:p>0.0164932879706612</text:p>
          </table:table-cell>
          <table:table-cell office:value-type="float" office:value="-645.646046330763" calcext:value-type="float">
            <text:p>-645.646046330763</text:p>
          </table:table-cell>
          <table:table-cell office:value-type="float" office:value="-0.0521992115973262" calcext:value-type="float">
            <text:p>-0.0521992115973262</text:p>
          </table:table-cell>
          <table:table-cell office:value-type="float" office:value="-2574.67253374186" calcext:value-type="float">
            <text:p>-2574.67253374186</text:p>
          </table:table-cell>
          <table:table-cell office:value-type="float" office:value="-191.985753454822" calcext:value-type="float">
            <text:p>-191.985753454822</text:p>
          </table:table-cell>
          <table:table-cell office:value-type="float" office:value="-784538.686590036" calcext:value-type="float">
            <text:p>-784538.686590036</text:p>
          </table:table-cell>
          <table:table-cell office:value-type="float" office:value="784538686.590034" calcext:value-type="float">
            <text:p>784538686.590034</text:p>
          </table:table-cell>
          <table:table-cell office:value-type="float" office:value="3924.5" calcext:value-type="float">
            <text:p>3924.5</text:p>
          </table:table-cell>
          <table:table-cell office:value-type="float" office:value="540" calcext:value-type="float">
            <text:p>540</text:p>
          </table:table-cell>
          <table:table-cell office:value-type="float" office:value="-650802.375267219" calcext:value-type="float">
            <text:p>-650802.37526721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2_SL0~01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66226~86627</text:p>
          </table:table-cell>
          <table:table-cell table:style-name="ce13" office:value-type="float" office:value="-7433.13411549767" calcext:value-type="float">
            <text:p>-7433.1</text:p>
          </table:table-cell>
          <table:table-cell table:style-name="ce13" office:value-type="float" office:value="-742096.217130458" calcext:value-type="float">
            <text:p>-742096.2</text:p>
          </table:table-cell>
          <table:table-cell table:style-name="ce13" office:value-type="float" office:value="-7.42096217130458" calcext:value-type="float">
            <text:p>-7.4</text:p>
          </table:table-cell>
          <table:table-cell table:style-name="ce13" office:value-type="float" office:value="-742096.217130458" calcext:value-type="float">
            <text:p>-742096.2</text:p>
          </table:table-cell>
          <table:table-cell table:style-name="ce13" office:value-type="float" office:value="-99942.7870564567" calcext:value-type="float">
            <text:p>-99942.8</text:p>
          </table:table-cell>
          <table:table-cell office:value-type="float" office:value="2484" calcext:value-type="float">
            <text:p>2484</text:p>
          </table:table-cell>
          <table:table-cell office:value-type="float" office:value="1432" calcext:value-type="float">
            <text:p>1432</text:p>
          </table:table-cell>
          <table:table-cell table:style-name="ce28" office:value-type="float" office:value="63.4320735444331" calcext:value-type="float">
            <text:p>63.43</text:p>
          </table:table-cell>
          <table:table-cell office:value-type="float" office:value="69.2603585433825" calcext:value-type="float">
            <text:p>69.2603585433825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0.0164932879706612" calcext:value-type="float">
            <text:p>0.0164932879706612</text:p>
          </table:table-cell>
          <table:table-cell office:value-type="float" office:value="-638.365186977808" calcext:value-type="float">
            <text:p>-638.365186977808</text:p>
          </table:table-cell>
          <table:table-cell office:value-type="float" office:value="-0.0254487962665735" calcext:value-type="float">
            <text:p>-0.0254487962665735</text:p>
          </table:table-cell>
          <table:table-cell office:value-type="float" office:value="-2339.96462271269" calcext:value-type="float">
            <text:p>-2339.96462271269</text:p>
          </table:table-cell>
          <table:table-cell office:value-type="float" office:value="-189.50363052361" calcext:value-type="float">
            <text:p>-189.50363052361</text:p>
          </table:table-cell>
          <table:table-cell office:value-type="float" office:value="-782949.152935808" calcext:value-type="float">
            <text:p>-782949.152935808</text:p>
          </table:table-cell>
          <table:table-cell office:value-type="float" office:value="782949152.935806" calcext:value-type="float">
            <text:p>782949152.935806</text:p>
          </table:table-cell>
          <table:table-cell office:value-type="float" office:value="3916.5" calcext:value-type="float">
            <text:p>3916.5</text:p>
          </table:table-cell>
          <table:table-cell office:value-type="float" office:value="530" calcext:value-type="float">
            <text:p>530</text:p>
          </table:table-cell>
          <table:table-cell office:value-type="float" office:value="-637713.941520495" calcext:value-type="float">
            <text:p>-637713.9415204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82:.D283])/COUNT([.D282:.D283])" office:value-type="float" office:value="-7489.75095675652" calcext:value-type="float">
            <text:p>-7489.8</text:p>
          </table:table-cell>
          <table:table-cell table:style-name="ce14" table:formula="of:=SUM([.E282:.E283])/COUNT([.E282:.E283])" office:value-type="float" office:value="-747724.156843591" calcext:value-type="float">
            <text:p>-747724.2</text:p>
          </table:table-cell>
          <table:table-cell table:style-name="ce14" table:formula="of:=SUM([.F282:.F283])/COUNT([.F282:.F283])" office:value-type="float" office:value="-7.47724156843591" calcext:value-type="float">
            <text:p>-7.5</text:p>
          </table:table-cell>
          <table:table-cell table:style-name="ce14" table:formula="of:=SUM([.G282:.G283])/COUNT([.G282:.G283])" office:value-type="float" office:value="-747724.156843591" calcext:value-type="float">
            <text:p>-747724.2</text:p>
          </table:table-cell>
          <table:table-cell table:style-name="ce14" table:formula="of:=SUM([.H282:.H283])/COUNT([.H282:.H283])" office:value-type="float" office:value="-99945.8544028215" calcext:value-type="float">
            <text:p>-99945.9</text:p>
          </table:table-cell>
          <table:table-cell table:style-name="ce11" table:formula="of:=SUM([.I282:.I283])/COUNT([.I282:.I283])" office:value-type="float" office:value="2486.5" calcext:value-type="float">
            <text:p>2487</text:p>
          </table:table-cell>
          <table:table-cell table:style-name="ce11" table:formula="of:=SUM([.J282:.J283])/COUNT([.J282:.J283])" office:value-type="float" office:value="1433.5" calcext:value-type="float">
            <text:p>1434</text:p>
          </table:table-cell>
          <table:table-cell table:style-name="ce29" table:formula="of:=SUM([.K282:.K283])/COUNT([.K282:.K283])" office:value-type="float" office:value="63.4311234184959" calcext:value-type="float">
            <text:p>63.4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74396~6043444</text:p>
          </table:table-cell>
          <table:table-cell table:style-name="ce13" office:value-type="float" office:value="-2426.96763380831" calcext:value-type="float">
            <text:p>-2427.0</text:p>
          </table:table-cell>
          <table:table-cell table:style-name="ce13" office:value-type="float" office:value="-243473.115146275" calcext:value-type="float">
            <text:p>-243473.1</text:p>
          </table:table-cell>
          <table:table-cell table:style-name="ce13" office:value-type="float" office:value="-2.43473115146275" calcext:value-type="float">
            <text:p>-2.4</text:p>
          </table:table-cell>
          <table:table-cell table:style-name="ce13" office:value-type="float" office:value="-243473.115146275" calcext:value-type="float">
            <text:p>-243473.1</text:p>
          </table:table-cell>
          <table:table-cell table:style-name="ce13" office:value-type="float" office:value="-91617.9389420773" calcext:value-type="float">
            <text:p>-91617.9</text:p>
          </table:table-cell>
          <table:table-cell office:value-type="float" office:value="895" calcext:value-type="float">
            <text:p>895</text:p>
          </table:table-cell>
          <table:table-cell office:value-type="float" office:value="488" calcext:value-type="float">
            <text:p>488</text:p>
          </table:table-cell>
          <table:table-cell table:style-name="ce28" office:value-type="float" office:value="64.7143890093999" calcext:value-type="float">
            <text:p>64.71</text:p>
          </table:table-cell>
          <table:table-cell office:value-type="float" office:value="381.283042495998" calcext:value-type="float">
            <text:p>381.283042495998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1198.19966840203" calcext:value-type="float">
            <text:p>-1198.19966840203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176.047082535267" calcext:value-type="float">
            <text:p>-176.047082535267</text:p>
          </table:table-cell>
          <table:table-cell office:value-type="float" office:value="-276594.72160646" calcext:value-type="float">
            <text:p>-276594.72160646</text:p>
          </table:table-cell>
          <table:table-cell office:value-type="float" office:value="276594721.60646" calcext:value-type="float">
            <text:p>276594721.60646</text:p>
          </table:table-cell>
          <table:table-cell office:value-type="float" office:value="1383.5" calcext:value-type="float">
            <text:p>1383.5</text:p>
          </table:table-cell>
          <table:table-cell office:value-type="float" office:value="479" calcext:value-type="float">
            <text:p>479</text:p>
          </table:table-cell>
          <table:table-cell office:value-type="float" office:value="-584287.283664993" calcext:value-type="float">
            <text:p>-584287.2836649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78353~062182</text:p>
          </table:table-cell>
          <table:table-cell table:style-name="ce13" office:value-type="float" office:value="-2411.21165547772" calcext:value-type="float">
            <text:p>-2411.2</text:p>
          </table:table-cell>
          <table:table-cell table:style-name="ce13" office:value-type="float" office:value="-241892.075206322" calcext:value-type="float">
            <text:p>-241892.1</text:p>
          </table:table-cell>
          <table:table-cell table:style-name="ce13" office:value-type="float" office:value="-2.41892075206322" calcext:value-type="float">
            <text:p>-2.4</text:p>
          </table:table-cell>
          <table:table-cell table:style-name="ce13" office:value-type="float" office:value="-241892.075206321" calcext:value-type="float">
            <text:p>-241892.1</text:p>
          </table:table-cell>
          <table:table-cell table:style-name="ce13" office:value-type="float" office:value="-91485.1127615501" calcext:value-type="float">
            <text:p>-91485.1</text:p>
          </table:table-cell>
          <table:table-cell office:value-type="float" office:value="895" calcext:value-type="float">
            <text:p>895</text:p>
          </table:table-cell>
          <table:table-cell office:value-type="float" office:value="488" calcext:value-type="float">
            <text:p>488</text:p>
          </table:table-cell>
          <table:table-cell table:style-name="ce28" office:value-type="float" office:value="64.7143890093999" calcext:value-type="float">
            <text:p>64.71</text:p>
          </table:table-cell>
          <table:table-cell office:value-type="float" office:value="382.915713587325" calcext:value-type="float">
            <text:p>382.915713587325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1197.9541780061" calcext:value-type="float">
            <text:p>-1197.9541780061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174.903886627854" calcext:value-type="float">
            <text:p>-174.903886627854</text:p>
          </table:table-cell>
          <table:table-cell office:value-type="float" office:value="-276596.304229022" calcext:value-type="float">
            <text:p>-276596.304229022</text:p>
          </table:table-cell>
          <table:table-cell office:value-type="float" office:value="276596304.229023" calcext:value-type="float">
            <text:p>276596304.229023</text:p>
          </table:table-cell>
          <table:table-cell office:value-type="float" office:value="1383.5" calcext:value-type="float">
            <text:p>1383.5</text:p>
          </table:table-cell>
          <table:table-cell office:value-type="float" office:value="479" calcext:value-type="float">
            <text:p>479</text:p>
          </table:table-cell>
          <table:table-cell office:value-type="float" office:value="-584173.781096699" calcext:value-type="float">
            <text:p>-584173.78109669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82319~111665</text:p>
          </table:table-cell>
          <table:table-cell table:style-name="ce13" office:value-type="float" office:value="-2326.03556954268" calcext:value-type="float">
            <text:p>-2326.0</text:p>
          </table:table-cell>
          <table:table-cell table:style-name="ce13" office:value-type="float" office:value="-233383.747632775" calcext:value-type="float">
            <text:p>-233383.7</text:p>
          </table:table-cell>
          <table:table-cell table:style-name="ce13" office:value-type="float" office:value="-2.33383747632775" calcext:value-type="float">
            <text:p>-2.3</text:p>
          </table:table-cell>
          <table:table-cell table:style-name="ce13" office:value-type="float" office:value="-233383.747632775" calcext:value-type="float">
            <text:p>-233383.7</text:p>
          </table:table-cell>
          <table:table-cell table:style-name="ce13" office:value-type="float" office:value="-90700.598761999" calcext:value-type="float">
            <text:p>-90700.6</text:p>
          </table:table-cell>
          <table:table-cell office:value-type="float" office:value="869" calcext:value-type="float">
            <text:p>869</text:p>
          </table:table-cell>
          <table:table-cell office:value-type="float" office:value="472" calcext:value-type="float">
            <text:p>472</text:p>
          </table:table-cell>
          <table:table-cell table:style-name="ce28" office:value-type="float" office:value="64.8023862788964" calcext:value-type="float">
            <text:p>64.80</text:p>
          </table:table-cell>
          <table:table-cell office:value-type="float" office:value="373.637305157708" calcext:value-type="float">
            <text:p>373.637305157708</text:p>
          </table:table-cell>
          <table:table-cell office:value-type="float" office:value="956.349426685367" calcext:value-type="float">
            <text:p>956.349426685367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1182.36136825174" calcext:value-type="float">
            <text:p>-1182.3613682517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2315.53170365842" calcext:value-type="float">
            <text:p>-2315.53170365842</text:p>
          </table:table-cell>
          <table:table-cell office:value-type="float" office:value="-174.037097414448" calcext:value-type="float">
            <text:p>-174.037097414448</text:p>
          </table:table-cell>
          <table:table-cell office:value-type="float" office:value="-268200.616869236" calcext:value-type="float">
            <text:p>-268200.616869236</text:p>
          </table:table-cell>
          <table:table-cell office:value-type="float" office:value="268200616.869237" calcext:value-type="float">
            <text:p>268200616.869237</text:p>
          </table:table-cell>
          <table:table-cell office:value-type="float" office:value="1341.5" calcext:value-type="float">
            <text:p>1341.5</text:p>
          </table:table-cell>
          <table:table-cell office:value-type="float" office:value="462" calcext:value-type="float">
            <text:p>462</text:p>
          </table:table-cell>
          <table:table-cell office:value-type="float" office:value="-557588.659965224" calcext:value-type="float">
            <text:p>-557588.65996522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85:.D287])/COUNT([.D285:.D287])" office:value-type="float" office:value="-2388.07161960957" calcext:value-type="float">
            <text:p>-2388.1</text:p>
          </table:table-cell>
          <table:table-cell table:style-name="ce14" table:formula="of:=SUM([.E285:.E287])/COUNT([.E285:.E287])" office:value-type="float" office:value="-239582.979328457" calcext:value-type="float">
            <text:p>-239583.0</text:p>
          </table:table-cell>
          <table:table-cell table:style-name="ce14" table:formula="of:=SUM([.F285:.F287])/COUNT([.F285:.F287])" office:value-type="float" office:value="-2.39582979328457" calcext:value-type="float">
            <text:p>-2.4</text:p>
          </table:table-cell>
          <table:table-cell table:style-name="ce14" table:formula="of:=SUM([.G285:.G287])/COUNT([.G285:.G287])" office:value-type="float" office:value="-239582.979328457" calcext:value-type="float">
            <text:p>-239583.0</text:p>
          </table:table-cell>
          <table:table-cell table:style-name="ce14" table:formula="of:=SUM([.H285:.H287])/COUNT([.H285:.H287])" office:value-type="float" office:value="-91267.8834885421" calcext:value-type="float">
            <text:p>-91267.9</text:p>
          </table:table-cell>
          <table:table-cell table:style-name="ce11" table:formula="of:=SUM([.I285:.I287])/COUNT([.I285:.I287])" office:value-type="float" office:value="886.333333333333" calcext:value-type="float">
            <text:p>886</text:p>
          </table:table-cell>
          <table:table-cell table:style-name="ce11" table:formula="of:=SUM([.J285:.J287])/COUNT([.J285:.J287])" office:value-type="float" office:value="482.666666666667" calcext:value-type="float">
            <text:p>483</text:p>
          </table:table-cell>
          <table:table-cell table:style-name="ce29" table:formula="of:=SUM([.K285:.K287])/COUNT([.K285:.K287])" office:value-type="float" office:value="64.7437214325654" calcext:value-type="float">
            <text:p>64.74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85325~8222466</text:p>
          </table:table-cell>
          <table:table-cell table:style-name="ce13" office:value-type="float" office:value="-2293.31615589771" calcext:value-type="float">
            <text:p>-2293.3</text:p>
          </table:table-cell>
          <table:table-cell table:style-name="ce13" office:value-type="float" office:value="-229951.120718294" calcext:value-type="float">
            <text:p>-229951.1</text:p>
          </table:table-cell>
          <table:table-cell table:style-name="ce13" office:value-type="float" office:value="-2.29951120718294" calcext:value-type="float">
            <text:p>-2.3</text:p>
          </table:table-cell>
          <table:table-cell table:style-name="ce13" office:value-type="float" office:value="-229951.120718293" calcext:value-type="float">
            <text:p>-229951.1</text:p>
          </table:table-cell>
          <table:table-cell table:style-name="ce13" office:value-type="float" office:value="-90387.5850724785" calcext:value-type="float">
            <text:p>-90387.6</text:p>
          </table:table-cell>
          <table:table-cell office:value-type="float" office:value="838" calcext:value-type="float">
            <text:p>838</text:p>
          </table:table-cell>
          <table:table-cell office:value-type="float" office:value="482" calcext:value-type="float">
            <text:p>482</text:p>
          </table:table-cell>
          <table:table-cell table:style-name="ce28" office:value-type="float" office:value="63.4848484848485" calcext:value-type="float">
            <text:p>63.48</text:p>
          </table:table-cell>
          <table:table-cell office:value-type="float" office:value="390.738254955824" calcext:value-type="float">
            <text:p>390.738254955824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0.519040017956286" calcext:value-type="float">
            <text:p>0.519040017956286</text:p>
          </table:table-cell>
          <table:table-cell office:value-type="float" office:value="-1156.41032857111" calcext:value-type="float">
            <text:p>-1156.41032857111</text:p>
          </table:table-cell>
          <table:table-cell office:value-type="float" office:value="-3.10741925380717" calcext:value-type="float">
            <text:p>-3.10741925380717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174.205394483556" calcext:value-type="float">
            <text:p>-174.205394483556</text:p>
          </table:table-cell>
          <table:table-cell office:value-type="float" office:value="-264001.950830111" calcext:value-type="float">
            <text:p>-264001.950830111</text:p>
          </table:table-cell>
          <table:table-cell office:value-type="float" office:value="264001950.830112" calcext:value-type="float">
            <text:p>264001950.830112</text:p>
          </table:table-cell>
          <table:table-cell office:value-type="float" office:value="1320.5" calcext:value-type="float">
            <text:p>1320.5</text:p>
          </table:table-cell>
          <table:table-cell office:value-type="float" office:value="456" calcext:value-type="float">
            <text:p>456</text:p>
          </table:table-cell>
          <table:table-cell office:value-type="float" office:value="-555995.338749159" calcext:value-type="float">
            <text:p>-555995.33874915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duel-dqn-custom_combo_all_0~0001_20000_512_1000000_0~99_RMSprop_CELU_512]256]64]32_Batcd-weigm-actin-Dropt-Liner-actin-Liner-actin-Liner-Dropt-actin-weigm_1_1732094551~6281483</text:p>
          </table:table-cell>
          <table:table-cell table:style-name="ce13" office:value-type="float" office:value="-2235.33496502406" calcext:value-type="float">
            <text:p>-2235.3</text:p>
          </table:table-cell>
          <table:table-cell table:style-name="ce13" office:value-type="float" office:value="-224086.151532449" calcext:value-type="float">
            <text:p>-224086.2</text:p>
          </table:table-cell>
          <table:table-cell table:style-name="ce13" office:value-type="float" office:value="-2.2408615153245" calcext:value-type="float">
            <text:p>-2.2</text:p>
          </table:table-cell>
          <table:table-cell table:style-name="ce13" office:value-type="float" office:value="-224086.151532449" calcext:value-type="float">
            <text:p>-224086.2</text:p>
          </table:table-cell>
          <table:table-cell table:style-name="ce13" office:value-type="float" office:value="-89799.4412559866" calcext:value-type="float">
            <text:p>-89799.4</text:p>
          </table:table-cell>
          <table:table-cell office:value-type="float" office:value="816" calcext:value-type="float">
            <text:p>816</text:p>
          </table:table-cell>
          <table:table-cell office:value-type="float" office:value="475" calcext:value-type="float">
            <text:p>475</text:p>
          </table:table-cell>
          <table:table-cell table:style-name="ce28" office:value-type="float" office:value="63.2068164213788" calcext:value-type="float">
            <text:p>63.21</text:p>
          </table:table-cell>
          <table:table-cell office:value-type="float" office:value="397.773155854414" calcext:value-type="float">
            <text:p>397.773155854414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4.91548748096102" calcext:value-type="float">
            <text:p>4.91548748096102</text:p>
          </table:table-cell>
          <table:table-cell office:value-type="float" office:value="-1155.09272991505" calcext:value-type="float">
            <text:p>-1155.09272991505</text:p>
          </table:table-cell>
          <table:table-cell office:value-type="float" office:value="-5.04295043837919" calcext:value-type="float">
            <text:p>-5.04295043837919</text:p>
          </table:table-cell>
          <table:table-cell office:value-type="float" office:value="-2960.75165740226" calcext:value-type="float">
            <text:p>-2960.75165740226</text:p>
          </table:table-cell>
          <table:table-cell office:value-type="float" office:value="-173.575640226529" calcext:value-type="float">
            <text:p>-173.575640226529</text:p>
          </table:table-cell>
          <table:table-cell office:value-type="float" office:value="-258204.918767235" calcext:value-type="float">
            <text:p>-258204.918767235</text:p>
          </table:table-cell>
          <table:table-cell office:value-type="float" office:value="258204918.767235" calcext:value-type="float">
            <text:p>258204918.767235</text:p>
          </table:table-cell>
          <table:table-cell office:value-type="float" office:value="1291.5" calcext:value-type="float">
            <text:p>1291.5</text:p>
          </table:table-cell>
          <table:table-cell office:value-type="float" office:value="451" calcext:value-type="float">
            <text:p>451</text:p>
          </table:table-cell>
          <table:table-cell office:value-type="float" office:value="-547102.774207208" calcext:value-type="float">
            <text:p>-547102.77420720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89:.D290])/COUNT([.D289:.D290])" office:value-type="float" office:value="-2264.32556046088" calcext:value-type="float">
            <text:p>-2264.3</text:p>
          </table:table-cell>
          <table:table-cell table:style-name="ce14" table:formula="of:=SUM([.E289:.E290])/COUNT([.E289:.E290])" office:value-type="float" office:value="-227018.636125372" calcext:value-type="float">
            <text:p>-227018.6</text:p>
          </table:table-cell>
          <table:table-cell table:style-name="ce14" table:formula="of:=SUM([.F289:.F290])/COUNT([.F289:.F290])" office:value-type="float" office:value="-2.27018636125372" calcext:value-type="float">
            <text:p>-2.3</text:p>
          </table:table-cell>
          <table:table-cell table:style-name="ce14" table:formula="of:=SUM([.G289:.G290])/COUNT([.G289:.G290])" office:value-type="float" office:value="-227018.636125371" calcext:value-type="float">
            <text:p>-227018.6</text:p>
          </table:table-cell>
          <table:table-cell table:style-name="ce14" table:formula="of:=SUM([.H289:.H290])/COUNT([.H289:.H290])" office:value-type="float" office:value="-90093.5131642325" calcext:value-type="float">
            <text:p>-90093.5</text:p>
          </table:table-cell>
          <table:table-cell table:style-name="ce11" table:formula="of:=SUM([.I289:.I290])/COUNT([.I289:.I290])" office:value-type="float" office:value="827" calcext:value-type="float">
            <text:p>827</text:p>
          </table:table-cell>
          <table:table-cell table:style-name="ce11" table:formula="of:=SUM([.J289:.J290])/COUNT([.J289:.J290])" office:value-type="float" office:value="478.5" calcext:value-type="float">
            <text:p>479</text:p>
          </table:table-cell>
          <table:table-cell table:style-name="ce29" table:formula="of:=SUM([.K289:.K290])/COUNT([.K289:.K290])" office:value-type="float" office:value="63.3458324531136" calcext:value-type="float">
            <text:p>63.35</text:p>
          </table:table-cell>
          <table:table-cell table:style-name="ce2" table:number-columns-repeated="1013"/>
        </table:table-row>
        <table:table-row table:style-name="ro3" table:number-rows-repeated="6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2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167993~9903467</text:p>
          </table:table-cell>
          <table:table-cell table:style-name="ce13" office:value-type="float" office:value="-4085.20432317518" calcext:value-type="float">
            <text:p>-4085.2</text:p>
          </table:table-cell>
          <table:table-cell table:style-name="ce13" office:value-type="float" office:value="-407667.546581829" calcext:value-type="float">
            <text:p>-407667.5</text:p>
          </table:table-cell>
          <table:table-cell table:style-name="ce13" office:value-type="float" office:value="-4.07667546581829" calcext:value-type="float">
            <text:p>-4.1</text:p>
          </table:table-cell>
          <table:table-cell table:style-name="ce13" office:value-type="float" office:value="-407667.546581829" calcext:value-type="float">
            <text:p>-407667.5</text:p>
          </table:table-cell>
          <table:table-cell table:style-name="ce13" office:value-type="float" office:value="-98380.9106729289" calcext:value-type="float">
            <text:p>-98380.9</text:p>
          </table:table-cell>
          <table:table-cell office:value-type="float" office:value="1373" calcext:value-type="float">
            <text:p>1373</text:p>
          </table:table-cell>
          <table:table-cell office:value-type="float" office:value="837" calcext:value-type="float">
            <text:p>837</text:p>
          </table:table-cell>
          <table:table-cell table:style-name="ce28" office:value-type="float" office:value="62.1266968325792" calcext:value-type="float">
            <text:p>62.13</text:p>
          </table:table-cell>
          <table:table-cell office:value-type="float" office:value="85.0175580732278" calcext:value-type="float">
            <text:p>85.0175580732278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0.0195060662226751" calcext:value-type="float">
            <text:p>0.0195060662226751</text:p>
          </table:table-cell>
          <table:table-cell office:value-type="float" office:value="-626.519299661136" calcext:value-type="float">
            <text:p>-626.519299661136</text:p>
          </table:table-cell>
          <table:table-cell office:value-type="float" office:value="-0.000366219654097222" calcext:value-type="float">
            <text:p>-0.000366219654097222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84.464953204447" calcext:value-type="float">
            <text:p>-184.464953204447</text:p>
          </table:table-cell>
          <table:table-cell office:value-type="float" office:value="-441913.145599018" calcext:value-type="float">
            <text:p>-441913.145599018</text:p>
          </table:table-cell>
          <table:table-cell office:value-type="float" office:value="441913145.599017" calcext:value-type="float">
            <text:p>441913145.599017</text:p>
          </table:table-cell>
          <table:table-cell office:value-type="float" office:value="2210.5" calcext:value-type="float">
            <text:p>2210.5</text:p>
          </table:table-cell>
          <table:table-cell office:value-type="float" office:value="167" calcext:value-type="float">
            <text:p>167</text:p>
          </table:table-cell>
          <table:table-cell office:value-type="float" office:value="-376409.258389988" calcext:value-type="float">
            <text:p>-376409.25838998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298:.D298])/COUNT([.D298:.D298])" office:value-type="float" office:value="-4085.20432317518" calcext:value-type="float">
            <text:p>-4085.2</text:p>
          </table:table-cell>
          <table:table-cell table:style-name="ce14" table:formula="of:=SUM([.E298:.E298])/COUNT([.E298:.E298])" office:value-type="float" office:value="-407667.546581829" calcext:value-type="float">
            <text:p>-407667.5</text:p>
          </table:table-cell>
          <table:table-cell table:style-name="ce14" table:formula="of:=SUM([.F298:.F298])/COUNT([.F298:.F298])" office:value-type="float" office:value="-4.07667546581829" calcext:value-type="float">
            <text:p>-4.1</text:p>
          </table:table-cell>
          <table:table-cell table:style-name="ce14" table:formula="of:=SUM([.G298:.G298])/COUNT([.G298:.G298])" office:value-type="float" office:value="-407667.546581829" calcext:value-type="float">
            <text:p>-407667.5</text:p>
          </table:table-cell>
          <table:table-cell table:style-name="ce14" table:formula="of:=SUM([.H298:.H298])/COUNT([.H298:.H298])" office:value-type="float" office:value="-98380.9106729289" calcext:value-type="float">
            <text:p>-98380.9</text:p>
          </table:table-cell>
          <table:table-cell table:style-name="ce11" table:formula="of:=SUM([.I298:.I298])/COUNT([.I298:.I298])" office:value-type="float" office:value="1373" calcext:value-type="float">
            <text:p>1373</text:p>
          </table:table-cell>
          <table:table-cell table:style-name="ce11" table:formula="of:=SUM([.J298:.J298])/COUNT([.J298:.J298])" office:value-type="float" office:value="837" calcext:value-type="float">
            <text:p>837</text:p>
          </table:table-cell>
          <table:table-cell table:style-name="ce29" table:formula="of:=SUM([.K298:.K298])/COUNT([.K298:.K298])" office:value-type="float" office:value="62.1266968325792" calcext:value-type="float">
            <text:p>62.1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05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212399~8231351</text:p>
          </table:table-cell>
          <table:table-cell table:style-name="ce13" office:value-type="float" office:value="26.4988362354192" calcext:value-type="float">
            <text:p>26.5</text:p>
          </table:table-cell>
          <table:table-cell table:style-name="ce13" office:value-type="float" office:value="2699.17515641409" calcext:value-type="float">
            <text:p>2699.2</text:p>
          </table:table-cell>
          <table:table-cell table:style-name="ce13" office:value-type="float" office:value="0.0269917515641409" calcext:value-type="float">
            <text:p>0.0</text:p>
          </table:table-cell>
          <table:table-cell table:style-name="ce13" office:value-type="float" office:value="2699.17515641409" calcext:value-type="float">
            <text:p>2699.2</text:p>
          </table:table-cell>
          <table:table-cell table:style-name="ce13" office:value-type="float" office:value="2692.1863869795" calcext:value-type="float">
            <text:p>2692.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88.2352941176471" calcext:value-type="float">
            <text:p>88.24</text:p>
          </table:table-cell>
          <table:table-cell office:value-type="float" office:value="387.67062129972" calcext:value-type="float">
            <text:p>387.67062129972</text:p>
          </table:table-cell>
          <table:table-cell office:value-type="float" office:value="927.582650969431" calcext:value-type="float">
            <text:p>927.582650969431</text:p>
          </table:table-cell>
          <table:table-cell office:value-type="float" office:value="0.449877724022372" calcext:value-type="float">
            <text:p>0.449877724022372</text:p>
          </table:table-cell>
          <table:table-cell office:value-type="float" office:value="-1557.94208154086" calcext:value-type="float">
            <text:p>-1557.94208154086</text:p>
          </table:table-cell>
          <table:table-cell office:value-type="float" office:value="-1330.34139170406" calcext:value-type="float">
            <text:p>-1330.34139170406</text:p>
          </table:table-cell>
          <table:table-cell office:value-type="float" office:value="-1785.54277137766" calcext:value-type="float">
            <text:p>-1785.54277137766</text:p>
          </table:table-cell>
          <table:table-cell office:value-type="float" office:value="158.775009200829" calcext:value-type="float">
            <text:p>158.775009200829</text:p>
          </table:table-cell>
          <table:table-cell office:value-type="float" office:value="-3404.40357873515" calcext:value-type="float">
            <text:p>-3404.40357873515</text:p>
          </table:table-cell>
          <table:table-cell office:value-type="float" office:value="3404403.57873515" calcext:value-type="float">
            <text:p>3404403.578735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3115.88416308172" calcext:value-type="float">
            <text:p>-3115.8841630817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05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217087~1611483</text:p>
          </table:table-cell>
          <table:table-cell table:style-name="ce13" office:value-type="float" office:value="-41.0486794309594" calcext:value-type="float">
            <text:p>-41.0</text:p>
          </table:table-cell>
          <table:table-cell table:style-name="ce13" office:value-type="float" office:value="-4048.65127741944" calcext:value-type="float">
            <text:p>-4048.7</text:p>
          </table:table-cell>
          <table:table-cell table:style-name="ce13" office:value-type="float" office:value="-0.0404865127741944" calcext:value-type="float">
            <text:p>0.0</text:p>
          </table:table-cell>
          <table:table-cell table:style-name="ce13" office:value-type="float" office:value="-4048.65127741944" calcext:value-type="float">
            <text:p>-4048.7</text:p>
          </table:table-cell>
          <table:table-cell table:style-name="ce13" office:value-type="float" office:value="-4083.23946347039" calcext:value-type="float">
            <text:p>-4083.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60.7142857142857" calcext:value-type="float">
            <text:p>60.71</text:p>
          </table:table-cell>
          <table:table-cell office:value-type="float" office:value="438.868756785233" calcext:value-type="float">
            <text:p>438.868756785233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1.2757967915677" calcext:value-type="float">
            <text:p>11.2757967915677</text:p>
          </table:table-cell>
          <table:table-cell office:value-type="float" office:value="-1046.31092206985" calcext:value-type="float">
            <text:p>-1046.31092206985</text:p>
          </table:table-cell>
          <table:table-cell office:value-type="float" office:value="-374.211267804014" calcext:value-type="float">
            <text:p>-374.211267804014</text:p>
          </table:table-cell>
          <table:table-cell office:value-type="float" office:value="-2960.75165740226" calcext:value-type="float">
            <text:p>-2960.75165740226</text:p>
          </table:table-cell>
          <table:table-cell office:value-type="float" office:value="-144.594688479266" calcext:value-type="float">
            <text:p>-144.594688479266</text:p>
          </table:table-cell>
          <table:table-cell office:value-type="float" office:value="-5598.7500988214" calcext:value-type="float">
            <text:p>-5598.7500988214</text:p>
          </table:table-cell>
          <table:table-cell office:value-type="float" office:value="5598750.0988214" calcext:value-type="float">
            <text:p>5598750.098821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-10685.9367630568" calcext:value-type="float">
            <text:p>-10685.936763056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00:.D301])/COUNT([.D300:.D301])" office:value-type="float" office:value="-7.2749215977701" calcext:value-type="float">
            <text:p>-7.3</text:p>
          </table:table-cell>
          <table:table-cell table:style-name="ce14" table:formula="of:=SUM([.E300:.E301])/COUNT([.E300:.E301])" office:value-type="float" office:value="-674.738060502677" calcext:value-type="float">
            <text:p>-674.7</text:p>
          </table:table-cell>
          <table:table-cell table:style-name="ce14" table:formula="of:=SUM([.F300:.F301])/COUNT([.F300:.F301])" office:value-type="float" office:value="-0.00674738060502678" calcext:value-type="float">
            <text:p>0.0</text:p>
          </table:table-cell>
          <table:table-cell table:style-name="ce14" table:formula="of:=SUM([.G300:.G301])/COUNT([.G300:.G301])" office:value-type="float" office:value="-674.738060502677" calcext:value-type="float">
            <text:p>-674.7</text:p>
          </table:table-cell>
          <table:table-cell table:style-name="ce14" table:formula="of:=SUM([.H300:.H301])/COUNT([.H300:.H301])" office:value-type="float" office:value="-695.526538245445" calcext:value-type="float">
            <text:p>-695.5</text:p>
          </table:table-cell>
          <table:table-cell table:style-name="ce11" table:formula="of:=SUM([.I300:.I301])/COUNT([.I300:.I301])" office:value-type="float" office:value="16" calcext:value-type="float">
            <text:p>16</text:p>
          </table:table-cell>
          <table:table-cell table:style-name="ce11" table:formula="of:=SUM([.J300:.J301])/COUNT([.J300:.J301])" office:value-type="float" office:value="6.5" calcext:value-type="float">
            <text:p>7</text:p>
          </table:table-cell>
          <table:table-cell table:style-name="ce29" table:formula="of:=SUM([.K300:.K301])/COUNT([.K300:.K301])" office:value-type="float" office:value="74.4747899159664" calcext:value-type="float">
            <text:p>74.4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224130~250484</text:p>
          </table:table-cell>
          <table:table-cell table:style-name="ce13" office:value-type="float" office:value="-748.507136687162" calcext:value-type="float">
            <text:p>-748.5</text:p>
          </table:table-cell>
          <table:table-cell table:style-name="ce13" office:value-type="float" office:value="-74664.4485601595" calcext:value-type="float">
            <text:p>-74664.4</text:p>
          </table:table-cell>
          <table:table-cell table:style-name="ce13" office:value-type="float" office:value="-0.746644485601595" calcext:value-type="float">
            <text:p>-0.7</text:p>
          </table:table-cell>
          <table:table-cell table:style-name="ce13" office:value-type="float" office:value="-74664.4485601594" calcext:value-type="float">
            <text:p>-74664.4</text:p>
          </table:table-cell>
          <table:table-cell table:style-name="ce13" office:value-type="float" office:value="-54340.1324217355" calcext:value-type="float">
            <text:p>-54340.1</text:p>
          </table:table-cell>
          <table:table-cell office:value-type="float" office:value="362" calcext:value-type="float">
            <text:p>362</text:p>
          </table:table-cell>
          <table:table-cell office:value-type="float" office:value="185" calcext:value-type="float">
            <text:p>185</text:p>
          </table:table-cell>
          <table:table-cell table:style-name="ce28" office:value-type="float" office:value="66.1791590493602" calcext:value-type="float">
            <text:p>66.18</text:p>
          </table:table-cell>
          <table:table-cell office:value-type="float" office:value="210.609827310013" calcext:value-type="float">
            <text:p>210.609827310013</text:p>
          </table:table-cell>
          <table:table-cell office:value-type="float" office:value="927.582650969431" calcext:value-type="float">
            <text:p>927.582650969431</text:p>
          </table:table-cell>
          <table:table-cell office:value-type="float" office:value="100.153189334422" calcext:value-type="float">
            <text:p>100.153189334422</text:p>
          </table:table-cell>
          <table:table-cell office:value-type="float" office:value="-815.703816466941" calcext:value-type="float">
            <text:p>-815.703816466941</text:p>
          </table:table-cell>
          <table:table-cell office:value-type="float" office:value="-16.2984288236621" calcext:value-type="float">
            <text:p>-16.2984288236621</text:p>
          </table:table-cell>
          <table:table-cell office:value-type="float" office:value="-7029.4973032975" calcext:value-type="float">
            <text:p>-7029.4973032975</text:p>
          </table:table-cell>
          <table:table-cell office:value-type="float" office:value="-136.498077806507" calcext:value-type="float">
            <text:p>-136.498077806507</text:p>
          </table:table-cell>
          <table:table-cell office:value-type="float" office:value="-109480.015567007" calcext:value-type="float">
            <text:p>-109480.015567007</text:p>
          </table:table-cell>
          <table:table-cell office:value-type="float" office:value="109480015.567007" calcext:value-type="float">
            <text:p>109480015.567007</text:p>
          </table:table-cell>
          <table:table-cell office:value-type="float" office:value="547.5" calcext:value-type="float">
            <text:p>547.5</text:p>
          </table:table-cell>
          <table:table-cell office:value-type="float" office:value="24" calcext:value-type="float">
            <text:p>24</text:p>
          </table:table-cell>
          <table:table-cell office:value-type="float" office:value="-128719.314656234" calcext:value-type="float">
            <text:p>-128719.3146562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235885~6206543</text:p>
          </table:table-cell>
          <table:table-cell table:style-name="ce13" office:value-type="float" office:value="33.1994406503074" calcext:value-type="float">
            <text:p>33.2</text:p>
          </table:table-cell>
          <table:table-cell table:style-name="ce13" office:value-type="float" office:value="3352.12356285907" calcext:value-type="float">
            <text:p>3352.1</text:p>
          </table:table-cell>
          <table:table-cell table:style-name="ce13" office:value-type="float" office:value="0.0335212356285907" calcext:value-type="float">
            <text:p>0.0</text:p>
          </table:table-cell>
          <table:table-cell table:style-name="ce13" office:value-type="float" office:value="3352.12356285907" calcext:value-type="float">
            <text:p>3352.1</text:p>
          </table:table-cell>
          <table:table-cell table:style-name="ce13" office:value-type="float" office:value="3398.08587439305" calcext:value-type="float">
            <text:p>3398.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84.6153846153846" calcext:value-type="float">
            <text:p>84.62</text:p>
          </table:table-cell>
          <table:table-cell office:value-type="float" office:value="352.70686242164" calcext:value-type="float">
            <text:p>352.70686242164</text:p>
          </table:table-cell>
          <table:table-cell office:value-type="float" office:value="791.697240516936" calcext:value-type="float">
            <text:p>791.697240516936</text:p>
          </table:table-cell>
          <table:table-cell office:value-type="float" office:value="105.075685181859" calcext:value-type="float">
            <text:p>105.075685181859</text:p>
          </table:table-cell>
          <table:table-cell office:value-type="float" office:value="-263.825961889488" calcext:value-type="float">
            <text:p>-263.825961889488</text:p>
          </table:table-cell>
          <table:table-cell office:value-type="float" office:value="-121.124338477355" calcext:value-type="float">
            <text:p>-121.124338477355</text:p>
          </table:table-cell>
          <table:table-cell office:value-type="float" office:value="-406.527585301621" calcext:value-type="float">
            <text:p>-406.527585301621</text:p>
          </table:table-cell>
          <table:table-cell office:value-type="float" office:value="257.855658681467" calcext:value-type="float">
            <text:p>257.855658681467</text:p>
          </table:table-cell>
          <table:table-cell office:value-type="float" office:value="-2604.6567803432" calcext:value-type="float">
            <text:p>-2604.6567803432</text:p>
          </table:table-cell>
          <table:table-cell office:value-type="float" office:value="2604656.7803432" calcext:value-type="float">
            <text:p>2604656.78034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240567~6284294</text:p>
          </table:table-cell>
          <table:table-cell table:style-name="ce13" office:value-type="float" office:value="-31.6823705067761" calcext:value-type="float">
            <text:p>-31.7</text:p>
          </table:table-cell>
          <table:table-cell table:style-name="ce13" office:value-type="float" office:value="-3110.3504870786" calcext:value-type="float">
            <text:p>-3110.4</text:p>
          </table:table-cell>
          <table:table-cell table:style-name="ce13" office:value-type="float" office:value="-0.031103504870786" calcext:value-type="float">
            <text:p>0.0</text:p>
          </table:table-cell>
          <table:table-cell table:style-name="ce13" office:value-type="float" office:value="-3110.3504870786" calcext:value-type="float">
            <text:p>-3110.4</text:p>
          </table:table-cell>
          <table:table-cell table:style-name="ce13" office:value-type="float" office:value="-3196.73257206117" calcext:value-type="float">
            <text:p>-3196.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70" calcext:value-type="float">
            <text:p>70.00</text:p>
          </table:table-cell>
          <table:table-cell office:value-type="float" office:value="176.625689315512" calcext:value-type="float">
            <text:p>176.625689315512</text:p>
          </table:table-cell>
          <table:table-cell office:value-type="float" office:value="338.738492180331" calcext:value-type="float">
            <text:p>338.738492180331</text:p>
          </table:table-cell>
          <table:table-cell office:value-type="float" office:value="104.379025576738" calcext:value-type="float">
            <text:p>104.379025576738</text:p>
          </table:table-cell>
          <table:table-cell office:value-type="float" office:value="-930.518356249294" calcext:value-type="float">
            <text:p>-930.518356249294</text:p>
          </table:table-cell>
          <table:table-cell office:value-type="float" office:value="-31.0962070480309" calcext:value-type="float">
            <text:p>-31.0962070480309</text:p>
          </table:table-cell>
          <table:table-cell office:value-type="float" office:value="-5121.62702971188" calcext:value-type="float">
            <text:p>-5121.62702971188</text:p>
          </table:table-cell>
          <table:table-cell office:value-type="float" office:value="-155.51752435393" calcext:value-type="float">
            <text:p>-155.51752435393</text:p>
          </table:table-cell>
          <table:table-cell office:value-type="float" office:value="-3998.88853805097" calcext:value-type="float">
            <text:p>-3998.88853805097</text:p>
          </table:table-cell>
          <table:table-cell office:value-type="float" office:value="3998888.53805097" calcext:value-type="float">
            <text:p>3998888.5380509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5121.62702971188" calcext:value-type="float">
            <text:p>-5121.6270297118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03:.D305])/COUNT([.D303:.D305])" office:value-type="float" office:value="-248.996688847877" calcext:value-type="float">
            <text:p>-249.0</text:p>
          </table:table-cell>
          <table:table-cell table:style-name="ce14" table:formula="of:=SUM([.E303:.E305])/COUNT([.E303:.E305])" office:value-type="float" office:value="-24807.558494793" calcext:value-type="float">
            <text:p>-24807.6</text:p>
          </table:table-cell>
          <table:table-cell table:style-name="ce14" table:formula="of:=SUM([.F303:.F305])/COUNT([.F303:.F305])" office:value-type="float" office:value="-0.24807558494793" calcext:value-type="float">
            <text:p>-0.2</text:p>
          </table:table-cell>
          <table:table-cell table:style-name="ce14" table:formula="of:=SUM([.G303:.G305])/COUNT([.G303:.G305])" office:value-type="float" office:value="-24807.558494793" calcext:value-type="float">
            <text:p>-24807.6</text:p>
          </table:table-cell>
          <table:table-cell table:style-name="ce14" table:formula="of:=SUM([.H303:.H305])/COUNT([.H303:.H305])" office:value-type="float" office:value="-18046.2597064679" calcext:value-type="float">
            <text:p>-18046.3</text:p>
          </table:table-cell>
          <table:table-cell table:style-name="ce11" table:formula="of:=SUM([.I303:.I305])/COUNT([.I303:.I305])" office:value-type="float" office:value="129" calcext:value-type="float">
            <text:p>129</text:p>
          </table:table-cell>
          <table:table-cell table:style-name="ce11" table:formula="of:=SUM([.J303:.J305])/COUNT([.J303:.J305])" office:value-type="float" office:value="64.3333333333333" calcext:value-type="float">
            <text:p>64</text:p>
          </table:table-cell>
          <table:table-cell table:style-name="ce29" table:formula="of:=SUM([.K303:.K305])/COUNT([.K303:.K305])" office:value-type="float" office:value="73.5981812215816" calcext:value-type="float">
            <text:p>73.6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264076~3182037</text:p>
          </table:table-cell>
          <table:table-cell table:style-name="ce13" office:value-type="float" office:value="-2237.13111701487" calcext:value-type="float">
            <text:p>-2237.1</text:p>
          </table:table-cell>
          <table:table-cell table:style-name="ce13" office:value-type="float" office:value="-224351.157364006" calcext:value-type="float">
            <text:p>-224351.2</text:p>
          </table:table-cell>
          <table:table-cell table:style-name="ce13" office:value-type="float" office:value="-2.24351157364006" calcext:value-type="float">
            <text:p>-2.2</text:p>
          </table:table-cell>
          <table:table-cell table:style-name="ce13" office:value-type="float" office:value="-224351.157364005" calcext:value-type="float">
            <text:p>-224351.2</text:p>
          </table:table-cell>
          <table:table-cell table:style-name="ce13" office:value-type="float" office:value="-89798.7558481735" calcext:value-type="float">
            <text:p>-89798.8</text:p>
          </table:table-cell>
          <table:table-cell office:value-type="float" office:value="775" calcext:value-type="float">
            <text:p>775</text:p>
          </table:table-cell>
          <table:table-cell office:value-type="float" office:value="433" calcext:value-type="float">
            <text:p>433</text:p>
          </table:table-cell>
          <table:table-cell table:style-name="ce28" office:value-type="float" office:value="64.1556291390728" calcext:value-type="float">
            <text:p>64.16</text:p>
          </table:table-cell>
          <table:table-cell office:value-type="float" office:value="379.655323641013" calcext:value-type="float">
            <text:p>379.655323641013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1197.65365631822" calcext:value-type="float">
            <text:p>-1197.65365631822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2353.18005876498" calcext:value-type="float">
            <text:p>-2353.18005876498</text:p>
          </table:table-cell>
          <table:table-cell office:value-type="float" office:value="-185.721156758283" calcext:value-type="float">
            <text:p>-185.721156758283</text:p>
          </table:table-cell>
          <table:table-cell office:value-type="float" office:value="-241596.345187824" calcext:value-type="float">
            <text:p>-241596.345187824</text:p>
          </table:table-cell>
          <table:table-cell office:value-type="float" office:value="241596345.187824" calcext:value-type="float">
            <text:p>241596345.187824</text:p>
          </table:table-cell>
          <table:table-cell office:value-type="float" office:value="1208.5" calcext:value-type="float">
            <text:p>1208.5</text:p>
          </table:table-cell>
          <table:table-cell office:value-type="float" office:value="424" calcext:value-type="float">
            <text:p>424</text:p>
          </table:table-cell>
          <table:table-cell office:value-type="float" office:value="-518205.38165427" calcext:value-type="float">
            <text:p>-518205.3816542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07:.D307])/COUNT([.D307:.D307])" office:value-type="float" office:value="-2237.13111701487" calcext:value-type="float">
            <text:p>-2237.1</text:p>
          </table:table-cell>
          <table:table-cell table:style-name="ce14" table:formula="of:=SUM([.E307:.E307])/COUNT([.E307:.E307])" office:value-type="float" office:value="-224351.157364006" calcext:value-type="float">
            <text:p>-224351.2</text:p>
          </table:table-cell>
          <table:table-cell table:style-name="ce14" table:formula="of:=SUM([.F307:.F307])/COUNT([.F307:.F307])" office:value-type="float" office:value="-2.24351157364006" calcext:value-type="float">
            <text:p>-2.2</text:p>
          </table:table-cell>
          <table:table-cell table:style-name="ce14" table:formula="of:=SUM([.G307:.G307])/COUNT([.G307:.G307])" office:value-type="float" office:value="-224351.157364005" calcext:value-type="float">
            <text:p>-224351.2</text:p>
          </table:table-cell>
          <table:table-cell table:style-name="ce14" table:formula="of:=SUM([.H307:.H307])/COUNT([.H307:.H307])" office:value-type="float" office:value="-89798.7558481735" calcext:value-type="float">
            <text:p>-89798.8</text:p>
          </table:table-cell>
          <table:table-cell table:style-name="ce11" table:formula="of:=SUM([.I307:.I307])/COUNT([.I307:.I307])" office:value-type="float" office:value="775" calcext:value-type="float">
            <text:p>775</text:p>
          </table:table-cell>
          <table:table-cell table:style-name="ce11" table:formula="of:=SUM([.J307:.J307])/COUNT([.J307:.J307])" office:value-type="float" office:value="433" calcext:value-type="float">
            <text:p>433</text:p>
          </table:table-cell>
          <table:table-cell table:style-name="ce29" table:formula="of:=SUM([.K307:.K307])/COUNT([.K307:.K307])" office:value-type="float" office:value="64.1556291390728" calcext:value-type="float">
            <text:p>64.16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273513~7910361</text:p>
          </table:table-cell>
          <table:table-cell table:style-name="ce13" office:value-type="float" office:value="-1.4868959101285" calcext:value-type="float">
            <text:p>-1.5</text:p>
          </table:table-cell>
          <table:table-cell table:style-name="ce13" office:value-type="float" office:value="-125.694817302094" calcext:value-type="float">
            <text:p>-125.7</text:p>
          </table:table-cell>
          <table:table-cell table:style-name="ce13" office:value-type="float" office:value="-0.00125694817302094" calcext:value-type="float">
            <text:p>0.0</text:p>
          </table:table-cell>
          <table:table-cell table:style-name="ce13" office:value-type="float" office:value="-125.694817302094" calcext:value-type="float">
            <text:p>-125.7</text:p>
          </table:table-cell>
          <table:table-cell table:style-name="ce13" office:value-type="float" office:value="-168.413289664815" calcext:value-type="float">
            <text:p>-168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71.4285714285714" calcext:value-type="float">
            <text:p>71.43</text:p>
          </table:table-cell>
          <table:table-cell office:value-type="float" office:value="482.658023474251" calcext:value-type="float">
            <text:p>482.658023474251</text:p>
          </table:table-cell>
          <table:table-cell office:value-type="float" office:value="603.206669333202" calcext:value-type="float">
            <text:p>603.206669333202</text:p>
          </table:table-cell>
          <table:table-cell office:value-type="float" office:value="400.035161805718" calcext:value-type="float">
            <text:p>400.035161805718</text:p>
          </table:table-cell>
          <table:table-cell office:value-type="float" office:value="-1238.06876301115" calcext:value-type="float">
            <text:p>-1238.06876301115</text:p>
          </table:table-cell>
          <table:table-cell office:value-type="float" office:value="-1113.33209702575" calcext:value-type="float">
            <text:p>-1113.33209702575</text:p>
          </table:table-cell>
          <table:table-cell office:value-type="float" office:value="-1334.4498304866" calcext:value-type="float">
            <text:p>-1334.4498304866</text:p>
          </table:table-cell>
          <table:table-cell office:value-type="float" office:value="-8.97820123586384" calcext:value-type="float">
            <text:p>-8.97820123586384</text:p>
          </table:table-cell>
          <table:table-cell office:value-type="float" office:value="-2801.27558076346" calcext:value-type="float">
            <text:p>-2801.27558076346</text:p>
          </table:table-cell>
          <table:table-cell office:value-type="float" office:value="2801275.58076346" calcext:value-type="float">
            <text:p>2801275.580763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4952.2750520446" calcext:value-type="float">
            <text:p>-4952.275052044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munchausen-duel-dqn-custom_combo_all_0~0001_20000_512_1000000_0~99_RMSprop_CELU_128]128]128]128]128]128_Batcd-Liner-actin-Dropt-Liner-actin-Liner-actin-Liner-actin-weigm-actin-Liner-Dropt-actin-Liner_1_1732280543~4056704</text:p>
          </table:table-cell>
          <table:table-cell table:style-name="ce13" office:value-type="float" office:value="-825.904592560697" calcext:value-type="float">
            <text:p>-825.9</text:p>
          </table:table-cell>
          <table:table-cell table:style-name="ce13" office:value-type="float" office:value="-82698.8922067477" calcext:value-type="float">
            <text:p>-82698.9</text:p>
          </table:table-cell>
          <table:table-cell table:style-name="ce13" office:value-type="float" office:value="-0.826988922067477" calcext:value-type="float">
            <text:p>-0.8</text:p>
          </table:table-cell>
          <table:table-cell table:style-name="ce13" office:value-type="float" office:value="-82698.8922067477" calcext:value-type="float">
            <text:p>-82698.9</text:p>
          </table:table-cell>
          <table:table-cell table:style-name="ce13" office:value-type="float" office:value="-56974.5272249228" calcext:value-type="float">
            <text:p>-56974.5</text:p>
          </table:table-cell>
          <table:table-cell office:value-type="float" office:value="278" calcext:value-type="float">
            <text:p>278</text:p>
          </table:table-cell>
          <table:table-cell office:value-type="float" office:value="174" calcext:value-type="float">
            <text:p>174</text:p>
          </table:table-cell>
          <table:table-cell table:style-name="ce28" office:value-type="float" office:value="61.5044247787611" calcext:value-type="float">
            <text:p>61.50</text:p>
          </table:table-cell>
          <table:table-cell office:value-type="float" office:value="438.231885287803" calcext:value-type="float">
            <text:p>438.231885287803</text:p>
          </table:table-cell>
          <table:table-cell office:value-type="float" office:value="1014.73127174852" calcext:value-type="float">
            <text:p>1014.73127174852</text:p>
          </table:table-cell>
          <table:table-cell office:value-type="float" office:value="0.519040017956286" calcext:value-type="float">
            <text:p>0.519040017956286</text:p>
          </table:table-cell>
          <table:table-cell office:value-type="float" office:value="-1175.44457653309" calcext:value-type="float">
            <text:p>-1175.44457653309</text:p>
          </table:table-cell>
          <table:table-cell office:value-type="float" office:value="-6.48710828307958" calcext:value-type="float">
            <text:p>-6.48710828307958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182.962150899884" calcext:value-type="float">
            <text:p>-182.962150899884</text:p>
          </table:table-cell>
          <table:table-cell office:value-type="float" office:value="-90362.4635713646" calcext:value-type="float">
            <text:p>-90362.4635713646</text:p>
          </table:table-cell>
          <table:table-cell office:value-type="float" office:value="90362463.5713646" calcext:value-type="float">
            <text:p>90362463.5713646</text:p>
          </table:table-cell>
          <table:table-cell office:value-type="float" office:value="452" calcext:value-type="float">
            <text:p>452</text:p>
          </table:table-cell>
          <table:table-cell office:value-type="float" office:value="162" calcext:value-type="float">
            <text:p>162</text:p>
          </table:table-cell>
          <table:table-cell office:value-type="float" office:value="-203017.6950855" calcext:value-type="float">
            <text:p>-203017.695085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09:.D310])/COUNT([.D309:.D310])" office:value-type="float" office:value="-413.695744235413" calcext:value-type="float">
            <text:p>-413.7</text:p>
          </table:table-cell>
          <table:table-cell table:style-name="ce14" table:formula="of:=SUM([.E309:.E310])/COUNT([.E309:.E310])" office:value-type="float" office:value="-41412.2935120249" calcext:value-type="float">
            <text:p>-41412.3</text:p>
          </table:table-cell>
          <table:table-cell table:style-name="ce14" table:formula="of:=SUM([.F309:.F310])/COUNT([.F309:.F310])" office:value-type="float" office:value="-0.414122935120249" calcext:value-type="float">
            <text:p>-0.4</text:p>
          </table:table-cell>
          <table:table-cell table:style-name="ce14" table:formula="of:=SUM([.G309:.G310])/COUNT([.G309:.G310])" office:value-type="float" office:value="-41412.2935120249" calcext:value-type="float">
            <text:p>-41412.3</text:p>
          </table:table-cell>
          <table:table-cell table:style-name="ce14" table:formula="of:=SUM([.H309:.H310])/COUNT([.H309:.H310])" office:value-type="float" office:value="-28571.4702572938" calcext:value-type="float">
            <text:p>-28571.5</text:p>
          </table:table-cell>
          <table:table-cell table:style-name="ce11" table:formula="of:=SUM([.I309:.I310])/COUNT([.I309:.I310])" office:value-type="float" office:value="144" calcext:value-type="float">
            <text:p>144</text:p>
          </table:table-cell>
          <table:table-cell table:style-name="ce11" table:formula="of:=SUM([.J309:.J310])/COUNT([.J309:.J310])" office:value-type="float" office:value="89" calcext:value-type="float">
            <text:p>89</text:p>
          </table:table-cell>
          <table:table-cell table:style-name="ce29" table:formula="of:=SUM([.K309:.K310])/COUNT([.K309:.K310])" office:value-type="float" office:value="66.4664981036662" calcext:value-type="float">
            <text:p>66.47</text:p>
          </table:table-cell>
          <table:table-cell table:style-name="ce2" table:number-columns-repeated="1013"/>
        </table:table-row>
        <table:table-row table:style-name="ro3" table:number-rows-repeated="6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099480~9424498</text:p>
          </table:table-cell>
          <table:table-cell table:style-name="ce13" office:value-type="float" office:value="114.915520657982" calcext:value-type="float">
            <text:p>114.9</text:p>
          </table:table-cell>
          <table:table-cell table:style-name="ce13" office:value-type="float" office:value="11417.7550234388" calcext:value-type="float">
            <text:p>11417.8</text:p>
          </table:table-cell>
          <table:table-cell table:style-name="ce13" office:value-type="float" office:value="0.114177550234388" calcext:value-type="float">
            <text:p>0.1</text:p>
          </table:table-cell>
          <table:table-cell table:style-name="ce13" office:value-type="float" office:value="11417.7550234388" calcext:value-type="float">
            <text:p>11417.8</text:p>
          </table:table-cell>
          <table:table-cell table:style-name="ce13" office:value-type="float" office:value="11870.276102745" calcext:value-type="float">
            <text:p>11870.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80" calcext:value-type="float">
            <text:p>80.00</text:p>
          </table:table-cell>
          <table:table-cell office:value-type="float" office:value="1964.8453826201" calcext:value-type="float">
            <text:p>1964.8453826201</text:p>
          </table:table-cell>
          <table:table-cell office:value-type="float" office:value="2227.29788502274" calcext:value-type="float">
            <text:p>2227.29788502274</text:p>
          </table:table-cell>
          <table:table-cell office:value-type="float" office:value="1536.7491610389" calcext:value-type="float">
            <text:p>1536.7491610389</text:p>
          </table:table-cell>
          <table:table-cell office:value-type="float" office:value="-2150.504018761" calcext:value-type="float">
            <text:p>-2150.504018761</text:p>
          </table:table-cell>
          <table:table-cell office:value-type="float" office:value="-2133.05932091089" calcext:value-type="float">
            <text:p>-2133.05932091089</text:p>
          </table:table-cell>
          <table:table-cell office:value-type="float" office:value="-2167.94871661111" calcext:value-type="float">
            <text:p>-2167.94871661111</text:p>
          </table:table-cell>
          <table:table-cell office:value-type="float" office:value="1141.77550234388" calcext:value-type="float">
            <text:p>1141.77550234388</text:p>
          </table:table-cell>
          <table:table-cell office:value-type="float" office:value="-2012.43018520865" calcext:value-type="float">
            <text:p>-2012.43018520865</text:p>
          </table:table-cell>
          <table:table-cell office:value-type="float" office:value="2012430.18520865" calcext:value-type="float">
            <text:p>2012430.185208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4301.008037522" calcext:value-type="float">
            <text:p>-4301.00803752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18:.D318])/COUNT([.D318:.D318])" office:value-type="float" office:value="114.915520657982" calcext:value-type="float">
            <text:p>114.9</text:p>
          </table:table-cell>
          <table:table-cell table:style-name="ce14" table:formula="of:=SUM([.E318:.E318])/COUNT([.E318:.E318])" office:value-type="float" office:value="11417.7550234388" calcext:value-type="float">
            <text:p>11417.8</text:p>
          </table:table-cell>
          <table:table-cell table:style-name="ce14" table:formula="of:=SUM([.F318:.F318])/COUNT([.F318:.F318])" office:value-type="float" office:value="0.114177550234388" calcext:value-type="float">
            <text:p>0.1</text:p>
          </table:table-cell>
          <table:table-cell table:style-name="ce14" table:formula="of:=SUM([.G318:.G318])/COUNT([.G318:.G318])" office:value-type="float" office:value="11417.7550234388" calcext:value-type="float">
            <text:p>11417.8</text:p>
          </table:table-cell>
          <table:table-cell table:style-name="ce14" table:formula="of:=SUM([.H318:.H318])/COUNT([.H318:.H318])" office:value-type="float" office:value="11870.276102745" calcext:value-type="float">
            <text:p>11870.3</text:p>
          </table:table-cell>
          <table:table-cell table:style-name="ce11" table:formula="of:=SUM([.I318:.I318])/COUNT([.I318:.I318])" office:value-type="float" office:value="8" calcext:value-type="float">
            <text:p>8</text:p>
          </table:table-cell>
          <table:table-cell table:style-name="ce11" table:formula="of:=SUM([.J318:.J318])/COUNT([.J318:.J318])" office:value-type="float" office:value="2" calcext:value-type="float">
            <text:p>2</text:p>
          </table:table-cell>
          <table:table-cell table:style-name="ce29" table:formula="of:=SUM([.K318:.K318])/COUNT([.K318:.K318])" office:value-type="float" office:value="80" calcext:value-type="float">
            <text:p>80.0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1_SL0~02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111880~4145389</text:p>
          </table:table-cell>
          <table:table-cell table:style-name="ce13" office:value-type="float" office:value="213.288377026242" calcext:value-type="float">
            <text:p>213.3</text:p>
          </table:table-cell>
          <table:table-cell table:style-name="ce13" office:value-type="float" office:value="21026.5553817297" calcext:value-type="float">
            <text:p>21026.6</text:p>
          </table:table-cell>
          <table:table-cell table:style-name="ce13" office:value-type="float" office:value="0.210265553817297" calcext:value-type="float">
            <text:p>0.2</text:p>
          </table:table-cell>
          <table:table-cell table:style-name="ce13" office:value-type="float" office:value="21026.5553817297" calcext:value-type="float">
            <text:p>21026.6</text:p>
          </table:table-cell>
          <table:table-cell table:style-name="ce13" office:value-type="float" office:value="22218.5934591436" calcext:value-type="float">
            <text:p>22218.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8" office:value-type="float" office:value="66.6666666666667" calcext:value-type="float">
            <text:p>66.67</text:p>
          </table:table-cell>
          <table:table-cell office:value-type="float" office:value="1877.81084022077" calcext:value-type="float">
            <text:p>1877.81084022077</text:p>
          </table:table-cell>
          <table:table-cell office:value-type="float" office:value="2150.98232758178" calcext:value-type="float">
            <text:p>2150.98232758178</text:p>
          </table:table-cell>
          <table:table-cell office:value-type="float" office:value="614.097618238186" calcext:value-type="float">
            <text:p>614.097618238186</text:p>
          </table:table-cell>
          <table:table-cell office:value-type="float" office:value="-2353.85132165956" calcext:value-type="float">
            <text:p>-2353.85132165956</text:p>
          </table:table-cell>
          <table:table-cell office:value-type="float" office:value="-2117.53636071093" calcext:value-type="float">
            <text:p>-2117.53636071093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467.256786260661" calcext:value-type="float">
            <text:p>467.256786260661</text:p>
          </table:table-cell>
          <table:table-cell office:value-type="float" office:value="-9025.55210748922" calcext:value-type="float">
            <text:p>-9025.55210748922</text:p>
          </table:table-cell>
          <table:table-cell office:value-type="float" office:value="9025552.10748922" calcext:value-type="float">
            <text:p>9025552.1074892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-35307.7698248934" calcext:value-type="float">
            <text:p>-35307.76982489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20:.D320])/COUNT([.D320:.D320])" office:value-type="float" office:value="213.288377026242" calcext:value-type="float">
            <text:p>213.3</text:p>
          </table:table-cell>
          <table:table-cell table:style-name="ce14" table:formula="of:=SUM([.E320:.E320])/COUNT([.E320:.E320])" office:value-type="float" office:value="21026.5553817297" calcext:value-type="float">
            <text:p>21026.6</text:p>
          </table:table-cell>
          <table:table-cell table:style-name="ce14" table:formula="of:=SUM([.F320:.F320])/COUNT([.F320:.F320])" office:value-type="float" office:value="0.210265553817297" calcext:value-type="float">
            <text:p>0.2</text:p>
          </table:table-cell>
          <table:table-cell table:style-name="ce14" table:formula="of:=SUM([.G320:.G320])/COUNT([.G320:.G320])" office:value-type="float" office:value="21026.5553817297" calcext:value-type="float">
            <text:p>21026.6</text:p>
          </table:table-cell>
          <table:table-cell table:style-name="ce14" table:formula="of:=SUM([.H320:.H320])/COUNT([.H320:.H320])" office:value-type="float" office:value="22218.5934591436" calcext:value-type="float">
            <text:p>22218.6</text:p>
          </table:table-cell>
          <table:table-cell table:style-name="ce11" table:formula="of:=SUM([.I320:.I320])/COUNT([.I320:.I320])" office:value-type="float" office:value="30" calcext:value-type="float">
            <text:p>30</text:p>
          </table:table-cell>
          <table:table-cell table:style-name="ce11" table:formula="of:=SUM([.J320:.J320])/COUNT([.J320:.J320])" office:value-type="float" office:value="15" calcext:value-type="float">
            <text:p>15</text:p>
          </table:table-cell>
          <table:table-cell table:style-name="ce29" table:formula="of:=SUM([.K320:.K320])/COUNT([.K320:.K320])" office:value-type="float" office:value="66.6666666666667" calcext:value-type="float">
            <text:p>66.67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140361~2333515</text:p>
          </table:table-cell>
          <table:table-cell table:style-name="ce13" office:value-type="float" office:value="-400.350578046181" calcext:value-type="float">
            <text:p>-400.4</text:p>
          </table:table-cell>
          <table:table-cell table:style-name="ce13" office:value-type="float" office:value="-40381.8835787448" calcext:value-type="float">
            <text:p>-40381.9</text:p>
          </table:table-cell>
          <table:table-cell table:style-name="ce13" office:value-type="float" office:value="-0.403818835787448" calcext:value-type="float">
            <text:p>-0.4</text:p>
          </table:table-cell>
          <table:table-cell table:style-name="ce13" office:value-type="float" office:value="-40381.883578745" calcext:value-type="float">
            <text:p>-40381.9</text:p>
          </table:table-cell>
          <table:table-cell table:style-name="ce13" office:value-type="float" office:value="-36118.5146856246" calcext:value-type="float">
            <text:p>-36118.5</text:p>
          </table:table-cell>
          <table:table-cell office:value-type="float" office:value="268" calcext:value-type="float">
            <text:p>268</text:p>
          </table:table-cell>
          <table:table-cell office:value-type="float" office:value="125" calcext:value-type="float">
            <text:p>125</text:p>
          </table:table-cell>
          <table:table-cell table:style-name="ce28" office:value-type="float" office:value="68.1933842239186" calcext:value-type="float">
            <text:p>68.19</text:p>
          </table:table-cell>
          <table:table-cell office:value-type="float" office:value="899.344334880476" calcext:value-type="float">
            <text:p>899.344334880476</text:p>
          </table:table-cell>
          <table:table-cell office:value-type="float" office:value="1421.04753757112" calcext:value-type="float">
            <text:p>1421.04753757112</text:p>
          </table:table-cell>
          <table:table-cell office:value-type="float" office:value="42.9414324296085" calcext:value-type="float">
            <text:p>42.9414324296085</text:p>
          </table:table-cell>
          <table:table-cell office:value-type="float" office:value="-2251.2493226137" calcext:value-type="float">
            <text:p>-2251.2493226137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02.752884424287" calcext:value-type="float">
            <text:p>-102.752884424287</text:p>
          </table:table-cell>
          <table:table-cell office:value-type="float" office:value="-78698.9170334547" calcext:value-type="float">
            <text:p>-78698.9170334547</text:p>
          </table:table-cell>
          <table:table-cell office:value-type="float" office:value="78698917.0334547" calcext:value-type="float">
            <text:p>78698917.0334547</text:p>
          </table:table-cell>
          <table:table-cell office:value-type="float" office:value="393.5" calcext:value-type="float">
            <text:p>393.5</text:p>
          </table:table-cell>
          <table:table-cell office:value-type="float" office:value="125" calcext:value-type="float">
            <text:p>125</text:p>
          </table:table-cell>
          <table:table-cell office:value-type="float" office:value="-281406.165326713" calcext:value-type="float">
            <text:p>-281406.1653267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22:.D322])/COUNT([.D322:.D322])" office:value-type="float" office:value="-400.350578046181" calcext:value-type="float">
            <text:p>-400.4</text:p>
          </table:table-cell>
          <table:table-cell table:style-name="ce14" table:formula="of:=SUM([.E322:.E322])/COUNT([.E322:.E322])" office:value-type="float" office:value="-40381.8835787448" calcext:value-type="float">
            <text:p>-40381.9</text:p>
          </table:table-cell>
          <table:table-cell table:style-name="ce14" table:formula="of:=SUM([.F322:.F322])/COUNT([.F322:.F322])" office:value-type="float" office:value="-0.403818835787448" calcext:value-type="float">
            <text:p>-0.4</text:p>
          </table:table-cell>
          <table:table-cell table:style-name="ce14" table:formula="of:=SUM([.G322:.G322])/COUNT([.G322:.G322])" office:value-type="float" office:value="-40381.883578745" calcext:value-type="float">
            <text:p>-40381.9</text:p>
          </table:table-cell>
          <table:table-cell table:style-name="ce14" table:formula="of:=SUM([.H322:.H322])/COUNT([.H322:.H322])" office:value-type="float" office:value="-36118.5146856246" calcext:value-type="float">
            <text:p>-36118.5</text:p>
          </table:table-cell>
          <table:table-cell table:style-name="ce11" table:formula="of:=SUM([.I322:.I322])/COUNT([.I322:.I322])" office:value-type="float" office:value="268" calcext:value-type="float">
            <text:p>268</text:p>
          </table:table-cell>
          <table:table-cell table:style-name="ce11" table:formula="of:=SUM([.J322:.J322])/COUNT([.J322:.J322])" office:value-type="float" office:value="125" calcext:value-type="float">
            <text:p>125</text:p>
          </table:table-cell>
          <table:table-cell table:style-name="ce29" table:formula="of:=SUM([.K322:.K322])/COUNT([.K322:.K322])" office:value-type="float" office:value="68.1933842239186" calcext:value-type="float">
            <text:p>68.19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152854~1000874</text:p>
          </table:table-cell>
          <table:table-cell table:style-name="ce13" office:value-type="float" office:value="-146.598745199915" calcext:value-type="float">
            <text:p>-146.6</text:p>
          </table:table-cell>
          <table:table-cell table:style-name="ce13" office:value-type="float" office:value="-14896.9261654232" calcext:value-type="float">
            <text:p>-14896.9</text:p>
          </table:table-cell>
          <table:table-cell table:style-name="ce13" office:value-type="float" office:value="-0.148969261654232" calcext:value-type="float">
            <text:p>-0.1</text:p>
          </table:table-cell>
          <table:table-cell table:style-name="ce13" office:value-type="float" office:value="-14896.9261654232" calcext:value-type="float">
            <text:p>-14896.9</text:p>
          </table:table-cell>
          <table:table-cell table:style-name="ce13" office:value-type="float" office:value="-15545.4658477538" calcext:value-type="float">
            <text:p>-15545.5</text:p>
          </table:table-cell>
          <table:table-cell office:value-type="float" office:value="129" calcext:value-type="float">
            <text:p>129</text:p>
          </table:table-cell>
          <table:table-cell office:value-type="float" office:value="58" calcext:value-type="float">
            <text:p>58</text:p>
          </table:table-cell>
          <table:table-cell table:style-name="ce28" office:value-type="float" office:value="68.9839572192513" calcext:value-type="float">
            <text:p>68.98</text:p>
          </table:table-cell>
          <table:table-cell office:value-type="float" office:value="887.550971604229" calcext:value-type="float">
            <text:p>887.550971604229</text:p>
          </table:table-cell>
          <table:table-cell office:value-type="float" office:value="1390.11117823093" calcext:value-type="float">
            <text:p>1390.11117823093</text:p>
          </table:table-cell>
          <table:table-cell office:value-type="float" office:value="404.964640116217" calcext:value-type="float">
            <text:p>404.964640116217</text:p>
          </table:table-cell>
          <table:table-cell office:value-type="float" office:value="-2230.87933624774" calcext:value-type="float">
            <text:p>-2230.87933624774</text:p>
          </table:table-cell>
          <table:table-cell office:value-type="float" office:value="-2098.04804412613" calcext:value-type="float">
            <text:p>-2098.04804412613</text:p>
          </table:table-cell>
          <table:table-cell office:value-type="float" office:value="-2960.75165740226" calcext:value-type="float">
            <text:p>-2960.75165740226</text:p>
          </table:table-cell>
          <table:table-cell office:value-type="float" office:value="-79.6627067669687" calcext:value-type="float">
            <text:p>-79.6627067669687</text:p>
          </table:table-cell>
          <table:table-cell office:value-type="float" office:value="-37503.8068807153" calcext:value-type="float">
            <text:p>-37503.8068807153</text:p>
          </table:table-cell>
          <table:table-cell office:value-type="float" office:value="37503806.8807153" calcext:value-type="float">
            <text:p>37503806.8807153</text:p>
          </table:table-cell>
          <table:table-cell office:value-type="float" office:value="187.5" calcext:value-type="float">
            <text:p>187.5</text:p>
          </table:table-cell>
          <table:table-cell office:value-type="float" office:value="58" calcext:value-type="float">
            <text:p>58</text:p>
          </table:table-cell>
          <table:table-cell office:value-type="float" office:value="-129391.001502369" calcext:value-type="float">
            <text:p>-129391.00150236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24:.D324])/COUNT([.D324:.D324])" office:value-type="float" office:value="-146.598745199915" calcext:value-type="float">
            <text:p>-146.6</text:p>
          </table:table-cell>
          <table:table-cell table:style-name="ce14" table:formula="of:=SUM([.E324:.E324])/COUNT([.E324:.E324])" office:value-type="float" office:value="-14896.9261654232" calcext:value-type="float">
            <text:p>-14896.9</text:p>
          </table:table-cell>
          <table:table-cell table:style-name="ce14" table:formula="of:=SUM([.F324:.F324])/COUNT([.F324:.F324])" office:value-type="float" office:value="-0.148969261654232" calcext:value-type="float">
            <text:p>-0.1</text:p>
          </table:table-cell>
          <table:table-cell table:style-name="ce14" table:formula="of:=SUM([.G324:.G324])/COUNT([.G324:.G324])" office:value-type="float" office:value="-14896.9261654232" calcext:value-type="float">
            <text:p>-14896.9</text:p>
          </table:table-cell>
          <table:table-cell table:style-name="ce14" table:formula="of:=SUM([.H324:.H324])/COUNT([.H324:.H324])" office:value-type="float" office:value="-15545.4658477538" calcext:value-type="float">
            <text:p>-15545.5</text:p>
          </table:table-cell>
          <table:table-cell table:style-name="ce11" table:formula="of:=SUM([.I324:.I324])/COUNT([.I324:.I324])" office:value-type="float" office:value="129" calcext:value-type="float">
            <text:p>129</text:p>
          </table:table-cell>
          <table:table-cell table:style-name="ce11" table:formula="of:=SUM([.J324:.J324])/COUNT([.J324:.J324])" office:value-type="float" office:value="58" calcext:value-type="float">
            <text:p>58</text:p>
          </table:table-cell>
          <table:table-cell table:style-name="ce29" table:formula="of:=SUM([.K324:.K324])/COUNT([.K324:.K324])" office:value-type="float" office:value="68.9839572192513" calcext:value-type="float">
            <text:p>68.9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1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215361~881808</text:p>
          </table:table-cell>
          <table:table-cell table:style-name="ce13" office:value-type="float" office:value="-582.291032959349" calcext:value-type="float">
            <text:p>-582.3</text:p>
          </table:table-cell>
          <table:table-cell table:style-name="ce13" office:value-type="float" office:value="-58002.9986101838" calcext:value-type="float">
            <text:p>-58003.0</text:p>
          </table:table-cell>
          <table:table-cell table:style-name="ce13" office:value-type="float" office:value="-0.580029986101838" calcext:value-type="float">
            <text:p>-0.6</text:p>
          </table:table-cell>
          <table:table-cell table:style-name="ce13" office:value-type="float" office:value="-58002.9986101838" calcext:value-type="float">
            <text:p>-58003.0</text:p>
          </table:table-cell>
          <table:table-cell table:style-name="ce13" office:value-type="float" office:value="-44384.131376007" calcext:value-type="float">
            <text:p>-44384.1</text:p>
          </table:table-cell>
          <table:table-cell office:value-type="float" office:value="256" calcext:value-type="float">
            <text:p>256</text:p>
          </table:table-cell>
          <table:table-cell office:value-type="float" office:value="129" calcext:value-type="float">
            <text:p>129</text:p>
          </table:table-cell>
          <table:table-cell table:style-name="ce28" office:value-type="float" office:value="66.4935064935065" calcext:value-type="float">
            <text:p>66.49</text:p>
          </table:table-cell>
          <table:table-cell office:value-type="float" office:value="164.574152496581" calcext:value-type="float">
            <text:p>164.574152496581</text:p>
          </table:table-cell>
          <table:table-cell office:value-type="float" office:value="847.722666089758" calcext:value-type="float">
            <text:p>847.722666089758</text:p>
          </table:table-cell>
          <table:table-cell office:value-type="float" office:value="0.805915037970408" calcext:value-type="float">
            <text:p>0.805915037970408</text:p>
          </table:table-cell>
          <table:table-cell office:value-type="float" office:value="-776.232415886113" calcext:value-type="float">
            <text:p>-776.232415886113</text:p>
          </table:table-cell>
          <table:table-cell office:value-type="float" office:value="-123.026765319548" calcext:value-type="float">
            <text:p>-123.026765319548</text:p>
          </table:table-cell>
          <table:table-cell office:value-type="float" office:value="-2774.79502425584" calcext:value-type="float">
            <text:p>-2774.79502425584</text:p>
          </table:table-cell>
          <table:table-cell office:value-type="float" office:value="-150.657139247231" calcext:value-type="float">
            <text:p>-150.657139247231</text:p>
          </table:table-cell>
          <table:table-cell office:value-type="float" office:value="-76980.4774788688" calcext:value-type="float">
            <text:p>-76980.4774788688</text:p>
          </table:table-cell>
          <table:table-cell office:value-type="float" office:value="76980477.4788687" calcext:value-type="float">
            <text:p>76980477.4788687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-79561.3356489737" calcext:value-type="float">
            <text:p>-79561.335648973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1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217423~3861642</text:p>
          </table:table-cell>
          <table:table-cell table:style-name="ce13" office:value-type="float" office:value="-200.010462996503" calcext:value-type="float">
            <text:p>-200.0</text:p>
          </table:table-cell>
          <table:table-cell table:style-name="ce13" office:value-type="float" office:value="-19809.596197587" calcext:value-type="float">
            <text:p>-19809.6</text:p>
          </table:table-cell>
          <table:table-cell table:style-name="ce13" office:value-type="float" office:value="-0.19809596197587" calcext:value-type="float">
            <text:p>-0.2</text:p>
          </table:table-cell>
          <table:table-cell table:style-name="ce13" office:value-type="float" office:value="-19809.596197587" calcext:value-type="float">
            <text:p>-19809.6</text:p>
          </table:table-cell>
          <table:table-cell table:style-name="ce13" office:value-type="float" office:value="-18256.1549993937" calcext:value-type="float">
            <text:p>-18256.2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table:style-name="ce28" office:value-type="float" office:value="71.3235294117647" calcext:value-type="float">
            <text:p>71.32</text:p>
          </table:table-cell>
          <table:table-cell office:value-type="float" office:value="232.659344662587" calcext:value-type="float">
            <text:p>232.65934466258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.73185663412733" calcext:value-type="float">
            <text:p>2.73185663412733</text:p>
          </table:table-cell>
          <table:table-cell office:value-type="float" office:value="-1086.6039135861" calcext:value-type="float">
            <text:p>-1086.6039135861</text:p>
          </table:table-cell>
          <table:table-cell office:value-type="float" office:value="-134.102269944546" calcext:value-type="float">
            <text:p>-134.102269944546</text:p>
          </table:table-cell>
          <table:table-cell office:value-type="float" office:value="-2574.67253374186" calcext:value-type="float">
            <text:p>-2574.67253374186</text:p>
          </table:table-cell>
          <table:table-cell office:value-type="float" office:value="-145.658795570492" calcext:value-type="float">
            <text:p>-145.658795570492</text:p>
          </table:table-cell>
          <table:table-cell office:value-type="float" office:value="-27193.7841879904" calcext:value-type="float">
            <text:p>-27193.7841879904</text:p>
          </table:table-cell>
          <table:table-cell office:value-type="float" office:value="27193784.1879904" calcext:value-type="float">
            <text:p>27193784.1879904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-37106.8846069375" calcext:value-type="float">
            <text:p>-37106.884606937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1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225681~4224458</text:p>
          </table:table-cell>
          <table:table-cell table:style-name="ce13" office:value-type="float" office:value="-105.788266968977" calcext:value-type="float">
            <text:p>-105.8</text:p>
          </table:table-cell>
          <table:table-cell table:style-name="ce13" office:value-type="float" office:value="-10486.0152496434" calcext:value-type="float">
            <text:p>-10486.0</text:p>
          </table:table-cell>
          <table:table-cell table:style-name="ce13" office:value-type="float" office:value="-0.104860152496434" calcext:value-type="float">
            <text:p>-0.1</text:p>
          </table:table-cell>
          <table:table-cell table:style-name="ce13" office:value-type="float" office:value="-10486.0152496434" calcext:value-type="float">
            <text:p>-10486.0</text:p>
          </table:table-cell>
          <table:table-cell table:style-name="ce13" office:value-type="float" office:value="-10151.6173637545" calcext:value-type="float">
            <text:p>-10151.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28" office:value-type="float" office:value="71.8446601941748" calcext:value-type="float">
            <text:p>71.84</text:p>
          </table:table-cell>
          <table:table-cell office:value-type="float" office:value="224.384575558419" calcext:value-type="float">
            <text:p>224.384575558419</text:p>
          </table:table-cell>
          <table:table-cell office:value-type="float" office:value="1133.15669994801" calcext:value-type="float">
            <text:p>1133.15669994801</text:p>
          </table:table-cell>
          <table:table-cell office:value-type="float" office:value="1.44067050701415" calcext:value-type="float">
            <text:p>1.44067050701415</text:p>
          </table:table-cell>
          <table:table-cell office:value-type="float" office:value="-934.15427037815" calcext:value-type="float">
            <text:p>-934.15427037815</text:p>
          </table:table-cell>
          <table:table-cell office:value-type="float" office:value="-171.744165702476" calcext:value-type="float">
            <text:p>-171.744165702476</text:p>
          </table:table-cell>
          <table:table-cell office:value-type="float" office:value="-2574.67253374186" calcext:value-type="float">
            <text:p>-2574.67253374186</text:p>
          </table:table-cell>
          <table:table-cell office:value-type="float" office:value="-101.805973297508" calcext:value-type="float">
            <text:p>-101.805973297508</text:p>
          </table:table-cell>
          <table:table-cell office:value-type="float" office:value="-20599.8137985489" calcext:value-type="float">
            <text:p>-20599.8137985489</text:p>
          </table:table-cell>
          <table:table-cell office:value-type="float" office:value="20599813.7985489" calcext:value-type="float">
            <text:p>20599813.7985489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-21923.3571821323" calcext:value-type="float">
            <text:p>-21923.357182132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26:.D328])/COUNT([.D326:.D328])" office:value-type="float" office:value="-296.029920974943" calcext:value-type="float">
            <text:p>-296.0</text:p>
          </table:table-cell>
          <table:table-cell table:style-name="ce14" table:formula="of:=SUM([.E326:.E328])/COUNT([.E326:.E328])" office:value-type="float" office:value="-29432.8700191381" calcext:value-type="float">
            <text:p>-29432.9</text:p>
          </table:table-cell>
          <table:table-cell table:style-name="ce14" table:formula="of:=SUM([.F326:.F328])/COUNT([.F326:.F328])" office:value-type="float" office:value="-0.294328700191381" calcext:value-type="float">
            <text:p>-0.3</text:p>
          </table:table-cell>
          <table:table-cell table:style-name="ce14" table:formula="of:=SUM([.G326:.G328])/COUNT([.G326:.G328])" office:value-type="float" office:value="-29432.8700191381" calcext:value-type="float">
            <text:p>-29432.9</text:p>
          </table:table-cell>
          <table:table-cell table:style-name="ce14" table:formula="of:=SUM([.H326:.H328])/COUNT([.H326:.H328])" office:value-type="float" office:value="-24263.9679130517" calcext:value-type="float">
            <text:p>-24264.0</text:p>
          </table:table-cell>
          <table:table-cell table:style-name="ce11" table:formula="of:=SUM([.I326:.I328])/COUNT([.I326:.I328])" office:value-type="float" office:value="142.333333333333" calcext:value-type="float">
            <text:p>142</text:p>
          </table:table-cell>
          <table:table-cell table:style-name="ce11" table:formula="of:=SUM([.J326:.J328])/COUNT([.J326:.J328])" office:value-type="float" office:value="65.6666666666667" calcext:value-type="float">
            <text:p>66</text:p>
          </table:table-cell>
          <table:table-cell table:style-name="ce29" table:formula="of:=SUM([.K326:.K328])/COUNT([.K326:.K328])" office:value-type="float" office:value="69.8872320331487" calcext:value-type="float">
            <text:p>69.89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279658~3642828</text:p>
          </table:table-cell>
          <table:table-cell table:style-name="ce13" office:value-type="float" office:value="-768.130733016346" calcext:value-type="float">
            <text:p>-768.1</text:p>
          </table:table-cell>
          <table:table-cell table:style-name="ce13" office:value-type="float" office:value="-76637.4389182537" calcext:value-type="float">
            <text:p>-76637.4</text:p>
          </table:table-cell>
          <table:table-cell table:style-name="ce13" office:value-type="float" office:value="-0.766374389182537" calcext:value-type="float">
            <text:p>-0.8</text:p>
          </table:table-cell>
          <table:table-cell table:style-name="ce13" office:value-type="float" office:value="-76637.4389182537" calcext:value-type="float">
            <text:p>-76637.4</text:p>
          </table:table-cell>
          <table:table-cell table:style-name="ce13" office:value-type="float" office:value="-55230.3046614554" calcext:value-type="float">
            <text:p>-55230.3</text:p>
          </table:table-cell>
          <table:table-cell office:value-type="float" office:value="360" calcext:value-type="float">
            <text:p>360</text:p>
          </table:table-cell>
          <table:table-cell office:value-type="float" office:value="184" calcext:value-type="float">
            <text:p>184</text:p>
          </table:table-cell>
          <table:table-cell table:style-name="ce28" office:value-type="float" office:value="66.1764705882353" calcext:value-type="float">
            <text:p>66.18</text:p>
          </table:table-cell>
          <table:table-cell office:value-type="float" office:value="207.404818948127" calcext:value-type="float">
            <text:p>207.404818948127</text:p>
          </table:table-cell>
          <table:table-cell office:value-type="float" office:value="813.220528195918" calcext:value-type="float">
            <text:p>813.220528195918</text:p>
          </table:table-cell>
          <table:table-cell office:value-type="float" office:value="100.153189334422" calcext:value-type="float">
            <text:p>100.153189334422</text:p>
          </table:table-cell>
          <table:table-cell office:value-type="float" office:value="-822.299857280323" calcext:value-type="float">
            <text:p>-822.299857280323</text:p>
          </table:table-cell>
          <table:table-cell office:value-type="float" office:value="-16.659241985486" calcext:value-type="float">
            <text:p>-16.659241985486</text:p>
          </table:table-cell>
          <table:table-cell office:value-type="float" office:value="-7029.4973032975" calcext:value-type="float">
            <text:p>-7029.4973032975</text:p>
          </table:table-cell>
          <table:table-cell office:value-type="float" office:value="-140.877645070319" calcext:value-type="float">
            <text:p>-140.877645070319</text:p>
          </table:table-cell>
          <table:table-cell office:value-type="float" office:value="-108877.740301383" calcext:value-type="float">
            <text:p>-108877.740301383</text:p>
          </table:table-cell>
          <table:table-cell office:value-type="float" office:value="108877740.301383" calcext:value-type="float">
            <text:p>108877740.301383</text:p>
          </table:table-cell>
          <table:table-cell office:value-type="float" office:value="544.5" calcext:value-type="float">
            <text:p>544.5</text:p>
          </table:table-cell>
          <table:table-cell office:value-type="float" office:value="24" calcext:value-type="float">
            <text:p>24</text:p>
          </table:table-cell>
          <table:table-cell office:value-type="float" office:value="-128743.695194411" calcext:value-type="float">
            <text:p>-128743.69519441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283784~2365608</text:p>
          </table:table-cell>
          <table:table-cell table:style-name="ce13" office:value-type="float" office:value="-742.415961494992" calcext:value-type="float">
            <text:p>-742.4</text:p>
          </table:table-cell>
          <table:table-cell table:style-name="ce13" office:value-type="float" office:value="-74059.6170350374" calcext:value-type="float">
            <text:p>-74059.6</text:p>
          </table:table-cell>
          <table:table-cell table:style-name="ce13" office:value-type="float" office:value="-0.740596170350374" calcext:value-type="float">
            <text:p>-0.7</text:p>
          </table:table-cell>
          <table:table-cell table:style-name="ce13" office:value-type="float" office:value="-74059.6170350374" calcext:value-type="float">
            <text:p>-74059.6</text:p>
          </table:table-cell>
          <table:table-cell table:style-name="ce13" office:value-type="float" office:value="-54059.6530536051" calcext:value-type="float">
            <text:p>-54059.7</text:p>
          </table:table-cell>
          <table:table-cell office:value-type="float" office:value="358" calcext:value-type="float">
            <text:p>358</text:p>
          </table:table-cell>
          <table:table-cell office:value-type="float" office:value="183" calcext:value-type="float">
            <text:p>183</text:p>
          </table:table-cell>
          <table:table-cell table:style-name="ce28" office:value-type="float" office:value="66.1737523105361" calcext:value-type="float">
            <text:p>66.17</text:p>
          </table:table-cell>
          <table:table-cell office:value-type="float" office:value="211.788308479856" calcext:value-type="float">
            <text:p>211.788308479856</text:p>
          </table:table-cell>
          <table:table-cell office:value-type="float" office:value="927.582650969431" calcext:value-type="float">
            <text:p>927.582650969431</text:p>
          </table:table-cell>
          <table:table-cell office:value-type="float" office:value="100.153189334422" calcext:value-type="float">
            <text:p>100.153189334422</text:p>
          </table:table-cell>
          <table:table-cell office:value-type="float" office:value="-819.015472518175" calcext:value-type="float">
            <text:p>-819.015472518175</text:p>
          </table:table-cell>
          <table:table-cell office:value-type="float" office:value="-16.2984288236621" calcext:value-type="float">
            <text:p>-16.2984288236621</text:p>
          </table:table-cell>
          <table:table-cell office:value-type="float" office:value="-7029.4973032975" calcext:value-type="float">
            <text:p>-7029.4973032975</text:p>
          </table:table-cell>
          <table:table-cell office:value-type="float" office:value="-136.893931672897" calcext:value-type="float">
            <text:p>-136.893931672897</text:p>
          </table:table-cell>
          <table:table-cell office:value-type="float" office:value="-108280.020403368" calcext:value-type="float">
            <text:p>-108280.020403368</text:p>
          </table:table-cell>
          <table:table-cell office:value-type="float" office:value="108280020.403368" calcext:value-type="float">
            <text:p>108280020.403368</text:p>
          </table:table-cell>
          <table:table-cell office:value-type="float" office:value="541.5" calcext:value-type="float">
            <text:p>541.5</text:p>
          </table:table-cell>
          <table:table-cell office:value-type="float" office:value="24" calcext:value-type="float">
            <text:p>24</text:p>
          </table:table-cell>
          <table:table-cell office:value-type="float" office:value="-128651.747873798" calcext:value-type="float">
            <text:p>-128651.7478737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30:.D331])/COUNT([.D330:.D331])" office:value-type="float" office:value="-755.273347255669" calcext:value-type="float">
            <text:p>-755.3</text:p>
          </table:table-cell>
          <table:table-cell table:style-name="ce14" table:formula="of:=SUM([.E330:.E331])/COUNT([.E330:.E331])" office:value-type="float" office:value="-75348.5279766456" calcext:value-type="float">
            <text:p>-75348.5</text:p>
          </table:table-cell>
          <table:table-cell table:style-name="ce14" table:formula="of:=SUM([.F330:.F331])/COUNT([.F330:.F331])" office:value-type="float" office:value="-0.753485279766456" calcext:value-type="float">
            <text:p>-0.8</text:p>
          </table:table-cell>
          <table:table-cell table:style-name="ce14" table:formula="of:=SUM([.G330:.G331])/COUNT([.G330:.G331])" office:value-type="float" office:value="-75348.5279766455" calcext:value-type="float">
            <text:p>-75348.5</text:p>
          </table:table-cell>
          <table:table-cell table:style-name="ce14" table:formula="of:=SUM([.H330:.H331])/COUNT([.H330:.H331])" office:value-type="float" office:value="-54644.9788575302" calcext:value-type="float">
            <text:p>-54645.0</text:p>
          </table:table-cell>
          <table:table-cell table:style-name="ce11" table:formula="of:=SUM([.I330:.I331])/COUNT([.I330:.I331])" office:value-type="float" office:value="359" calcext:value-type="float">
            <text:p>359</text:p>
          </table:table-cell>
          <table:table-cell table:style-name="ce11" table:formula="of:=SUM([.J330:.J331])/COUNT([.J330:.J331])" office:value-type="float" office:value="183.5" calcext:value-type="float">
            <text:p>184</text:p>
          </table:table-cell>
          <table:table-cell table:style-name="ce29" table:formula="of:=SUM([.K330:.K331])/COUNT([.K330:.K331])" office:value-type="float" office:value="66.1751114493857" calcext:value-type="float">
            <text:p>66.1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302467~7381701</text:p>
          </table:table-cell>
          <table:table-cell table:style-name="ce13" office:value-type="float" office:value="-2352.47552144421" calcext:value-type="float">
            <text:p>-2352.5</text:p>
          </table:table-cell>
          <table:table-cell table:style-name="ce13" office:value-type="float" office:value="-236001.532578932" calcext:value-type="float">
            <text:p>-236001.5</text:p>
          </table:table-cell>
          <table:table-cell table:style-name="ce13" office:value-type="float" office:value="-2.36001532578932" calcext:value-type="float">
            <text:p>-2.4</text:p>
          </table:table-cell>
          <table:table-cell table:style-name="ce13" office:value-type="float" office:value="-236001.532578933" calcext:value-type="float">
            <text:p>-236001.5</text:p>
          </table:table-cell>
          <table:table-cell table:style-name="ce13" office:value-type="float" office:value="-90956.2935259177" calcext:value-type="float">
            <text:p>-90956.3</text:p>
          </table:table-cell>
          <table:table-cell office:value-type="float" office:value="883" calcext:value-type="float">
            <text:p>883</text:p>
          </table:table-cell>
          <table:table-cell office:value-type="float" office:value="482" calcext:value-type="float">
            <text:p>482</text:p>
          </table:table-cell>
          <table:table-cell table:style-name="ce28" office:value-type="float" office:value="64.6886446886447" calcext:value-type="float">
            <text:p>64.69</text:p>
          </table:table-cell>
          <table:table-cell office:value-type="float" office:value="381.497271818174" calcext:value-type="float">
            <text:p>381.497271818174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1.12183084250137" calcext:value-type="float">
            <text:p>1.12183084250137</text:p>
          </table:table-cell>
          <table:table-cell office:value-type="float" office:value="-1188.51374189705" calcext:value-type="float">
            <text:p>-1188.51374189705</text:p>
          </table:table-cell>
          <table:table-cell office:value-type="float" office:value="-2.04952830114053" calcext:value-type="float">
            <text:p>-2.04952830114053</text:p>
          </table:table-cell>
          <table:table-cell office:value-type="float" office:value="-2353.18005876498" calcext:value-type="float">
            <text:p>-2353.18005876498</text:p>
          </table:table-cell>
          <table:table-cell office:value-type="float" office:value="-172.894895662222" calcext:value-type="float">
            <text:p>-172.894895662222</text:p>
          </table:table-cell>
          <table:table-cell office:value-type="float" office:value="-273000.398866287" calcext:value-type="float">
            <text:p>-273000.398866287</text:p>
          </table:table-cell>
          <table:table-cell office:value-type="float" office:value="273000398.866287" calcext:value-type="float">
            <text:p>273000398.866287</text:p>
          </table:table-cell>
          <table:table-cell office:value-type="float" office:value="1365.5" calcext:value-type="float">
            <text:p>1365.5</text:p>
          </table:table-cell>
          <table:table-cell office:value-type="float" office:value="471" calcext:value-type="float">
            <text:p>471</text:p>
          </table:table-cell>
          <table:table-cell office:value-type="float" office:value="-572071.831323545" calcext:value-type="float">
            <text:p>-572071.83132354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304241~8652327</text:p>
          </table:table-cell>
          <table:table-cell table:style-name="ce13" office:value-type="float" office:value="-711.075071743579" calcext:value-type="float">
            <text:p>-711.1</text:p>
          </table:table-cell>
          <table:table-cell table:style-name="ce13" office:value-type="float" office:value="-71374.8076744554" calcext:value-type="float">
            <text:p>-71374.8</text:p>
          </table:table-cell>
          <table:table-cell table:style-name="ce13" office:value-type="float" office:value="-0.713748076744554" calcext:value-type="float">
            <text:p>-0.7</text:p>
          </table:table-cell>
          <table:table-cell table:style-name="ce13" office:value-type="float" office:value="-71374.8076744555" calcext:value-type="float">
            <text:p>-71374.8</text:p>
          </table:table-cell>
          <table:table-cell table:style-name="ce13" office:value-type="float" office:value="-51726.6525000768" calcext:value-type="float">
            <text:p>-51726.7</text:p>
          </table:table-cell>
          <table:table-cell office:value-type="float" office:value="315" calcext:value-type="float">
            <text:p>315</text:p>
          </table:table-cell>
          <table:table-cell office:value-type="float" office:value="170" calcext:value-type="float">
            <text:p>170</text:p>
          </table:table-cell>
          <table:table-cell table:style-name="ce28" office:value-type="float" office:value="64.9484536082474" calcext:value-type="float">
            <text:p>64.95</text:p>
          </table:table-cell>
          <table:table-cell office:value-type="float" office:value="397.644799224477" calcext:value-type="float">
            <text:p>397.644799224477</text:p>
          </table:table-cell>
          <table:table-cell office:value-type="float" office:value="916.287690149955" calcext:value-type="float">
            <text:p>916.287690149955</text:p>
          </table:table-cell>
          <table:table-cell office:value-type="float" office:value="23.2641680355882" calcext:value-type="float">
            <text:p>23.2641680355882</text:p>
          </table:table-cell>
          <table:table-cell office:value-type="float" office:value="-1156.66423194215" calcext:value-type="float">
            <text:p>-1156.66423194215</text:p>
          </table:table-cell>
          <table:table-cell office:value-type="float" office:value="-57.4485197306931" calcext:value-type="float">
            <text:p>-57.4485197306931</text:p>
          </table:table-cell>
          <table:table-cell office:value-type="float" office:value="-1733.64921368581" calcext:value-type="float">
            <text:p>-1733.64921368581</text:p>
          </table:table-cell>
          <table:table-cell office:value-type="float" office:value="-147.164551906094" calcext:value-type="float">
            <text:p>-147.164551906094</text:p>
          </table:table-cell>
          <table:table-cell office:value-type="float" office:value="-96977.1022946202" calcext:value-type="float">
            <text:p>-96977.1022946202</text:p>
          </table:table-cell>
          <table:table-cell office:value-type="float" office:value="96977102.2946202" calcext:value-type="float">
            <text:p>96977102.2946202</text:p>
          </table:table-cell>
          <table:table-cell office:value-type="float" office:value="485" calcext:value-type="float">
            <text:p>485</text:p>
          </table:table-cell>
          <table:table-cell office:value-type="float" office:value="167" calcext:value-type="float">
            <text:p>167</text:p>
          </table:table-cell>
          <table:table-cell office:value-type="float" office:value="-196299.573462383" calcext:value-type="float">
            <text:p>-196299.57346238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33:.D334])/COUNT([.D333:.D334])" office:value-type="float" office:value="-1531.77529659389" calcext:value-type="float">
            <text:p>-1531.8</text:p>
          </table:table-cell>
          <table:table-cell table:style-name="ce14" table:formula="of:=SUM([.E333:.E334])/COUNT([.E333:.E334])" office:value-type="float" office:value="-153688.170126694" calcext:value-type="float">
            <text:p>-153688.2</text:p>
          </table:table-cell>
          <table:table-cell table:style-name="ce14" table:formula="of:=SUM([.F333:.F334])/COUNT([.F333:.F334])" office:value-type="float" office:value="-1.53688170126694" calcext:value-type="float">
            <text:p>-1.5</text:p>
          </table:table-cell>
          <table:table-cell table:style-name="ce14" table:formula="of:=SUM([.G333:.G334])/COUNT([.G333:.G334])" office:value-type="float" office:value="-153688.170126694" calcext:value-type="float">
            <text:p>-153688.2</text:p>
          </table:table-cell>
          <table:table-cell table:style-name="ce14" table:formula="of:=SUM([.H333:.H334])/COUNT([.H333:.H334])" office:value-type="float" office:value="-71341.4730129972" calcext:value-type="float">
            <text:p>-71341.5</text:p>
          </table:table-cell>
          <table:table-cell table:style-name="ce11" table:formula="of:=SUM([.I333:.I334])/COUNT([.I333:.I334])" office:value-type="float" office:value="599" calcext:value-type="float">
            <text:p>599</text:p>
          </table:table-cell>
          <table:table-cell table:style-name="ce11" table:formula="of:=SUM([.J333:.J334])/COUNT([.J333:.J334])" office:value-type="float" office:value="326" calcext:value-type="float">
            <text:p>326</text:p>
          </table:table-cell>
          <table:table-cell table:style-name="ce29" table:formula="of:=SUM([.K333:.K334])/COUNT([.K333:.K334])" office:value-type="float" office:value="64.8185491484461" calcext:value-type="float">
            <text:p>64.8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duel-dqn-custom_combo_all_0~0001_20000_512_1000000_0~99_RMSprop_CELU_128]128]128]128]128]128_Batcd-Liner-actin-Dropt-Liner-actin-Liner-actin-Liner-actin-weigm-actin-Liner-Dropt-actin-Liner_1_1732330980~6929562</text:p>
          </table:table-cell>
          <table:table-cell table:style-name="ce13" office:value-type="float" office:value="-844.788788059409" calcext:value-type="float">
            <text:p>-844.8</text:p>
          </table:table-cell>
          <table:table-cell table:style-name="ce13" office:value-type="float" office:value="-84741.7805494568" calcext:value-type="float">
            <text:p>-84741.8</text:p>
          </table:table-cell>
          <table:table-cell table:style-name="ce13" office:value-type="float" office:value="-0.847417805494568" calcext:value-type="float">
            <text:p>-0.8</text:p>
          </table:table-cell>
          <table:table-cell table:style-name="ce13" office:value-type="float" office:value="-84741.7805494569" calcext:value-type="float">
            <text:p>-84741.8</text:p>
          </table:table-cell>
          <table:table-cell table:style-name="ce13" office:value-type="float" office:value="-57951.9920244457" calcext:value-type="float">
            <text:p>-57952.0</text:p>
          </table:table-cell>
          <table:table-cell office:value-type="float" office:value="377" calcext:value-type="float">
            <text:p>377</text:p>
          </table:table-cell>
          <table:table-cell office:value-type="float" office:value="215" calcext:value-type="float">
            <text:p>215</text:p>
          </table:table-cell>
          <table:table-cell table:style-name="ce28" office:value-type="float" office:value="63.6824324324324" calcext:value-type="float">
            <text:p>63.68</text:p>
          </table:table-cell>
          <table:table-cell office:value-type="float" office:value="416.370295290561" calcext:value-type="float">
            <text:p>416.370295290561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0.217760725208791" calcext:value-type="float">
            <text:p>0.217760725208791</text:p>
          </table:table-cell>
          <table:table-cell office:value-type="float" office:value="-1124.24828778604" calcext:value-type="float">
            <text:p>-1124.24828778604</text:p>
          </table:table-cell>
          <table:table-cell office:value-type="float" office:value="-4.2257095730165" calcext:value-type="float">
            <text:p>-4.2257095730165</text:p>
          </table:table-cell>
          <table:table-cell office:value-type="float" office:value="-2315.53170365842" calcext:value-type="float">
            <text:p>-2315.53170365842</text:p>
          </table:table-cell>
          <table:table-cell office:value-type="float" office:value="-143.144899576785" calcext:value-type="float">
            <text:p>-143.144899576785</text:p>
          </table:table-cell>
          <table:table-cell office:value-type="float" office:value="-118474.432652103" calcext:value-type="float">
            <text:p>-118474.432652103</text:p>
          </table:table-cell>
          <table:table-cell office:value-type="float" office:value="118474432.652103" calcext:value-type="float">
            <text:p>118474432.652103</text:p>
          </table:table-cell>
          <table:table-cell office:value-type="float" office:value="592.5" calcext:value-type="float">
            <text:p>592.5</text:p>
          </table:table-cell>
          <table:table-cell office:value-type="float" office:value="198" calcext:value-type="float">
            <text:p>198</text:p>
          </table:table-cell>
          <table:table-cell office:value-type="float" office:value="-240248.358495963" calcext:value-type="float">
            <text:p>-240248.35849596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36:.D336])/COUNT([.D336:.D336])" office:value-type="float" office:value="-844.788788059409" calcext:value-type="float">
            <text:p>-844.8</text:p>
          </table:table-cell>
          <table:table-cell table:style-name="ce14" table:formula="of:=SUM([.E336:.E336])/COUNT([.E336:.E336])" office:value-type="float" office:value="-84741.7805494568" calcext:value-type="float">
            <text:p>-84741.8</text:p>
          </table:table-cell>
          <table:table-cell table:style-name="ce14" table:formula="of:=SUM([.F336:.F336])/COUNT([.F336:.F336])" office:value-type="float" office:value="-0.847417805494568" calcext:value-type="float">
            <text:p>-0.8</text:p>
          </table:table-cell>
          <table:table-cell table:style-name="ce14" table:formula="of:=SUM([.G336:.G336])/COUNT([.G336:.G336])" office:value-type="float" office:value="-84741.7805494569" calcext:value-type="float">
            <text:p>-84741.8</text:p>
          </table:table-cell>
          <table:table-cell table:style-name="ce14" table:formula="of:=SUM([.H336:.H336])/COUNT([.H336:.H336])" office:value-type="float" office:value="-57951.9920244457" calcext:value-type="float">
            <text:p>-57952.0</text:p>
          </table:table-cell>
          <table:table-cell table:style-name="ce11" table:formula="of:=SUM([.I336:.I336])/COUNT([.I336:.I336])" office:value-type="float" office:value="377" calcext:value-type="float">
            <text:p>377</text:p>
          </table:table-cell>
          <table:table-cell table:style-name="ce11" table:formula="of:=SUM([.J336:.J336])/COUNT([.J336:.J336])" office:value-type="float" office:value="215" calcext:value-type="float">
            <text:p>215</text:p>
          </table:table-cell>
          <table:table-cell table:style-name="ce29" table:formula="of:=SUM([.K336:.K336])/COUNT([.K336:.K336])" office:value-type="float" office:value="63.6824324324324" calcext:value-type="float">
            <text:p>63.68</text:p>
          </table:table-cell>
          <table:table-cell table:style-name="ce2" table:number-columns-repeated="1013"/>
        </table:table-row>
        <table:table-row table:style-name="ro3" table:number-rows-repeated="3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092002~6627438</text:p>
          </table:table-cell>
          <table:table-cell table:style-name="ce13" office:value-type="float" office:value="278.571861315183" calcext:value-type="float">
            <text:p>278.6</text:p>
          </table:table-cell>
          <table:table-cell table:style-name="ce13" office:value-type="float" office:value="27418.0927279291" calcext:value-type="float">
            <text:p>27418.1</text:p>
          </table:table-cell>
          <table:table-cell table:style-name="ce13" office:value-type="float" office:value="0.274180927279291" calcext:value-type="float">
            <text:p>0.3</text:p>
          </table:table-cell>
          <table:table-cell table:style-name="ce13" office:value-type="float" office:value="27418.0927279291" calcext:value-type="float">
            <text:p>27418.1</text:p>
          </table:table-cell>
          <table:table-cell table:style-name="ce13" office:value-type="float" office:value="29741.1442589605" calcext:value-type="float">
            <text:p>29741.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64.1791044776119" calcext:value-type="float">
            <text:p>64.18</text:p>
          </table:table-cell>
          <table:table-cell office:value-type="float" office:value="1890.18171324907" calcext:value-type="float">
            <text:p>1890.18171324907</text:p>
          </table:table-cell>
          <table:table-cell office:value-type="float" office:value="2202.6746613138" calcext:value-type="float">
            <text:p>2202.6746613138</text:p>
          </table:table-cell>
          <table:table-cell office:value-type="float" office:value="1495.62768719072" calcext:value-type="float">
            <text:p>1495.62768719072</text:p>
          </table:table-cell>
          <table:table-cell office:value-type="float" office:value="-2244.15503924086" calcext:value-type="float">
            <text:p>-2244.15503924086</text:p>
          </table:table-cell>
          <table:table-cell office:value-type="float" office:value="-2098.06981994344" calcext:value-type="float">
            <text:p>-2098.06981994344</text:p>
          </table:table-cell>
          <table:table-cell office:value-type="float" office:value="-2604.44119509286" calcext:value-type="float">
            <text:p>-2604.44119509286</text:p>
          </table:table-cell>
          <table:table-cell office:value-type="float" office:value="409.225264595956" calcext:value-type="float">
            <text:p>409.225264595956</text:p>
          </table:table-cell>
          <table:table-cell office:value-type="float" office:value="-13434.1522449729" calcext:value-type="float">
            <text:p>-13434.1522449729</text:p>
          </table:table-cell>
          <table:table-cell office:value-type="float" office:value="13434152.2449729" calcext:value-type="float">
            <text:p>13434152.2449729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-53859.7209417807" calcext:value-type="float">
            <text:p>-53859.720941780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41:.D341])/COUNT([.D341:.D341])" office:value-type="float" office:value="278.571861315183" calcext:value-type="float">
            <text:p>278.6</text:p>
          </table:table-cell>
          <table:table-cell table:style-name="ce14" table:formula="of:=SUM([.E341:.E341])/COUNT([.E341:.E341])" office:value-type="float" office:value="27418.0927279291" calcext:value-type="float">
            <text:p>27418.1</text:p>
          </table:table-cell>
          <table:table-cell table:style-name="ce14" table:formula="of:=SUM([.F341:.F341])/COUNT([.F341:.F341])" office:value-type="float" office:value="0.274180927279291" calcext:value-type="float">
            <text:p>0.3</text:p>
          </table:table-cell>
          <table:table-cell table:style-name="ce14" table:formula="of:=SUM([.G341:.G341])/COUNT([.G341:.G341])" office:value-type="float" office:value="27418.0927279291" calcext:value-type="float">
            <text:p>27418.1</text:p>
          </table:table-cell>
          <table:table-cell table:style-name="ce14" table:formula="of:=SUM([.H341:.H341])/COUNT([.H341:.H341])" office:value-type="float" office:value="29741.1442589605" calcext:value-type="float">
            <text:p>29741.1</text:p>
          </table:table-cell>
          <table:table-cell table:style-name="ce11" table:formula="of:=SUM([.I341:.I341])/COUNT([.I341:.I341])" office:value-type="float" office:value="43" calcext:value-type="float">
            <text:p>43</text:p>
          </table:table-cell>
          <table:table-cell table:style-name="ce11" table:formula="of:=SUM([.J341:.J341])/COUNT([.J341:.J341])" office:value-type="float" office:value="24" calcext:value-type="float">
            <text:p>24</text:p>
          </table:table-cell>
          <table:table-cell table:style-name="ce29" table:formula="of:=SUM([.K341:.K341])/COUNT([.K341:.K341])" office:value-type="float" office:value="64.1791044776119" calcext:value-type="float">
            <text:p>64.1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165428~5077662</text:p>
          </table:table-cell>
          <table:table-cell table:style-name="ce13" office:value-type="float" office:value="119.133453188013" calcext:value-type="float">
            <text:p>119.1</text:p>
          </table:table-cell>
          <table:table-cell table:style-name="ce13" office:value-type="float" office:value="11652.345955276" calcext:value-type="float">
            <text:p>11652.3</text:p>
          </table:table-cell>
          <table:table-cell table:style-name="ce13" office:value-type="float" office:value="0.11652345955276" calcext:value-type="float">
            <text:p>0.1</text:p>
          </table:table-cell>
          <table:table-cell table:style-name="ce13" office:value-type="float" office:value="11652.345955276" calcext:value-type="float">
            <text:p>11652.3</text:p>
          </table:table-cell>
          <table:table-cell table:style-name="ce13" office:value-type="float" office:value="11354.0685006807" calcext:value-type="float">
            <text:p>11354.1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75.2577319587629" calcext:value-type="float">
            <text:p>75.26</text:p>
          </table:table-cell>
          <table:table-cell office:value-type="float" office:value="883.654486608373" calcext:value-type="float">
            <text:p>883.654486608373</text:p>
          </table:table-cell>
          <table:table-cell office:value-type="float" office:value="1556.89010681941" calcext:value-type="float">
            <text:p>1556.89010681941</text:p>
          </table:table-cell>
          <table:table-cell office:value-type="float" office:value="149.901418703113" calcext:value-type="float">
            <text:p>149.901418703113</text:p>
          </table:table-cell>
          <table:table-cell office:value-type="float" office:value="-2202.26798196397" calcext:value-type="float">
            <text:p>-2202.26798196397</text:p>
          </table:table-cell>
          <table:table-cell office:value-type="float" office:value="-2103.52071711377" calcext:value-type="float">
            <text:p>-2103.52071711377</text:p>
          </table:table-cell>
          <table:table-cell office:value-type="float" office:value="-2526.78253155513" calcext:value-type="float">
            <text:p>-2526.78253155513</text:p>
          </table:table-cell>
          <table:table-cell office:value-type="float" office:value="120.127277889443" calcext:value-type="float">
            <text:p>120.127277889443</text:p>
          </table:table-cell>
          <table:table-cell office:value-type="float" office:value="-19421.3737196749" calcext:value-type="float">
            <text:p>-19421.3737196749</text:p>
          </table:table-cell>
          <table:table-cell office:value-type="float" office:value="19421373.719675" calcext:value-type="float">
            <text:p>19421373.719675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-52854.4315671352" calcext:value-type="float">
            <text:p>-52854.431567135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174802~049267</text:p>
          </table:table-cell>
          <table:table-cell table:style-name="ce13" office:value-type="float" office:value="76.2752373438047" calcext:value-type="float">
            <text:p>76.3</text:p>
          </table:table-cell>
          <table:table-cell table:style-name="ce13" office:value-type="float" office:value="7532.92697385265" calcext:value-type="float">
            <text:p>7532.9</text:p>
          </table:table-cell>
          <table:table-cell table:style-name="ce13" office:value-type="float" office:value="0.0753292697385265" calcext:value-type="float">
            <text:p>0.1</text:p>
          </table:table-cell>
          <table:table-cell table:style-name="ce13" office:value-type="float" office:value="7532.92697385265" calcext:value-type="float">
            <text:p>7532.9</text:p>
          </table:table-cell>
          <table:table-cell table:style-name="ce13" office:value-type="float" office:value="7598.52525242932" calcext:value-type="float">
            <text:p>7598.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81.4814814814815" calcext:value-type="float">
            <text:p>81.48</text:p>
          </table:table-cell>
          <table:table-cell office:value-type="float" office:value="842.97863088341" calcext:value-type="float">
            <text:p>842.97863088341</text:p>
          </table:table-cell>
          <table:table-cell office:value-type="float" office:value="1167.05929993249" calcext:value-type="float">
            <text:p>1167.05929993249</text:p>
          </table:table-cell>
          <table:table-cell office:value-type="float" office:value="184.787572754416" calcext:value-type="float">
            <text:p>184.787572754416</text:p>
          </table:table-cell>
          <table:table-cell office:value-type="float" office:value="-2202.52058111648" calcext:value-type="float">
            <text:p>-2202.52058111648</text:p>
          </table:table-cell>
          <table:table-cell office:value-type="float" office:value="-2098.04963373928" calcext:value-type="float">
            <text:p>-2098.04963373928</text:p>
          </table:table-cell>
          <table:table-cell office:value-type="float" office:value="-2286.48385402198" calcext:value-type="float">
            <text:p>-2286.48385402198</text:p>
          </table:table-cell>
          <table:table-cell office:value-type="float" office:value="278.997295327876" calcext:value-type="float">
            <text:p>278.997295327876</text:p>
          </table:table-cell>
          <table:table-cell office:value-type="float" office:value="-5410.243170144" calcext:value-type="float">
            <text:p>-5410.243170144</text:p>
          </table:table-cell>
          <table:table-cell office:value-type="float" office:value="5410243.170144" calcext:value-type="float">
            <text:p>5410243.1701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-11012.6029055824" calcext:value-type="float">
            <text:p>-11012.602905582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177925~7988124</text:p>
          </table:table-cell>
          <table:table-cell table:style-name="ce13" office:value-type="float" office:value="-279.51411447345" calcext:value-type="float">
            <text:p>-279.5</text:p>
          </table:table-cell>
          <table:table-cell table:style-name="ce13" office:value-type="float" office:value="-28246.6459751184" calcext:value-type="float">
            <text:p>-28246.6</text:p>
          </table:table-cell>
          <table:table-cell table:style-name="ce13" office:value-type="float" office:value="-0.282466459751184" calcext:value-type="float">
            <text:p>-0.3</text:p>
          </table:table-cell>
          <table:table-cell table:style-name="ce13" office:value-type="float" office:value="-28246.6459751186" calcext:value-type="float">
            <text:p>-28246.6</text:p>
          </table:table-cell>
          <table:table-cell table:style-name="ce13" office:value-type="float" office:value="-27313.9803099887" calcext:value-type="float">
            <text:p>-27314.0</text:p>
          </table:table-cell>
          <table:table-cell office:value-type="float" office:value="219" calcext:value-type="float">
            <text:p>219</text:p>
          </table:table-cell>
          <table:table-cell office:value-type="float" office:value="101" calcext:value-type="float">
            <text:p>101</text:p>
          </table:table-cell>
          <table:table-cell table:style-name="ce28" office:value-type="float" office:value="68.4375" calcext:value-type="float">
            <text:p>68.44</text:p>
          </table:table-cell>
          <table:table-cell office:value-type="float" office:value="916.050340473867" calcext:value-type="float">
            <text:p>916.05034047386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42.9414324296085" calcext:value-type="float">
            <text:p>42.9414324296085</text:p>
          </table:table-cell>
          <table:table-cell office:value-type="float" office:value="-2265.95713404847" calcext:value-type="float">
            <text:p>-2265.95713404847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88.2707686722456" calcext:value-type="float">
            <text:p>-88.2707686722456</text:p>
          </table:table-cell>
          <table:table-cell office:value-type="float" office:value="-64103.757111136" calcext:value-type="float">
            <text:p>-64103.757111136</text:p>
          </table:table-cell>
          <table:table-cell office:value-type="float" office:value="64103757.111136" calcext:value-type="float">
            <text:p>64103757.111136</text:p>
          </table:table-cell>
          <table:table-cell office:value-type="float" office:value="320.5" calcext:value-type="float">
            <text:p>320.5</text:p>
          </table:table-cell>
          <table:table-cell office:value-type="float" office:value="101" calcext:value-type="float">
            <text:p>101</text:p>
          </table:table-cell>
          <table:table-cell office:value-type="float" office:value="-228861.670538895" calcext:value-type="float">
            <text:p>-228861.67053889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43:.D345])/COUNT([.D343:.D345])" office:value-type="float" office:value="-28.0351413138775" calcext:value-type="float">
            <text:p>-28.0</text:p>
          </table:table-cell>
          <table:table-cell table:style-name="ce14" table:formula="of:=SUM([.E343:.E345])/COUNT([.E343:.E345])" office:value-type="float" office:value="-3020.45768199658" calcext:value-type="float">
            <text:p>-3020.5</text:p>
          </table:table-cell>
          <table:table-cell table:style-name="ce14" table:formula="of:=SUM([.F343:.F345])/COUNT([.F343:.F345])" office:value-type="float" office:value="-0.0302045768199658" calcext:value-type="float">
            <text:p>0.0</text:p>
          </table:table-cell>
          <table:table-cell table:style-name="ce14" table:formula="of:=SUM([.G343:.G345])/COUNT([.G343:.G345])" office:value-type="float" office:value="-3020.45768199665" calcext:value-type="float">
            <text:p>-3020.5</text:p>
          </table:table-cell>
          <table:table-cell table:style-name="ce14" table:formula="of:=SUM([.H343:.H345])/COUNT([.H343:.H345])" office:value-type="float" office:value="-2787.12885229291" calcext:value-type="float">
            <text:p>-2787.1</text:p>
          </table:table-cell>
          <table:table-cell table:style-name="ce11" table:formula="of:=SUM([.I343:.I345])/COUNT([.I343:.I345])" office:value-type="float" office:value="104.666666666667" calcext:value-type="float">
            <text:p>105</text:p>
          </table:table-cell>
          <table:table-cell table:style-name="ce11" table:formula="of:=SUM([.J343:.J345])/COUNT([.J343:.J345])" office:value-type="float" office:value="43.3333333333333" calcext:value-type="float">
            <text:p>43</text:p>
          </table:table-cell>
          <table:table-cell table:style-name="ce29" table:formula="of:=SUM([.K343:.K345])/COUNT([.K343:.K345])" office:value-type="float" office:value="75.0589044800815" calcext:value-type="float">
            <text:p>75.06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181097~8493452</text:p>
          </table:table-cell>
          <table:table-cell table:style-name="ce13" office:value-type="float" office:value="61.0842703475061" calcext:value-type="float">
            <text:p>61.1</text:p>
          </table:table-cell>
          <table:table-cell table:style-name="ce13" office:value-type="float" office:value="5992.8234166022" calcext:value-type="float">
            <text:p>5992.8</text:p>
          </table:table-cell>
          <table:table-cell table:style-name="ce13" office:value-type="float" office:value="0.059928234166022" calcext:value-type="float">
            <text:p>0.1</text:p>
          </table:table-cell>
          <table:table-cell table:style-name="ce13" office:value-type="float" office:value="5992.8234166022" calcext:value-type="float">
            <text:p>5992.8</text:p>
          </table:table-cell>
          <table:table-cell table:style-name="ce13" office:value-type="float" office:value="5702.69021506198" calcext:value-type="float">
            <text:p>5702.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74.468085106383" calcext:value-type="float">
            <text:p>74.47</text:p>
          </table:table-cell>
          <table:table-cell office:value-type="float" office:value="924.813982785963" calcext:value-type="float">
            <text:p>924.813982785963</text:p>
          </table:table-cell>
          <table:table-cell office:value-type="float" office:value="1259.29430405913" calcext:value-type="float">
            <text:p>1259.29430405913</text:p>
          </table:table-cell>
          <table:table-cell office:value-type="float" office:value="535.991375310696" calcext:value-type="float">
            <text:p>535.991375310696</text:p>
          </table:table-cell>
          <table:table-cell office:value-type="float" office:value="-2197.97216507554" calcext:value-type="float">
            <text:p>-2197.97216507554</text:p>
          </table:table-cell>
          <table:table-cell office:value-type="float" office:value="-2108.62330623341" calcext:value-type="float">
            <text:p>-2108.62330623341</text:p>
          </table:table-cell>
          <table:table-cell office:value-type="float" office:value="-2452.1366214615" calcext:value-type="float">
            <text:p>-2452.1366214615</text:p>
          </table:table-cell>
          <table:table-cell office:value-type="float" office:value="127.506881204302" calcext:value-type="float">
            <text:p>127.506881204302</text:p>
          </table:table-cell>
          <table:table-cell office:value-type="float" office:value="-9410.70352694355" calcext:value-type="float">
            <text:p>-9410.70352694355</text:p>
          </table:table-cell>
          <table:table-cell office:value-type="float" office:value="9410703.52694355" calcext:value-type="float">
            <text:p>9410703.5269435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-26375.6659809065" calcext:value-type="float">
            <text:p>-26375.66598090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190525~912055</text:p>
          </table:table-cell>
          <table:table-cell table:style-name="ce13" office:value-type="float" office:value="56.8789224638234" calcext:value-type="float">
            <text:p>56.9</text:p>
          </table:table-cell>
          <table:table-cell table:style-name="ce13" office:value-type="float" office:value="5479.70900137053" calcext:value-type="float">
            <text:p>5479.7</text:p>
          </table:table-cell>
          <table:table-cell table:style-name="ce13" office:value-type="float" office:value="0.0547970900137053" calcext:value-type="float">
            <text:p>0.1</text:p>
          </table:table-cell>
          <table:table-cell table:style-name="ce13" office:value-type="float" office:value="5479.70900137053" calcext:value-type="float">
            <text:p>5479.7</text:p>
          </table:table-cell>
          <table:table-cell table:style-name="ce13" office:value-type="float" office:value="4820.26358541541" calcext:value-type="float">
            <text:p>4820.3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table:style-name="ce28" office:value-type="float" office:value="73.4177215189874" calcext:value-type="float">
            <text:p>73.42</text:p>
          </table:table-cell>
          <table:table-cell office:value-type="float" office:value="900.218085128138" calcext:value-type="float">
            <text:p>900.218085128138</text:p>
          </table:table-cell>
          <table:table-cell office:value-type="float" office:value="1340.24363631528" calcext:value-type="float">
            <text:p>1340.24363631528</text:p>
          </table:table-cell>
          <table:table-cell office:value-type="float" office:value="501.706721008799" calcext:value-type="float">
            <text:p>501.706721008799</text:p>
          </table:table-cell>
          <table:table-cell office:value-type="float" office:value="-2225.3780921934" calcext:value-type="float">
            <text:p>-2225.3780921934</text:p>
          </table:table-cell>
          <table:table-cell office:value-type="float" office:value="-2099.46262451063" calcext:value-type="float">
            <text:p>-2099.46262451063</text:p>
          </table:table-cell>
          <table:table-cell office:value-type="float" office:value="-2543.48200326732" calcext:value-type="float">
            <text:p>-2543.48200326732</text:p>
          </table:table-cell>
          <table:table-cell office:value-type="float" office:value="69.3634050806396" calcext:value-type="float">
            <text:p>69.3634050806396</text:p>
          </table:table-cell>
          <table:table-cell office:value-type="float" office:value="-15813.3931021035" calcext:value-type="float">
            <text:p>-15813.3931021035</text:p>
          </table:table-cell>
          <table:table-cell office:value-type="float" office:value="15813393.1021035" calcext:value-type="float">
            <text:p>15813393.102103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-46732.9399360615" calcext:value-type="float">
            <text:p>-46732.939936061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204565~7929313</text:p>
          </table:table-cell>
          <table:table-cell table:style-name="ce13" office:value-type="float" office:value="-124.417092632659" calcext:value-type="float">
            <text:p>-124.4</text:p>
          </table:table-cell>
          <table:table-cell table:style-name="ce13" office:value-type="float" office:value="-12770.4991209006" calcext:value-type="float">
            <text:p>-12770.5</text:p>
          </table:table-cell>
          <table:table-cell table:style-name="ce13" office:value-type="float" office:value="-0.127704991209006" calcext:value-type="float">
            <text:p>-0.1</text:p>
          </table:table-cell>
          <table:table-cell table:style-name="ce13" office:value-type="float" office:value="-12770.4991209007" calcext:value-type="float">
            <text:p>-12770.5</text:p>
          </table:table-cell>
          <table:table-cell table:style-name="ce13" office:value-type="float" office:value="-14155.9408010598" calcext:value-type="float">
            <text:p>-14155.9</text:p>
          </table:table-cell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table:style-name="ce28" office:value-type="float" office:value="68.8311688311688" calcext:value-type="float">
            <text:p>68.83</text:p>
          </table:table-cell>
          <table:table-cell office:value-type="float" office:value="922.574662362605" calcext:value-type="float">
            <text:p>922.574662362605</text:p>
          </table:table-cell>
          <table:table-cell office:value-type="float" office:value="1544.0821054174" calcext:value-type="float">
            <text:p>1544.0821054174</text:p>
          </table:table-cell>
          <table:table-cell office:value-type="float" office:value="494.992457189001" calcext:value-type="float">
            <text:p>494.992457189001</text:p>
          </table:table-cell>
          <table:table-cell office:value-type="float" office:value="-2214.72042272993" calcext:value-type="float">
            <text:p>-2214.72042272993</text:p>
          </table:table-cell>
          <table:table-cell office:value-type="float" office:value="-2099.46262451063" calcext:value-type="float">
            <text:p>-2099.46262451063</text:p>
          </table:table-cell>
          <table:table-cell office:value-type="float" office:value="-2551.25376516403" calcext:value-type="float">
            <text:p>-2551.25376516403</text:p>
          </table:table-cell>
          <table:table-cell office:value-type="float" office:value="-55.2835459779251" calcext:value-type="float">
            <text:p>-55.2835459779251</text:p>
          </table:table-cell>
          <table:table-cell office:value-type="float" office:value="-46210.3398407198" calcext:value-type="float">
            <text:p>-46210.3398407198</text:p>
          </table:table-cell>
          <table:table-cell office:value-type="float" office:value="46210339.8407198" calcext:value-type="float">
            <text:p>46210339.8407198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-159459.870436555" calcext:value-type="float">
            <text:p>-159459.87043655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213984~1980994</text:p>
          </table:table-cell>
          <table:table-cell table:style-name="ce13" office:value-type="float" office:value="31.073308381577" calcext:value-type="float">
            <text:p>31.1</text:p>
          </table:table-cell>
          <table:table-cell table:style-name="ce13" office:value-type="float" office:value="3097.42183058723" calcext:value-type="float">
            <text:p>3097.4</text:p>
          </table:table-cell>
          <table:table-cell table:style-name="ce13" office:value-type="float" office:value="0.0309742183058723" calcext:value-type="float">
            <text:p>0.0</text:p>
          </table:table-cell>
          <table:table-cell table:style-name="ce13" office:value-type="float" office:value="3097.42183058723" calcext:value-type="float">
            <text:p>3097.4</text:p>
          </table:table-cell>
          <table:table-cell table:style-name="ce13" office:value-type="float" office:value="3099.11218713081" calcext:value-type="float">
            <text:p>3099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85.7142857142857" calcext:value-type="float">
            <text:p>85.71</text:p>
          </table:table-cell>
          <table:table-cell office:value-type="float" office:value="866.322346903568" calcext:value-type="float">
            <text:p>866.322346903568</text:p>
          </table:table-cell>
          <table:table-cell office:value-type="float" office:value="978.343884914852" calcext:value-type="float">
            <text:p>978.343884914852</text:p>
          </table:table-cell>
          <table:table-cell office:value-type="float" office:value="552.581134253705" calcext:value-type="float">
            <text:p>552.581134253705</text:p>
          </table:table-cell>
          <table:table-cell table:number-columns-repeated="3" office:value-type="float" office:value="-2100.51225083417" calcext:value-type="float">
            <text:p>-2100.51225083417</text:p>
          </table:table-cell>
          <table:table-cell office:value-type="float" office:value="442.488832941034" calcext:value-type="float">
            <text:p>442.488832941034</text:p>
          </table:table-cell>
          <table:table-cell office:value-type="float" office:value="-1403.80122305364" calcext:value-type="float">
            <text:p>-1403.80122305364</text:p>
          </table:table-cell>
          <table:table-cell office:value-type="float" office:value="1403801.22305364" calcext:value-type="float">
            <text:p>1403801.223053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100.51225083417" calcext:value-type="float">
            <text:p>-2100.5122508341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47:.D350])/COUNT([.D347:.D350])" office:value-type="float" office:value="6.15485214006186" calcext:value-type="float">
            <text:p>6.2</text:p>
          </table:table-cell>
          <table:table-cell table:style-name="ce14" table:formula="of:=SUM([.E347:.E350])/COUNT([.E347:.E350])" office:value-type="float" office:value="449.863781914832" calcext:value-type="float">
            <text:p>449.9</text:p>
          </table:table-cell>
          <table:table-cell table:style-name="ce14" table:formula="of:=SUM([.F347:.F350])/COUNT([.F347:.F350])" office:value-type="float" office:value="0.00449863781914831" calcext:value-type="float">
            <text:p>0.0</text:p>
          </table:table-cell>
          <table:table-cell table:style-name="ce14" table:formula="of:=SUM([.G347:.G350])/COUNT([.G347:.G350])" office:value-type="float" office:value="449.863781914817" calcext:value-type="float">
            <text:p>449.9</text:p>
          </table:table-cell>
          <table:table-cell table:style-name="ce14" table:formula="of:=SUM([.H347:.H350])/COUNT([.H347:.H350])" office:value-type="float" office:value="-133.468703362891" calcext:value-type="float">
            <text:p>-133.5</text:p>
          </table:table-cell>
          <table:table-cell table:style-name="ce11" table:formula="of:=SUM([.I347:.I350])/COUNT([.I347:.I350])" office:value-type="float" office:value="64.5" calcext:value-type="float">
            <text:p>65</text:p>
          </table:table-cell>
          <table:table-cell table:style-name="ce11" table:formula="of:=SUM([.J347:.J350])/COUNT([.J347:.J350])" office:value-type="float" office:value="26.5" calcext:value-type="float">
            <text:p>27</text:p>
          </table:table-cell>
          <table:table-cell table:style-name="ce29" table:formula="of:=SUM([.K347:.K350])/COUNT([.K347:.K350])" office:value-type="float" office:value="75.6078152927062" calcext:value-type="float">
            <text:p>75.6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363749~0627718</text:p>
          </table:table-cell>
          <table:table-cell table:style-name="ce13" office:value-type="float" office:value="-189.36026562646" calcext:value-type="float">
            <text:p>-189.4</text:p>
          </table:table-cell>
          <table:table-cell table:style-name="ce13" office:value-type="float" office:value="-19046.1544596539" calcext:value-type="float">
            <text:p>-19046.2</text:p>
          </table:table-cell>
          <table:table-cell table:style-name="ce13" office:value-type="float" office:value="-0.190461544596539" calcext:value-type="float">
            <text:p>-0.2</text:p>
          </table:table-cell>
          <table:table-cell table:style-name="ce13" office:value-type="float" office:value="-19046.1544596539" calcext:value-type="float">
            <text:p>-19046.2</text:p>
          </table:table-cell>
          <table:table-cell table:style-name="ce13" office:value-type="float" office:value="-18368.0762113756" calcext:value-type="float">
            <text:p>-18368.1</text:p>
          </table:table-cell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table:style-name="ce28" office:value-type="float" office:value="68.7747035573123" calcext:value-type="float">
            <text:p>68.77</text:p>
          </table:table-cell>
          <table:table-cell office:value-type="float" office:value="187.198608347578" calcext:value-type="float">
            <text:p>187.198608347578</text:p>
          </table:table-cell>
          <table:table-cell office:value-type="float" office:value="865.218986828564" calcext:value-type="float">
            <text:p>865.218986828564</text:p>
          </table:table-cell>
          <table:table-cell office:value-type="float" office:value="99.8484855945135" calcext:value-type="float">
            <text:p>99.8484855945135</text:p>
          </table:table-cell>
          <table:table-cell office:value-type="float" office:value="-653.401421672563" calcext:value-type="float">
            <text:p>-653.401421672563</text:p>
          </table:table-cell>
          <table:table-cell office:value-type="float" office:value="-18.9019007714232" calcext:value-type="float">
            <text:p>-18.9019007714232</text:p>
          </table:table-cell>
          <table:table-cell office:value-type="float" office:value="-5742.70095025336" calcext:value-type="float">
            <text:p>-5742.70095025336</text:p>
          </table:table-cell>
          <table:table-cell office:value-type="float" office:value="-75.281242923533" calcext:value-type="float">
            <text:p>-75.281242923533</text:p>
          </table:table-cell>
          <table:table-cell office:value-type="float" office:value="-50606.260105646" calcext:value-type="float">
            <text:p>-50606.260105646</text:p>
          </table:table-cell>
          <table:table-cell office:value-type="float" office:value="50606260.105646" calcext:value-type="float">
            <text:p>50606260.105646</text:p>
          </table:table-cell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office:value-type="float" office:value="-42972.879099204" calcext:value-type="float">
            <text:p>-42972.87909920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374790~6623135</text:p>
          </table:table-cell>
          <table:table-cell table:style-name="ce13" office:value-type="float" office:value="-172.915144618947" calcext:value-type="float">
            <text:p>-172.9</text:p>
          </table:table-cell>
          <table:table-cell table:style-name="ce13" office:value-type="float" office:value="-17315.5874027167" calcext:value-type="float">
            <text:p>-17315.6</text:p>
          </table:table-cell>
          <table:table-cell table:style-name="ce13" office:value-type="float" office:value="-0.173155874027167" calcext:value-type="float">
            <text:p>-0.2</text:p>
          </table:table-cell>
          <table:table-cell table:style-name="ce13" office:value-type="float" office:value="-17315.5874027167" calcext:value-type="float">
            <text:p>-17315.6</text:p>
          </table:table-cell>
          <table:table-cell table:style-name="ce13" office:value-type="float" office:value="-16653.2928748003" calcext:value-type="float">
            <text:p>-16653.3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table:style-name="ce28" office:value-type="float" office:value="65.6976744186047" calcext:value-type="float">
            <text:p>65.70</text:p>
          </table:table-cell>
          <table:table-cell office:value-type="float" office:value="183.803978537102" calcext:value-type="float">
            <text:p>183.803978537102</text:p>
          </table:table-cell>
          <table:table-cell office:value-type="float" office:value="521.309335044673" calcext:value-type="float">
            <text:p>521.309335044673</text:p>
          </table:table-cell>
          <table:table-cell office:value-type="float" office:value="100.430354055585" calcext:value-type="float">
            <text:p>100.430354055585</text:p>
          </table:table-cell>
          <table:table-cell office:value-type="float" office:value="-645.515880973038" calcext:value-type="float">
            <text:p>-645.515880973038</text:p>
          </table:table-cell>
          <table:table-cell office:value-type="float" office:value="-18.9019007714232" calcext:value-type="float">
            <text:p>-18.9019007714232</text:p>
          </table:table-cell>
          <table:table-cell office:value-type="float" office:value="-5620.36347053372" calcext:value-type="float">
            <text:p>-5620.36347053372</text:p>
          </table:table-cell>
          <table:table-cell office:value-type="float" office:value="-100.672019783237" calcext:value-type="float">
            <text:p>-100.672019783237</text:p>
          </table:table-cell>
          <table:table-cell office:value-type="float" office:value="-34399.8842968942" calcext:value-type="float">
            <text:p>-34399.8842968942</text:p>
          </table:table-cell>
          <table:table-cell office:value-type="float" office:value="34399884.2968942" calcext:value-type="float">
            <text:p>34399884.29689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-31752.9684783473" calcext:value-type="float">
            <text:p>-31752.968478347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377020~0149946</text:p>
          </table:table-cell>
          <table:table-cell table:style-name="ce13" office:value-type="float" office:value="-129.984629934659" calcext:value-type="float">
            <text:p>-130.0</text:p>
          </table:table-cell>
          <table:table-cell table:style-name="ce13" office:value-type="float" office:value="-12873.6034034721" calcext:value-type="float">
            <text:p>-12873.6</text:p>
          </table:table-cell>
          <table:table-cell table:style-name="ce13" office:value-type="float" office:value="-0.128736034034721" calcext:value-type="float">
            <text:p>-0.1</text:p>
          </table:table-cell>
          <table:table-cell table:style-name="ce13" office:value-type="float" office:value="-12873.6034034721" calcext:value-type="float">
            <text:p>-12873.6</text:p>
          </table:table-cell>
          <table:table-cell table:style-name="ce13" office:value-type="float" office:value="-12490.0659600284" calcext:value-type="float">
            <text:p>-12490.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67.5675675675676" calcext:value-type="float">
            <text:p>67.57</text:p>
          </table:table-cell>
          <table:table-cell office:value-type="float" office:value="169.153093369118" calcext:value-type="float">
            <text:p>169.153093369118</text:p>
          </table:table-cell>
          <table:table-cell office:value-type="float" office:value="477.453000167036" calcext:value-type="float">
            <text:p>477.453000167036</text:p>
          </table:table-cell>
          <table:table-cell office:value-type="float" office:value="105.666052046698" calcext:value-type="float">
            <text:p>105.666052046698</text:p>
          </table:table-cell>
          <table:table-cell office:value-type="float" office:value="-1425.202561475" calcext:value-type="float">
            <text:p>-1425.202561475</text:p>
          </table:table-cell>
          <table:table-cell office:value-type="float" office:value="-39.3612331359182" calcext:value-type="float">
            <text:p>-39.3612331359182</text:p>
          </table:table-cell>
          <table:table-cell office:value-type="float" office:value="-5942.64205359957" calcext:value-type="float">
            <text:p>-5942.64205359957</text:p>
          </table:table-cell>
          <table:table-cell office:value-type="float" office:value="-347.935227120867" calcext:value-type="float">
            <text:p>-347.935227120867</text:p>
          </table:table-cell>
          <table:table-cell office:value-type="float" office:value="-7390.81721381034" calcext:value-type="float">
            <text:p>-7390.81721381034</text:p>
          </table:table-cell>
          <table:table-cell office:value-type="float" office:value="7390817.21381034" calcext:value-type="float">
            <text:p>7390817.2138103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16331.4929968582" calcext:value-type="float">
            <text:p>-16331.492996858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52:.D354])/COUNT([.D352:.D354])" office:value-type="float" office:value="-164.086680060022" calcext:value-type="float">
            <text:p>-164.1</text:p>
          </table:table-cell>
          <table:table-cell table:style-name="ce14" table:formula="of:=SUM([.E352:.E354])/COUNT([.E352:.E354])" office:value-type="float" office:value="-16411.7817552809" calcext:value-type="float">
            <text:p>-16411.8</text:p>
          </table:table-cell>
          <table:table-cell table:style-name="ce14" table:formula="of:=SUM([.F352:.F354])/COUNT([.F352:.F354])" office:value-type="float" office:value="-0.164117817552809" calcext:value-type="float">
            <text:p>-0.2</text:p>
          </table:table-cell>
          <table:table-cell table:style-name="ce14" table:formula="of:=SUM([.G352:.G354])/COUNT([.G352:.G354])" office:value-type="float" office:value="-16411.7817552809" calcext:value-type="float">
            <text:p>-16411.8</text:p>
          </table:table-cell>
          <table:table-cell table:style-name="ce14" table:formula="of:=SUM([.H352:.H354])/COUNT([.H352:.H354])" office:value-type="float" office:value="-15837.1450154014" calcext:value-type="float">
            <text:p>-15837.1</text:p>
          </table:table-cell>
          <table:table-cell table:style-name="ce11" table:formula="of:=SUM([.I352:.I354])/COUNT([.I352:.I354])" office:value-type="float" office:value="104" calcext:value-type="float">
            <text:p>104</text:p>
          </table:table-cell>
          <table:table-cell table:style-name="ce11" table:formula="of:=SUM([.J352:.J354])/COUNT([.J352:.J354])" office:value-type="float" office:value="50" calcext:value-type="float">
            <text:p>50</text:p>
          </table:table-cell>
          <table:table-cell table:style-name="ce29" table:formula="of:=SUM([.K352:.K354])/COUNT([.K352:.K354])" office:value-type="float" office:value="67.3466485144948" calcext:value-type="float">
            <text:p>67.35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392515~1410136</text:p>
          </table:table-cell>
          <table:table-cell table:style-name="ce13" office:value-type="float" office:value="-93.1864078227944" calcext:value-type="float">
            <text:p>-93.2</text:p>
          </table:table-cell>
          <table:table-cell table:style-name="ce13" office:value-type="float" office:value="-9400.96696023078" calcext:value-type="float">
            <text:p>-9401.0</text:p>
          </table:table-cell>
          <table:table-cell table:style-name="ce13" office:value-type="float" office:value="-0.0940096696023079" calcext:value-type="float">
            <text:p>-0.1</text:p>
          </table:table-cell>
          <table:table-cell table:style-name="ce13" office:value-type="float" office:value="-9400.96696023078" calcext:value-type="float">
            <text:p>-9401.0</text:p>
          </table:table-cell>
          <table:table-cell table:style-name="ce13" office:value-type="float" office:value="-9228.3383733123" calcext:value-type="float">
            <text:p>-9228.3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style-name="ce28" office:value-type="float" office:value="71.4285714285714" calcext:value-type="float">
            <text:p>71.43</text:p>
          </table:table-cell>
          <table:table-cell office:value-type="float" office:value="365.5086886609" calcext:value-type="float">
            <text:p>365.5086886609</text:p>
          </table:table-cell>
          <table:table-cell office:value-type="float" office:value="927.582650969431" calcext:value-type="float">
            <text:p>927.582650969431</text:p>
          </table:table-cell>
          <table:table-cell office:value-type="float" office:value="48.732413243386" calcext:value-type="float">
            <text:p>48.732413243386</text:p>
          </table:table-cell>
          <table:table-cell office:value-type="float" office:value="-1275.34737396882" calcext:value-type="float">
            <text:p>-1275.34737396882</text:p>
          </table:table-cell>
          <table:table-cell office:value-type="float" office:value="-1102.45762963711" calcext:value-type="float">
            <text:p>-1102.45762963711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103.307329233305" calcext:value-type="float">
            <text:p>-103.307329233305</text:p>
          </table:table-cell>
          <table:table-cell office:value-type="float" office:value="-18199.6987317715" calcext:value-type="float">
            <text:p>-18199.6987317715</text:p>
          </table:table-cell>
          <table:table-cell office:value-type="float" office:value="18199698.7317715" calcext:value-type="float">
            <text:p>18199698.7317715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-33159.0317231893" calcext:value-type="float">
            <text:p>-33159.03172318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399125~5307198</text:p>
          </table:table-cell>
          <table:table-cell table:style-name="ce13" office:value-type="float" office:value="-37.4815486745718" calcext:value-type="float">
            <text:p>-37.5</text:p>
          </table:table-cell>
          <table:table-cell table:style-name="ce13" office:value-type="float" office:value="-3901.23442483159" calcext:value-type="float">
            <text:p>-3901.2</text:p>
          </table:table-cell>
          <table:table-cell table:style-name="ce13" office:value-type="float" office:value="-0.0390123442483159" calcext:value-type="float">
            <text:p>0.0</text:p>
          </table:table-cell>
          <table:table-cell table:style-name="ce13" office:value-type="float" office:value="-3901.23442483159" calcext:value-type="float">
            <text:p>-3901.2</text:p>
          </table:table-cell>
          <table:table-cell table:style-name="ce13" office:value-type="float" office:value="-4058.62919906521" calcext:value-type="float">
            <text:p>-4058.6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table:style-name="ce28" office:value-type="float" office:value="72.5490196078431" calcext:value-type="float">
            <text:p>72.55</text:p>
          </table:table-cell>
          <table:table-cell office:value-type="float" office:value="371.024838286956" calcext:value-type="float">
            <text:p>371.024838286956</text:p>
          </table:table-cell>
          <table:table-cell office:value-type="float" office:value="769.273227802041" calcext:value-type="float">
            <text:p>769.273227802041</text:p>
          </table:table-cell>
          <table:table-cell office:value-type="float" office:value="116.624140514497" calcext:value-type="float">
            <text:p>116.624140514497</text:p>
          </table:table-cell>
          <table:table-cell office:value-type="float" office:value="-1119.89544493094" calcext:value-type="float">
            <text:p>-1119.89544493094</text:p>
          </table:table-cell>
          <table:table-cell office:value-type="float" office:value="-26.2866326781077" calcext:value-type="float">
            <text:p>-26.2866326781077</text:p>
          </table:table-cell>
          <table:table-cell office:value-type="float" office:value="-1345.31378809195" calcext:value-type="float">
            <text:p>-1345.31378809195</text:p>
          </table:table-cell>
          <table:table-cell office:value-type="float" office:value="-38.2473963218784" calcext:value-type="float">
            <text:p>-38.2473963218784</text:p>
          </table:table-cell>
          <table:table-cell office:value-type="float" office:value="-20406.3050706458" calcext:value-type="float">
            <text:p>-20406.3050706458</text:p>
          </table:table-cell>
          <table:table-cell office:value-type="float" office:value="20406305.0706458" calcext:value-type="float">
            <text:p>20406305.0706458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-31330.7858253882" calcext:value-type="float">
            <text:p>-31330.785825388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56:.D357])/COUNT([.D356:.D357])" office:value-type="float" office:value="-65.3339782486831" calcext:value-type="float">
            <text:p>-65.3</text:p>
          </table:table-cell>
          <table:table-cell table:style-name="ce14" table:formula="of:=SUM([.E356:.E357])/COUNT([.E356:.E357])" office:value-type="float" office:value="-6651.10069253119" calcext:value-type="float">
            <text:p>-6651.1</text:p>
          </table:table-cell>
          <table:table-cell table:style-name="ce14" table:formula="of:=SUM([.F356:.F357])/COUNT([.F356:.F357])" office:value-type="float" office:value="-0.0665110069253119" calcext:value-type="float">
            <text:p>-0.1</text:p>
          </table:table-cell>
          <table:table-cell table:style-name="ce14" table:formula="of:=SUM([.G356:.G357])/COUNT([.G356:.G357])" office:value-type="float" office:value="-6651.10069253119" calcext:value-type="float">
            <text:p>-6651.1</text:p>
          </table:table-cell>
          <table:table-cell table:style-name="ce14" table:formula="of:=SUM([.H356:.H357])/COUNT([.H356:.H357])" office:value-type="float" office:value="-6643.48378618875" calcext:value-type="float">
            <text:p>-6643.5</text:p>
          </table:table-cell>
          <table:table-cell table:style-name="ce11" table:formula="of:=SUM([.I356:.I357])/COUNT([.I356:.I357])" office:value-type="float" office:value="69.5" calcext:value-type="float">
            <text:p>70</text:p>
          </table:table-cell>
          <table:table-cell table:style-name="ce11" table:formula="of:=SUM([.J356:.J357])/COUNT([.J356:.J357])" office:value-type="float" office:value="27" calcext:value-type="float">
            <text:p>27</text:p>
          </table:table-cell>
          <table:table-cell table:style-name="ce29" table:formula="of:=SUM([.K356:.K357])/COUNT([.K356:.K357])" office:value-type="float" office:value="71.9887955182073" calcext:value-type="float">
            <text:p>71.99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403636~4861689</text:p>
          </table:table-cell>
          <table:table-cell table:style-name="ce13" office:value-type="float" office:value="-115.686784025582" calcext:value-type="float">
            <text:p>-115.7</text:p>
          </table:table-cell>
          <table:table-cell table:style-name="ce13" office:value-type="float" office:value="-11623.3654109075" calcext:value-type="float">
            <text:p>-11623.4</text:p>
          </table:table-cell>
          <table:table-cell table:style-name="ce13" office:value-type="float" office:value="-0.116233654109075" calcext:value-type="float">
            <text:p>-0.1</text:p>
          </table:table-cell>
          <table:table-cell table:style-name="ce13" office:value-type="float" office:value="-11623.3654109075" calcext:value-type="float">
            <text:p>-11623.4</text:p>
          </table:table-cell>
          <table:table-cell table:style-name="ce13" office:value-type="float" office:value="-11213.9933744712" calcext:value-type="float">
            <text:p>-11214.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style-name="ce28" office:value-type="float" office:value="68.8172043010753" calcext:value-type="float">
            <text:p>68.82</text:p>
          </table:table-cell>
          <table:table-cell office:value-type="float" office:value="368.604036693766" calcext:value-type="float">
            <text:p>368.604036693766</text:p>
          </table:table-cell>
          <table:table-cell office:value-type="float" office:value="673.689344682003" calcext:value-type="float">
            <text:p>673.689344682003</text:p>
          </table:table-cell>
          <table:table-cell office:value-type="float" office:value="28.4645759162522" calcext:value-type="float">
            <text:p>28.4645759162522</text:p>
          </table:table-cell>
          <table:table-cell office:value-type="float" office:value="-1214.27668135547" calcext:value-type="float">
            <text:p>-1214.27668135547</text:p>
          </table:table-cell>
          <table:table-cell office:value-type="float" office:value="-1103.77297726797" calcext:value-type="float">
            <text:p>-1103.77297726797</text:p>
          </table:table-cell>
          <table:table-cell office:value-type="float" office:value="-1821.78944123699" calcext:value-type="float">
            <text:p>-1821.78944123699</text:p>
          </table:table-cell>
          <table:table-cell office:value-type="float" office:value="-124.982423773199" calcext:value-type="float">
            <text:p>-124.982423773199</text:p>
          </table:table-cell>
          <table:table-cell office:value-type="float" office:value="-18597.674308898" calcext:value-type="float">
            <text:p>-18597.674308898</text:p>
          </table:table-cell>
          <table:table-cell office:value-type="float" office:value="18597674.308898" calcext:value-type="float">
            <text:p>18597674.308898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-35214.0237593085" calcext:value-type="float">
            <text:p>-35214.023759308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reppo-custom_combo_all_0~0001_20000_512_1000000_0~99_RMSprop_CELU_2048]2048]2048]2048]2048]2048_Batcd-Liner-actin-Dropt-Liner-actin-Liner-actin-Liner-actin-weigm-actin-Liner-Dropt-actin-Liner_1_1732412476~8652105</text:p>
          </table:table-cell>
          <table:table-cell table:style-name="ce13" office:value-type="float" office:value="-405.775299703837" calcext:value-type="float">
            <text:p>-405.8</text:p>
          </table:table-cell>
          <table:table-cell table:style-name="ce13" office:value-type="float" office:value="-40724.5472982364" calcext:value-type="float">
            <text:p>-40724.5</text:p>
          </table:table-cell>
          <table:table-cell table:style-name="ce13" office:value-type="float" office:value="-0.407245472982364" calcext:value-type="float">
            <text:p>-0.4</text:p>
          </table:table-cell>
          <table:table-cell table:style-name="ce13" office:value-type="float" office:value="-40724.5472982364" calcext:value-type="float">
            <text:p>-40724.5</text:p>
          </table:table-cell>
          <table:table-cell table:style-name="ce13" office:value-type="float" office:value="-33998.0373702466" calcext:value-type="float">
            <text:p>-33998.0</text:p>
          </table:table-cell>
          <table:table-cell office:value-type="float" office:value="183" calcext:value-type="float">
            <text:p>183</text:p>
          </table:table-cell>
          <table:table-cell office:value-type="float" office:value="97" calcext:value-type="float">
            <text:p>97</text:p>
          </table:table-cell>
          <table:table-cell table:style-name="ce28" office:value-type="float" office:value="65.3571428571429" calcext:value-type="float">
            <text:p>65.36</text:p>
          </table:table-cell>
          <table:table-cell office:value-type="float" office:value="377.496005565376" calcext:value-type="float">
            <text:p>377.496005565376</text:p>
          </table:table-cell>
          <table:table-cell office:value-type="float" office:value="953.191873913776" calcext:value-type="float">
            <text:p>953.191873913776</text:p>
          </table:table-cell>
          <table:table-cell office:value-type="float" office:value="5.91662402659131" calcext:value-type="float">
            <text:p>5.91662402659131</text:p>
          </table:table-cell>
          <table:table-cell office:value-type="float" office:value="-1132.02387955361" calcext:value-type="float">
            <text:p>-1132.02387955361</text:p>
          </table:table-cell>
          <table:table-cell office:value-type="float" office:value="-36.2237178002251" calcext:value-type="float">
            <text:p>-36.2237178002251</text:p>
          </table:table-cell>
          <table:table-cell office:value-type="float" office:value="-1559.11352854785" calcext:value-type="float">
            <text:p>-1559.11352854785</text:p>
          </table:table-cell>
          <table:table-cell office:value-type="float" office:value="-145.444811779416" calcext:value-type="float">
            <text:p>-145.444811779416</text:p>
          </table:table-cell>
          <table:table-cell office:value-type="float" office:value="-56087.2627154172" calcext:value-type="float">
            <text:p>-56087.2627154172</text:p>
          </table:table-cell>
          <table:table-cell office:value-type="float" office:value="56087262.7154172" calcext:value-type="float">
            <text:p>56087262.7154172</text:p>
          </table:table-cell>
          <table:table-cell office:value-type="float" office:value="280.5" calcext:value-type="float">
            <text:p>280.5</text:p>
          </table:table-cell>
          <table:table-cell office:value-type="float" office:value="91" calcext:value-type="float">
            <text:p>91</text:p>
          </table:table-cell>
          <table:table-cell office:value-type="float" office:value="-109173.093380035" calcext:value-type="float">
            <text:p>-109173.09338003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59:.D360])/COUNT([.D359:.D360])" office:value-type="float" office:value="-260.731041864709" calcext:value-type="float">
            <text:p>-260.7</text:p>
          </table:table-cell>
          <table:table-cell table:style-name="ce14" table:formula="of:=SUM([.E359:.E360])/COUNT([.E359:.E360])" office:value-type="float" office:value="-26173.956354572" calcext:value-type="float">
            <text:p>-26174.0</text:p>
          </table:table-cell>
          <table:table-cell table:style-name="ce14" table:formula="of:=SUM([.F359:.F360])/COUNT([.F359:.F360])" office:value-type="float" office:value="-0.26173956354572" calcext:value-type="float">
            <text:p>-0.3</text:p>
          </table:table-cell>
          <table:table-cell table:style-name="ce14" table:formula="of:=SUM([.G359:.G360])/COUNT([.G359:.G360])" office:value-type="float" office:value="-26173.956354572" calcext:value-type="float">
            <text:p>-26174.0</text:p>
          </table:table-cell>
          <table:table-cell table:style-name="ce14" table:formula="of:=SUM([.H359:.H360])/COUNT([.H359:.H360])" office:value-type="float" office:value="-22606.0153723589" calcext:value-type="float">
            <text:p>-22606.0</text:p>
          </table:table-cell>
          <table:table-cell table:style-name="ce11" table:formula="of:=SUM([.I359:.I360])/COUNT([.I359:.I360])" office:value-type="float" office:value="123.5" calcext:value-type="float">
            <text:p>124</text:p>
          </table:table-cell>
          <table:table-cell table:style-name="ce11" table:formula="of:=SUM([.J359:.J360])/COUNT([.J359:.J360])" office:value-type="float" office:value="63" calcext:value-type="float">
            <text:p>63</text:p>
          </table:table-cell>
          <table:table-cell table:style-name="ce29" table:formula="of:=SUM([.K359:.K360])/COUNT([.K359:.K360])" office:value-type="float" office:value="67.0871735791091" calcext:value-type="float">
            <text:p>67.09</text:p>
          </table:table-cell>
          <table:table-cell table:style-name="ce2" table:number-columns-repeated="1013"/>
        </table:table-row>
        <table:table-row table:style-name="ro3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163386~3428302</text:p>
          </table:table-cell>
          <table:table-cell table:style-name="ce13" office:value-type="float" office:value="-81.0455576612883" calcext:value-type="float">
            <text:p>-81.0</text:p>
          </table:table-cell>
          <table:table-cell table:style-name="ce13" office:value-type="float" office:value="-8305.07098001489" calcext:value-type="float">
            <text:p>-8305.1</text:p>
          </table:table-cell>
          <table:table-cell table:style-name="ce13" office:value-type="float" office:value="-0.0830507098001489" calcext:value-type="float">
            <text:p>-0.1</text:p>
          </table:table-cell>
          <table:table-cell table:style-name="ce13" office:value-type="float" office:value="-8305.07098001489" calcext:value-type="float">
            <text:p>-8305.1</text:p>
          </table:table-cell>
          <table:table-cell table:style-name="ce13" office:value-type="float" office:value="-9661.04208596784" calcext:value-type="float">
            <text:p>-9661.0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table:style-name="ce28" office:value-type="float" office:value="69.9421965317919" calcext:value-type="float">
            <text:p>69.94</text:p>
          </table:table-cell>
          <table:table-cell office:value-type="float" office:value="893.862882314051" calcext:value-type="float">
            <text:p>893.862882314051</text:p>
          </table:table-cell>
          <table:table-cell office:value-type="float" office:value="1307.40951912709" calcext:value-type="float">
            <text:p>1307.40951912709</text:p>
          </table:table-cell>
          <table:table-cell office:value-type="float" office:value="107.469775697755" calcext:value-type="float">
            <text:p>107.469775697755</text:p>
          </table:table-cell>
          <table:table-cell office:value-type="float" office:value="-2239.66307192337" calcext:value-type="float">
            <text:p>-2239.66307192337</text:p>
          </table:table-cell>
          <table:table-cell office:value-type="float" office:value="-2099.14146850043" calcext:value-type="float">
            <text:p>-2099.14146850043</text:p>
          </table:table-cell>
          <table:table-cell office:value-type="float" office:value="-2740.3219389663" calcext:value-type="float">
            <text:p>-2740.3219389663</text:p>
          </table:table-cell>
          <table:table-cell office:value-type="float" office:value="-48.0061906359242" calcext:value-type="float">
            <text:p>-48.0061906359242</text:p>
          </table:table-cell>
          <table:table-cell office:value-type="float" office:value="-34609.003932953" calcext:value-type="float">
            <text:p>-34609.003932953</text:p>
          </table:table-cell>
          <table:table-cell office:value-type="float" office:value="34609003.932953" calcext:value-type="float">
            <text:p>34609003.932953</text:p>
          </table:table-cell>
          <table:table-cell office:value-type="float" office:value="173" calcext:value-type="float">
            <text:p>173</text:p>
          </table:table-cell>
          <table:table-cell office:value-type="float" office:value="52" calcext:value-type="float">
            <text:p>52</text:p>
          </table:table-cell>
          <table:table-cell office:value-type="float" office:value="-116462.479740015" calcext:value-type="float">
            <text:p>-116462.47974001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170124~1924174</text:p>
          </table:table-cell>
          <table:table-cell table:style-name="ce13" office:value-type="float" office:value="-53.0372790183806" calcext:value-type="float">
            <text:p>-53.0</text:p>
          </table:table-cell>
          <table:table-cell table:style-name="ce13" office:value-type="float" office:value="-5552.43915379622" calcext:value-type="float">
            <text:p>-5552.4</text:p>
          </table:table-cell>
          <table:table-cell table:style-name="ce13" office:value-type="float" office:value="-0.0555243915379622" calcext:value-type="float">
            <text:p>-0.1</text:p>
          </table:table-cell>
          <table:table-cell table:style-name="ce13" office:value-type="float" office:value="-5552.43915379622" calcext:value-type="float">
            <text:p>-5552.4</text:p>
          </table:table-cell>
          <table:table-cell table:style-name="ce13" office:value-type="float" office:value="-7285.43428659259" calcext:value-type="float">
            <text:p>-7285.4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table:style-name="ce28" office:value-type="float" office:value="69.3121693121693" calcext:value-type="float">
            <text:p>69.31</text:p>
          </table:table-cell>
          <table:table-cell office:value-type="float" office:value="921.232037402172" calcext:value-type="float">
            <text:p>921.232037402172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92.7346760043001" calcext:value-type="float">
            <text:p>92.7346760043001</text:p>
          </table:table-cell>
          <table:table-cell office:value-type="float" office:value="-2176.44544919795" calcext:value-type="float">
            <text:p>-2176.44544919795</text:p>
          </table:table-cell>
          <table:table-cell office:value-type="float" office:value="-238.703146187778" calcext:value-type="float">
            <text:p>-238.703146187778</text:p>
          </table:table-cell>
          <table:table-cell office:value-type="float" office:value="-2518.09395952536" calcext:value-type="float">
            <text:p>-2518.09395952536</text:p>
          </table:table-cell>
          <table:table-cell office:value-type="float" office:value="-29.3779849407208" calcext:value-type="float">
            <text:p>-29.3779849407208</text:p>
          </table:table-cell>
          <table:table-cell office:value-type="float" office:value="-37913.360921768" calcext:value-type="float">
            <text:p>-37913.360921768</text:p>
          </table:table-cell>
          <table:table-cell office:value-type="float" office:value="37913360.921768" calcext:value-type="float">
            <text:p>37913360.921768</text:p>
          </table:table-cell>
          <table:table-cell office:value-type="float" office:value="189.5" calcext:value-type="float">
            <text:p>189.5</text:p>
          </table:table-cell>
          <table:table-cell office:value-type="float" office:value="57" calcext:value-type="float">
            <text:p>57</text:p>
          </table:table-cell>
          <table:table-cell office:value-type="float" office:value="-125995.132907293" calcext:value-type="float">
            <text:p>-125995.1329072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64:.D365])/COUNT([.D364:.D365])" office:value-type="float" office:value="-67.0414183398345" calcext:value-type="float">
            <text:p>-67.0</text:p>
          </table:table-cell>
          <table:table-cell table:style-name="ce14" table:formula="of:=SUM([.E364:.E365])/COUNT([.E364:.E365])" office:value-type="float" office:value="-6928.75506690556" calcext:value-type="float">
            <text:p>-6928.8</text:p>
          </table:table-cell>
          <table:table-cell table:style-name="ce14" table:formula="of:=SUM([.F364:.F365])/COUNT([.F364:.F365])" office:value-type="float" office:value="-0.0692875506690556" calcext:value-type="float">
            <text:p>-0.1</text:p>
          </table:table-cell>
          <table:table-cell table:style-name="ce14" table:formula="of:=SUM([.G364:.G365])/COUNT([.G364:.G365])" office:value-type="float" office:value="-6928.75506690556" calcext:value-type="float">
            <text:p>-6928.8</text:p>
          </table:table-cell>
          <table:table-cell table:style-name="ce14" table:formula="of:=SUM([.H364:.H365])/COUNT([.H364:.H365])" office:value-type="float" office:value="-8473.23818628021" calcext:value-type="float">
            <text:p>-8473.2</text:p>
          </table:table-cell>
          <table:table-cell table:style-name="ce11" table:formula="of:=SUM([.I364:.I365])/COUNT([.I364:.I365])" office:value-type="float" office:value="126" calcext:value-type="float">
            <text:p>126</text:p>
          </table:table-cell>
          <table:table-cell table:style-name="ce11" table:formula="of:=SUM([.J364:.J365])/COUNT([.J364:.J365])" office:value-type="float" office:value="55" calcext:value-type="float">
            <text:p>55</text:p>
          </table:table-cell>
          <table:table-cell table:style-name="ce29" table:formula="of:=SUM([.K364:.K365])/COUNT([.K364:.K365])" office:value-type="float" office:value="69.6271829219806" calcext:value-type="float">
            <text:p>69.6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187037~3286061</text:p>
          </table:table-cell>
          <table:table-cell table:style-name="ce13" office:value-type="float" office:value="-435.380721972517" calcext:value-type="float">
            <text:p>-435.4</text:p>
          </table:table-cell>
          <table:table-cell table:style-name="ce13" office:value-type="float" office:value="-44029.1783409275" calcext:value-type="float">
            <text:p>-44029.2</text:p>
          </table:table-cell>
          <table:table-cell table:style-name="ce13" office:value-type="float" office:value="-0.440291783409275" calcext:value-type="float">
            <text:p>-0.4</text:p>
          </table:table-cell>
          <table:table-cell table:style-name="ce13" office:value-type="float" office:value="-44029.1783409275" calcext:value-type="float">
            <text:p>-44029.2</text:p>
          </table:table-cell>
          <table:table-cell table:style-name="ce13" office:value-type="float" office:value="-38487.3187069114" calcext:value-type="float">
            <text:p>-38487.3</text:p>
          </table:table-cell>
          <table:table-cell office:value-type="float" office:value="277" calcext:value-type="float">
            <text:p>277</text:p>
          </table:table-cell>
          <table:table-cell office:value-type="float" office:value="130" calcext:value-type="float">
            <text:p>130</text:p>
          </table:table-cell>
          <table:table-cell table:style-name="ce28" office:value-type="float" office:value="68.0589680589681" calcext:value-type="float">
            <text:p>68.06</text:p>
          </table:table-cell>
          <table:table-cell office:value-type="float" office:value="898.839360698209" calcext:value-type="float">
            <text:p>898.83936069820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53.90524041793" calcext:value-type="float">
            <text:p>-2253.90524041793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08.179799363458" calcext:value-type="float">
            <text:p>-108.179799363458</text:p>
          </table:table-cell>
          <table:table-cell office:value-type="float" office:value="-81496.6674891482" calcext:value-type="float">
            <text:p>-81496.6674891482</text:p>
          </table:table-cell>
          <table:table-cell office:value-type="float" office:value="81496667.4891482" calcext:value-type="float">
            <text:p>81496667.4891482</text:p>
          </table:table-cell>
          <table:table-cell office:value-type="float" office:value="407.5" calcext:value-type="float">
            <text:p>407.5</text:p>
          </table:table-cell>
          <table:table-cell office:value-type="float" office:value="130" calcext:value-type="float">
            <text:p>130</text:p>
          </table:table-cell>
          <table:table-cell office:value-type="float" office:value="-293007.681254331" calcext:value-type="float">
            <text:p>-293007.6812543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211868~6165602</text:p>
          </table:table-cell>
          <table:table-cell table:style-name="ce13" office:value-type="float" office:value="-130.808039225239" calcext:value-type="float">
            <text:p>-130.8</text:p>
          </table:table-cell>
          <table:table-cell table:style-name="ce13" office:value-type="float" office:value="-13378.9063431042" calcext:value-type="float">
            <text:p>-13378.9</text:p>
          </table:table-cell>
          <table:table-cell table:style-name="ce13" office:value-type="float" office:value="-0.133789063431042" calcext:value-type="float">
            <text:p>-0.1</text:p>
          </table:table-cell>
          <table:table-cell table:style-name="ce13" office:value-type="float" office:value="-13378.9063431041" calcext:value-type="float">
            <text:p>-13378.9</text:p>
          </table:table-cell>
          <table:table-cell table:style-name="ce13" office:value-type="float" office:value="-14354.459102665" calcext:value-type="float">
            <text:p>-14354.5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table:style-name="ce28" office:value-type="float" office:value="69.2682926829268" calcext:value-type="float">
            <text:p>69.27</text:p>
          </table:table-cell>
          <table:table-cell office:value-type="float" office:value="881.069009639054" calcext:value-type="float">
            <text:p>881.069009639054</text:p>
          </table:table-cell>
          <table:table-cell office:value-type="float" office:value="1347.21851403415" calcext:value-type="float">
            <text:p>1347.21851403415</text:p>
          </table:table-cell>
          <table:table-cell office:value-type="float" office:value="464.157220013076" calcext:value-type="float">
            <text:p>464.157220013076</text:p>
          </table:table-cell>
          <table:table-cell office:value-type="float" office:value="-2198.26517002936" calcext:value-type="float">
            <text:p>-2198.26517002936</text:p>
          </table:table-cell>
          <table:table-cell office:value-type="float" office:value="-2099.35460386443" calcext:value-type="float">
            <text:p>-2099.35460386443</text:p>
          </table:table-cell>
          <table:table-cell office:value-type="float" office:value="-2555.13329636927" calcext:value-type="float">
            <text:p>-2555.13329636927</text:p>
          </table:table-cell>
          <table:table-cell office:value-type="float" office:value="-65.2629577712397" calcext:value-type="float">
            <text:p>-65.2629577712397</text:p>
          </table:table-cell>
          <table:table-cell office:value-type="float" office:value="-41007.1282218788" calcext:value-type="float">
            <text:p>-41007.1282218788</text:p>
          </table:table-cell>
          <table:table-cell office:value-type="float" office:value="41007128.2218788" calcext:value-type="float">
            <text:p>41007128.2218788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-138490.70571185" calcext:value-type="float">
            <text:p>-138490.7057118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215243~8326313</text:p>
          </table:table-cell>
          <table:table-cell table:style-name="ce13" office:value-type="float" office:value="-6.92445331927465" calcext:value-type="float">
            <text:p>-6.9</text:p>
          </table:table-cell>
          <table:table-cell table:style-name="ce13" office:value-type="float" office:value="-1103.93527085807" calcext:value-type="float">
            <text:p>-1103.9</text:p>
          </table:table-cell>
          <table:table-cell table:style-name="ce13" office:value-type="float" office:value="-0.0110393527085807" calcext:value-type="float">
            <text:p>0.0</text:p>
          </table:table-cell>
          <table:table-cell table:style-name="ce13" office:value-type="float" office:value="-1103.93527085807" calcext:value-type="float">
            <text:p>-1103.9</text:p>
          </table:table-cell>
          <table:table-cell table:style-name="ce13" office:value-type="float" office:value="-3029.42930787881" calcext:value-type="float">
            <text:p>-3029.4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style-name="ce28" office:value-type="float" office:value="71.1340206185567" calcext:value-type="float">
            <text:p>71.13</text:p>
          </table:table-cell>
          <table:table-cell office:value-type="float" office:value="892.078140272717" calcext:value-type="float">
            <text:p>892.078140272717</text:p>
          </table:table-cell>
          <table:table-cell office:value-type="float" office:value="1426.9529544898" calcext:value-type="float">
            <text:p>1426.9529544898</text:p>
          </table:table-cell>
          <table:table-cell office:value-type="float" office:value="402.624736917787" calcext:value-type="float">
            <text:p>402.624736917787</text:p>
          </table:table-cell>
          <table:table-cell office:value-type="float" office:value="-2218.04854693738" calcext:value-type="float">
            <text:p>-2218.04854693738</text:p>
          </table:table-cell>
          <table:table-cell office:value-type="float" office:value="-2098.10566854474" calcext:value-type="float">
            <text:p>-2098.10566854474</text:p>
          </table:table-cell>
          <table:table-cell office:value-type="float" office:value="-2781.33731618352" calcext:value-type="float">
            <text:p>-2781.33731618352</text:p>
          </table:table-cell>
          <table:table-cell office:value-type="float" office:value="-5.69038799411376" calcext:value-type="float">
            <text:p>-5.69038799411376</text:p>
          </table:table-cell>
          <table:table-cell office:value-type="float" office:value="-38818.3143791082" calcext:value-type="float">
            <text:p>-38818.3143791082</text:p>
          </table:table-cell>
          <table:table-cell office:value-type="float" office:value="38818314.3791083" calcext:value-type="float">
            <text:p>38818314.3791083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-124210.718628493" calcext:value-type="float">
            <text:p>-124210.7186284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67:.D369])/COUNT([.D367:.D369])" office:value-type="float" office:value="-191.037738172344" calcext:value-type="float">
            <text:p>-191.0</text:p>
          </table:table-cell>
          <table:table-cell table:style-name="ce14" table:formula="of:=SUM([.E367:.E369])/COUNT([.E367:.E369])" office:value-type="float" office:value="-19504.0066516299" calcext:value-type="float">
            <text:p>-19504.0</text:p>
          </table:table-cell>
          <table:table-cell table:style-name="ce14" table:formula="of:=SUM([.F367:.F369])/COUNT([.F367:.F369])" office:value-type="float" office:value="-0.195040066516299" calcext:value-type="float">
            <text:p>-0.2</text:p>
          </table:table-cell>
          <table:table-cell table:style-name="ce14" table:formula="of:=SUM([.G367:.G369])/COUNT([.G367:.G369])" office:value-type="float" office:value="-19504.0066516299" calcext:value-type="float">
            <text:p>-19504.0</text:p>
          </table:table-cell>
          <table:table-cell table:style-name="ce14" table:formula="of:=SUM([.H367:.H369])/COUNT([.H367:.H369])" office:value-type="float" office:value="-18623.7357058184" calcext:value-type="float">
            <text:p>-18623.7</text:p>
          </table:table-cell>
          <table:table-cell table:style-name="ce11" table:formula="of:=SUM([.I367:.I369])/COUNT([.I367:.I369])" office:value-type="float" office:value="185.666666666667" calcext:value-type="float">
            <text:p>186</text:p>
          </table:table-cell>
          <table:table-cell table:style-name="ce11" table:formula="of:=SUM([.J367:.J369])/COUNT([.J367:.J369])" office:value-type="float" office:value="83" calcext:value-type="float">
            <text:p>83</text:p>
          </table:table-cell>
          <table:table-cell table:style-name="ce29" table:formula="of:=SUM([.K367:.K369])/COUNT([.K367:.K369])" office:value-type="float" office:value="69.4870937868172" calcext:value-type="float">
            <text:p>69.49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387933~5559604</text:p>
          </table:table-cell>
          <table:table-cell table:style-name="ce13" office:value-type="float" office:value="-672.083378066686" calcext:value-type="float">
            <text:p>-672.1</text:p>
          </table:table-cell>
          <table:table-cell table:style-name="ce13" office:value-type="float" office:value="-67085.0804181288" calcext:value-type="float">
            <text:p>-67085.1</text:p>
          </table:table-cell>
          <table:table-cell table:style-name="ce13" office:value-type="float" office:value="-0.670850804181288" calcext:value-type="float">
            <text:p>-0.7</text:p>
          </table:table-cell>
          <table:table-cell table:style-name="ce13" office:value-type="float" office:value="-67085.0804181288" calcext:value-type="float">
            <text:p>-67085.1</text:p>
          </table:table-cell>
          <table:table-cell table:style-name="ce13" office:value-type="float" office:value="-50597.2830018294" calcext:value-type="float">
            <text:p>-50597.3</text:p>
          </table:table-cell>
          <table:table-cell office:value-type="float" office:value="349" calcext:value-type="float">
            <text:p>349</text:p>
          </table:table-cell>
          <table:table-cell office:value-type="float" office:value="176" calcext:value-type="float">
            <text:p>176</text:p>
          </table:table-cell>
          <table:table-cell table:style-name="ce28" office:value-type="float" office:value="66.4761904761905" calcext:value-type="float">
            <text:p>66.48</text:p>
          </table:table-cell>
          <table:table-cell office:value-type="float" office:value="209.810540616346" calcext:value-type="float">
            <text:p>209.810540616346</text:p>
          </table:table-cell>
          <table:table-cell office:value-type="float" office:value="927.582650969431" calcext:value-type="float">
            <text:p>927.582650969431</text:p>
          </table:table-cell>
          <table:table-cell office:value-type="float" office:value="100.153189334422" calcext:value-type="float">
            <text:p>100.153189334422</text:p>
          </table:table-cell>
          <table:table-cell office:value-type="float" office:value="-797.209994847917" calcext:value-type="float">
            <text:p>-797.209994847917</text:p>
          </table:table-cell>
          <table:table-cell office:value-type="float" office:value="-16.2984288236621" calcext:value-type="float">
            <text:p>-16.2984288236621</text:p>
          </table:table-cell>
          <table:table-cell office:value-type="float" office:value="-7029.4973032975" calcext:value-type="float">
            <text:p>-7029.4973032975</text:p>
          </table:table-cell>
          <table:table-cell office:value-type="float" office:value="-127.781105558341" calcext:value-type="float">
            <text:p>-127.781105558341</text:p>
          </table:table-cell>
          <table:table-cell office:value-type="float" office:value="-105085.400319902" calcext:value-type="float">
            <text:p>-105085.400319902</text:p>
          </table:table-cell>
          <table:table-cell office:value-type="float" office:value="105085400.319902" calcext:value-type="float">
            <text:p>105085400.319902</text:p>
          </table:table-cell>
          <table:table-cell office:value-type="float" office:value="525.5" calcext:value-type="float">
            <text:p>525.5</text:p>
          </table:table-cell>
          <table:table-cell office:value-type="float" office:value="22" calcext:value-type="float">
            <text:p>22</text:p>
          </table:table-cell>
          <table:table-cell office:value-type="float" office:value="-118042.6503816" calcext:value-type="float">
            <text:p>-118042.650381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2_TR0~001_SL0~05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392731~302917</text:p>
          </table:table-cell>
          <table:table-cell table:style-name="ce13" office:value-type="float" office:value="-777.83932578395" calcext:value-type="float">
            <text:p>-777.8</text:p>
          </table:table-cell>
          <table:table-cell table:style-name="ce13" office:value-type="float" office:value="-77576.8469991868" calcext:value-type="float">
            <text:p>-77576.8</text:p>
          </table:table-cell>
          <table:table-cell table:style-name="ce13" office:value-type="float" office:value="-0.775768469991868" calcext:value-type="float">
            <text:p>-0.8</text:p>
          </table:table-cell>
          <table:table-cell table:style-name="ce13" office:value-type="float" office:value="-77576.8469991868" calcext:value-type="float">
            <text:p>-77576.8</text:p>
          </table:table-cell>
          <table:table-cell table:style-name="ce13" office:value-type="float" office:value="-55712.9463744226" calcext:value-type="float">
            <text:p>-55712.9</text:p>
          </table:table-cell>
          <table:table-cell office:value-type="float" office:value="372" calcext:value-type="float">
            <text:p>372</text:p>
          </table:table-cell>
          <table:table-cell office:value-type="float" office:value="188" calcext:value-type="float">
            <text:p>188</text:p>
          </table:table-cell>
          <table:table-cell table:style-name="ce28" office:value-type="float" office:value="66.4285714285714" calcext:value-type="float">
            <text:p>66.43</text:p>
          </table:table-cell>
          <table:table-cell office:value-type="float" office:value="211.705005217401" calcext:value-type="float">
            <text:p>211.705005217401</text:p>
          </table:table-cell>
          <table:table-cell office:value-type="float" office:value="927.582650969431" calcext:value-type="float">
            <text:p>927.582650969431</text:p>
          </table:table-cell>
          <table:table-cell office:value-type="float" office:value="100.153189334422" calcext:value-type="float">
            <text:p>100.153189334422</text:p>
          </table:table-cell>
          <table:table-cell office:value-type="float" office:value="-831.548451808829" calcext:value-type="float">
            <text:p>-831.548451808829</text:p>
          </table:table-cell>
          <table:table-cell office:value-type="float" office:value="-16.2984288236621" calcext:value-type="float">
            <text:p>-16.2984288236621</text:p>
          </table:table-cell>
          <table:table-cell office:value-type="float" office:value="-7029.4973032975" calcext:value-type="float">
            <text:p>-7029.4973032975</text:p>
          </table:table-cell>
          <table:table-cell office:value-type="float" office:value="-138.530083927119" calcext:value-type="float">
            <text:p>-138.530083927119</text:p>
          </table:table-cell>
          <table:table-cell office:value-type="float" office:value="-112078.401554555" calcext:value-type="float">
            <text:p>-112078.401554555</text:p>
          </table:table-cell>
          <table:table-cell office:value-type="float" office:value="112078401.554555" calcext:value-type="float">
            <text:p>112078401.554555</text:p>
          </table:table-cell>
          <table:table-cell office:value-type="float" office:value="560.5" calcext:value-type="float">
            <text:p>560.5</text:p>
          </table:table-cell>
          <table:table-cell office:value-type="float" office:value="25" calcext:value-type="float">
            <text:p>25</text:p>
          </table:table-cell>
          <table:table-cell office:value-type="float" office:value="-133868.006007833" calcext:value-type="float">
            <text:p>-133868.00600783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71:.D372])/COUNT([.D371:.D372])" office:value-type="float" office:value="-724.961351925318" calcext:value-type="float">
            <text:p>-725.0</text:p>
          </table:table-cell>
          <table:table-cell table:style-name="ce14" table:formula="of:=SUM([.E371:.E372])/COUNT([.E371:.E372])" office:value-type="float" office:value="-72330.9637086578" calcext:value-type="float">
            <text:p>-72331.0</text:p>
          </table:table-cell>
          <table:table-cell table:style-name="ce14" table:formula="of:=SUM([.F371:.F372])/COUNT([.F371:.F372])" office:value-type="float" office:value="-0.723309637086578" calcext:value-type="float">
            <text:p>-0.7</text:p>
          </table:table-cell>
          <table:table-cell table:style-name="ce14" table:formula="of:=SUM([.G371:.G372])/COUNT([.G371:.G372])" office:value-type="float" office:value="-72330.9637086578" calcext:value-type="float">
            <text:p>-72331.0</text:p>
          </table:table-cell>
          <table:table-cell table:style-name="ce14" table:formula="of:=SUM([.H371:.H372])/COUNT([.H371:.H372])" office:value-type="float" office:value="-53155.114688126" calcext:value-type="float">
            <text:p>-53155.1</text:p>
          </table:table-cell>
          <table:table-cell table:style-name="ce11" table:formula="of:=SUM([.I371:.I372])/COUNT([.I371:.I372])" office:value-type="float" office:value="360.5" calcext:value-type="float">
            <text:p>361</text:p>
          </table:table-cell>
          <table:table-cell table:style-name="ce11" table:formula="of:=SUM([.J371:.J372])/COUNT([.J371:.J372])" office:value-type="float" office:value="182" calcext:value-type="float">
            <text:p>182</text:p>
          </table:table-cell>
          <table:table-cell table:style-name="ce29" table:formula="of:=SUM([.K371:.K372])/COUNT([.K371:.K372])" office:value-type="float" office:value="66.452380952381" calcext:value-type="float">
            <text:p>66.45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1_SL0~01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402329~628914</text:p>
          </table:table-cell>
          <table:table-cell table:style-name="ce13" office:value-type="float" office:value="-1208.46105661326" calcext:value-type="float">
            <text:p>-1208.5</text:p>
          </table:table-cell>
          <table:table-cell table:style-name="ce13" office:value-type="float" office:value="-121261.540121412" calcext:value-type="float">
            <text:p>-121261.5</text:p>
          </table:table-cell>
          <table:table-cell table:style-name="ce13" office:value-type="float" office:value="-1.21261540121412" calcext:value-type="float">
            <text:p>-1.2</text:p>
          </table:table-cell>
          <table:table-cell table:style-name="ce13" office:value-type="float" office:value="-121261.540121412" calcext:value-type="float">
            <text:p>-121261.5</text:p>
          </table:table-cell>
          <table:table-cell table:style-name="ce13" office:value-type="float" office:value="-70933.5485674951" calcext:value-type="float">
            <text:p>-70933.5</text:p>
          </table:table-cell>
          <table:table-cell office:value-type="float" office:value="479" calcext:value-type="float">
            <text:p>479</text:p>
          </table:table-cell>
          <table:table-cell office:value-type="float" office:value="253" calcext:value-type="float">
            <text:p>253</text:p>
          </table:table-cell>
          <table:table-cell table:style-name="ce28" office:value-type="float" office:value="65.4371584699454" calcext:value-type="float">
            <text:p>65.44</text:p>
          </table:table-cell>
          <table:table-cell office:value-type="float" office:value="384.029575149956" calcext:value-type="float">
            <text:p>384.029575149956</text:p>
          </table:table-cell>
          <table:table-cell office:value-type="float" office:value="954.743013686064" calcext:value-type="float">
            <text:p>954.743013686064</text:p>
          </table:table-cell>
          <table:table-cell office:value-type="float" office:value="9.78234589011117" calcext:value-type="float">
            <text:p>9.78234589011117</text:p>
          </table:table-cell>
          <table:table-cell office:value-type="float" office:value="-1206.37038189028" calcext:value-type="float">
            <text:p>-1206.37038189028</text:p>
          </table:table-cell>
          <table:table-cell office:value-type="float" office:value="-154.774431072845" calcext:value-type="float">
            <text:p>-154.774431072845</text:p>
          </table:table-cell>
          <table:table-cell office:value-type="float" office:value="-2063.92174549167" calcext:value-type="float">
            <text:p>-2063.92174549167</text:p>
          </table:table-cell>
          <table:table-cell office:value-type="float" office:value="-165.657841695919" calcext:value-type="float">
            <text:p>-165.657841695919</text:p>
          </table:table-cell>
          <table:table-cell office:value-type="float" office:value="-146451.890350229" calcext:value-type="float">
            <text:p>-146451.890350229</text:p>
          </table:table-cell>
          <table:table-cell office:value-type="float" office:value="146451890.350229" calcext:value-type="float">
            <text:p>146451890.350229</text:p>
          </table:table-cell>
          <table:table-cell office:value-type="float" office:value="732.5" calcext:value-type="float">
            <text:p>732.5</text:p>
          </table:table-cell>
          <table:table-cell office:value-type="float" office:value="251" calcext:value-type="float">
            <text:p>251</text:p>
          </table:table-cell>
          <table:table-cell office:value-type="float" office:value="-304870.455909965" calcext:value-type="float">
            <text:p>-304870.45590996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74:.D374])/COUNT([.D374:.D374])" office:value-type="float" office:value="-1208.46105661326" calcext:value-type="float">
            <text:p>-1208.5</text:p>
          </table:table-cell>
          <table:table-cell table:style-name="ce14" table:formula="of:=SUM([.E374:.E374])/COUNT([.E374:.E374])" office:value-type="float" office:value="-121261.540121412" calcext:value-type="float">
            <text:p>-121261.5</text:p>
          </table:table-cell>
          <table:table-cell table:style-name="ce14" table:formula="of:=SUM([.F374:.F374])/COUNT([.F374:.F374])" office:value-type="float" office:value="-1.21261540121412" calcext:value-type="float">
            <text:p>-1.2</text:p>
          </table:table-cell>
          <table:table-cell table:style-name="ce14" table:formula="of:=SUM([.G374:.G374])/COUNT([.G374:.G374])" office:value-type="float" office:value="-121261.540121412" calcext:value-type="float">
            <text:p>-121261.5</text:p>
          </table:table-cell>
          <table:table-cell table:style-name="ce14" table:formula="of:=SUM([.H374:.H374])/COUNT([.H374:.H374])" office:value-type="float" office:value="-70933.5485674951" calcext:value-type="float">
            <text:p>-70933.5</text:p>
          </table:table-cell>
          <table:table-cell table:style-name="ce11" table:formula="of:=SUM([.I374:.I374])/COUNT([.I374:.I374])" office:value-type="float" office:value="479" calcext:value-type="float">
            <text:p>479</text:p>
          </table:table-cell>
          <table:table-cell table:style-name="ce11" table:formula="of:=SUM([.J374:.J374])/COUNT([.J374:.J374])" office:value-type="float" office:value="253" calcext:value-type="float">
            <text:p>253</text:p>
          </table:table-cell>
          <table:table-cell table:style-name="ce29" table:formula="of:=SUM([.K374:.K374])/COUNT([.K374:.K374])" office:value-type="float" office:value="65.4371584699454" calcext:value-type="float">
            <text:p>65.44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duel-dqn-custom-lstm_combo_all_0~0001_20000_512_1000000_0~99_RMSprop_CELU_128]128]128]128]128]128_Batcd-Liner-actin-Dropt-Liner-actin-Liner-actin-Liner-actin-weigm-actin-Liner-Dropt-actin-Liner_1_1732425864~6673226</text:p>
          </table:table-cell>
          <table:table-cell table:style-name="ce13" office:value-type="float" office:value="-177.071192495604" calcext:value-type="float">
            <text:p>-177.1</text:p>
          </table:table-cell>
          <table:table-cell table:style-name="ce13" office:value-type="float" office:value="-17769.0584924158" calcext:value-type="float">
            <text:p>-17769.1</text:p>
          </table:table-cell>
          <table:table-cell table:style-name="ce13" office:value-type="float" office:value="-0.177690584924158" calcext:value-type="float">
            <text:p>-0.2</text:p>
          </table:table-cell>
          <table:table-cell table:style-name="ce13" office:value-type="float" office:value="-17769.0584924158" calcext:value-type="float">
            <text:p>-17769.1</text:p>
          </table:table-cell>
          <table:table-cell table:style-name="ce13" office:value-type="float" office:value="-16626.6876436585" calcext:value-type="float">
            <text:p>-16626.7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table:style-name="ce28" office:value-type="float" office:value="65.7142857142857" calcext:value-type="float">
            <text:p>65.71</text:p>
          </table:table-cell>
          <table:table-cell office:value-type="float" office:value="408.932047256924" calcext:value-type="float">
            <text:p>408.932047256924</text:p>
          </table:table-cell>
          <table:table-cell office:value-type="float" office:value="682.57177544228" calcext:value-type="float">
            <text:p>682.57177544228</text:p>
          </table:table-cell>
          <table:table-cell office:value-type="float" office:value="36.7958819984488" calcext:value-type="float">
            <text:p>36.7958819984488</text:p>
          </table:table-cell>
          <table:table-cell office:value-type="float" office:value="-1153.9751425011" calcext:value-type="float">
            <text:p>-1153.9751425011</text:p>
          </table:table-cell>
          <table:table-cell office:value-type="float" office:value="-89.013322299812" calcext:value-type="float">
            <text:p>-89.013322299812</text:p>
          </table:table-cell>
          <table:table-cell office:value-type="float" office:value="-1377.28337714169" calcext:value-type="float">
            <text:p>-1377.28337714169</text:p>
          </table:table-cell>
          <table:table-cell office:value-type="float" office:value="-126.921846374399" calcext:value-type="float">
            <text:p>-126.921846374399</text:p>
          </table:table-cell>
          <table:table-cell office:value-type="float" office:value="-28096.2271686763" calcext:value-type="float">
            <text:p>-28096.2271686763</text:p>
          </table:table-cell>
          <table:table-cell office:value-type="float" office:value="28096227.1686763" calcext:value-type="float">
            <text:p>28096227.1686763</text:p>
          </table:table-cell>
          <table:table-cell office:value-type="float" office:value="140.5" calcext:value-type="float">
            <text:p>140.5</text:p>
          </table:table-cell>
          <table:table-cell office:value-type="float" office:value="47" calcext:value-type="float">
            <text:p>47</text:p>
          </table:table-cell>
          <table:table-cell office:value-type="float" office:value="-55301.7935177531" calcext:value-type="float">
            <text:p>-55301.793517753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76:.D376])/COUNT([.D376:.D376])" office:value-type="float" office:value="-177.071192495604" calcext:value-type="float">
            <text:p>-177.1</text:p>
          </table:table-cell>
          <table:table-cell table:style-name="ce14" table:formula="of:=SUM([.E376:.E376])/COUNT([.E376:.E376])" office:value-type="float" office:value="-17769.0584924158" calcext:value-type="float">
            <text:p>-17769.1</text:p>
          </table:table-cell>
          <table:table-cell table:style-name="ce14" table:formula="of:=SUM([.F376:.F376])/COUNT([.F376:.F376])" office:value-type="float" office:value="-0.177690584924158" calcext:value-type="float">
            <text:p>-0.2</text:p>
          </table:table-cell>
          <table:table-cell table:style-name="ce14" table:formula="of:=SUM([.G376:.G376])/COUNT([.G376:.G376])" office:value-type="float" office:value="-17769.0584924158" calcext:value-type="float">
            <text:p>-17769.1</text:p>
          </table:table-cell>
          <table:table-cell table:style-name="ce14" table:formula="of:=SUM([.H376:.H376])/COUNT([.H376:.H376])" office:value-type="float" office:value="-16626.6876436585" calcext:value-type="float">
            <text:p>-16626.7</text:p>
          </table:table-cell>
          <table:table-cell table:style-name="ce11" table:formula="of:=SUM([.I376:.I376])/COUNT([.I376:.I376])" office:value-type="float" office:value="92" calcext:value-type="float">
            <text:p>92</text:p>
          </table:table-cell>
          <table:table-cell table:style-name="ce11" table:formula="of:=SUM([.J376:.J376])/COUNT([.J376:.J376])" office:value-type="float" office:value="48" calcext:value-type="float">
            <text:p>48</text:p>
          </table:table-cell>
          <table:table-cell table:style-name="ce29" table:formula="of:=SUM([.K376:.K376])/COUNT([.K376:.K376])" office:value-type="float" office:value="65.7142857142857" calcext:value-type="float">
            <text:p>65.71</text:p>
          </table:table-cell>
          <table:table-cell table:style-name="ce2" table:number-columns-repeated="1013"/>
        </table:table-row>
        <table:table-row table:style-name="ro3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reppo-custom_combo_all_0~0001_20000_512_1000000_0~99_RMSprop_CELU_128]128]128]128]128]128_Batcd-Liner-actin-Dropt-Liner-actin-Liner-actin-Liner-actin-weigm-actin-Liner-Dropt-actin-Liner_1_1732117847~7406168</text:p>
          </table:table-cell>
          <table:table-cell table:style-name="ce13" office:value-type="float" office:value="149.771305788223" calcext:value-type="float">
            <text:p>149.8</text:p>
          </table:table-cell>
          <table:table-cell table:style-name="ce13" office:value-type="float" office:value="14720.1715504823" calcext:value-type="float">
            <text:p>14720.2</text:p>
          </table:table-cell>
          <table:table-cell table:style-name="ce13" office:value-type="float" office:value="0.147201715504823" calcext:value-type="float">
            <text:p>0.1</text:p>
          </table:table-cell>
          <table:table-cell table:style-name="ce13" office:value-type="float" office:value="14720.1715504823" calcext:value-type="float">
            <text:p>14720.2</text:p>
          </table:table-cell>
          <table:table-cell table:style-name="ce13" office:value-type="float" office:value="14631.9732977217" calcext:value-type="float">
            <text:p>14632.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60.7843137254902" calcext:value-type="float">
            <text:p>60.78</text:p>
          </table:table-cell>
          <table:table-cell office:value-type="float" office:value="1908.53025244984" calcext:value-type="float">
            <text:p>1908.53025244984</text:p>
          </table:table-cell>
          <table:table-cell office:value-type="float" office:value="2231.73380085765" calcext:value-type="float">
            <text:p>2231.73380085765</text:p>
          </table:table-cell>
          <table:table-cell office:value-type="float" office:value="1582.86321769086" calcext:value-type="float">
            <text:p>1582.86321769086</text:p>
          </table:table-cell>
          <table:table-cell office:value-type="float" office:value="-2222.21331377313" calcext:value-type="float">
            <text:p>-2222.21331377313</text:p>
          </table:table-cell>
          <table:table-cell office:value-type="float" office:value="-2104.83379004669" calcext:value-type="float">
            <text:p>-2104.83379004669</text:p>
          </table:table-cell>
          <table:table-cell office:value-type="float" office:value="-2574.67253374186" calcext:value-type="float">
            <text:p>-2574.67253374186</text:p>
          </table:table-cell>
          <table:table-cell office:value-type="float" office:value="288.63081471534" calcext:value-type="float">
            <text:p>288.63081471534</text:p>
          </table:table-cell>
          <table:table-cell office:value-type="float" office:value="-10219.840011562" calcext:value-type="float">
            <text:p>-10219.840011562</text:p>
          </table:table-cell>
          <table:table-cell office:value-type="float" office:value="10219840.011562" calcext:value-type="float">
            <text:p>10219840.01156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-44444.2662754627" calcext:value-type="float">
            <text:p>-44444.2662754627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80:.D380])/COUNT([.D380:.D380])" office:value-type="float" office:value="149.771305788223" calcext:value-type="float">
            <text:p>149.8</text:p>
          </table:table-cell>
          <table:table-cell table:style-name="ce14" table:formula="of:=SUM([.E380:.E380])/COUNT([.E380:.E380])" office:value-type="float" office:value="14720.1715504823" calcext:value-type="float">
            <text:p>14720.2</text:p>
          </table:table-cell>
          <table:table-cell table:style-name="ce14" table:formula="of:=SUM([.F380:.F380])/COUNT([.F380:.F380])" office:value-type="float" office:value="0.147201715504823" calcext:value-type="float">
            <text:p>0.1</text:p>
          </table:table-cell>
          <table:table-cell table:style-name="ce14" table:formula="of:=SUM([.G380:.G380])/COUNT([.G380:.G380])" office:value-type="float" office:value="14720.1715504823" calcext:value-type="float">
            <text:p>14720.2</text:p>
          </table:table-cell>
          <table:table-cell table:style-name="ce14" table:formula="of:=SUM([.H380:.H380])/COUNT([.H380:.H380])" office:value-type="float" office:value="14631.9732977217" calcext:value-type="float">
            <text:p>14632.0</text:p>
          </table:table-cell>
          <table:table-cell table:style-name="ce11" table:formula="of:=SUM([.I380:.I380])/COUNT([.I380:.I380])" office:value-type="float" office:value="31" calcext:value-type="float">
            <text:p>31</text:p>
          </table:table-cell>
          <table:table-cell table:style-name="ce11" table:formula="of:=SUM([.J380:.J380])/COUNT([.J380:.J380])" office:value-type="float" office:value="20" calcext:value-type="float">
            <text:p>20</text:p>
          </table:table-cell>
          <table:table-cell table:style-name="ce29" table:formula="of:=SUM([.K380:.K380])/COUNT([.K380:.K380])" office:value-type="float" office:value="60.7843137254902" calcext:value-type="float">
            <text:p>60.7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reppo-custom_combo_all_0~0001_20000_512_1000000_0~99_RMSprop_CELU_128]128]128]128]128]128_Batcd-Liner-actin-Dropt-Liner-actin-Liner-actin-Liner-actin-weigm-actin-Liner-Dropt-actin-Liner_1_1732164601~6032286</text:p>
          </table:table-cell>
          <table:table-cell table:style-name="ce13" office:value-type="float" office:value="3.84711445442633" calcext:value-type="float">
            <text:p>3.8</text:p>
          </table:table-cell>
          <table:table-cell table:style-name="ce13" office:value-type="float" office:value="155.924832266333" calcext:value-type="float">
            <text:p>155.9</text:p>
          </table:table-cell>
          <table:table-cell table:style-name="ce13" office:value-type="float" office:value="0.00155924832266333" calcext:value-type="float">
            <text:p>0.0</text:p>
          </table:table-cell>
          <table:table-cell table:style-name="ce13" office:value-type="float" office:value="155.924832266333" calcext:value-type="float">
            <text:p>155.9</text:p>
          </table:table-cell>
          <table:table-cell table:style-name="ce13" office:value-type="float" office:value="-1448.01188402486" calcext:value-type="float">
            <text:p>-1448.0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table:style-name="ce28" office:value-type="float" office:value="70.625" calcext:value-type="float">
            <text:p>70.63</text:p>
          </table:table-cell>
          <table:table-cell office:value-type="float" office:value="905.210795147825" calcext:value-type="float">
            <text:p>905.210795147825</text:p>
          </table:table-cell>
          <table:table-cell office:value-type="float" office:value="1492.17774322224" calcext:value-type="float">
            <text:p>1492.17774322224</text:p>
          </table:table-cell>
          <table:table-cell office:value-type="float" office:value="225.083087885156" calcext:value-type="float">
            <text:p>225.083087885156</text:p>
          </table:table-cell>
          <table:table-cell office:value-type="float" office:value="-2173.04031956251" calcext:value-type="float">
            <text:p>-2173.04031956251</text:p>
          </table:table-cell>
          <table:table-cell office:value-type="float" office:value="-2099.43394504164" calcext:value-type="float">
            <text:p>-2099.43394504164</text:p>
          </table:table-cell>
          <table:table-cell office:value-type="float" office:value="-2365.90124314607" calcext:value-type="float">
            <text:p>-2365.90124314607</text:p>
          </table:table-cell>
          <table:table-cell office:value-type="float" office:value="0.974530201664584" calcext:value-type="float">
            <text:p>0.974530201664584</text:p>
          </table:table-cell>
          <table:table-cell office:value-type="float" office:value="-32016.1720969292" calcext:value-type="float">
            <text:p>-32016.1720969292</text:p>
          </table:table-cell>
          <table:table-cell office:value-type="float" office:value="32016172.0969292" calcext:value-type="float">
            <text:p>32016172.0969292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-102132.895019438" calcext:value-type="float">
            <text:p>-102132.89501943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reppo-custom_combo_all_0~0001_20000_512_1000000_0~99_RMSprop_CELU_128]128]128]128]128]128_Batcd-Liner-actin-Dropt-Liner-actin-Liner-actin-Liner-actin-weigm-actin-Liner-Dropt-actin-Liner_1_1732178156~9902146</text:p>
          </table:table-cell>
          <table:table-cell table:style-name="ce13" office:value-type="float" office:value="-376.109348029671" calcext:value-type="float">
            <text:p>-376.1</text:p>
          </table:table-cell>
          <table:table-cell table:style-name="ce13" office:value-type="float" office:value="-37960.8425413165" calcext:value-type="float">
            <text:p>-37960.8</text:p>
          </table:table-cell>
          <table:table-cell table:style-name="ce13" office:value-type="float" office:value="-0.379608425413165" calcext:value-type="float">
            <text:p>-0.4</text:p>
          </table:table-cell>
          <table:table-cell table:style-name="ce13" office:value-type="float" office:value="-37960.8425413167" calcext:value-type="float">
            <text:p>-37960.8</text:p>
          </table:table-cell>
          <table:table-cell table:style-name="ce13" office:value-type="float" office:value="-34485.53776017" calcext:value-type="float">
            <text:p>-34485.5</text:p>
          </table:table-cell>
          <table:table-cell office:value-type="float" office:value="269" calcext:value-type="float">
            <text:p>269</text:p>
          </table:table-cell>
          <table:table-cell office:value-type="float" office:value="125" calcext:value-type="float">
            <text:p>125</text:p>
          </table:table-cell>
          <table:table-cell table:style-name="ce28" office:value-type="float" office:value="68.2741116751269" calcext:value-type="float">
            <text:p>68.27</text:p>
          </table:table-cell>
          <table:table-cell office:value-type="float" office:value="889.873409932547" calcext:value-type="float">
            <text:p>889.87340993254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42.9414324296085" calcext:value-type="float">
            <text:p>42.9414324296085</text:p>
          </table:table-cell>
          <table:table-cell office:value-type="float" office:value="-2218.69431850537" calcext:value-type="float">
            <text:p>-2218.69431850537</text:p>
          </table:table-cell>
          <table:table-cell office:value-type="float" office:value="-30.3399892416928" calcext:value-type="float">
            <text:p>-30.3399892416928</text:p>
          </table:table-cell>
          <table:table-cell office:value-type="float" office:value="-3365.01452235505" calcext:value-type="float">
            <text:p>-3365.01452235505</text:p>
          </table:table-cell>
          <table:table-cell office:value-type="float" office:value="-96.3473160947124" calcext:value-type="float">
            <text:p>-96.3473160947124</text:p>
          </table:table-cell>
          <table:table-cell office:value-type="float" office:value="-78901.4405980566" calcext:value-type="float">
            <text:p>-78901.4405980566</text:p>
          </table:table-cell>
          <table:table-cell office:value-type="float" office:value="78901440.5980567" calcext:value-type="float">
            <text:p>78901440.5980567</text:p>
          </table:table-cell>
          <table:table-cell office:value-type="float" office:value="394.5" calcext:value-type="float">
            <text:p>394.5</text:p>
          </table:table-cell>
          <table:table-cell office:value-type="float" office:value="124" calcext:value-type="float">
            <text:p>124</text:p>
          </table:table-cell>
          <table:table-cell office:value-type="float" office:value="-277306.44982393" calcext:value-type="float">
            <text:p>-277306.4498239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82:.D383])/COUNT([.D382:.D383])" office:value-type="float" office:value="-186.131116787622" calcext:value-type="float">
            <text:p>-186.1</text:p>
          </table:table-cell>
          <table:table-cell table:style-name="ce14" table:formula="of:=SUM([.E382:.E383])/COUNT([.E382:.E383])" office:value-type="float" office:value="-18902.4588545251" calcext:value-type="float">
            <text:p>-18902.5</text:p>
          </table:table-cell>
          <table:table-cell table:style-name="ce14" table:formula="of:=SUM([.F382:.F383])/COUNT([.F382:.F383])" office:value-type="float" office:value="-0.189024588545251" calcext:value-type="float">
            <text:p>-0.2</text:p>
          </table:table-cell>
          <table:table-cell table:style-name="ce14" table:formula="of:=SUM([.G382:.G383])/COUNT([.G382:.G383])" office:value-type="float" office:value="-18902.4588545252" calcext:value-type="float">
            <text:p>-18902.5</text:p>
          </table:table-cell>
          <table:table-cell table:style-name="ce14" table:formula="of:=SUM([.H382:.H383])/COUNT([.H382:.H383])" office:value-type="float" office:value="-17966.7748220974" calcext:value-type="float">
            <text:p>-17966.8</text:p>
          </table:table-cell>
          <table:table-cell table:style-name="ce11" table:formula="of:=SUM([.I382:.I383])/COUNT([.I382:.I383])" office:value-type="float" office:value="191" calcext:value-type="float">
            <text:p>191</text:p>
          </table:table-cell>
          <table:table-cell table:style-name="ce11" table:formula="of:=SUM([.J382:.J383])/COUNT([.J382:.J383])" office:value-type="float" office:value="86" calcext:value-type="float">
            <text:p>86</text:p>
          </table:table-cell>
          <table:table-cell table:style-name="ce29" table:formula="of:=SUM([.K382:.K383])/COUNT([.K382:.K383])" office:value-type="float" office:value="69.4495558375635" calcext:value-type="float">
            <text:p>69.45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reppo-custom_combo_all_0~0001_20000_512_1000000_0~99_RMSprop_CELU_128]128]128]128]128]128_Batcd-Liner-actin-Dropt-Liner-actin-Liner-actin-Liner-actin-weigm-actin-Liner-Dropt-actin-Liner_1_1732209999~954033</text:p>
          </table:table-cell>
          <table:table-cell table:style-name="ce13" office:value-type="float" office:value="-422.515464835106" calcext:value-type="float">
            <text:p>-422.5</text:p>
          </table:table-cell>
          <table:table-cell table:style-name="ce13" office:value-type="float" office:value="-42775.47776915" calcext:value-type="float">
            <text:p>-42775.5</text:p>
          </table:table-cell>
          <table:table-cell table:style-name="ce13" office:value-type="float" office:value="-0.4277547776915" calcext:value-type="float">
            <text:p>-0.4</text:p>
          </table:table-cell>
          <table:table-cell table:style-name="ce13" office:value-type="float" office:value="-42775.4777691501" calcext:value-type="float">
            <text:p>-42775.5</text:p>
          </table:table-cell>
          <table:table-cell table:style-name="ce13" office:value-type="float" office:value="-37632.0721380682" calcext:value-type="float">
            <text:p>-37632.1</text:p>
          </table:table-cell>
          <table:table-cell office:value-type="float" office:value="273" calcext:value-type="float">
            <text:p>273</text:p>
          </table:table-cell>
          <table:table-cell office:value-type="float" office:value="126" calcext:value-type="float">
            <text:p>126</text:p>
          </table:table-cell>
          <table:table-cell table:style-name="ce28" office:value-type="float" office:value="68.421052631579" calcext:value-type="float">
            <text:p>68.42</text:p>
          </table:table-cell>
          <table:table-cell office:value-type="float" office:value="886.578111195882" calcext:value-type="float">
            <text:p>886.578111195882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2.95455576574" calcext:value-type="float">
            <text:p>282.95455576574</text:p>
          </table:table-cell>
          <table:table-cell office:value-type="float" office:value="-2260.40715972719" calcext:value-type="float">
            <text:p>-2260.40715972719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07.206711200877" calcext:value-type="float">
            <text:p>-107.206711200877</text:p>
          </table:table-cell>
          <table:table-cell office:value-type="float" office:value="-79897.1216438747" calcext:value-type="float">
            <text:p>-79897.1216438747</text:p>
          </table:table-cell>
          <table:table-cell office:value-type="float" office:value="79897121.6438747" calcext:value-type="float">
            <text:p>79897121.6438747</text:p>
          </table:table-cell>
          <table:table-cell office:value-type="float" office:value="399.5" calcext:value-type="float">
            <text:p>399.5</text:p>
          </table:table-cell>
          <table:table-cell office:value-type="float" office:value="126" calcext:value-type="float">
            <text:p>126</text:p>
          </table:table-cell>
          <table:table-cell office:value-type="float" office:value="-284811.302125626" calcext:value-type="float">
            <text:p>-284811.30212562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85:.D385])/COUNT([.D385:.D385])" office:value-type="float" office:value="-422.515464835106" calcext:value-type="float">
            <text:p>-422.5</text:p>
          </table:table-cell>
          <table:table-cell table:style-name="ce14" table:formula="of:=SUM([.E385:.E385])/COUNT([.E385:.E385])" office:value-type="float" office:value="-42775.47776915" calcext:value-type="float">
            <text:p>-42775.5</text:p>
          </table:table-cell>
          <table:table-cell table:style-name="ce14" table:formula="of:=SUM([.F385:.F385])/COUNT([.F385:.F385])" office:value-type="float" office:value="-0.4277547776915" calcext:value-type="float">
            <text:p>-0.4</text:p>
          </table:table-cell>
          <table:table-cell table:style-name="ce14" table:formula="of:=SUM([.G385:.G385])/COUNT([.G385:.G385])" office:value-type="float" office:value="-42775.4777691501" calcext:value-type="float">
            <text:p>-42775.5</text:p>
          </table:table-cell>
          <table:table-cell table:style-name="ce14" table:formula="of:=SUM([.H385:.H385])/COUNT([.H385:.H385])" office:value-type="float" office:value="-37632.0721380682" calcext:value-type="float">
            <text:p>-37632.1</text:p>
          </table:table-cell>
          <table:table-cell table:style-name="ce11" table:formula="of:=SUM([.I385:.I385])/COUNT([.I385:.I385])" office:value-type="float" office:value="273" calcext:value-type="float">
            <text:p>273</text:p>
          </table:table-cell>
          <table:table-cell table:style-name="ce11" table:formula="of:=SUM([.J385:.J385])/COUNT([.J385:.J385])" office:value-type="float" office:value="126" calcext:value-type="float">
            <text:p>126</text:p>
          </table:table-cell>
          <table:table-cell table:style-name="ce29" table:formula="of:=SUM([.K385:.K385])/COUNT([.K385:.K385])" office:value-type="float" office:value="68.421052631579" calcext:value-type="float">
            <text:p>68.4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5_TR0~002_SL0~01</text:p>
          </table:table-cell>
          <table:table-cell office:value-type="string" calcext:value-type="string">
            <text:p>rl_reppo-custom_combo_all_0~0001_20000_512_1000000_0~99_RMSprop_CELU_128]128]128]128]128]128_Batcd-Liner-actin-Dropt-Liner-actin-Liner-actin-Liner-actin-weigm-actin-Liner-Dropt-actin-Liner_1_1732420633~5387268</text:p>
          </table:table-cell>
          <table:table-cell table:style-name="ce13" office:value-type="float" office:value="-714.559748174083" calcext:value-type="float">
            <text:p>-714.6</text:p>
          </table:table-cell>
          <table:table-cell table:style-name="ce13" office:value-type="float" office:value="-71678.4733544784" calcext:value-type="float">
            <text:p>-71678.5</text:p>
          </table:table-cell>
          <table:table-cell table:style-name="ce13" office:value-type="float" office:value="-0.716784733544784" calcext:value-type="float">
            <text:p>-0.7</text:p>
          </table:table-cell>
          <table:table-cell table:style-name="ce13" office:value-type="float" office:value="-71678.4733544783" calcext:value-type="float">
            <text:p>-71678.5</text:p>
          </table:table-cell>
          <table:table-cell table:style-name="ce13" office:value-type="float" office:value="-51811.9716830763" calcext:value-type="float">
            <text:p>-51812.0</text:p>
          </table:table-cell>
          <table:table-cell office:value-type="float" office:value="290" calcext:value-type="float">
            <text:p>290</text:p>
          </table:table-cell>
          <table:table-cell office:value-type="float" office:value="151" calcext:value-type="float">
            <text:p>151</text:p>
          </table:table-cell>
          <table:table-cell table:style-name="ce28" office:value-type="float" office:value="65.7596371882086" calcext:value-type="float">
            <text:p>65.76</text:p>
          </table:table-cell>
          <table:table-cell office:value-type="float" office:value="364.093440874319" calcext:value-type="float">
            <text:p>364.093440874319</text:p>
          </table:table-cell>
          <table:table-cell office:value-type="float" office:value="890.880968690995" calcext:value-type="float">
            <text:p>890.880968690995</text:p>
          </table:table-cell>
          <table:table-cell office:value-type="float" office:value="6.48530360593577" calcext:value-type="float">
            <text:p>6.48530360593577</text:p>
          </table:table-cell>
          <table:table-cell office:value-type="float" office:value="-1173.94418018563" calcext:value-type="float">
            <text:p>-1173.94418018563</text:p>
          </table:table-cell>
          <table:table-cell office:value-type="float" office:value="-37.2376344881195" calcext:value-type="float">
            <text:p>-37.2376344881195</text:p>
          </table:table-cell>
          <table:table-cell office:value-type="float" office:value="-2775.78562387952" calcext:value-type="float">
            <text:p>-2775.78562387952</text:p>
          </table:table-cell>
          <table:table-cell office:value-type="float" office:value="-162.536220758454" calcext:value-type="float">
            <text:p>-162.536220758454</text:p>
          </table:table-cell>
          <table:table-cell office:value-type="float" office:value="-88172.393920566" calcext:value-type="float">
            <text:p>-88172.393920566</text:p>
          </table:table-cell>
          <table:table-cell office:value-type="float" office:value="88172393.9205661" calcext:value-type="float">
            <text:p>88172393.9205661</text:p>
          </table:table-cell>
          <table:table-cell office:value-type="float" office:value="441" calcext:value-type="float">
            <text:p>441</text:p>
          </table:table-cell>
          <table:table-cell office:value-type="float" office:value="147" calcext:value-type="float">
            <text:p>147</text:p>
          </table:table-cell>
          <table:table-cell office:value-type="float" office:value="-176730.775333158" calcext:value-type="float">
            <text:p>-176730.77533315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87:.D387])/COUNT([.D387:.D387])" office:value-type="float" office:value="-714.559748174083" calcext:value-type="float">
            <text:p>-714.6</text:p>
          </table:table-cell>
          <table:table-cell table:style-name="ce14" table:formula="of:=SUM([.E387:.E387])/COUNT([.E387:.E387])" office:value-type="float" office:value="-71678.4733544784" calcext:value-type="float">
            <text:p>-71678.5</text:p>
          </table:table-cell>
          <table:table-cell table:style-name="ce14" table:formula="of:=SUM([.F387:.F387])/COUNT([.F387:.F387])" office:value-type="float" office:value="-0.716784733544784" calcext:value-type="float">
            <text:p>-0.7</text:p>
          </table:table-cell>
          <table:table-cell table:style-name="ce14" table:formula="of:=SUM([.G387:.G387])/COUNT([.G387:.G387])" office:value-type="float" office:value="-71678.4733544783" calcext:value-type="float">
            <text:p>-71678.5</text:p>
          </table:table-cell>
          <table:table-cell table:style-name="ce14" table:formula="of:=SUM([.H387:.H387])/COUNT([.H387:.H387])" office:value-type="float" office:value="-51811.9716830763" calcext:value-type="float">
            <text:p>-51812.0</text:p>
          </table:table-cell>
          <table:table-cell table:style-name="ce11" table:formula="of:=SUM([.I387:.I387])/COUNT([.I387:.I387])" office:value-type="float" office:value="290" calcext:value-type="float">
            <text:p>290</text:p>
          </table:table-cell>
          <table:table-cell table:style-name="ce11" table:formula="of:=SUM([.J387:.J387])/COUNT([.J387:.J387])" office:value-type="float" office:value="151" calcext:value-type="float">
            <text:p>151</text:p>
          </table:table-cell>
          <table:table-cell table:style-name="ce29" table:formula="of:=SUM([.K387:.K387])/COUNT([.K387:.K387])" office:value-type="float" office:value="65.7596371882086" calcext:value-type="float">
            <text:p>65.76</text:p>
          </table:table-cell>
          <table:table-cell table:style-name="ce2" table:number-columns-repeated="1013"/>
        </table:table-row>
        <table:table-row table:style-name="ro3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munchausen-duel-dqn-custom-lstm_combo_all_0~0001_20000_512_1000000_0~99_RMSprop_CELU_128]128]128]128]128]128_Batcd-Liner-actin-Dropt-Liner-actin-Liner-actin-Liner-actin-weigm-actin-Liner-Dropt-actin-Liner_1_1732098735~9578035</text:p>
          </table:table-cell>
          <table:table-cell table:style-name="ce13" office:value-type="float" office:value="66.4146914904991" calcext:value-type="float">
            <text:p>66.4</text:p>
          </table:table-cell>
          <table:table-cell table:style-name="ce13" office:value-type="float" office:value="6044.49872360798" calcext:value-type="float">
            <text:p>6044.5</text:p>
          </table:table-cell>
          <table:table-cell table:style-name="ce13" office:value-type="float" office:value="0.0604449872360798" calcext:value-type="float">
            <text:p>0.1</text:p>
          </table:table-cell>
          <table:table-cell table:style-name="ce13" office:value-type="float" office:value="6044.49872360809" calcext:value-type="float">
            <text:p>6044.5</text:p>
          </table:table-cell>
          <table:table-cell table:style-name="ce13" office:value-type="float" office:value="2148.49604223035" calcext:value-type="float">
            <text:p>2148.5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style-name="ce28" office:value-type="float" office:value="55.2486187845304" calcext:value-type="float">
            <text:p>55.25</text:p>
          </table:table-cell>
          <table:table-cell office:value-type="float" office:value="1893.88640749306" calcext:value-type="float">
            <text:p>1893.88640749306</text:p>
          </table:table-cell>
          <table:table-cell office:value-type="float" office:value="2393.77938547755" calcext:value-type="float">
            <text:p>2393.77938547755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63.50792624319" calcext:value-type="float">
            <text:p>-2263.50792624319</text:p>
          </table:table-cell>
          <table:table-cell office:value-type="float" office:value="-2103.3171179732" calcext:value-type="float">
            <text:p>-2103.3171179732</text:p>
          </table:table-cell>
          <table:table-cell office:value-type="float" office:value="-3865.84249645093" calcext:value-type="float">
            <text:p>-3865.84249645093</text:p>
          </table:table-cell>
          <table:table-cell office:value-type="float" office:value="33.3950205724204" calcext:value-type="float">
            <text:p>33.3950205724204</text:p>
          </table:table-cell>
          <table:table-cell office:value-type="float" office:value="-36324.168667391" calcext:value-type="float">
            <text:p>-36324.168667391</text:p>
          </table:table-cell>
          <table:table-cell office:value-type="float" office:value="36324168.667391" calcext:value-type="float">
            <text:p>36324168.667391</text:p>
          </table:table-cell>
          <table:table-cell office:value-type="float" office:value="181.5" calcext:value-type="float">
            <text:p>181.5</text:p>
          </table:table-cell>
          <table:table-cell office:value-type="float" office:value="81" calcext:value-type="float">
            <text:p>81</text:p>
          </table:table-cell>
          <table:table-cell office:value-type="float" office:value="-183344.142025698" calcext:value-type="float">
            <text:p>-183344.14202569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2_TR0~001_SL0~02</text:p>
          </table:table-cell>
          <table:table-cell office:value-type="string" calcext:value-type="string">
            <text:p>rl_munchausen-duel-dqn-custom-lstm_combo_all_0~0001_20000_512_1000000_0~99_RMSprop_CELU_128]128]128]128]128]128_Batcd-Liner-actin-Dropt-Liner-actin-Liner-actin-Liner-actin-weigm-actin-Liner-Dropt-actin-Liner_1_1732101956~5313444</text:p>
          </table:table-cell>
          <table:table-cell table:style-name="ce13" office:value-type="float" office:value="117.789930772304" calcext:value-type="float">
            <text:p>117.8</text:p>
          </table:table-cell>
          <table:table-cell table:style-name="ce13" office:value-type="float" office:value="11397.7317968889" calcext:value-type="float">
            <text:p>11397.7</text:p>
          </table:table-cell>
          <table:table-cell table:style-name="ce13" office:value-type="float" office:value="0.113977317968889" calcext:value-type="float">
            <text:p>0.1</text:p>
          </table:table-cell>
          <table:table-cell table:style-name="ce13" office:value-type="float" office:value="11397.7317968889" calcext:value-type="float">
            <text:p>11397.7</text:p>
          </table:table-cell>
          <table:table-cell table:style-name="ce13" office:value-type="float" office:value="9807.94490040813" calcext:value-type="float">
            <text:p>9807.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56.989247311828" calcext:value-type="float">
            <text:p>56.99</text:p>
          </table:table-cell>
          <table:table-cell office:value-type="float" office:value="1928.01878036299" calcext:value-type="float">
            <text:p>1928.01878036299</text:p>
          </table:table-cell>
          <table:table-cell office:value-type="float" office:value="2597.34925661837" calcext:value-type="float">
            <text:p>2597.34925661837</text:p>
          </table:table-cell>
          <table:table-cell office:value-type="float" office:value="1284.90732791193" calcext:value-type="float">
            <text:p>1284.90732791193</text:p>
          </table:table-cell>
          <table:table-cell office:value-type="float" office:value="-2269.68158905874" calcext:value-type="float">
            <text:p>-2269.68158905874</text:p>
          </table:table-cell>
          <table:table-cell office:value-type="float" office:value="-2103.39999025839" calcext:value-type="float">
            <text:p>-2103.39999025839</text:p>
          </table:table-cell>
          <table:table-cell office:value-type="float" office:value="-3184.47495199869" calcext:value-type="float">
            <text:p>-3184.47495199869</text:p>
          </table:table-cell>
          <table:table-cell office:value-type="float" office:value="122.556255880526" calcext:value-type="float">
            <text:p>122.556255880526</text:p>
          </table:table-cell>
          <table:table-cell office:value-type="float" office:value="-18620.7184502471" calcext:value-type="float">
            <text:p>-18620.7184502471</text:p>
          </table:table-cell>
          <table:table-cell office:value-type="float" office:value="18620718.4502471" calcext:value-type="float">
            <text:p>18620718.4502471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-90787.2635623496" calcext:value-type="float">
            <text:p>-90787.263562349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91:.D392])/COUNT([.D391:.D392])" office:value-type="float" office:value="92.1023111314014" calcext:value-type="float">
            <text:p>92.1</text:p>
          </table:table-cell>
          <table:table-cell table:style-name="ce14" table:formula="of:=SUM([.E391:.E392])/COUNT([.E391:.E392])" office:value-type="float" office:value="8721.11526024846" calcext:value-type="float">
            <text:p>8721.1</text:p>
          </table:table-cell>
          <table:table-cell table:style-name="ce14" table:formula="of:=SUM([.F391:.F392])/COUNT([.F391:.F392])" office:value-type="float" office:value="0.0872111526024846" calcext:value-type="float">
            <text:p>0.1</text:p>
          </table:table-cell>
          <table:table-cell table:style-name="ce14" table:formula="of:=SUM([.G391:.G392])/COUNT([.G391:.G392])" office:value-type="float" office:value="8721.11526024852" calcext:value-type="float">
            <text:p>8721.1</text:p>
          </table:table-cell>
          <table:table-cell table:style-name="ce14" table:formula="of:=SUM([.H391:.H392])/COUNT([.H391:.H392])" office:value-type="float" office:value="5978.22047131924" calcext:value-type="float">
            <text:p>5978.2</text:p>
          </table:table-cell>
          <table:table-cell table:style-name="ce11" table:formula="of:=SUM([.I391:.I392])/COUNT([.I391:.I392])" office:value-type="float" office:value="76.5" calcext:value-type="float">
            <text:p>77</text:p>
          </table:table-cell>
          <table:table-cell table:style-name="ce11" table:formula="of:=SUM([.J391:.J392])/COUNT([.J391:.J392])" office:value-type="float" office:value="60.5" calcext:value-type="float">
            <text:p>61</text:p>
          </table:table-cell>
          <table:table-cell table:style-name="ce29" table:formula="of:=SUM([.K391:.K392])/COUNT([.K391:.K392])" office:value-type="float" office:value="56.1189330481792" calcext:value-type="float">
            <text:p>56.12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5_SL0~02</text:p>
          </table:table-cell>
          <table:table-cell office:value-type="string" calcext:value-type="string">
            <text:p>rl_munchausen-duel-dqn-custom-lstm_combo_all_0~0001_20000_512_1000000_0~99_RMSprop_CELU_128]128]128]128]128]128_Batcd-Liner-actin-Dropt-Liner-actin-Liner-actin-Liner-actin-weigm-actin-Liner-Dropt-actin-Liner_1_1732188650~7584622</text:p>
          </table:table-cell>
          <table:table-cell table:style-name="ce13" office:value-type="float" office:value="-359.471834192371" calcext:value-type="float">
            <text:p>-359.5</text:p>
          </table:table-cell>
          <table:table-cell table:style-name="ce13" office:value-type="float" office:value="-36263.5528593214" calcext:value-type="float">
            <text:p>-36263.6</text:p>
          </table:table-cell>
          <table:table-cell table:style-name="ce13" office:value-type="float" office:value="-0.362635528593214" calcext:value-type="float">
            <text:p>-0.4</text:p>
          </table:table-cell>
          <table:table-cell table:style-name="ce13" office:value-type="float" office:value="-36263.5528593212" calcext:value-type="float">
            <text:p>-36263.6</text:p>
          </table:table-cell>
          <table:table-cell table:style-name="ce13" office:value-type="float" office:value="-33130.2366850483" calcext:value-type="float">
            <text:p>-33130.2</text:p>
          </table:table-cell>
          <table:table-cell office:value-type="float" office:value="237" calcext:value-type="float">
            <text:p>237</text:p>
          </table:table-cell>
          <table:table-cell office:value-type="float" office:value="112" calcext:value-type="float">
            <text:p>112</text:p>
          </table:table-cell>
          <table:table-cell table:style-name="ce28" office:value-type="float" office:value="67.9083094555874" calcext:value-type="float">
            <text:p>67.91</text:p>
          </table:table-cell>
          <table:table-cell office:value-type="float" office:value="911.502421023604" calcext:value-type="float">
            <text:p>911.502421023604</text:p>
          </table:table-cell>
          <table:table-cell office:value-type="float" office:value="1586.91407849721" calcext:value-type="float">
            <text:p>1586.91407849721</text:p>
          </table:table-cell>
          <table:table-cell office:value-type="float" office:value="140.95663647083" calcext:value-type="float">
            <text:p>140.95663647083</text:p>
          </table:table-cell>
          <table:table-cell office:value-type="float" office:value="-2252.58595215996" calcext:value-type="float">
            <text:p>-2252.58595215996</text:p>
          </table:table-cell>
          <table:table-cell office:value-type="float" office:value="-2099.46262451063" calcext:value-type="float">
            <text:p>-2099.4626245106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03.907028250204" calcext:value-type="float">
            <text:p>-103.907028250204</text:p>
          </table:table-cell>
          <table:table-cell office:value-type="float" office:value="-69898.6350822229" calcext:value-type="float">
            <text:p>-69898.6350822229</text:p>
          </table:table-cell>
          <table:table-cell office:value-type="float" office:value="69898635.0822229" calcext:value-type="float">
            <text:p>69898635.0822229</text:p>
          </table:table-cell>
          <table:table-cell office:value-type="float" office:value="349.5" calcext:value-type="float">
            <text:p>349.5</text:p>
          </table:table-cell>
          <table:table-cell office:value-type="float" office:value="112" calcext:value-type="float">
            <text:p>112</text:p>
          </table:table-cell>
          <table:table-cell office:value-type="float" office:value="-252289.626641915" calcext:value-type="float">
            <text:p>-252289.62664191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94:.D394])/COUNT([.D394:.D394])" office:value-type="float" office:value="-359.471834192371" calcext:value-type="float">
            <text:p>-359.5</text:p>
          </table:table-cell>
          <table:table-cell table:style-name="ce14" table:formula="of:=SUM([.E394:.E394])/COUNT([.E394:.E394])" office:value-type="float" office:value="-36263.5528593214" calcext:value-type="float">
            <text:p>-36263.6</text:p>
          </table:table-cell>
          <table:table-cell table:style-name="ce14" table:formula="of:=SUM([.F394:.F394])/COUNT([.F394:.F394])" office:value-type="float" office:value="-0.362635528593214" calcext:value-type="float">
            <text:p>-0.4</text:p>
          </table:table-cell>
          <table:table-cell table:style-name="ce14" table:formula="of:=SUM([.G394:.G394])/COUNT([.G394:.G394])" office:value-type="float" office:value="-36263.5528593212" calcext:value-type="float">
            <text:p>-36263.6</text:p>
          </table:table-cell>
          <table:table-cell table:style-name="ce14" table:formula="of:=SUM([.H394:.H394])/COUNT([.H394:.H394])" office:value-type="float" office:value="-33130.2366850483" calcext:value-type="float">
            <text:p>-33130.2</text:p>
          </table:table-cell>
          <table:table-cell table:style-name="ce11" table:formula="of:=SUM([.I394:.I394])/COUNT([.I394:.I394])" office:value-type="float" office:value="237" calcext:value-type="float">
            <text:p>237</text:p>
          </table:table-cell>
          <table:table-cell table:style-name="ce11" table:formula="of:=SUM([.J394:.J394])/COUNT([.J394:.J394])" office:value-type="float" office:value="112" calcext:value-type="float">
            <text:p>112</text:p>
          </table:table-cell>
          <table:table-cell table:style-name="ce29" table:formula="of:=SUM([.K394:.K394])/COUNT([.K394:.K394])" office:value-type="float" office:value="67.9083094555874" calcext:value-type="float">
            <text:p>67.9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munchausen-duel-dqn-custom-lstm_combo_all_0~0001_20000_512_1000000_0~99_RMSprop_CELU_128]128]128]128]128]128_Batcd-Liner-actin-Dropt-Liner-actin-Liner-actin-Liner-actin-weigm-actin-Liner-Dropt-actin-Liner_1_1732235336~8381166</text:p>
          </table:table-cell>
          <table:table-cell table:style-name="ce13" office:value-type="float" office:value="-142.315366295469" calcext:value-type="float">
            <text:p>-142.3</text:p>
          </table:table-cell>
          <table:table-cell table:style-name="ce13" office:value-type="float" office:value="-14813.5789601285" calcext:value-type="float">
            <text:p>-14813.6</text:p>
          </table:table-cell>
          <table:table-cell table:style-name="ce13" office:value-type="float" office:value="-0.148135789601285" calcext:value-type="float">
            <text:p>-0.1</text:p>
          </table:table-cell>
          <table:table-cell table:style-name="ce13" office:value-type="float" office:value="-14813.5789601284" calcext:value-type="float">
            <text:p>-14813.6</text:p>
          </table:table-cell>
          <table:table-cell table:style-name="ce13" office:value-type="float" office:value="-16714.2232455026" calcext:value-type="float">
            <text:p>-16714.2</text:p>
          </table:table-cell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table:style-name="ce28" office:value-type="float" office:value="70.1863354037267" calcext:value-type="float">
            <text:p>70.19</text:p>
          </table:table-cell>
          <table:table-cell office:value-type="float" office:value="894.129135816747" calcext:value-type="float">
            <text:p>894.129135816747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59.23712140326" calcext:value-type="float">
            <text:p>-2259.23712140326</text:p>
          </table:table-cell>
          <table:table-cell office:value-type="float" office:value="-2098.1070293707" calcext:value-type="float">
            <text:p>-2098.1070293707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46.0049036028831" calcext:value-type="float">
            <text:p>-46.0049036028831</text:p>
          </table:table-cell>
          <table:table-cell office:value-type="float" office:value="-64517.4038248647" calcext:value-type="float">
            <text:p>-64517.4038248647</text:p>
          </table:table-cell>
          <table:table-cell office:value-type="float" office:value="64517403.8248647" calcext:value-type="float">
            <text:p>64517403.8248647</text:p>
          </table:table-cell>
          <table:table-cell office:value-type="float" office:value="322.5" calcext:value-type="float">
            <text:p>322.5</text:p>
          </table:table-cell>
          <table:table-cell office:value-type="float" office:value="96" calcext:value-type="float">
            <text:p>96</text:p>
          </table:table-cell>
          <table:table-cell office:value-type="float" office:value="-216886.763654713" calcext:value-type="float">
            <text:p>-216886.76365471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396:.D396])/COUNT([.D396:.D396])" office:value-type="float" office:value="-142.315366295469" calcext:value-type="float">
            <text:p>-142.3</text:p>
          </table:table-cell>
          <table:table-cell table:style-name="ce14" table:formula="of:=SUM([.E396:.E396])/COUNT([.E396:.E396])" office:value-type="float" office:value="-14813.5789601285" calcext:value-type="float">
            <text:p>-14813.6</text:p>
          </table:table-cell>
          <table:table-cell table:style-name="ce14" table:formula="of:=SUM([.F396:.F396])/COUNT([.F396:.F396])" office:value-type="float" office:value="-0.148135789601285" calcext:value-type="float">
            <text:p>-0.1</text:p>
          </table:table-cell>
          <table:table-cell table:style-name="ce14" table:formula="of:=SUM([.G396:.G396])/COUNT([.G396:.G396])" office:value-type="float" office:value="-14813.5789601284" calcext:value-type="float">
            <text:p>-14813.6</text:p>
          </table:table-cell>
          <table:table-cell table:style-name="ce14" table:formula="of:=SUM([.H396:.H396])/COUNT([.H396:.H396])" office:value-type="float" office:value="-16714.2232455026" calcext:value-type="float">
            <text:p>-16714.2</text:p>
          </table:table-cell>
          <table:table-cell table:style-name="ce11" table:formula="of:=SUM([.I396:.I396])/COUNT([.I396:.I396])" office:value-type="float" office:value="226" calcext:value-type="float">
            <text:p>226</text:p>
          </table:table-cell>
          <table:table-cell table:style-name="ce11" table:formula="of:=SUM([.J396:.J396])/COUNT([.J396:.J396])" office:value-type="float" office:value="96" calcext:value-type="float">
            <text:p>96</text:p>
          </table:table-cell>
          <table:table-cell table:style-name="ce29" table:formula="of:=SUM([.K396:.K396])/COUNT([.K396:.K396])" office:value-type="float" office:value="70.1863354037267" calcext:value-type="float">
            <text:p>70.19</text:p>
          </table:table-cell>
          <table:table-cell table:style-name="ce2" table:number-columns-repeated="1013"/>
        </table:table-row>
        <table:table-row table:style-name="ro3" table:number-rows-repeated="3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1_TR0~001_SL0~02</text:p>
          </table:table-cell>
          <table:table-cell office:value-type="string" calcext:value-type="string">
            <text:p>rl_duel-dqn-custom_combo_all_0~0001_20000_512_1000000_0~99_RMSprop_CELU_8192]512_Batcd-weigm-actin-Dropt-weigm-Dropt-actin-weigm_1_1732599290~119958</text:p>
          </table:table-cell>
          <table:table-cell table:style-name="ce21" office:value-type="float" office:value="-448.956255742266" calcext:value-type="float">
            <text:p>-449.0</text:p>
          </table:table-cell>
          <table:table-cell table:style-name="ce21" office:value-type="float" office:value="-45371.5371499105" calcext:value-type="float">
            <text:p>-45371.5</text:p>
          </table:table-cell>
          <table:table-cell table:style-name="ce21" office:value-type="float" office:value="-0.453715371499105" calcext:value-type="float">
            <text:p>-0.5</text:p>
          </table:table-cell>
          <table:table-cell table:style-name="ce21" office:value-type="float" office:value="-45371.5371499105" calcext:value-type="float">
            <text:p>-45371.5</text:p>
          </table:table-cell>
          <table:table-cell table:style-name="ce21" office:value-type="float" office:value="-39302.0387460767" calcext:value-type="float">
            <text:p>-39302.0</text:p>
          </table:table-cell>
          <table:table-cell office:value-type="float" office:value="276" calcext:value-type="float">
            <text:p>276</text:p>
          </table:table-cell>
          <table:table-cell office:value-type="float" office:value="130" calcext:value-type="float">
            <text:p>130</text:p>
          </table:table-cell>
          <table:table-cell table:style-name="ce42" office:value-type="float" office:value="67.9802955665025" calcext:value-type="float">
            <text:p>67.98</text:p>
          </table:table-cell>
          <table:table-cell office:value-type="float" office:value="897.146856176423" calcext:value-type="float">
            <text:p>897.146856176423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285.19793788559" calcext:value-type="float">
            <text:p>285.19793788559</text:p>
          </table:table-cell>
          <table:table-cell office:value-type="float" office:value="-2253.72361118926" calcext:value-type="float">
            <text:p>-2253.72361118926</text:p>
          </table:table-cell>
          <table:table-cell office:value-type="float" office:value="-2098.78578268303" calcext:value-type="float">
            <text:p>-2098.78578268303</text:p>
          </table:table-cell>
          <table:table-cell office:value-type="float" office:value="-3877.32233981573" calcext:value-type="float">
            <text:p>-3877.32233981573</text:p>
          </table:table-cell>
          <table:table-cell office:value-type="float" office:value="-111.75255455643" calcext:value-type="float">
            <text:p>-111.75255455643</text:p>
          </table:table-cell>
          <table:table-cell office:value-type="float" office:value="-81295.2236865366" calcext:value-type="float">
            <text:p>-81295.2236865366</text:p>
          </table:table-cell>
          <table:table-cell office:value-type="float" office:value="81295223.6865366" calcext:value-type="float">
            <text:p>81295223.6865366</text:p>
          </table:table-cell>
          <table:table-cell office:value-type="float" office:value="406.5" calcext:value-type="float">
            <text:p>406.5</text:p>
          </table:table-cell>
          <table:table-cell office:value-type="float" office:value="130" calcext:value-type="float">
            <text:p>130</text:p>
          </table:table-cell>
          <table:table-cell office:value-type="float" office:value="-292984.069454603" calcext:value-type="float">
            <text:p>-292984.06945460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401:.D401])/COUNT([.D401:.D401])" office:value-type="float" office:value="-448.956255742266" calcext:value-type="float">
            <text:p>-449.0</text:p>
          </table:table-cell>
          <table:table-cell table:style-name="ce14" table:formula="of:=SUM([.E401:.E401])/COUNT([.E401:.E401])" office:value-type="float" office:value="-45371.5371499105" calcext:value-type="float">
            <text:p>-45371.5</text:p>
          </table:table-cell>
          <table:table-cell table:style-name="ce14" table:formula="of:=SUM([.F401:.F401])/COUNT([.F401:.F401])" office:value-type="float" office:value="-0.453715371499105" calcext:value-type="float">
            <text:p>-0.5</text:p>
          </table:table-cell>
          <table:table-cell table:style-name="ce14" table:formula="of:=SUM([.G401:.G401])/COUNT([.G401:.G401])" office:value-type="float" office:value="-45371.5371499105" calcext:value-type="float">
            <text:p>-45371.5</text:p>
          </table:table-cell>
          <table:table-cell table:style-name="ce14" table:formula="of:=SUM([.H401:.H401])/COUNT([.H401:.H401])" office:value-type="float" office:value="-39302.0387460767" calcext:value-type="float">
            <text:p>-39302.0</text:p>
          </table:table-cell>
          <table:table-cell table:style-name="ce11" table:formula="of:=SUM([.I401:.I401])/COUNT([.I401:.I401])" office:value-type="float" office:value="276" calcext:value-type="float">
            <text:p>276</text:p>
          </table:table-cell>
          <table:table-cell table:style-name="ce11" table:formula="of:=SUM([.J401:.J401])/COUNT([.J401:.J401])" office:value-type="float" office:value="130" calcext:value-type="float">
            <text:p>130</text:p>
          </table:table-cell>
          <table:table-cell table:style-name="ce29" table:formula="of:=SUM([.K401:.K401])/COUNT([.K401:.K401])" office:value-type="float" office:value="67.9802955665025" calcext:value-type="float">
            <text:p>67.98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1_SL0~02</text:p>
          </table:table-cell>
          <table:table-cell office:value-type="string" calcext:value-type="string">
            <text:p>rl_duel-dqn-custom_combo_all_0~0001_20000_512_1000000_0~99_RMSprop_CELU_8192]512_Batcd-weigm-actin-Dropt-weigm-Dropt-actin-weigm_1_1732657276~1087234</text:p>
          </table:table-cell>
          <table:table-cell table:style-name="ce21" office:value-type="float" office:value="-4085.20432317518" calcext:value-type="float">
            <text:p>-4085.2</text:p>
          </table:table-cell>
          <table:table-cell table:style-name="ce21" office:value-type="float" office:value="-407667.546581829" calcext:value-type="float">
            <text:p>-407667.5</text:p>
          </table:table-cell>
          <table:table-cell table:style-name="ce21" office:value-type="float" office:value="-4.07667546581829" calcext:value-type="float">
            <text:p>-4.1</text:p>
          </table:table-cell>
          <table:table-cell table:style-name="ce21" office:value-type="float" office:value="-407667.546581829" calcext:value-type="float">
            <text:p>-407667.5</text:p>
          </table:table-cell>
          <table:table-cell table:style-name="ce21" office:value-type="float" office:value="-98380.9106729289" calcext:value-type="float">
            <text:p>-98380.9</text:p>
          </table:table-cell>
          <table:table-cell office:value-type="float" office:value="1373" calcext:value-type="float">
            <text:p>1373</text:p>
          </table:table-cell>
          <table:table-cell office:value-type="float" office:value="837" calcext:value-type="float">
            <text:p>837</text:p>
          </table:table-cell>
          <table:table-cell table:style-name="ce42" office:value-type="float" office:value="62.1266968325792" calcext:value-type="float">
            <text:p>62.13</text:p>
          </table:table-cell>
          <table:table-cell office:value-type="float" office:value="85.0175580732278" calcext:value-type="float">
            <text:p>85.0175580732278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0.0195060662226751" calcext:value-type="float">
            <text:p>0.0195060662226751</text:p>
          </table:table-cell>
          <table:table-cell office:value-type="float" office:value="-626.519299661136" calcext:value-type="float">
            <text:p>-626.519299661136</text:p>
          </table:table-cell>
          <table:table-cell office:value-type="float" office:value="-0.000366219654097222" calcext:value-type="float">
            <text:p>-0.000366219654097222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84.464953204447" calcext:value-type="float">
            <text:p>-184.464953204447</text:p>
          </table:table-cell>
          <table:table-cell office:value-type="float" office:value="-441913.145599018" calcext:value-type="float">
            <text:p>-441913.145599018</text:p>
          </table:table-cell>
          <table:table-cell office:value-type="float" office:value="441913145.599017" calcext:value-type="float">
            <text:p>441913145.599017</text:p>
          </table:table-cell>
          <table:table-cell office:value-type="float" office:value="2210.5" calcext:value-type="float">
            <text:p>2210.5</text:p>
          </table:table-cell>
          <table:table-cell office:value-type="float" office:value="167" calcext:value-type="float">
            <text:p>167</text:p>
          </table:table-cell>
          <table:table-cell office:value-type="float" office:value="-376409.258389988" calcext:value-type="float">
            <text:p>-376409.25838998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403:.D403])/COUNT([.D403:.D403])" office:value-type="float" office:value="-4085.20432317518" calcext:value-type="float">
            <text:p>-4085.2</text:p>
          </table:table-cell>
          <table:table-cell table:style-name="ce14" table:formula="of:=SUM([.E403:.E403])/COUNT([.E403:.E403])" office:value-type="float" office:value="-407667.546581829" calcext:value-type="float">
            <text:p>-407667.5</text:p>
          </table:table-cell>
          <table:table-cell table:style-name="ce14" table:formula="of:=SUM([.F403:.F403])/COUNT([.F403:.F403])" office:value-type="float" office:value="-4.07667546581829" calcext:value-type="float">
            <text:p>-4.1</text:p>
          </table:table-cell>
          <table:table-cell table:style-name="ce14" table:formula="of:=SUM([.G403:.G403])/COUNT([.G403:.G403])" office:value-type="float" office:value="-407667.546581829" calcext:value-type="float">
            <text:p>-407667.5</text:p>
          </table:table-cell>
          <table:table-cell table:style-name="ce14" table:formula="of:=SUM([.H403:.H403])/COUNT([.H403:.H403])" office:value-type="float" office:value="-98380.9106729289" calcext:value-type="float">
            <text:p>-98380.9</text:p>
          </table:table-cell>
          <table:table-cell table:style-name="ce11" table:formula="of:=SUM([.I403:.I403])/COUNT([.I403:.I403])" office:value-type="float" office:value="1373" calcext:value-type="float">
            <text:p>1373</text:p>
          </table:table-cell>
          <table:table-cell table:style-name="ce11" table:formula="of:=SUM([.J403:.J403])/COUNT([.J403:.J403])" office:value-type="float" office:value="837" calcext:value-type="float">
            <text:p>837</text:p>
          </table:table-cell>
          <table:table-cell table:style-name="ce29" table:formula="of:=SUM([.K403:.K403])/COUNT([.K403:.K403])" office:value-type="float" office:value="62.1266968325792" calcext:value-type="float">
            <text:p>62.1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2_SL0~02</text:p>
          </table:table-cell>
          <table:table-cell office:value-type="string" calcext:value-type="string">
            <text:p>rl_duel-dqn-custom_combo_all_0~0001_20000_512_1000000_0~99_RMSprop_CELU_8192]512_Batcd-weigm-actin-Dropt-weigm-Dropt-actin-weigm_1_1732680815~9709055</text:p>
          </table:table-cell>
          <table:table-cell table:style-name="ce21" office:value-type="float" office:value="-4108.15795583499" calcext:value-type="float">
            <text:p>-4108.2</text:p>
          </table:table-cell>
          <table:table-cell table:style-name="ce21" office:value-type="float" office:value="-409515.045618508" calcext:value-type="float">
            <text:p>-409515.0</text:p>
          </table:table-cell>
          <table:table-cell table:style-name="ce21" office:value-type="float" office:value="-4.09515045618508" calcext:value-type="float">
            <text:p>-4.1</text:p>
          </table:table-cell>
          <table:table-cell table:style-name="ce21" office:value-type="float" office:value="-409515.045618509" calcext:value-type="float">
            <text:p>-409515.0</text:p>
          </table:table-cell>
          <table:table-cell table:style-name="ce21" office:value-type="float" office:value="-98411.0877451361" calcext:value-type="float">
            <text:p>-98411.1</text:p>
          </table:table-cell>
          <table:table-cell office:value-type="float" office:value="1498" calcext:value-type="float">
            <text:p>1498</text:p>
          </table:table-cell>
          <table:table-cell office:value-type="float" office:value="669" calcext:value-type="float">
            <text:p>669</text:p>
          </table:table-cell>
          <table:table-cell table:style-name="ce42" office:value-type="float" office:value="69.1278264882326" calcext:value-type="float">
            <text:p>69.13</text:p>
          </table:table-cell>
          <table:table-cell office:value-type="float" office:value="80.8159600106766" calcext:value-type="float">
            <text:p>80.8159600106766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0.0195060662226751" calcext:value-type="float">
            <text:p>0.0195060662226751</text:p>
          </table:table-cell>
          <table:table-cell office:value-type="float" office:value="-793.090214819884" calcext:value-type="float">
            <text:p>-793.090214819884</text:p>
          </table:table-cell>
          <table:table-cell office:value-type="float" office:value="-205.514452298637" calcext:value-type="float">
            <text:p>-205.514452298637</text:p>
          </table:table-cell>
          <table:table-cell office:value-type="float" office:value="-4226.26325136449" calcext:value-type="float">
            <text:p>-4226.26325136449</text:p>
          </table:table-cell>
          <table:table-cell office:value-type="float" office:value="-188.977870613063" calcext:value-type="float">
            <text:p>-188.977870613063</text:p>
          </table:table-cell>
          <table:table-cell office:value-type="float" office:value="-433306.991946327" calcext:value-type="float">
            <text:p>-433306.991946327</text:p>
          </table:table-cell>
          <table:table-cell office:value-type="float" office:value="433306991.946328" calcext:value-type="float">
            <text:p>433306991.946328</text:p>
          </table:table-cell>
          <table:table-cell office:value-type="float" office:value="2167.5" calcext:value-type="float">
            <text:p>2167.5</text:p>
          </table:table-cell>
          <table:table-cell office:value-type="float" office:value="167" calcext:value-type="float">
            <text:p>167</text:p>
          </table:table-cell>
          <table:table-cell office:value-type="float" office:value="-375229.028078245" calcext:value-type="float">
            <text:p>-375229.02807824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405:.D405])/COUNT([.D405:.D405])" office:value-type="float" office:value="-4108.15795583499" calcext:value-type="float">
            <text:p>-4108.2</text:p>
          </table:table-cell>
          <table:table-cell table:style-name="ce14" table:formula="of:=SUM([.E405:.E405])/COUNT([.E405:.E405])" office:value-type="float" office:value="-409515.045618508" calcext:value-type="float">
            <text:p>-409515.0</text:p>
          </table:table-cell>
          <table:table-cell table:style-name="ce14" table:formula="of:=SUM([.F405:.F405])/COUNT([.F405:.F405])" office:value-type="float" office:value="-4.09515045618508" calcext:value-type="float">
            <text:p>-4.1</text:p>
          </table:table-cell>
          <table:table-cell table:style-name="ce14" table:formula="of:=SUM([.G405:.G405])/COUNT([.G405:.G405])" office:value-type="float" office:value="-409515.045618509" calcext:value-type="float">
            <text:p>-409515.0</text:p>
          </table:table-cell>
          <table:table-cell table:style-name="ce14" table:formula="of:=SUM([.H405:.H405])/COUNT([.H405:.H405])" office:value-type="float" office:value="-98411.0877451361" calcext:value-type="float">
            <text:p>-98411.1</text:p>
          </table:table-cell>
          <table:table-cell table:style-name="ce11" table:formula="of:=SUM([.I405:.I405])/COUNT([.I405:.I405])" office:value-type="float" office:value="1498" calcext:value-type="float">
            <text:p>1498</text:p>
          </table:table-cell>
          <table:table-cell table:style-name="ce11" table:formula="of:=SUM([.J405:.J405])/COUNT([.J405:.J405])" office:value-type="float" office:value="669" calcext:value-type="float">
            <text:p>669</text:p>
          </table:table-cell>
          <table:table-cell table:style-name="ce29" table:formula="of:=SUM([.K405:.K405])/COUNT([.K405:.K405])" office:value-type="float" office:value="69.1278264882326" calcext:value-type="float">
            <text:p>69.13</text:p>
          </table:table-cell>
          <table:table-cell table:style-name="ce2" table:number-columns-repeated="1013"/>
        </table:table-row>
        <table:table-row table:style-name="ro3" table:number-rows-repeated="2">
          <table:table-cell table:number-columns-repeated="3"/>
          <table:table-cell table:style-name="ce13" table:number-columns-repeated="5"/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2_SL0~02</text:p>
          </table:table-cell>
          <table:table-cell office:value-type="string" calcext:value-type="string">
            <text:p>rl_reppo-custom_combo_all_0~0001_20000_512_1000000_0~99_RMSprop_CELU_8192]512_Batcd-weigm-actin-Dropt-weigm-Dropt-actin-weigm_1_1732582703~3814175</text:p>
          </table:table-cell>
          <table:table-cell table:style-name="ce21" office:value-type="float" office:value="-3487.58020557449" calcext:value-type="float">
            <text:p>-3487.6</text:p>
          </table:table-cell>
          <table:table-cell table:style-name="ce21" office:value-type="float" office:value="-347693.121714261" calcext:value-type="float">
            <text:p>-347693.1</text:p>
          </table:table-cell>
          <table:table-cell table:style-name="ce21" office:value-type="float" office:value="-3.47693121714261" calcext:value-type="float">
            <text:p>-3.5</text:p>
          </table:table-cell>
          <table:table-cell table:style-name="ce21" office:value-type="float" office:value="-347693.121714262" calcext:value-type="float">
            <text:p>-347693.1</text:p>
          </table:table-cell>
          <table:table-cell table:style-name="ce21" office:value-type="float" office:value="-97031.7738483305" calcext:value-type="float">
            <text:p>-97031.8</text:p>
          </table:table-cell>
          <table:table-cell office:value-type="float" office:value="1315" calcext:value-type="float">
            <text:p>1315</text:p>
          </table:table-cell>
          <table:table-cell office:value-type="float" office:value="573" calcext:value-type="float">
            <text:p>573</text:p>
          </table:table-cell>
          <table:table-cell table:style-name="ce42" office:value-type="float" office:value="69.6504237288136" calcext:value-type="float">
            <text:p>69.65</text:p>
          </table:table-cell>
          <table:table-cell office:value-type="float" office:value="80.197048956099" calcext:value-type="float">
            <text:p>80.197048956099</text:p>
          </table:table-cell>
          <table:table-cell office:value-type="float" office:value="1698.00830788974" calcext:value-type="float">
            <text:p>1698.00830788974</text:p>
          </table:table-cell>
          <table:table-cell office:value-type="float" office:value="0.0849119531631004" calcext:value-type="float">
            <text:p>0.0849119531631004</text:p>
          </table:table-cell>
          <table:table-cell office:value-type="float" office:value="-790.841607489584" calcext:value-type="float">
            <text:p>-790.841607489584</text:p>
          </table:table-cell>
          <table:table-cell office:value-type="float" office:value="-0.0720053696568357" calcext:value-type="float">
            <text:p>-0.0720053696568357</text:p>
          </table:table-cell>
          <table:table-cell office:value-type="float" office:value="-4494.89423373045" calcext:value-type="float">
            <text:p>-4494.89423373045</text:p>
          </table:table-cell>
          <table:table-cell office:value-type="float" office:value="-184.159492433401" calcext:value-type="float">
            <text:p>-184.159492433401</text:p>
          </table:table-cell>
          <table:table-cell office:value-type="float" office:value="-377540.947826111" calcext:value-type="float">
            <text:p>-377540.947826111</text:p>
          </table:table-cell>
          <table:table-cell office:value-type="float" office:value="377540947.826112" calcext:value-type="float">
            <text:p>377540947.826112</text:p>
          </table:table-cell>
          <table:table-cell office:value-type="float" office:value="1888.5" calcext:value-type="float">
            <text:p>1888.5</text:p>
          </table:table-cell>
          <table:table-cell office:value-type="float" office:value="142" calcext:value-type="float">
            <text:p>142</text:p>
          </table:table-cell>
          <table:table-cell office:value-type="float" office:value="-319718.677272373" calcext:value-type="float">
            <text:p>-319718.67727237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ta_2017_to_2023vs2024_only_price_percent_only_price_percent_day_of_week_none_1m]5m_5m]1h]1d_1m]1m_5m]1h]1d_32_0~004_20</text:p>
          </table:table-cell>
          <table:table-cell office:value-type="string" calcext:value-type="string">
            <text:p>trade_all_1~0_3_-0~1%_TP0~001_TR0~002_SL0~02</text:p>
          </table:table-cell>
          <table:table-cell office:value-type="string" calcext:value-type="string">
            <text:p>rl_reppo-custom_combo_all_0~0001_20000_512_1000000_0~99_RMSprop_CELU_8192]512_Batcd-weigm-actin-Dropt-weigm-Dropt-actin-weigm_1_1732609971~4444044</text:p>
          </table:table-cell>
          <table:table-cell table:style-name="ce21" office:value-type="float" office:value="-446.047571218876" calcext:value-type="float">
            <text:p>-446.0</text:p>
          </table:table-cell>
          <table:table-cell table:style-name="ce21" office:value-type="float" office:value="-44534.8751445284" calcext:value-type="float">
            <text:p>-44534.9</text:p>
          </table:table-cell>
          <table:table-cell table:style-name="ce21" office:value-type="float" office:value="-0.445348751445284" calcext:value-type="float">
            <text:p>-0.4</text:p>
          </table:table-cell>
          <table:table-cell table:style-name="ce21" office:value-type="float" office:value="-44534.8751445284" calcext:value-type="float">
            <text:p>-44534.9</text:p>
          </table:table-cell>
          <table:table-cell table:style-name="ce21" office:value-type="float" office:value="-36214.7024934882" calcext:value-type="float">
            <text:p>-36214.7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table:style-name="ce42" office:value-type="float" office:value="69.1729323308271" calcext:value-type="float">
            <text:p>69.17</text:p>
          </table:table-cell>
          <table:table-cell office:value-type="float" office:value="54.1202911761292" calcext:value-type="float">
            <text:p>54.1202911761292</text:p>
          </table:table-cell>
          <table:table-cell office:value-type="float" office:value="501.777843583695" calcext:value-type="float">
            <text:p>501.777843583695</text:p>
          </table:table-cell>
          <table:table-cell office:value-type="float" office:value="0.272179529987625" calcext:value-type="float">
            <text:p>0.272179529987625</text:p>
          </table:table-cell>
          <table:table-cell office:value-type="float" office:value="-664.548886840685" calcext:value-type="float">
            <text:p>-664.548886840685</text:p>
          </table:table-cell>
          <table:table-cell office:value-type="float" office:value="-0.0907054416893516" calcext:value-type="float">
            <text:p>-0.0907054416893516</text:p>
          </table:table-cell>
          <table:table-cell office:value-type="float" office:value="-2407.683078962" calcext:value-type="float">
            <text:p>-2407.683078962</text:p>
          </table:table-cell>
          <table:table-cell office:value-type="float" office:value="-167.424342648603" calcext:value-type="float">
            <text:p>-167.424342648603</text:p>
          </table:table-cell>
          <table:table-cell office:value-type="float" office:value="-53182.0471720275" calcext:value-type="float">
            <text:p>-53182.0471720275</text:p>
          </table:table-cell>
          <table:table-cell office:value-type="float" office:value="53182047.1720275" calcext:value-type="float">
            <text:p>53182047.1720275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-35203.9674524834" calcext:value-type="float">
            <text:p>-35203.967452483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14" table:formula="of:=SUM([.D409:.D410])/COUNT([.D409:.D410])" office:value-type="float" office:value="-1966.81388839668" calcext:value-type="float">
            <text:p>-1966.8</text:p>
          </table:table-cell>
          <table:table-cell table:style-name="ce14" table:formula="of:=SUM([.E409:.E410])/COUNT([.E409:.E410])" office:value-type="float" office:value="-196113.998429394" calcext:value-type="float">
            <text:p>-196114.0</text:p>
          </table:table-cell>
          <table:table-cell table:style-name="ce14" table:formula="of:=SUM([.F409:.F410])/COUNT([.F409:.F410])" office:value-type="float" office:value="-1.96113998429394" calcext:value-type="float">
            <text:p>-2.0</text:p>
          </table:table-cell>
          <table:table-cell table:style-name="ce14" table:formula="of:=SUM([.G409:.G410])/COUNT([.G409:.G410])" office:value-type="float" office:value="-196113.998429395" calcext:value-type="float">
            <text:p>-196114.0</text:p>
          </table:table-cell>
          <table:table-cell table:style-name="ce14" table:formula="of:=SUM([.H409:.H410])/COUNT([.H409:.H410])" office:value-type="float" office:value="-66623.2381709093" calcext:value-type="float">
            <text:p>-66623.2</text:p>
          </table:table-cell>
          <table:table-cell table:style-name="ce11" table:formula="of:=SUM([.I409:.I410])/COUNT([.I409:.I410])" office:value-type="float" office:value="749.5" calcext:value-type="float">
            <text:p>750</text:p>
          </table:table-cell>
          <table:table-cell table:style-name="ce11" table:formula="of:=SUM([.J409:.J410])/COUNT([.J409:.J410])" office:value-type="float" office:value="327.5" calcext:value-type="float">
            <text:p>328</text:p>
          </table:table-cell>
          <table:table-cell table:style-name="ce29" table:formula="of:=SUM([.K409:.K410])/COUNT([.K409:.K410])" office:value-type="float" office:value="69.4116780298203" calcext:value-type="float">
            <text:p>69.41</text:p>
          </table:table-cell>
          <table:table-cell table:style-name="ce2" table:number-columns-repeated="1013"/>
        </table:table-row>
        <table:table-row table:style-name="ro3" table:number-rows-repeated="1046977">
          <table:table-cell table:number-columns-repeated="1024"/>
        </table:table-row>
        <table:table-row table:style-name="ro1" table:number-rows-repeated="11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H411">
            <calcext:condition calcext:apply-style-name="Untitled1" calcext:value="&gt;0" calcext:base-cell-address="Sheet1.D1"/>
          </calcext:conditional-format>
          <calcext:conditional-format calcext:target-range-address="Sheet1.K1:Sheet1.K411">
            <calcext:condition calcext:apply-style-name="Untitled2" calcext:value="&gt;80" calcext:base-cell-address="Sheet1.K1"/>
            <calcext:condition calcext:apply-style-name="Untitled1" calcext:value="&gt;50" calcext:base-cell-address="Sheet1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0" number:min-decimal-places="0" number:min-integer-digits="2"/>
    </number:number-style>
    <number:number-style style:name="N124">
      <number:number number:decimal-places="0" number:min-decimal-places="0" number:min-integer-digits="3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Untitled1" style:family="table-cell" style:parent-style-name="Default">
      <style:text-properties fo:color="#ff00ff" fo:font-weight="bold"/>
    </style:style>
    <style:style style:name="Untitled2" style:family="table-cell" style:parent-style-name="Default">
      <style:text-properties fo:color="#ff6600" fo:font-weight="bold"/>
    </style:style>
    <style:style style:name="Untitled3" style:family="table-cell" style:parent-style-name="Default">
      <style:text-properties fo:color="#ff33ff" fo:font-weight="bold"/>
    </style:style>
    <style:style style:name="Untitled4" style:family="table-cell" style:parent-style-name="Default">
      <style:text-properties fo:color="#ff33ff" fo:font-weight="bold"/>
    </style:style>
    <style:style style:name="Untitled5" style:family="table-cell" style:parent-style-name="Default">
      <style:text-properties fo:color="#ff6600" fo:font-weight="bold"/>
    </style:style>
    <style:style style:name="Untitled6" style:family="table-cell" style:parent-style-name="Default">
      <style:text-properties fo:color="#ff33ff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4:27:47.0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9T01:26:07.820000000</dc:date>
    <meta:generator>LibreOffice/24.8.3.1$Windows_X86_64 LibreOffice_project/65412f067af443213e726c93f137ccc85c9a1e06</meta:generator>
    <meta:editing-duration>P13DT1H23M31S</meta:editing-duration>
    <meta:editing-cycles>161</meta:editing-cycles>
    <meta:document-statistic meta:table-count="1" meta:cell-count="10359" meta:object-count="0"/>
    <meta:user-defined meta:name=""/>
  </office:meta>
</office:document-meta>
</file>